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291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563in"/>
    </style:style>
    <style:style style:name="co5" style:family="table-column">
      <style:table-column-properties fo:break-before="auto" style:column-width="2.5728in"/>
    </style:style>
    <style:style style:name="co6" style:family="table-column">
      <style:table-column-properties fo:break-before="auto" style:column-width="2.5339in"/>
    </style:style>
    <style:style style:name="co7" style:family="table-column">
      <style:table-column-properties fo:break-before="auto" style:column-width="0.8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PageStyle_5f_temp.csv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none" fo:border-right="none" fo:border-top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 style:data-style-name="N60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1"/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</office:automatic-styles>
  <office:body>
    <office:spreadsheet>
      <table:table table:name="temp.csv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9" table:default-cell-style-name="ce1"/>
        <table:table-column table:style-name="co2" table:number-columns-repeated="248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 table:number-columns-repeated="11"/>
          <table:table-cell office:value-type="string" calcext:value-type="string">
            <text:p>SPARQL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0_750</text:p>
          </table:table-cell>
          <table:table-cell office:value-type="float" office:value="37" calcext:value-type="float">
            <text:p>37</text:p>
          </table:table-cell>
          <table:table-cell office:value-type="float" office:value="0.0328435059429005" calcext:value-type="float">
            <text:p>0.0328435059</text:p>
          </table:table-cell>
          <table:table-cell office:value-type="float" office:value="334930" calcext:value-type="float">
            <text:p>334930</text:p>
          </table:table-cell>
          <table:table-cell office:value-type="float" office:value="40652" calcext:value-type="float">
            <text:p>40652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formula="of:=MAX ([.B2:.B253])" office:value-type="float" office:value="383" calcext:value-type="float">
            <text:p>383</text:p>
          </table:table-cell>
          <table:table-cell table:formula="of:=MAX ([.C2:.C253])" office:value-type="float" office:value="0.0720399857567501" calcext:value-type="float">
            <text:p>0.0720399858</text:p>
          </table:table-cell>
          <table:table-cell table:formula="of:=MAX ([.D2:.D253])" office:value-type="float" office:value="395248" calcext:value-type="float">
            <text:p>395248</text:p>
          </table:table-cell>
          <table:table-cell table:formula="of:=MAX ([.E2:.E253])" office:value-type="float" office:value="77619" calcext:value-type="float">
            <text:p>77619</text:p>
          </table:table-cell>
          <table:table-cell table:formula="of:=MAX ([.F2:.F253])" office:value-type="float" office:value="128" calcext:value-type="float">
            <text:p>128</text:p>
          </table:table-cell>
          <table:table-cell/>
          <table:table-cell table:formula="of:=[.B2]/[.L2]" office:value-type="float" office:value="0.0966057441253264" calcext:value-type="float">
            <text:p>0.0966057441</text:p>
          </table:table-cell>
          <table:table-cell table:formula="of:=[.C2]/[.M2]" office:value-type="float" office:value="0.455906613499338" calcext:value-type="float">
            <text:p>0.4559066135</text:p>
          </table:table-cell>
          <table:table-cell table:formula="of:=[.D2]/[.N2]" office:value-type="float" office:value="0.847392017163907" calcext:value-type="float">
            <text:p>0.8473920172</text:p>
          </table:table-cell>
          <table:table-cell table:formula="of:=[.E2]/[.O2]" office:value-type="float" office:value="0.523737744624383" calcext:value-type="float">
            <text:p>0.5237377446</text:p>
          </table:table-cell>
          <table:table-cell table:formula="of:=[.F2]/[.P2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511511515444065" calcext:value-type="float">
            <text:p>0.0511511515</text:p>
          </table:table-cell>
          <table:table-cell office:value-type="float" office:value="358643" calcext:value-type="float">
            <text:p>358643</text:p>
          </table:table-cell>
          <table:table-cell office:value-type="float" office:value="4617" calcext:value-type="float">
            <text:p>4617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formula="of:=MAX ([.B3:.B254])" office:value-type="float" office:value="383" calcext:value-type="float">
            <text:p>383</text:p>
          </table:table-cell>
          <table:table-cell table:formula="of:=MAX ([.C3:.C254])" office:value-type="float" office:value="0.0720399857567501" calcext:value-type="float">
            <text:p>0.0720399858</text:p>
          </table:table-cell>
          <table:table-cell table:formula="of:=MAX ([.D3:.D254])" office:value-type="float" office:value="395248" calcext:value-type="float">
            <text:p>395248</text:p>
          </table:table-cell>
          <table:table-cell table:formula="of:=MAX ([.E3:.E254])" office:value-type="float" office:value="77619" calcext:value-type="float">
            <text:p>77619</text:p>
          </table:table-cell>
          <table:table-cell table:formula="of:=MAX ([.F3:.F254])" office:value-type="float" office:value="128" calcext:value-type="float">
            <text:p>128</text:p>
          </table:table-cell>
          <table:table-cell/>
          <table:table-cell table:formula="of:=[.B3]/[.L3]" office:value-type="float" office:value="0.0261096605744125" calcext:value-type="float">
            <text:p>0.0261096606</text:p>
          </table:table-cell>
          <table:table-cell table:formula="of:=[.C3]/[.M3]" office:value-type="float" office:value="0.710038335059133" calcext:value-type="float">
            <text:p>0.7100383351</text:p>
          </table:table-cell>
          <table:table-cell table:formula="of:=[.D3]/[.N3]" office:value-type="float" office:value="0.9073872606566" calcext:value-type="float">
            <text:p>0.9073872607</text:p>
          </table:table-cell>
          <table:table-cell table:formula="of:=[.E3]/[.O3]" office:value-type="float" office:value="0.0594828585784408" calcext:value-type="float">
            <text:p>0.0594828586</text:p>
          </table:table-cell>
          <table:table-cell table:formula="of:=[.F3]/[.P3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349209428244878" calcext:value-type="float">
            <text:p>0.0349209428</text:p>
          </table:table-cell>
          <table:table-cell office:value-type="float" office:value="341665" calcext:value-type="float">
            <text:p>341665</text:p>
          </table:table-cell>
          <table:table-cell office:value-type="float" office:value="5420" calcext:value-type="float">
            <text:p>542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MAX ([.B4:.B255])" office:value-type="float" office:value="383" calcext:value-type="float">
            <text:p>383</text:p>
          </table:table-cell>
          <table:table-cell table:formula="of:=MAX ([.C4:.C255])" office:value-type="float" office:value="0.0720399857567501" calcext:value-type="float">
            <text:p>0.0720399858</text:p>
          </table:table-cell>
          <table:table-cell table:formula="of:=MAX ([.D4:.D255])" office:value-type="float" office:value="395248" calcext:value-type="float">
            <text:p>395248</text:p>
          </table:table-cell>
          <table:table-cell table:formula="of:=MAX ([.E4:.E255])" office:value-type="float" office:value="77619" calcext:value-type="float">
            <text:p>77619</text:p>
          </table:table-cell>
          <table:table-cell table:formula="of:=MAX ([.F4:.F255])" office:value-type="float" office:value="128" calcext:value-type="float">
            <text:p>128</text:p>
          </table:table-cell>
          <table:table-cell/>
          <table:table-cell table:formula="of:=[.B4]/[.L4]" office:value-type="float" office:value="0.0234986945169713" calcext:value-type="float">
            <text:p>0.0234986945</text:p>
          </table:table-cell>
          <table:table-cell table:formula="of:=[.C4]/[.M4]" office:value-type="float" office:value="0.484743888517714" calcext:value-type="float">
            <text:p>0.4847438885</text:p>
          </table:table-cell>
          <table:table-cell table:formula="of:=[.D4]/[.N4]" office:value-type="float" office:value="0.864431951584828" calcext:value-type="float">
            <text:p>0.8644319516</text:p>
          </table:table-cell>
          <table:table-cell table:formula="of:=[.E4]/[.O4]" office:value-type="float" office:value="0.0698282636983213" calcext:value-type="float">
            <text:p>0.0698282637</text:p>
          </table:table-cell>
          <table:table-cell table:formula="of:=[.F4]/[.P4]" office:value-type="float" office:value="0.15625" calcext:value-type="float">
            <text:p>0.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312591622496333" calcext:value-type="float">
            <text:p>0.0312591622</text:p>
          </table:table-cell>
          <table:table-cell office:value-type="float" office:value="0" calcext:value-type="float">
            <text:p>0</text:p>
          </table:table-cell>
          <table:table-cell office:value-type="float" office:value="69970" calcext:value-type="float">
            <text:p>69970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formula="of:=MAX ([.B5:.B256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5:.D256])" office:value-type="float" office:value="395248" calcext:value-type="float">
            <text:p>395248</text:p>
          </table:table-cell>
          <table:table-cell table:formula="of:=MAX ([.E5:.E256])" office:value-type="float" office:value="77619" calcext:value-type="float">
            <text:p>77619</text:p>
          </table:table-cell>
          <table:table-cell table:formula="of:=MAX ([.F5:.F256])" office:value-type="float" office:value="128" calcext:value-type="float">
            <text:p>128</text:p>
          </table:table-cell>
          <table:table-cell/>
          <table:table-cell table:formula="of:=[.B5]/[.L5]" office:value-type="float" office:value="0.0261096605744125" calcext:value-type="float">
            <text:p>0.0261096606</text:p>
          </table:table-cell>
          <table:table-cell table:formula="of:=[.C5]/[.M5]" office:value-type="float" office:value="0.433914053459368" calcext:value-type="float">
            <text:p>0.4339140535</text:p>
          </table:table-cell>
          <table:table-cell table:formula="of:=[.D5]/[.N5]" office:value-type="float" office:value="0" calcext:value-type="float">
            <text:p>0</text:p>
          </table:table-cell>
          <table:table-cell table:formula="of:=[.E5]/[.O5]" office:value-type="float" office:value="0.901454540769657" calcext:value-type="float">
            <text:p>0.9014545408</text:p>
          </table:table-cell>
          <table:table-cell table:formula="of:=[.F5]/[.P5]" office:value-type="float" office:value="0.6875" calcext:value-type="float">
            <text:p>0.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_75</text:p>
          </table:table-cell>
          <table:table-cell office:value-type="float" office:value="8" calcext:value-type="float">
            <text:p>8</text:p>
          </table:table-cell>
          <table:table-cell office:value-type="float" office:value="0.00750179239755376" calcext:value-type="float">
            <text:p>0.0075017924</text:p>
          </table:table-cell>
          <table:table-cell office:value-type="float" office:value="122926" calcext:value-type="float">
            <text:p>122926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formula="of:=MAX ([.B6:.B257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6:.D257])" office:value-type="float" office:value="395248" calcext:value-type="float">
            <text:p>395248</text:p>
          </table:table-cell>
          <table:table-cell table:formula="of:=MAX ([.E6:.E257])" office:value-type="float" office:value="77619" calcext:value-type="float">
            <text:p>77619</text:p>
          </table:table-cell>
          <table:table-cell table:formula="of:=MAX ([.F6:.F257])" office:value-type="float" office:value="128" calcext:value-type="float">
            <text:p>128</text:p>
          </table:table-cell>
          <table:table-cell/>
          <table:table-cell table:formula="of:=[.B6]/[.L6]" office:value-type="float" office:value="0.02088772845953" calcext:value-type="float">
            <text:p>0.0208877285</text:p>
          </table:table-cell>
          <table:table-cell table:formula="of:=[.C6]/[.M6]" office:value-type="float" office:value="0.104133729542653" calcext:value-type="float">
            <text:p>0.1041337295</text:p>
          </table:table-cell>
          <table:table-cell table:formula="of:=[.D6]/[.N6]" office:value-type="float" office:value="0.311009796381006" calcext:value-type="float">
            <text:p>0.3110097964</text:p>
          </table:table-cell>
          <table:table-cell table:formula="of:=[.E6]/[.O6]" office:value-type="float" office:value="0.00286012445406408" calcext:value-type="float">
            <text:p>0.0028601245</text:p>
          </table:table-cell>
          <table:table-cell table:formula="of:=[.F6]/[.P6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585164200572989" calcext:value-type="float">
            <text:p>0.005851642</text:p>
          </table:table-cell>
          <table:table-cell office:value-type="float" office:value="135750" calcext:value-type="float">
            <text:p>135750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formula="of:=MAX ([.B7:.B258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7:.D258])" office:value-type="float" office:value="395248" calcext:value-type="float">
            <text:p>395248</text:p>
          </table:table-cell>
          <table:table-cell table:formula="of:=MAX ([.E7:.E258])" office:value-type="float" office:value="77619" calcext:value-type="float">
            <text:p>77619</text:p>
          </table:table-cell>
          <table:table-cell table:formula="of:=MAX ([.F7:.F258])" office:value-type="float" office:value="128" calcext:value-type="float">
            <text:p>128</text:p>
          </table:table-cell>
          <table:table-cell/>
          <table:table-cell table:formula="of:=[.B7]/[.L7]" office:value-type="float" office:value="0.0234986945169713" calcext:value-type="float">
            <text:p>0.0234986945</text:p>
          </table:table-cell>
          <table:table-cell table:formula="of:=[.C7]/[.M7]" office:value-type="float" office:value="0.0812276951577341" calcext:value-type="float">
            <text:p>0.0812276952</text:p>
          </table:table-cell>
          <table:table-cell table:formula="of:=[.D7]/[.N7]" office:value-type="float" office:value="0.343455248350403" calcext:value-type="float">
            <text:p>0.3434552484</text:p>
          </table:table-cell>
          <table:table-cell table:formula="of:=[.E7]/[.O7]" office:value-type="float" office:value="0.0019711668534766" calcext:value-type="float">
            <text:p>0.0019711669</text:p>
          </table:table-cell>
          <table:table-cell table:formula="of:=[.F7]/[.P7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74938135088639" calcext:value-type="float">
            <text:p>0.0057493814</text:p>
          </table:table-cell>
          <table:table-cell office:value-type="float" office:value="128437" calcext:value-type="float">
            <text:p>128437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formula="of:=MAX ([.B8:.B259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8:.D259])" office:value-type="float" office:value="395248" calcext:value-type="float">
            <text:p>395248</text:p>
          </table:table-cell>
          <table:table-cell table:formula="of:=MAX ([.E8:.E259])" office:value-type="float" office:value="77619" calcext:value-type="float">
            <text:p>77619</text:p>
          </table:table-cell>
          <table:table-cell table:formula="of:=MAX ([.F8:.F259])" office:value-type="float" office:value="128" calcext:value-type="float">
            <text:p>128</text:p>
          </table:table-cell>
          <table:table-cell/>
          <table:table-cell table:formula="of:=[.B8]/[.L8]" office:value-type="float" office:value="0.0234986945169713" calcext:value-type="float">
            <text:p>0.0234986945</text:p>
          </table:table-cell>
          <table:table-cell table:formula="of:=[.C8]/[.M8]" office:value-type="float" office:value="0.0798081966152524" calcext:value-type="float">
            <text:p>0.0798081966</text:p>
          </table:table-cell>
          <table:table-cell table:formula="of:=[.D8]/[.N8]" office:value-type="float" office:value="0.324952940938348" calcext:value-type="float">
            <text:p>0.3249529409</text:p>
          </table:table-cell>
          <table:table-cell table:formula="of:=[.E8]/[.O8]" office:value-type="float" office:value="0.00103067547894201" calcext:value-type="float">
            <text:p>0.0010306755</text:p>
          </table:table-cell>
          <table:table-cell table:formula="of:=[.F8]/[.P8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0_100</text:p>
          </table:table-cell>
          <table:table-cell office:value-type="float" office:value="8" calcext:value-type="float">
            <text:p>8</text:p>
          </table:table-cell>
          <table:table-cell office:value-type="float" office:value="0.00604185799986145" calcext:value-type="float">
            <text:p>0.006041858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formula="of:=MAX ([.B9:.B260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9:.D260])" office:value-type="float" office:value="395248" calcext:value-type="float">
            <text:p>395248</text:p>
          </table:table-cell>
          <table:table-cell table:formula="of:=MAX ([.E9:.E260])" office:value-type="float" office:value="77619" calcext:value-type="float">
            <text:p>77619</text:p>
          </table:table-cell>
          <table:table-cell table:formula="of:=MAX ([.F9:.F260])" office:value-type="float" office:value="128" calcext:value-type="float">
            <text:p>128</text:p>
          </table:table-cell>
          <table:table-cell/>
          <table:table-cell table:formula="of:=[.B9]/[.L9]" office:value-type="float" office:value="0.02088772845953" calcext:value-type="float">
            <text:p>0.0208877285</text:p>
          </table:table-cell>
          <table:table-cell table:formula="of:=[.C9]/[.M9]" office:value-type="float" office:value="0.0838681175845186" calcext:value-type="float">
            <text:p>0.0838681176</text:p>
          </table:table-cell>
          <table:table-cell table:formula="of:=[.D9]/[.N9]" office:value-type="float" office:value="0" calcext:value-type="float">
            <text:p>0</text:p>
          </table:table-cell>
          <table:table-cell table:formula="of:=[.E9]/[.O9]" office:value-type="float" office:value="0.0107061415375101" calcext:value-type="float">
            <text:p>0.0107061415</text:p>
          </table:table-cell>
          <table:table-cell table:formula="of:=[.F9]/[.P9]" office:value-type="float" office:value="0.140625" calcext:value-type="float">
            <text:p>0.1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61673824837576" calcext:value-type="float">
            <text:p>0.0016167382</text:p>
          </table:table-cell>
          <table:table-cell office:value-type="float" office:value="27633" calcext:value-type="float">
            <text:p>276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formula="of:=MAX ([.B10:.B261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10:.D261])" office:value-type="float" office:value="395248" calcext:value-type="float">
            <text:p>395248</text:p>
          </table:table-cell>
          <table:table-cell table:formula="of:=MAX ([.E10:.E261])" office:value-type="float" office:value="77619" calcext:value-type="float">
            <text:p>77619</text:p>
          </table:table-cell>
          <table:table-cell table:formula="of:=MAX ([.F10:.F261])" office:value-type="float" office:value="128" calcext:value-type="float">
            <text:p>128</text:p>
          </table:table-cell>
          <table:table-cell/>
          <table:table-cell table:formula="of:=[.B10]/[.L10]" office:value-type="float" office:value="0.0156657963446475" calcext:value-type="float">
            <text:p>0.0156657963</text:p>
          </table:table-cell>
          <table:table-cell table:formula="of:=[.C10]/[.M10]" office:value-type="float" office:value="0.0224422344122083" calcext:value-type="float">
            <text:p>0.0224422344</text:p>
          </table:table-cell>
          <table:table-cell table:formula="of:=[.D10]/[.N10]" office:value-type="float" office:value="0.0699130672387969" calcext:value-type="float">
            <text:p>0.0699130672</text:p>
          </table:table-cell>
          <table:table-cell table:formula="of:=[.E10]/[.O10]" office:value-type="float" office:value="0.000206135095788402" calcext:value-type="float">
            <text:p>0.0002061351</text:p>
          </table:table-cell>
          <table:table-cell table:formula="of:=[.F10]/[.P10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_5</text:p>
          </table:table-cell>
          <table:table-cell office:value-type="float" office:value="5" calcext:value-type="float">
            <text:p>5</text:p>
          </table:table-cell>
          <table:table-cell office:value-type="float" office:value="0.00146988144844351" calcext:value-type="float">
            <text:p>0.0014698814</text:p>
          </table:table-cell>
          <table:table-cell office:value-type="float" office:value="30298" calcext:value-type="float">
            <text:p>3029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MAX ([.B11:.B262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11:.D262])" office:value-type="float" office:value="395248" calcext:value-type="float">
            <text:p>395248</text:p>
          </table:table-cell>
          <table:table-cell table:formula="of:=MAX ([.E11:.E262])" office:value-type="float" office:value="77619" calcext:value-type="float">
            <text:p>77619</text:p>
          </table:table-cell>
          <table:table-cell table:formula="of:=MAX ([.F11:.F262])" office:value-type="float" office:value="128" calcext:value-type="float">
            <text:p>128</text:p>
          </table:table-cell>
          <table:table-cell/>
          <table:table-cell table:formula="of:=[.B11]/[.L11]" office:value-type="float" office:value="0.0130548302872063" calcext:value-type="float">
            <text:p>0.0130548303</text:p>
          </table:table-cell>
          <table:table-cell table:formula="of:=[.C11]/[.M11]" office:value-type="float" office:value="0.0204036887586881" calcext:value-type="float">
            <text:p>0.0204036888</text:p>
          </table:table-cell>
          <table:table-cell table:formula="of:=[.D11]/[.N11]" office:value-type="float" office:value="0.0766556693519006" calcext:value-type="float">
            <text:p>0.0766556694</text:p>
          </table:table-cell>
          <table:table-cell table:formula="of:=[.E11]/[.O11]" office:value-type="float" office:value="0.000167484765328077" calcext:value-type="float">
            <text:p>0.0001674848</text:p>
          </table:table-cell>
          <table:table-cell table:formula="of:=[.F11]/[.P11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_2</text:p>
          </table:table-cell>
          <table:table-cell office:value-type="float" office:value="10" calcext:value-type="float">
            <text:p>10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5013" calcext:value-type="float">
            <text:p>45013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formula="of:=MAX ([.B12:.B263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12:.D263])" office:value-type="float" office:value="395248" calcext:value-type="float">
            <text:p>395248</text:p>
          </table:table-cell>
          <table:table-cell table:formula="of:=MAX ([.E12:.E263])" office:value-type="float" office:value="77619" calcext:value-type="float">
            <text:p>77619</text:p>
          </table:table-cell>
          <table:table-cell table:formula="of:=MAX ([.F12:.F263])" office:value-type="float" office:value="128" calcext:value-type="float">
            <text:p>128</text:p>
          </table:table-cell>
          <table:table-cell/>
          <table:table-cell table:formula="of:=[.B12]/[.L12]" office:value-type="float" office:value="0.0261096605744125" calcext:value-type="float">
            <text:p>0.0261096606</text:p>
          </table:table-cell>
          <table:table-cell table:formula="of:=[.C12]/[.M12]" office:value-type="float" office:value="0.0295767397185509" calcext:value-type="float">
            <text:p>0.0295767397</text:p>
          </table:table-cell>
          <table:table-cell table:formula="of:=[.D12]/[.N12]" office:value-type="float" office:value="0.113885459255961" calcext:value-type="float">
            <text:p>0.1138854593</text:p>
          </table:table-cell>
          <table:table-cell table:formula="of:=[.E12]/[.O12]" office:value-type="float" office:value="0.000180368208814852" calcext:value-type="float">
            <text:p>0.0001803682</text:p>
          </table:table-cell>
          <table:table-cell table:formula="of:=[.F12]/[.P12]" office:value-type="float" office:value="0.84375" calcext:value-type="float">
            <text:p>0.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6020555883394" calcext:value-type="float">
            <text:p>0.00160205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formula="of:=MAX ([.B13:.B264])"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table:formula="of:=MAX ([.D13:.D264])" office:value-type="float" office:value="395248" calcext:value-type="float">
            <text:p>395248</text:p>
          </table:table-cell>
          <table:table-cell table:formula="of:=MAX ([.E13:.E264])" office:value-type="float" office:value="77619" calcext:value-type="float">
            <text:p>77619</text:p>
          </table:table-cell>
          <table:table-cell table:formula="of:=MAX ([.F13:.F264])" office:value-type="float" office:value="128" calcext:value-type="float">
            <text:p>128</text:p>
          </table:table-cell>
          <table:table-cell/>
          <table:table-cell table:formula="of:=[.B13]/[.L13]" office:value-type="float" office:value="0.0156657963446475" calcext:value-type="float">
            <text:p>0.0156657963</text:p>
          </table:table-cell>
          <table:table-cell table:formula="of:=[.C13]/[.M13]" office:value-type="float" office:value="0.0222384217674207" calcext:value-type="float">
            <text:p>0.0222384218</text:p>
          </table:table-cell>
          <table:table-cell table:formula="of:=[.D13]/[.N13]" office:value-type="float" office:value="0" calcext:value-type="float">
            <text:p>0</text:p>
          </table:table-cell>
          <table:table-cell table:formula="of:=[.E13]/[.O13]" office:value-type="float" office:value="0.000360736417629704" calcext:value-type="float">
            <text:p>0.0003607364</text:p>
          </table:table-cell>
          <table:table-cell table:formula="of:=[.F13]/[.P13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0_750</text:p>
          </table:table-cell>
          <table:table-cell office:value-type="float" office:value="11" calcext:value-type="float">
            <text:p>11</text:p>
          </table:table-cell>
          <table:table-cell office:value-type="float" office:value="0.00580535574775845" calcext:value-type="float">
            <text:p>0.0058053557</text:p>
          </table:table-cell>
          <table:table-cell office:value-type="float" office:value="145602" calcext:value-type="float">
            <text:p>145602</text:p>
          </table:table-cell>
          <table:table-cell office:value-type="float" office:value="4000" calcext:value-type="float">
            <text:p>4000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]/[.L14]" office:value-type="float" office:value="0.0287206266318538" calcext:value-type="float">
            <text:p>0.0287206266</text:p>
          </table:table-cell>
          <table:table-cell table:formula="of:=[.C14]/[.M14]" office:value-type="float" office:value="0.0805851872857872" calcext:value-type="float">
            <text:p>0.0805851873</text:p>
          </table:table-cell>
          <table:table-cell table:formula="of:=[.D14]/[.N14]" office:value-type="float" office:value="0.368381370683723" calcext:value-type="float">
            <text:p>0.3683813707</text:p>
          </table:table-cell>
          <table:table-cell table:formula="of:=[.E14]/[.O14]" office:value-type="float" office:value="0.0515337739471006" calcext:value-type="float">
            <text:p>0.0515337739</text:p>
          </table:table-cell>
          <table:table-cell table:formula="of:=[.F14]/[.P14]" office:value-type="float" office:value="0.5390625" calcext:value-type="float">
            <text:p>0.53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065969977953658" calcext:value-type="float">
            <text:p>0.0065969978</text:p>
          </table:table-cell>
          <table:table-cell office:value-type="float" office:value="159234" calcext:value-type="float">
            <text:p>159234</text:p>
          </table:table-cell>
          <table:table-cell office:value-type="float" office:value="1796" calcext:value-type="float">
            <text:p>179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]/[.L15]" office:value-type="float" office:value="0.0234986945169713" calcext:value-type="float">
            <text:p>0.0234986945</text:p>
          </table:table-cell>
          <table:table-cell table:formula="of:=[.C15]/[.M15]" office:value-type="float" office:value="0.0915741129333454" calcext:value-type="float">
            <text:p>0.0915741129</text:p>
          </table:table-cell>
          <table:table-cell table:formula="of:=[.D15]/[.N15]" office:value-type="float" office:value="0.402871108772214" calcext:value-type="float">
            <text:p>0.4028711088</text:p>
          </table:table-cell>
          <table:table-cell table:formula="of:=[.E15]/[.O15]" office:value-type="float" office:value="0.0231386645022482" calcext:value-type="float">
            <text:p>0.0231386645</text:p>
          </table:table-cell>
          <table:table-cell table:formula="of:=[.F15]/[.P15]" office:value-type="float" office:value="0.3125" calcext:value-type="float">
            <text:p>0.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603672824282715" calcext:value-type="float">
            <text:p>0.0060367282</text:p>
          </table:table-cell>
          <table:table-cell office:value-type="float" office:value="148907" calcext:value-type="float">
            <text:p>148907</text:p>
          </table:table-cell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]/[.L16]" office:value-type="float" office:value="0.0234986945169713" calcext:value-type="float">
            <text:p>0.0234986945</text:p>
          </table:table-cell>
          <table:table-cell table:formula="of:=[.C16]/[.M16]" office:value-type="float" office:value="0.0837969105044875" calcext:value-type="float">
            <text:p>0.0837969105</text:p>
          </table:table-cell>
          <table:table-cell table:formula="of:=[.D16]/[.N16]" office:value-type="float" office:value="0.376743209326802" calcext:value-type="float">
            <text:p>0.3767432093</text:p>
          </table:table-cell>
          <table:table-cell table:formula="of:=[.E16]/[.O16]" office:value-type="float" office:value="0.00655767273476855" calcext:value-type="float">
            <text:p>0.0065576727</text:p>
          </table:table-cell>
          <table:table-cell table:formula="of:=[.F16]/[.P16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0833185912668" calcext:value-type="float">
            <text:p>0.0047083319</text:p>
          </table:table-cell>
          <table:table-cell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]/[.L17]" office:value-type="float" office:value="0.0261096605744125" calcext:value-type="float">
            <text:p>0.0261096606</text:p>
          </table:table-cell>
          <table:table-cell table:formula="of:=[.C17]/[.M17]" office:value-type="float" office:value="0.0653572013769981" calcext:value-type="float">
            <text:p>0.0653572014</text:p>
          </table:table-cell>
          <table:table-cell table:formula="of:=[.D17]/[.N17]" office:value-type="float" office:value="0" calcext:value-type="float">
            <text:p>0</text:p>
          </table:table-cell>
          <table:table-cell table:formula="of:=[.E17]/[.O17]" office:value-type="float" office:value="0.0847472912560069" calcext:value-type="float">
            <text:p>0.0847472913</text:p>
          </table:table-cell>
          <table:table-cell table:formula="of:=[.F17]/[.P17]" office:value-type="float" office:value="0.4765625" calcext:value-type="float">
            <text:p>0.47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68096987668547" calcext:value-type="float">
            <text:p>0.0016809699</text:p>
          </table:table-cell>
          <table:table-cell office:value-type="float" office:value="24972" calcext:value-type="float">
            <text:p>2497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]/[.L18]" office:value-type="float" office:value="0.0156657963446475" calcext:value-type="float">
            <text:p>0.0156657963</text:p>
          </table:table-cell>
          <table:table-cell table:formula="of:=[.C18]/[.M18]" office:value-type="float" office:value="0.0233338451974746" calcext:value-type="float">
            <text:p>0.0233338452</text:p>
          </table:table-cell>
          <table:table-cell table:formula="of:=[.D18]/[.N18]" office:value-type="float" office:value="0.0631805853540056" calcext:value-type="float">
            <text:p>0.0631805854</text:p>
          </table:table-cell>
          <table:table-cell table:formula="of:=[.E18]/[.O18]" office:value-type="float" office:value="0.000863190713613935" calcext:value-type="float">
            <text:p>0.0008631907</text:p>
          </table:table-cell>
          <table:table-cell table:formula="of:=[.F18]/[.P18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180036091251654" calcext:value-type="float">
            <text:p>0.0018003609</text:p>
          </table:table-cell>
          <table:table-cell office:value-type="float" office:value="33620" calcext:value-type="float">
            <text:p>3362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]/[.L19]" office:value-type="float" office:value="0.02088772845953" calcext:value-type="float">
            <text:p>0.0208877285</text:p>
          </table:table-cell>
          <table:table-cell table:formula="of:=[.C19]/[.M19]" office:value-type="float" office:value="0.0249911336395147" calcext:value-type="float">
            <text:p>0.0249911336</text:p>
          </table:table-cell>
          <table:table-cell table:formula="of:=[.D19]/[.N19]" office:value-type="float" office:value="0.0850605189653079" calcext:value-type="float">
            <text:p>0.085060519</text:p>
          </table:table-cell>
          <table:table-cell table:formula="of:=[.E19]/[.O19]" office:value-type="float" office:value="0.000541104626444556" calcext:value-type="float">
            <text:p>0.0005411046</text:p>
          </table:table-cell>
          <table:table-cell table:formula="of:=[.F19]/[.P19]" office:value-type="float" office:value="0.546875" calcext:value-type="float">
            <text:p>0.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0_25</text:p>
          </table:table-cell>
          <table:table-cell office:value-type="float" office:value="5" calcext:value-type="float">
            <text:p>5</text:p>
          </table:table-cell>
          <table:table-cell office:value-type="float" office:value="0.00178368386032185" calcext:value-type="float">
            <text:p>0.0017836839</text:p>
          </table:table-cell>
          <table:table-cell office:value-type="float" office:value="28554" calcext:value-type="float">
            <text:p>2855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]/[.L20]" office:value-type="float" office:value="0.0130548302872063" calcext:value-type="float">
            <text:p>0.0130548303</text:p>
          </table:table-cell>
          <table:table-cell table:formula="of:=[.C20]/[.M20]" office:value-type="float" office:value="0.024759636478466" calcext:value-type="float">
            <text:p>0.0247596365</text:p>
          </table:table-cell>
          <table:table-cell table:formula="of:=[.D20]/[.N20]" office:value-type="float" office:value="0.0722432498077157" calcext:value-type="float">
            <text:p>0.0722432498</text:p>
          </table:table-cell>
          <table:table-cell table:formula="of:=[.E20]/[.O20]" office:value-type="float" office:value="0.000167484765328077" calcext:value-type="float">
            <text:p>0.0001674848</text:p>
          </table:table-cell>
          <table:table-cell table:formula="of:=[.F20]/[.P20]" office:value-type="float" office:value="0.25" calcext:value-type="float">
            <text:p>0.25</text:p>
          </table:table-cell>
          <table:table-cell/>
          <table:table-cell office:value-type="string" calcext:value-type="string">
            <text:p>LRU</text:p>
          </table:table-cell>
          <table:table-cell table:formula="of:=AVERAGE([.E2:.E73])" office:value-type="float" office:value="3414.06944444444" calcext:value-type="float">
            <text:p>3414.0694444445</text:p>
          </table:table-cell>
          <table:table-cell table:formula="of:=[.Y20]*4/3" office:value-type="float" office:value="4552.09259259259" calcext:value-type="float">
            <text:p>4552.0925925926</text:p>
          </table:table-cell>
          <table:table-cell table:number-columns-repeated="232"/>
        </table:table-row>
        <table:table-row table:style-name="ro1">
          <table:table-cell office:value-type="string" calcext:value-type="string">
            <text:p>sdLRUmem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]/[.L21]" office:value-type="float" office:value="0.0156657963446475" calcext:value-type="float">
            <text:p>0.0156657963</text:p>
          </table:table-cell>
          <table:table-cell table:formula="of:=[.C21]/[.M21]" office:value-type="float" office:value="0.0210402601887819" calcext:value-type="float">
            <text:p>0.0210402602</text:p>
          </table:table-cell>
          <table:table-cell table:formula="of:=[.D21]/[.N21]" office:value-type="float" office:value="0" calcext:value-type="float">
            <text:p>0</text:p>
          </table:table-cell>
          <table:table-cell table:formula="of:=[.E21]/[.O21]" office:value-type="float" office:value="0.00150736288795269" calcext:value-type="float">
            <text:p>0.0015073629</text:p>
          </table:table-cell>
          <table:table-cell table:formula="of:=[.F21]/[.P21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81052664091835" calcext:value-type="float">
            <text:p>3.81E-04</text:p>
          </table:table-cell>
          <table:table-cell office:value-type="float" office:value="9914" calcext:value-type="float">
            <text:p>99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]/[.L22]" office:value-type="float" office:value="0.0130548302872063" calcext:value-type="float">
            <text:p>0.0130548303</text:p>
          </table:table-cell>
          <table:table-cell table:formula="of:=[.C22]/[.M22]" office:value-type="float" office:value="0.00528946056638222" calcext:value-type="float">
            <text:p>0.0052894606</text:p>
          </table:table-cell>
          <table:table-cell table:formula="of:=[.D22]/[.N22]" office:value-type="float" office:value="0.0250829858721613" calcext:value-type="float">
            <text:p>0.0250829859</text:p>
          </table:table-cell>
          <table:table-cell table:formula="of:=[.E22]/[.O22]" office:value-type="float" office:value="0.000128834434867751" calcext:value-type="float">
            <text:p>0.0001288344</text:p>
          </table:table-cell>
          <table:table-cell table:formula="of:=[.F22]/[.P22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01103436153105" calcext:value-type="float">
            <text:p>4.01E-04</text:p>
          </table:table-cell>
          <table:table-cell office:value-type="float" office:value="9680" calcext:value-type="float">
            <text:p>968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]/[.L23]" office:value-type="float" office:value="0.0130548302872063" calcext:value-type="float">
            <text:p>0.0130548303</text:p>
          </table:table-cell>
          <table:table-cell table:formula="of:=[.C23]/[.M23]" office:value-type="float" office:value="0.00556778893969611" calcext:value-type="float">
            <text:p>0.0055677889</text:p>
          </table:table-cell>
          <table:table-cell table:formula="of:=[.D23]/[.N23]" office:value-type="float" office:value="0.0244909525158888" calcext:value-type="float">
            <text:p>0.0244909525</text:p>
          </table:table-cell>
          <table:table-cell table:formula="of:=[.E23]/[.O23]" office:value-type="float" office:value="0.000103067547894201" calcext:value-type="float">
            <text:p>0.0001030675</text:p>
          </table:table-cell>
          <table:table-cell table:formula="of:=[.F23]/[.P23]" office:value-type="float" office:value="0.2265625" calcext:value-type="float">
            <text:p>0.2265625</text:p>
          </table:table-cell>
          <table:table-cell/>
          <table:table-cell office:value-type="string" calcext:value-type="string">
            <text:p>LFU</text:p>
          </table:table-cell>
          <table:table-cell table:formula="of:=AVERAGE([.E74:.E144])" office:value-type="float" office:value="3501.71830985915" calcext:value-type="float">
            <text:p>3501.7183098592</text:p>
          </table:table-cell>
          <table:table-cell table:formula="of:=[.Y23]*4/3" office:value-type="float" office:value="4668.95774647887" calcext:value-type="float">
            <text:p>4668.9577464789</text:p>
          </table:table-cell>
          <table:table-cell table:number-columns-repeated="232"/>
        </table:table-row>
        <table:table-row table:style-name="ro1">
          <table:table-cell office:value-type="string" calcext:value-type="string">
            <text:p>sdLRUmem_bench_10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7839928896593" calcext:value-type="float">
            <text:p>4.28E-04</text:p>
          </table:table-cell>
          <table:table-cell office:value-type="float" office:value="10578" calcext:value-type="float">
            <text:p>1057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]/[.L24]" office:value-type="float" office:value="0.0130548302872063" calcext:value-type="float">
            <text:p>0.0130548303</text:p>
          </table:table-cell>
          <table:table-cell table:formula="of:=[.C24]/[.M24]" office:value-type="float" office:value="0.00593892300429344" calcext:value-type="float">
            <text:p>0.005938923</text:p>
          </table:table-cell>
          <table:table-cell table:formula="of:=[.D24]/[.N24]" office:value-type="float" office:value="0.0267629437720115" calcext:value-type="float">
            <text:p>0.0267629438</text:p>
          </table:table-cell>
          <table:table-cell table:formula="of:=[.E24]/[.O24]" office:value-type="float" office:value="0.0000773006609206509" calcext:value-type="float">
            <text:p>7.73006609206509E-005</text:p>
          </table:table-cell>
          <table:table-cell table:formula="of:=[.F24]/[.P24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0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27306647040984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]/[.L25]" office:value-type="float" office:value="0.010443864229765" calcext:value-type="float">
            <text:p>0.0104438642</text:p>
          </table:table-cell>
          <table:table-cell table:formula="of:=[.C25]/[.M25]" office:value-type="float" office:value="0.00315528445094424" calcext:value-type="float">
            <text:p>0.0031552845</text:p>
          </table:table-cell>
          <table:table-cell table:formula="of:=[.D25]/[.N25]" office:value-type="float" office:value="0" calcext:value-type="float">
            <text:p>0</text:p>
          </table:table-cell>
          <table:table-cell table:formula="of:=[.E25]/[.O25]" office:value-type="float" office:value="0.000154601321841302" calcext:value-type="float">
            <text:p>0.0001546013</text:p>
          </table:table-cell>
          <table:table-cell table:formula="of:=[.F25]/[.P25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61064773124664" calcext:value-type="float">
            <text:p>0.0026106477</text:p>
          </table:table-cell>
          <table:table-cell office:value-type="float" office:value="35524" calcext:value-type="float">
            <text:p>35524</text:p>
          </table:table-cell>
          <table:table-cell office:value-type="float" office:value="376" calcext:value-type="float">
            <text:p>37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6]/[.L26]" office:value-type="float" office:value="0.0156657963446475" calcext:value-type="float">
            <text:p>0.0156657963</text:p>
          </table:table-cell>
          <table:table-cell table:formula="of:=[.C26]/[.M26]" office:value-type="float" office:value="0.0362388707084759" calcext:value-type="float">
            <text:p>0.0362388707</text:p>
          </table:table-cell>
          <table:table-cell table:formula="of:=[.D26]/[.N26]" office:value-type="float" office:value="0.0898777476419868" calcext:value-type="float">
            <text:p>0.0898777476</text:p>
          </table:table-cell>
          <table:table-cell table:formula="of:=[.E26]/[.O26]" office:value-type="float" office:value="0.00484417475102745" calcext:value-type="float">
            <text:p>0.0048441748</text:p>
          </table:table-cell>
          <table:table-cell table:formula="of:=[.F26]/[.P26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205725983040394" calcext:value-type="float">
            <text:p>0.0020572598</text:p>
          </table:table-cell>
          <table:table-cell office:value-type="float" office:value="33902" calcext:value-type="float">
            <text:p>33902</text:p>
          </table:table-cell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7]/[.L27]" office:value-type="float" office:value="0.0156657963446475" calcext:value-type="float">
            <text:p>0.0156657963</text:p>
          </table:table-cell>
          <table:table-cell table:formula="of:=[.C27]/[.M27]" office:value-type="float" office:value="0.0285571937245432" calcext:value-type="float">
            <text:p>0.0285571937</text:p>
          </table:table-cell>
          <table:table-cell table:formula="of:=[.D27]/[.N27]" office:value-type="float" office:value="0.0857739950613286" calcext:value-type="float">
            <text:p>0.0857739951</text:p>
          </table:table-cell>
          <table:table-cell table:formula="of:=[.E27]/[.O27]" office:value-type="float" office:value="0.00291165822801118" calcext:value-type="float">
            <text:p>0.0029116582</text:p>
          </table:table-cell>
          <table:table-cell table:formula="of:=[.F27]/[.P27]" office:value-type="float" office:value="0.28125" calcext:value-type="float">
            <text:p>0.28125</text:p>
          </table:table-cell>
          <table:table-cell/>
          <table:table-cell office:value-type="string" calcext:value-type="string">
            <text:p>FEFO</text:p>
          </table:table-cell>
          <table:table-cell table:formula="of:=AVERAGE ([.B146:.E253])" office:value-type="float" office:value="598.562088315828" calcext:value-type="float">
            <text:p>598.5620883158</text:p>
          </table:table-cell>
          <table:table-cell table:number-columns-repeated="233"/>
        </table:table-row>
        <table:table-row table:style-name="ro1">
          <table:table-cell office:value-type="string" calcext:value-type="string">
            <text:p>sdLRUmem_bench_1_1000_250</text:p>
          </table:table-cell>
          <table:table-cell office:value-type="float" office:value="7" calcext:value-type="float">
            <text:p>7</text:p>
          </table:table-cell>
          <table:table-cell office:value-type="float" office:value="0.00196388306090016" calcext:value-type="float">
            <text:p>0.0019638831</text:p>
          </table:table-cell>
          <table:table-cell office:value-type="float" office:value="32913" calcext:value-type="float">
            <text:p>32913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8]/[.L28]" office:value-type="float" office:value="0.0182767624020888" calcext:value-type="float">
            <text:p>0.0182767624</text:p>
          </table:table-cell>
          <table:table-cell table:formula="of:=[.C28]/[.M28]" office:value-type="float" office:value="0.0272610139923176" calcext:value-type="float">
            <text:p>0.027261014</text:p>
          </table:table-cell>
          <table:table-cell table:formula="of:=[.D28]/[.N28]" office:value-type="float" office:value="0.0832717686110999" calcext:value-type="float">
            <text:p>0.0832717686</text:p>
          </table:table-cell>
          <table:table-cell table:formula="of:=[.E28]/[.O28]" office:value-type="float" office:value="0.00136564500959817" calcext:value-type="float">
            <text:p>0.001365645</text:p>
          </table:table-cell>
          <table:table-cell table:formula="of:=[.F28]/[.P28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0_1000</text:p>
          </table:table-cell>
          <table:table-cell office:value-type="float" office:value="6" calcext:value-type="float">
            <text:p>6</text:p>
          </table:table-cell>
          <table:table-cell office:value-type="float" office:value="0.00156334980929048" calcext:value-type="float">
            <text:p>0.001563349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9]/[.L29]" office:value-type="float" office:value="0.0156657963446475" calcext:value-type="float">
            <text:p>0.0156657963</text:p>
          </table:table-cell>
          <table:table-cell table:formula="of:=[.C29]/[.M29]" office:value-type="float" office:value="0.0217011398868221" calcext:value-type="float">
            <text:p>0.0217011399</text:p>
          </table:table-cell>
          <table:table-cell table:formula="of:=[.D29]/[.N29]" office:value-type="float" office:value="0" calcext:value-type="float">
            <text:p>0</text:p>
          </table:table-cell>
          <table:table-cell table:formula="of:=[.E29]/[.O29]" office:value-type="float" office:value="0.0120717865471083" calcext:value-type="float">
            <text:p>0.0120717865</text:p>
          </table:table-cell>
          <table:table-cell table:formula="of:=[.F29]/[.P29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7838454538977" calcext:value-type="float">
            <text:p>4.28E-04</text:p>
          </table:table-cell>
          <table:table-cell office:value-type="float" office:value="9452" calcext:value-type="float">
            <text:p>945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0]/[.L30]" office:value-type="float" office:value="0.0130548302872063" calcext:value-type="float">
            <text:p>0.0130548303</text:p>
          </table:table-cell>
          <table:table-cell table:formula="of:=[.C30]/[.M30]" office:value-type="float" office:value="0.0059389025384702" calcext:value-type="float">
            <text:p>0.0059389025</text:p>
          </table:table-cell>
          <table:table-cell table:formula="of:=[.D30]/[.N30]" office:value-type="float" office:value="0.0239140995020848" calcext:value-type="float">
            <text:p>0.0239140995</text:p>
          </table:table-cell>
          <table:table-cell table:formula="of:=[.E30]/[.O30]" office:value-type="float" office:value="0.000438037078550355" calcext:value-type="float">
            <text:p>0.0004380371</text:p>
          </table:table-cell>
          <table:table-cell table:formula="of:=[.F30]/[.P30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61727603237718" calcext:value-type="float">
            <text:p>6.62E-04</text:p>
          </table:table-cell>
          <table:table-cell office:value-type="float" office:value="12296" calcext:value-type="float">
            <text:p>1229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1]/[.L31]" office:value-type="float" office:value="0.0130548302872063" calcext:value-type="float">
            <text:p>0.0130548303</text:p>
          </table:table-cell>
          <table:table-cell table:formula="of:=[.C31]/[.M31]" office:value-type="float" office:value="0.00918555987885436" calcext:value-type="float">
            <text:p>0.0091855599</text:p>
          </table:table-cell>
          <table:table-cell table:formula="of:=[.D31]/[.N31]" office:value-type="float" office:value="0.0311095818321661" calcext:value-type="float">
            <text:p>0.0311095818</text:p>
          </table:table-cell>
          <table:table-cell table:formula="of:=[.E31]/[.O31]" office:value-type="float" office:value="0.000296319200195828" calcext:value-type="float">
            <text:p>0.0002963192</text:p>
          </table:table-cell>
          <table:table-cell table:formula="of:=[.F31]/[.P31]" office:value-type="float" office:value="0.4765625" calcext:value-type="float">
            <text:p>0.47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01592483918356" calcext:value-type="float">
            <text:p>6.02E-04</text:p>
          </table:table-cell>
          <table:table-cell office:value-type="float" office:value="12986" calcext:value-type="float">
            <text:p>1298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2]/[.L32]" office:value-type="float" office:value="0.0130548302872063" calcext:value-type="float">
            <text:p>0.0130548303</text:p>
          </table:table-cell>
          <table:table-cell table:formula="of:=[.C32]/[.M32]" office:value-type="float" office:value="0.00835081347168111" calcext:value-type="float">
            <text:p>0.0083508135</text:p>
          </table:table-cell>
          <table:table-cell table:formula="of:=[.D32]/[.N32]" office:value-type="float" office:value="0.0328553212160466" calcext:value-type="float">
            <text:p>0.0328553212</text:p>
          </table:table-cell>
          <table:table-cell table:formula="of:=[.E32]/[.O32]" office:value-type="float" office:value="0.000206135095788402" calcext:value-type="float">
            <text:p>0.0002061351</text:p>
          </table:table-cell>
          <table:table-cell table:formula="of:=[.F32]/[.P32]" office:value-type="float" office:value="0.4921875" calcext:value-type="float">
            <text:p>0.49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0_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3398794302366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3]/[.L33]" office:value-type="float" office:value="0.0130548302872063" calcext:value-type="float">
            <text:p>0.0130548303</text:p>
          </table:table-cell>
          <table:table-cell table:formula="of:=[.C33]/[.M33]" office:value-type="float" office:value="0.00324802872217751" calcext:value-type="float">
            <text:p>0.0032480287</text:p>
          </table:table-cell>
          <table:table-cell table:formula="of:=[.D33]/[.N33]" office:value-type="float" office:value="0" calcext:value-type="float">
            <text:p>0</text:p>
          </table:table-cell>
          <table:table-cell table:formula="of:=[.E33]/[.O33]" office:value-type="float" office:value="0.000644172174338757" calcext:value-type="float">
            <text:p>0.0006441722</text:p>
          </table:table-cell>
          <table:table-cell table:formula="of:=[.F33]/[.P33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468034888657843" calcext:value-type="float">
            <text:p>4.68E-05</text:p>
          </table:table-cell>
          <table:table-cell office:value-type="float" office:value="1022" calcext:value-type="float">
            <text:p>1022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4]/[.L34]" office:value-type="float" office:value="0.0130548302872063" calcext:value-type="float">
            <text:p>0.0130548303</text:p>
          </table:table-cell>
          <table:table-cell table:formula="of:=[.C34]/[.M34]" office:value-type="float" office:value="0.00064968764702039" calcext:value-type="float">
            <text:p>0.0006496876</text:p>
          </table:table-cell>
          <table:table-cell table:formula="of:=[.D34]/[.N34]" office:value-type="float" office:value="0.00258571833380561" calcext:value-type="float">
            <text:p>0.0025857183</text:p>
          </table:table-cell>
          <table:table-cell table:formula="of:=[.E34]/[.O34]" office:value-type="float" office:value="0.000115950991380976" calcext:value-type="float">
            <text:p>0.000115951</text:p>
          </table:table-cell>
          <table:table-cell table:formula="of:=[.F34]/[.P34]" office:value-type="float" office:value="0.5" calcext:value-type="float">
            <text:p>0.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73561627147" calcext:value-type="float">
            <text:p>7.35E-05</text:p>
          </table:table-cell>
          <table:table-cell office:value-type="float" office:value="1733" calcext:value-type="float">
            <text:p>173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5]/[.L35]" office:value-type="float" office:value="0.0130548302872063" calcext:value-type="float">
            <text:p>0.0130548303</text:p>
          </table:table-cell>
          <table:table-cell table:formula="of:=[.C35]/[.M35]" office:value-type="float" office:value="0.00102092407912044" calcext:value-type="float">
            <text:p>0.0010209241</text:p>
          </table:table-cell>
          <table:table-cell table:formula="of:=[.D35]/[.N35]" office:value-type="float" office:value="0.00438458891632595" calcext:value-type="float">
            <text:p>0.0043845889</text:p>
          </table:table-cell>
          <table:table-cell table:formula="of:=[.E35]/[.O35]" office:value-type="float" office:value="0.000115950991380976" calcext:value-type="float">
            <text:p>0.000115951</text:p>
          </table:table-cell>
          <table:table-cell table:formula="of:=[.F35]/[.P35]" office:value-type="float" office:value="0.546875" calcext:value-type="float">
            <text:p>0.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_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3248" calcext:value-type="float">
            <text:p>324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6]/[.L36]" office:value-type="float" office:value="0.0156657963446475" calcext:value-type="float">
            <text:p>0.0156657963</text:p>
          </table:table-cell>
          <table:table-cell table:formula="of:=[.C36]/[.M36]" office:value-type="float" office:value="0.00102093773103204" calcext:value-type="float">
            <text:p>0.0010209377</text:p>
          </table:table-cell>
          <table:table-cell table:formula="of:=[.D36]/[.N36]" office:value-type="float" office:value="0.00821762538962879" calcext:value-type="float">
            <text:p>0.0082176254</text:p>
          </table:table-cell>
          <table:table-cell table:formula="of:=[.E36]/[.O36]" office:value-type="float" office:value="0.000128834434867751" calcext:value-type="float">
            <text:p>0.0001288344</text:p>
          </table:table-cell>
          <table:table-cell table:formula="of:=[.F36]/[.P36]" office:value-type="float" office:value="0.4296875" calcext:value-type="float">
            <text:p>0.4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mem_bench_1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7]/[.L37]" office:value-type="float" office:value="0.010443864229765" calcext:value-type="float">
            <text:p>0.0104438642</text:p>
          </table:table-cell>
          <table:table-cell table:formula="of:=[.C37]/[.M37]" office:value-type="float" office:value="0.000464062605014564" calcext:value-type="float">
            <text:p>0.0004640626</text:p>
          </table:table-cell>
          <table:table-cell table:formula="of:=[.D37]/[.N37]" office:value-type="float" office:value="0" calcext:value-type="float">
            <text:p>0</text:p>
          </table:table-cell>
          <table:table-cell table:formula="of:=[.E37]/[.O37]" office:value-type="float" office:value="0.000128834434867751" calcext:value-type="float">
            <text:p>0.0001288344</text:p>
          </table:table-cell>
          <table:table-cell table:formula="of:=[.F37]/[.P37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0_750</text:p>
          </table:table-cell>
          <table:table-cell office:value-type="float" office:value="383" calcext:value-type="float">
            <text:p>383</text:p>
          </table:table-cell>
          <table:table-cell office:value-type="float" office:value="0.0331806982587738" calcext:value-type="float">
            <text:p>0.0331806983</text:p>
          </table:table-cell>
          <table:table-cell office:value-type="float" office:value="360687" calcext:value-type="float">
            <text:p>360687</text:p>
          </table:table-cell>
          <table:table-cell office:value-type="float" office:value="28884" calcext:value-type="float">
            <text:p>28884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8]/[.L38]" office:value-type="float" office:value="1" calcext:value-type="float">
            <text:p>1</text:p>
          </table:table-cell>
          <table:table-cell table:formula="of:=[.C38]/[.M38]" office:value-type="float" office:value="0.46058724040967" calcext:value-type="float">
            <text:p>0.4605872404</text:p>
          </table:table-cell>
          <table:table-cell table:formula="of:=[.D38]/[.N38]" office:value-type="float" office:value="0.912558697324212" calcext:value-type="float">
            <text:p>0.9125586973</text:p>
          </table:table-cell>
          <table:table-cell table:formula="of:=[.E38]/[.O38]" office:value-type="float" office:value="0.372125381672013" calcext:value-type="float">
            <text:p>0.3721253817</text:p>
          </table:table-cell>
          <table:table-cell table:formula="of:=[.F38]/[.P38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0_500</text:p>
          </table:table-cell>
          <table:table-cell office:value-type="float" office:value="147" calcext:value-type="float">
            <text:p>147</text:p>
          </table:table-cell>
          <table:table-cell office:value-type="float" office:value="0.0340860662067176" calcext:value-type="float">
            <text:p>0.0340860662</text:p>
          </table:table-cell>
          <table:table-cell office:value-type="float" office:value="357097" calcext:value-type="float">
            <text:p>357097</text:p>
          </table:table-cell>
          <table:table-cell office:value-type="float" office:value="11829" calcext:value-type="float">
            <text:p>11829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39]/[.L39]" office:value-type="float" office:value="0.383812010443864" calcext:value-type="float">
            <text:p>0.3838120104</text:p>
          </table:table-cell>
          <table:table-cell table:formula="of:=[.C39]/[.M39]" office:value-type="float" office:value="0.473154815734536" calcext:value-type="float">
            <text:p>0.4731548157</text:p>
          </table:table-cell>
          <table:table-cell table:formula="of:=[.D39]/[.N39]" office:value-type="float" office:value="0.903475792413877" calcext:value-type="float">
            <text:p>0.9034757924</text:p>
          </table:table-cell>
          <table:table-cell table:formula="of:=[.E39]/[.O39]" office:value-type="float" office:value="0.152398253005063" calcext:value-type="float">
            <text:p>0.152398253</text:p>
          </table:table-cell>
          <table:table-cell table:formula="of:=[.F39]/[.P39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0_250</text:p>
          </table:table-cell>
          <table:table-cell office:value-type="float" office:value="15" calcext:value-type="float">
            <text:p>15</text:p>
          </table:table-cell>
          <table:table-cell office:value-type="float" office:value="0.0355763646353275" calcext:value-type="float">
            <text:p>0.0355763646</text:p>
          </table:table-cell>
          <table:table-cell office:value-type="float" office:value="351415" calcext:value-type="float">
            <text:p>351415</text:p>
          </table:table-cell>
          <table:table-cell office:value-type="float" office:value="2575" calcext:value-type="float">
            <text:p>2575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0]/[.L40]" office:value-type="float" office:value="0.0391644908616188" calcext:value-type="float">
            <text:p>0.0391644909</text:p>
          </table:table-cell>
          <table:table-cell table:formula="of:=[.C40]/[.M40]" office:value-type="float" office:value="0.493841916267111" calcext:value-type="float">
            <text:p>0.4938419163</text:p>
          </table:table-cell>
          <table:table-cell table:formula="of:=[.D40]/[.N40]" office:value-type="float" office:value="0.889100008096183" calcext:value-type="float">
            <text:p>0.8891000081</text:p>
          </table:table-cell>
          <table:table-cell table:formula="of:=[.E40]/[.O40]" office:value-type="float" office:value="0.033174866978446" calcext:value-type="float">
            <text:p>0.033174867</text:p>
          </table:table-cell>
          <table:table-cell table:formula="of:=[.F40]/[.P40]" office:value-type="float" office:value="0.1640625" calcext:value-type="float">
            <text:p>0.1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0_1000</text:p>
          </table:table-cell>
          <table:table-cell office:value-type="float" office:value="68" calcext:value-type="float">
            <text:p>68</text:p>
          </table:table-cell>
          <table:table-cell office:value-type="float" office:value="0.032398781471582" calcext:value-type="float">
            <text:p>0.0323987815</text:p>
          </table:table-cell>
          <table:table-cell office:value-type="float" office:value="0" calcext:value-type="float">
            <text:p>0</text:p>
          </table:table-cell>
          <table:table-cell office:value-type="float" office:value="52889" calcext:value-type="float">
            <text:p>52889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1]/[.L41]" office:value-type="float" office:value="0.177545691906005" calcext:value-type="float">
            <text:p>0.1775456919</text:p>
          </table:table-cell>
          <table:table-cell table:formula="of:=[.C41]/[.M41]" office:value-type="float" office:value="0.449733312851125" calcext:value-type="float">
            <text:p>0.4497333129</text:p>
          </table:table-cell>
          <table:table-cell table:formula="of:=[.D41]/[.N41]" office:value-type="float" office:value="0" calcext:value-type="float">
            <text:p>0</text:p>
          </table:table-cell>
          <table:table-cell table:formula="of:=[.E41]/[.O41]" office:value-type="float" office:value="0.681392442572051" calcext:value-type="float">
            <text:p>0.6813924426</text:p>
          </table:table-cell>
          <table:table-cell table:formula="of:=[.F41]/[.P41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782239736642352" calcext:value-type="float">
            <text:p>0.0078223974</text:p>
          </table:table-cell>
          <table:table-cell office:value-type="float" office:value="149539" calcext:value-type="float">
            <text:p>149539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2]/[.L42]" office:value-type="float" office:value="0.0261096605744125" calcext:value-type="float">
            <text:p>0.0261096606</text:p>
          </table:table-cell>
          <table:table-cell table:formula="of:=[.C42]/[.M42]" office:value-type="float" office:value="0.108584104779536" calcext:value-type="float">
            <text:p>0.1085841048</text:p>
          </table:table-cell>
          <table:table-cell table:formula="of:=[.D42]/[.N42]" office:value-type="float" office:value="0.378342205400154" calcext:value-type="float">
            <text:p>0.3783422054</text:p>
          </table:table-cell>
          <table:table-cell table:formula="of:=[.E42]/[.O42]" office:value-type="float" office:value="0.00158466354887334" calcext:value-type="float">
            <text:p>0.0015846635</text:p>
          </table:table-cell>
          <table:table-cell table:formula="of:=[.F42]/[.P42]" office:value-type="float" office:value="0.15625" calcext:value-type="float">
            <text:p>0.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650939418628758" calcext:value-type="float">
            <text:p>0.0065093942</text:p>
          </table:table-cell>
          <table:table-cell office:value-type="float" office:value="161675" calcext:value-type="float">
            <text:p>16167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3]/[.L43]" office:value-type="float" office:value="0.0234986945169713" calcext:value-type="float">
            <text:p>0.0234986945</text:p>
          </table:table-cell>
          <table:table-cell table:formula="of:=[.C43]/[.M43]" office:value-type="float" office:value="0.0903580714793475" calcext:value-type="float">
            <text:p>0.0903580715</text:p>
          </table:table-cell>
          <table:table-cell table:formula="of:=[.D43]/[.N43]" office:value-type="float" office:value="0.409046978099826" calcext:value-type="float">
            <text:p>0.4090469781</text:p>
          </table:table-cell>
          <table:table-cell table:formula="of:=[.E43]/[.O43]" office:value-type="float" office:value="0.00114662647032299" calcext:value-type="float">
            <text:p>0.0011466265</text:p>
          </table:table-cell>
          <table:table-cell table:formula="of:=[.F43]/[.P43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91013049662356" calcext:value-type="float">
            <text:p>0.0059101305</text:p>
          </table:table-cell>
          <table:table-cell office:value-type="float" office:value="151650" calcext:value-type="float">
            <text:p>15165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4]/[.L44]" office:value-type="float" office:value="0.0234986945169713" calcext:value-type="float">
            <text:p>0.0234986945</text:p>
          </table:table-cell>
          <table:table-cell table:formula="of:=[.C44]/[.M44]" office:value-type="float" office:value="0.0820395844195677" calcext:value-type="float">
            <text:p>0.0820395844</text:p>
          </table:table-cell>
          <table:table-cell table:formula="of:=[.D44]/[.N44]" office:value-type="float" office:value="0.383683155891997" calcext:value-type="float">
            <text:p>0.3836831559</text:p>
          </table:table-cell>
          <table:table-cell table:formula="of:=[.E44]/[.O44]" office:value-type="float" office:value="0.000592638400391657" calcext:value-type="float">
            <text:p>0.0005926384</text:p>
          </table:table-cell>
          <table:table-cell table:formula="of:=[.F44]/[.P44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0_100</text:p>
          </table:table-cell>
          <table:table-cell office:value-type="float" office:value="15" calcext:value-type="float">
            <text:p>15</text:p>
          </table:table-cell>
          <table:table-cell office:value-type="float" office:value="0.00716743026889644" calcext:value-type="float">
            <text:p>0.007167430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5]/[.L45]" office:value-type="float" office:value="0.0391644908616188" calcext:value-type="float">
            <text:p>0.0391644909</text:p>
          </table:table-cell>
          <table:table-cell table:formula="of:=[.C45]/[.M45]" office:value-type="float" office:value="0.0994923886963959" calcext:value-type="float">
            <text:p>0.0994923887</text:p>
          </table:table-cell>
          <table:table-cell table:formula="of:=[.D45]/[.N45]" office:value-type="float" office:value="0" calcext:value-type="float">
            <text:p>0</text:p>
          </table:table-cell>
          <table:table-cell table:formula="of:=[.E45]/[.O45]" office:value-type="float" office:value="0.00867055746659967" calcext:value-type="float">
            <text:p>0.0086705575</text:p>
          </table:table-cell>
          <table:table-cell table:formula="of:=[.F45]/[.P45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_7</text:p>
          </table:table-cell>
          <table:table-cell office:value-type="float" office:value="15" calcext:value-type="float">
            <text:p>15</text:p>
          </table:table-cell>
          <table:table-cell office:value-type="float" office:value="0.00167550449544553" calcext:value-type="float">
            <text:p>0.0016755045</text:p>
          </table:table-cell>
          <table:table-cell office:value-type="float" office:value="31163" calcext:value-type="float">
            <text:p>3116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6]/[.L46]" office:value-type="float" office:value="0.0391644908616188" calcext:value-type="float">
            <text:p>0.0391644909</text:p>
          </table:table-cell>
          <table:table-cell table:formula="of:=[.C46]/[.M46]" office:value-type="float" office:value="0.0232579792574797" calcext:value-type="float">
            <text:p>0.0232579793</text:p>
          </table:table-cell>
          <table:table-cell table:formula="of:=[.D46]/[.N46]" office:value-type="float" office:value="0.0788441687244464" calcext:value-type="float">
            <text:p>0.0788441687</text:p>
          </table:table-cell>
          <table:table-cell table:formula="of:=[.E46]/[.O46]" office:value-type="float" office:value="0.000231901982761953" calcext:value-type="float">
            <text:p>0.000231902</text:p>
          </table:table-cell>
          <table:table-cell table:formula="of:=[.F46]/[.P46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_5</text:p>
          </table:table-cell>
          <table:table-cell office:value-type="float" office:value="6" calcext:value-type="float">
            <text:p>6</text:p>
          </table:table-cell>
          <table:table-cell office:value-type="float" office:value="0.00148457274144951" calcext:value-type="float">
            <text:p>0.0014845727</text:p>
          </table:table-cell>
          <table:table-cell office:value-type="float" office:value="33534" calcext:value-type="float">
            <text:p>335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7]/[.L47]" office:value-type="float" office:value="0.0156657963446475" calcext:value-type="float">
            <text:p>0.0156657963</text:p>
          </table:table-cell>
          <table:table-cell table:formula="of:=[.C47]/[.M47]" office:value-type="float" office:value="0.02060762123928" calcext:value-type="float">
            <text:p>0.0206076212</text:p>
          </table:table-cell>
          <table:table-cell table:formula="of:=[.D47]/[.N47]" office:value-type="float" office:value="0.0848429340565923" calcext:value-type="float">
            <text:p>0.0848429341</text:p>
          </table:table-cell>
          <table:table-cell table:formula="of:=[.E47]/[.O47]" office:value-type="float" office:value="0.000193251652301627" calcext:value-type="float">
            <text:p>0.0001932517</text:p>
          </table:table-cell>
          <table:table-cell table:formula="of:=[.F47]/[.P47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192517658939305" calcext:value-type="float">
            <text:p>0.0019251766</text:p>
          </table:table-cell>
          <table:table-cell office:value-type="float" office:value="42485" calcext:value-type="float">
            <text:p>4248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8]/[.L48]" office:value-type="float" office:value="0.0234986945169713" calcext:value-type="float">
            <text:p>0.0234986945</text:p>
          </table:table-cell>
          <table:table-cell table:formula="of:=[.C48]/[.M48]" office:value-type="float" office:value="0.0267237224995823" calcext:value-type="float">
            <text:p>0.0267237225</text:p>
          </table:table-cell>
          <table:table-cell table:formula="of:=[.D48]/[.N48]" office:value-type="float" office:value="0.107489474962555" calcext:value-type="float">
            <text:p>0.107489475</text:p>
          </table:table-cell>
          <table:table-cell table:formula="of:=[.E48]/[.O48]" office:value-type="float" office:value="0.000206135095788402" calcext:value-type="float">
            <text:p>0.0002061351</text:p>
          </table:table-cell>
          <table:table-cell table:formula="of:=[.F48]/[.P48]" office:value-type="float" office:value="0.515625" calcext:value-type="float">
            <text:p>0.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0_10_10</text:p>
          </table:table-cell>
          <table:table-cell office:value-type="float" office:value="5" calcext:value-type="float">
            <text:p>5</text:p>
          </table:table-cell>
          <table:table-cell office:value-type="float" office:value="0.00151390674383238" calcext:value-type="float">
            <text:p>0.00151390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49]/[.L49]" office:value-type="float" office:value="0.0130548302872063" calcext:value-type="float">
            <text:p>0.0130548303</text:p>
          </table:table-cell>
          <table:table-cell table:formula="of:=[.C49]/[.M49]" office:value-type="float" office:value="0.0210148118023696" calcext:value-type="float">
            <text:p>0.0210148118</text:p>
          </table:table-cell>
          <table:table-cell table:formula="of:=[.D49]/[.N49]" office:value-type="float" office:value="0" calcext:value-type="float">
            <text:p>0</text:p>
          </table:table-cell>
          <table:table-cell table:formula="of:=[.E49]/[.O49]" office:value-type="float" office:value="0.000309202643682603" calcext:value-type="float">
            <text:p>0.0003092026</text:p>
          </table:table-cell>
          <table:table-cell table:formula="of:=[.F49]/[.P49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586582461516226" calcext:value-type="float">
            <text:p>0.0058658246</text:p>
          </table:table-cell>
          <table:table-cell office:value-type="float" office:value="163457" calcext:value-type="float">
            <text:p>163457</text:p>
          </table:table-cell>
          <table:table-cell office:value-type="float" office:value="3043" calcext:value-type="float">
            <text:p>304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0]/[.L50]" office:value-type="float" office:value="0.0234986945169713" calcext:value-type="float">
            <text:p>0.0234986945</text:p>
          </table:table-cell>
          <table:table-cell table:formula="of:=[.C50]/[.M50]" office:value-type="float" office:value="0.0814245665101486" calcext:value-type="float">
            <text:p>0.0814245665</text:p>
          </table:table-cell>
          <table:table-cell table:formula="of:=[.D50]/[.N50]" office:value-type="float" office:value="0.413555539812978" calcext:value-type="float">
            <text:p>0.4135555398</text:p>
          </table:table-cell>
          <table:table-cell table:formula="of:=[.E50]/[.O50]" office:value-type="float" office:value="0.0392043185302568" calcext:value-type="float">
            <text:p>0.0392043185</text:p>
          </table:table-cell>
          <table:table-cell table:formula="of:=[.F50]/[.P50]" office:value-type="float" office:value="0.59375" calcext:value-type="float">
            <text:p>0.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649967381505635" calcext:value-type="float">
            <text:p>0.0064996738</text:p>
          </table:table-cell>
          <table:table-cell office:value-type="float" office:value="182957" calcext:value-type="float">
            <text:p>182957</text:p>
          </table:table-cell>
          <table:table-cell office:value-type="float" office:value="1375" calcext:value-type="float">
            <text:p>1375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1]/[.L51]" office:value-type="float" office:value="0.0261096605744125" calcext:value-type="float">
            <text:p>0.0261096606</text:p>
          </table:table-cell>
          <table:table-cell table:formula="of:=[.C51]/[.M51]" office:value-type="float" office:value="0.0902231412579811" calcext:value-type="float">
            <text:p>0.0902231413</text:p>
          </table:table-cell>
          <table:table-cell table:formula="of:=[.D51]/[.N51]" office:value-type="float" office:value="0.462891652835688" calcext:value-type="float">
            <text:p>0.4628916528</text:p>
          </table:table-cell>
          <table:table-cell table:formula="of:=[.E51]/[.O51]" office:value-type="float" office:value="0.0177147347943158" calcext:value-type="float">
            <text:p>0.0177147348</text:p>
          </table:table-cell>
          <table:table-cell table:formula="of:=[.F51]/[.P51]" office:value-type="float" office:value="0.40625" calcext:value-type="float">
            <text:p>0.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0_250</text:p>
          </table:table-cell>
          <table:table-cell office:value-type="float" office:value="8" calcext:value-type="float">
            <text:p>8</text:p>
          </table:table-cell>
          <table:table-cell office:value-type="float" office:value="0.0060611105712515" calcext:value-type="float">
            <text:p>0.0060611106</text:p>
          </table:table-cell>
          <table:table-cell office:value-type="float" office:value="172224" calcext:value-type="float">
            <text:p>172224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2]/[.L52]" office:value-type="float" office:value="0.02088772845953" calcext:value-type="float">
            <text:p>0.0208877285</text:p>
          </table:table-cell>
          <table:table-cell table:formula="of:=[.C52]/[.M52]" office:value-type="float" office:value="0.0841353659907509" calcext:value-type="float">
            <text:p>0.084135366</text:p>
          </table:table-cell>
          <table:table-cell table:formula="of:=[.D52]/[.N52]" office:value-type="float" office:value="0.435736550216573" calcext:value-type="float">
            <text:p>0.4357365502</text:p>
          </table:table-cell>
          <table:table-cell table:formula="of:=[.E52]/[.O52]" office:value-type="float" office:value="0.00485705819451423" calcext:value-type="float">
            <text:p>0.0048570582</text:p>
          </table:table-cell>
          <table:table-cell table:formula="of:=[.F52]/[.P52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3275357852982" calcext:value-type="float">
            <text:p>0.0047327536</text:p>
          </table:table-cell>
          <table:table-cell office:value-type="float" office:value="0" calcext:value-type="float">
            <text:p>0</text:p>
          </table:table-cell>
          <table:table-cell office:value-type="float" office:value="5016" calcext:value-type="float">
            <text:p>5016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3]/[.L53]" office:value-type="float" office:value="0.0234986945169713" calcext:value-type="float">
            <text:p>0.0234986945</text:p>
          </table:table-cell>
          <table:table-cell table:formula="of:=[.C53]/[.M53]" office:value-type="float" office:value="0.0656962036565229" calcext:value-type="float">
            <text:p>0.0656962037</text:p>
          </table:table-cell>
          <table:table-cell table:formula="of:=[.D53]/[.N53]" office:value-type="float" office:value="0" calcext:value-type="float">
            <text:p>0</text:p>
          </table:table-cell>
          <table:table-cell table:formula="of:=[.E53]/[.O53]" office:value-type="float" office:value="0.0646233525296641" calcext:value-type="float">
            <text:p>0.0646233525</text:p>
          </table:table-cell>
          <table:table-cell table:formula="of:=[.F53]/[.P53]" office:value-type="float" office:value="0.765625" calcext:value-type="float">
            <text:p>0.7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168096987668547" calcext:value-type="float">
            <text:p>0.0016809699</text:p>
          </table:table-cell>
          <table:table-cell office:value-type="float" office:value="26643" calcext:value-type="float">
            <text:p>2664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4]/[.L54]" office:value-type="float" office:value="0.0261096605744125" calcext:value-type="float">
            <text:p>0.0261096606</text:p>
          </table:table-cell>
          <table:table-cell table:formula="of:=[.C54]/[.M54]" office:value-type="float" office:value="0.0233338451974746" calcext:value-type="float">
            <text:p>0.0233338452</text:p>
          </table:table-cell>
          <table:table-cell table:formula="of:=[.D54]/[.N54]" office:value-type="float" office:value="0.0674083107314901" calcext:value-type="float">
            <text:p>0.0674083107</text:p>
          </table:table-cell>
          <table:table-cell table:formula="of:=[.E54]/[.O54]" office:value-type="float" office:value="0.000785890052693284" calcext:value-type="float">
            <text:p>0.0007858901</text:p>
          </table:table-cell>
          <table:table-cell table:formula="of:=[.F54]/[.P54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_50</text:p>
          </table:table-cell>
          <table:table-cell office:value-type="float" office:value="7" calcext:value-type="float">
            <text:p>7</text:p>
          </table:table-cell>
          <table:table-cell office:value-type="float" office:value="0.0017728322786462" calcext:value-type="float">
            <text:p>0.0017728323</text:p>
          </table:table-cell>
          <table:table-cell office:value-type="float" office:value="34497" calcext:value-type="float">
            <text:p>3449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5]/[.L55]" office:value-type="float" office:value="0.0182767624020888" calcext:value-type="float">
            <text:p>0.0182767624</text:p>
          </table:table-cell>
          <table:table-cell table:formula="of:=[.C55]/[.M55]" office:value-type="float" office:value="0.024609003721461" calcext:value-type="float">
            <text:p>0.0246090037</text:p>
          </table:table-cell>
          <table:table-cell table:formula="of:=[.D55]/[.N55]" office:value-type="float" office:value="0.0872793790227908" calcext:value-type="float">
            <text:p>0.087279379</text:p>
          </table:table-cell>
          <table:table-cell table:formula="of:=[.E55]/[.O55]" office:value-type="float" office:value="0.000528221182957781" calcext:value-type="float">
            <text:p>0.0005282212</text:p>
          </table:table-cell>
          <table:table-cell table:formula="of:=[.F55]/[.P55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_25</text:p>
          </table:table-cell>
          <table:table-cell office:value-type="float" office:value="8" calcext:value-type="float">
            <text:p>8</text:p>
          </table:table-cell>
          <table:table-cell office:value-type="float" office:value="0.00191049255809851" calcext:value-type="float">
            <text:p>0.0019104926</text:p>
          </table:table-cell>
          <table:table-cell office:value-type="float" office:value="27668" calcext:value-type="float">
            <text:p>2766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6]/[.L56]" office:value-type="float" office:value="0.02088772845953" calcext:value-type="float">
            <text:p>0.0208877285</text:p>
          </table:table-cell>
          <table:table-cell table:formula="of:=[.C56]/[.M56]" office:value-type="float" office:value="0.0265198908201133" calcext:value-type="float">
            <text:p>0.0265198908</text:p>
          </table:table-cell>
          <table:table-cell table:formula="of:=[.D56]/[.N56]" office:value-type="float" office:value="0.07000161923653" calcext:value-type="float">
            <text:p>0.0700016192</text:p>
          </table:table-cell>
          <table:table-cell table:formula="of:=[.E56]/[.O56]" office:value-type="float" office:value="0.000244785426248728" calcext:value-type="float">
            <text:p>0.0002447854</text:p>
          </table:table-cell>
          <table:table-cell table:formula="of:=[.F56]/[.P56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7]/[.L57]" office:value-type="float" office:value="0.0156657963446475" calcext:value-type="float">
            <text:p>0.0156657963</text:p>
          </table:table-cell>
          <table:table-cell table:formula="of:=[.C57]/[.M57]" office:value-type="float" office:value="0.0210402601887819" calcext:value-type="float">
            <text:p>0.0210402602</text:p>
          </table:table-cell>
          <table:table-cell table:formula="of:=[.D57]/[.N57]" office:value-type="float" office:value="0" calcext:value-type="float">
            <text:p>0</text:p>
          </table:table-cell>
          <table:table-cell table:formula="of:=[.E57]/[.O57]" office:value-type="float" office:value="0.00119816024427009" calcext:value-type="float">
            <text:p>0.0011981602</text:p>
          </table:table-cell>
          <table:table-cell table:formula="of:=[.F57]/[.P57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34523683479507" calcext:value-type="float">
            <text:p>4.35E-04</text:p>
          </table:table-cell>
          <table:table-cell office:value-type="float" office:value="8692" calcext:value-type="float">
            <text:p>869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8]/[.L58]" office:value-type="float" office:value="0.0130548302872063" calcext:value-type="float">
            <text:p>0.0130548303</text:p>
          </table:table-cell>
          <table:table-cell table:formula="of:=[.C58]/[.M58]" office:value-type="float" office:value="0.00603170140379882" calcext:value-type="float">
            <text:p>0.0060317014</text:p>
          </table:table-cell>
          <table:table-cell table:formula="of:=[.D58]/[.N58]" office:value-type="float" office:value="0.0219912561227381" calcext:value-type="float">
            <text:p>0.0219912561</text:p>
          </table:table-cell>
          <table:table-cell table:formula="of:=[.E58]/[.O58]" office:value-type="float" office:value="0.000167484765328077" calcext:value-type="float">
            <text:p>0.0001674848</text:p>
          </table:table-cell>
          <table:table-cell table:formula="of:=[.F58]/[.P58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1155682897286" calcext:value-type="float">
            <text:p>4.21E-04</text:p>
          </table:table-cell>
          <table:table-cell office:value-type="float" office:value="10345" calcext:value-type="float">
            <text:p>103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59]/[.L59]" office:value-type="float" office:value="0.0130548302872063" calcext:value-type="float">
            <text:p>0.0130548303</text:p>
          </table:table-cell>
          <table:table-cell table:formula="of:=[.C59]/[.M59]" office:value-type="float" office:value="0.00584613778334873" calcext:value-type="float">
            <text:p>0.0058461378</text:p>
          </table:table-cell>
          <table:table-cell table:formula="of:=[.D59]/[.N59]" office:value-type="float" office:value="0.0261734404728171" calcext:value-type="float">
            <text:p>0.0261734405</text:p>
          </table:table-cell>
          <table:table-cell table:formula="of:=[.E59]/[.O59]" office:value-type="float" office:value="0.000167484765328077" calcext:value-type="float">
            <text:p>0.0001674848</text:p>
          </table:table-cell>
          <table:table-cell table:formula="of:=[.F59]/[.P59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_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00494673051110751" calcext:value-type="float">
            <text:p>4.95E-04</text:p>
          </table:table-cell>
          <table:table-cell office:value-type="float" office:value="9232" calcext:value-type="float">
            <text:p>92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0]/[.L60]" office:value-type="float" office:value="0.0182767624020888" calcext:value-type="float">
            <text:p>0.0182767624</text:p>
          </table:table-cell>
          <table:table-cell table:formula="of:=[.C60]/[.M60]" office:value-type="float" office:value="0.00686664559435201" calcext:value-type="float">
            <text:p>0.0068666456</text:p>
          </table:table-cell>
          <table:table-cell table:formula="of:=[.D60]/[.N60]" office:value-type="float" office:value="0.0233574869449055" calcext:value-type="float">
            <text:p>0.0233574869</text:p>
          </table:table-cell>
          <table:table-cell table:formula="of:=[.E60]/[.O60]" office:value-type="float" office:value="0.000128834434867751" calcext:value-type="float">
            <text:p>0.0001288344</text:p>
          </table:table-cell>
          <table:table-cell table:formula="of:=[.F60]/[.P60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0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00564254860838" calcext:value-type="float">
            <text:p>2.01E-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1]/[.L61]" office:value-type="float" office:value="0.010443864229765" calcext:value-type="float">
            <text:p>0.0104438642</text:p>
          </table:table-cell>
          <table:table-cell table:formula="of:=[.C61]/[.M61]" office:value-type="float" office:value="0.00278406849520559" calcext:value-type="float">
            <text:p>0.0027840685</text:p>
          </table:table-cell>
          <table:table-cell table:formula="of:=[.D61]/[.N61]" office:value-type="float" office:value="0" calcext:value-type="float">
            <text:p>0</text:p>
          </table:table-cell>
          <table:table-cell table:formula="of:=[.E61]/[.O61]" office:value-type="float" office:value="0.000180368208814852" calcext:value-type="float">
            <text:p>0.0001803682</text:p>
          </table:table-cell>
          <table:table-cell table:formula="of:=[.F61]/[.P61]" office:value-type="float" office:value="0.296875" calcext:value-type="float">
            <text:p>0.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75060058236231" calcext:value-type="float">
            <text:p>0.0027506006</text:p>
          </table:table-cell>
          <table:table-cell office:value-type="float" office:value="32436" calcext:value-type="float">
            <text:p>32436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2]/[.L62]" office:value-type="float" office:value="0.0156657963446475" calcext:value-type="float">
            <text:p>0.0156657963</text:p>
          </table:table-cell>
          <table:table-cell table:formula="of:=[.C62]/[.M62]" office:value-type="float" office:value="0.0381815814067291" calcext:value-type="float">
            <text:p>0.0381815814</text:p>
          </table:table-cell>
          <table:table-cell table:formula="of:=[.D62]/[.N62]" office:value-type="float" office:value="0.082064931384852" calcext:value-type="float">
            <text:p>0.0820649314</text:p>
          </table:table-cell>
          <table:table-cell table:formula="of:=[.E62]/[.O62]" office:value-type="float" office:value="0.00403251781136062" calcext:value-type="float">
            <text:p>0.0040325178</text:p>
          </table:table-cell>
          <table:table-cell table:formula="of:=[.F62]/[.P62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216403102862561" calcext:value-type="float">
            <text:p>0.002164031</text:p>
          </table:table-cell>
          <table:table-cell office:value-type="float" office:value="33908" calcext:value-type="float">
            <text:p>33908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3]/[.L63]" office:value-type="float" office:value="0.0182767624020888" calcext:value-type="float">
            <text:p>0.0182767624</text:p>
          </table:table-cell>
          <table:table-cell table:formula="of:=[.C63]/[.M63]" office:value-type="float" office:value="0.0300393039309235" calcext:value-type="float">
            <text:p>0.0300393039</text:p>
          </table:table-cell>
          <table:table-cell table:formula="of:=[.D63]/[.N63]" office:value-type="float" office:value="0.0857891754037971" calcext:value-type="float">
            <text:p>0.0857891754</text:p>
          </table:table-cell>
          <table:table-cell table:formula="of:=[.E63]/[.O63]" office:value-type="float" office:value="0.00270552313222278" calcext:value-type="float">
            <text:p>0.0027055231</text:p>
          </table:table-cell>
          <table:table-cell table:formula="of:=[.F63]/[.P63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0_250</text:p>
          </table:table-cell>
          <table:table-cell office:value-type="float" office:value="6" calcext:value-type="float">
            <text:p>6</text:p>
          </table:table-cell>
          <table:table-cell office:value-type="float" office:value="0.00191716649350518" calcext:value-type="float">
            <text:p>0.0019171665</text:p>
          </table:table-cell>
          <table:table-cell office:value-type="float" office:value="29762" calcext:value-type="float">
            <text:p>29762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4]/[.L64]" office:value-type="float" office:value="0.0156657963446475" calcext:value-type="float">
            <text:p>0.0156657963</text:p>
          </table:table-cell>
          <table:table-cell table:formula="of:=[.C64]/[.M64]" office:value-type="float" office:value="0.0266125329178671" calcext:value-type="float">
            <text:p>0.0266125329</text:p>
          </table:table-cell>
          <table:table-cell table:formula="of:=[.D64]/[.N64]" office:value-type="float" office:value="0.0752995587580456" calcext:value-type="float">
            <text:p>0.0752995588</text:p>
          </table:table-cell>
          <table:table-cell table:formula="of:=[.E64]/[.O64]" office:value-type="float" office:value="0.00126257746170396" calcext:value-type="float">
            <text:p>0.0012625775</text:p>
          </table:table-cell>
          <table:table-cell table:formula="of:=[.F64]/[.P64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48987273400528" calcext:value-type="float">
            <text:p>0.0014898727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5]/[.L65]" office:value-type="float" office:value="0.0130548302872063" calcext:value-type="float">
            <text:p>0.0130548303</text:p>
          </table:table-cell>
          <table:table-cell table:formula="of:=[.C65]/[.M65]" office:value-type="float" office:value="0.0206811913892032" calcext:value-type="float">
            <text:p>0.0206811914</text:p>
          </table:table-cell>
          <table:table-cell table:formula="of:=[.D65]/[.N65]" office:value-type="float" office:value="0" calcext:value-type="float">
            <text:p>0</text:p>
          </table:table-cell>
          <table:table-cell table:formula="of:=[.E65]/[.O65]" office:value-type="float" office:value="0.00990736804133009" calcext:value-type="float">
            <text:p>0.009907368</text:p>
          </table:table-cell>
          <table:table-cell table:formula="of:=[.F65]/[.P65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1152733910981" calcext:value-type="float">
            <text:p>4.21E-04</text:p>
          </table:table-cell>
          <table:table-cell office:value-type="float" office:value="8926" calcext:value-type="float">
            <text:p>892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6]/[.L66]" office:value-type="float" office:value="0.0130548302872063" calcext:value-type="float">
            <text:p>0.0130548303</text:p>
          </table:table-cell>
          <table:table-cell table:formula="of:=[.C66]/[.M66]" office:value-type="float" office:value="0.00584609684793943" calcext:value-type="float">
            <text:p>0.0058460968</text:p>
          </table:table-cell>
          <table:table-cell table:formula="of:=[.D66]/[.N66]" office:value-type="float" office:value="0.0225832894790106" calcext:value-type="float">
            <text:p>0.0225832895</text:p>
          </table:table-cell>
          <table:table-cell table:formula="of:=[.E66]/[.O66]" office:value-type="float" office:value="0.000515337739471006" calcext:value-type="float">
            <text:p>0.0005153377</text:p>
          </table:table-cell>
          <table:table-cell table:formula="of:=[.F66]/[.P66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_5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0534769189598694" calcext:value-type="float">
            <text:p>5.35E-04</text:p>
          </table:table-cell>
          <table:table-cell office:value-type="float" office:value="11159" calcext:value-type="float">
            <text:p>1115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7]/[.L67]" office:value-type="float" office:value="0.0156657963446475" calcext:value-type="float">
            <text:p>0.0156657963</text:p>
          </table:table-cell>
          <table:table-cell table:formula="of:=[.C67]/[.M67]" office:value-type="float" office:value="0.00742322730439369" calcext:value-type="float">
            <text:p>0.0074232273</text:p>
          </table:table-cell>
          <table:table-cell table:formula="of:=[.D67]/[.N67]" office:value-type="float" office:value="0.0282329069343804" calcext:value-type="float">
            <text:p>0.0282329069</text:p>
          </table:table-cell>
          <table:table-cell table:formula="of:=[.E67]/[.O67]" office:value-type="float" office:value="0.000373619861116479" calcext:value-type="float">
            <text:p>0.0003736199</text:p>
          </table:table-cell>
          <table:table-cell table:formula="of:=[.F67]/[.P67]" office:value-type="float" office:value="0.3671875" calcext:value-type="float">
            <text:p>0.36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581545643079892" calcext:value-type="float">
            <text:p>5.82E-04</text:p>
          </table:table-cell>
          <table:table-cell office:value-type="float" office:value="12283" calcext:value-type="float">
            <text:p>1228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8]/[.L68]" office:value-type="float" office:value="0.0130548302872063" calcext:value-type="float">
            <text:p>0.0130548303</text:p>
          </table:table-cell>
          <table:table-cell table:formula="of:=[.C68]/[.M68]" office:value-type="float" office:value="0.00807253966837806" calcext:value-type="float">
            <text:p>0.0080725397</text:p>
          </table:table-cell>
          <table:table-cell table:formula="of:=[.D68]/[.N68]" office:value-type="float" office:value="0.031076691090151" calcext:value-type="float">
            <text:p>0.0310766911</text:p>
          </table:table-cell>
          <table:table-cell table:formula="of:=[.E68]/[.O68]" office:value-type="float" office:value="0.000231901982761953" calcext:value-type="float">
            <text:p>0.000231902</text:p>
          </table:table-cell>
          <table:table-cell table:formula="of:=[.F68]/[.P68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0_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2730271375782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69]/[.L69]" office:value-type="float" office:value="0.0130548302872063" calcext:value-type="float">
            <text:p>0.0130548303</text:p>
          </table:table-cell>
          <table:table-cell table:formula="of:=[.C69]/[.M69]" office:value-type="float" office:value="0.0031552298523332" calcext:value-type="float">
            <text:p>0.0031552299</text:p>
          </table:table-cell>
          <table:table-cell table:formula="of:=[.D69]/[.N69]" office:value-type="float" office:value="0" calcext:value-type="float">
            <text:p>0</text:p>
          </table:table-cell>
          <table:table-cell table:formula="of:=[.E69]/[.O69]" office:value-type="float" office:value="0.000592638400391657" calcext:value-type="float">
            <text:p>0.0005926384</text:p>
          </table:table-cell>
          <table:table-cell table:formula="of:=[.F69]/[.P69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468034888657843" calcext:value-type="float">
            <text:p>4.68E-05</text:p>
          </table:table-cell>
          <table:table-cell office:value-type="float" office:value="1488" calcext:value-type="float">
            <text:p>1488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0]/[.L70]" office:value-type="float" office:value="0.0130548302872063" calcext:value-type="float">
            <text:p>0.0130548303</text:p>
          </table:table-cell>
          <table:table-cell table:formula="of:=[.C70]/[.M70]" office:value-type="float" office:value="0.00064968764702039" calcext:value-type="float">
            <text:p>0.0006496876</text:p>
          </table:table-cell>
          <table:table-cell table:formula="of:=[.D70]/[.N70]" office:value-type="float" office:value="0.00376472493219447" calcext:value-type="float">
            <text:p>0.0037647249</text:p>
          </table:table-cell>
          <table:table-cell table:formula="of:=[.E70]/[.O70]" office:value-type="float" office:value="0.000180368208814852" calcext:value-type="float">
            <text:p>0.0001803682</text:p>
          </table:table-cell>
          <table:table-cell table:formula="of:=[.F70]/[.P70]" office:value-type="float" office:value="0.859375" calcext:value-type="float">
            <text:p>0.8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73561627147" calcext:value-type="float">
            <text:p>7.35E-05</text:p>
          </table:table-cell>
          <table:table-cell office:value-type="float" office:value="2099" calcext:value-type="float">
            <text:p>209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1]/[.L71]" office:value-type="float" office:value="0.0130548302872063" calcext:value-type="float">
            <text:p>0.0130548303</text:p>
          </table:table-cell>
          <table:table-cell table:formula="of:=[.C71]/[.M71]" office:value-type="float" office:value="0.00102092407912044" calcext:value-type="float">
            <text:p>0.0010209241</text:p>
          </table:table-cell>
          <table:table-cell table:formula="of:=[.D71]/[.N71]" office:value-type="float" office:value="0.00531058980690604" calcext:value-type="float">
            <text:p>0.0053105898</text:p>
          </table:table-cell>
          <table:table-cell table:formula="of:=[.E71]/[.O71]" office:value-type="float" office:value="0.000167484765328077" calcext:value-type="float">
            <text:p>0.0001674848</text:p>
          </table:table-cell>
          <table:table-cell table:formula="of:=[.F71]/[.P71]" office:value-type="float" office:value="0.3515625" calcext:value-type="float">
            <text:p>0.3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2978" calcext:value-type="float">
            <text:p>297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2]/[.L72]" office:value-type="float" office:value="0.0130548302872063" calcext:value-type="float">
            <text:p>0.0130548303</text:p>
          </table:table-cell>
          <table:table-cell table:formula="of:=[.C72]/[.M72]" office:value-type="float" office:value="0.00102093773103204" calcext:value-type="float">
            <text:p>0.0010209377</text:p>
          </table:table-cell>
          <table:table-cell table:formula="of:=[.D72]/[.N72]" office:value-type="float" office:value="0.00753450997854512" calcext:value-type="float">
            <text:p>0.00753451</text:p>
          </table:table-cell>
          <table:table-cell table:formula="of:=[.E72]/[.O72]" office:value-type="float" office:value="0.000167484765328077" calcext:value-type="float">
            <text:p>0.0001674848</text:p>
          </table:table-cell>
          <table:table-cell table:formula="of:=[.F72]/[.P72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RUdisk_bench_1_10_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3]/[.L73]" office:value-type="float" office:value="0.0130548302872063" calcext:value-type="float">
            <text:p>0.0130548303</text:p>
          </table:table-cell>
          <table:table-cell table:formula="of:=[.C73]/[.M73]" office:value-type="float" office:value="0.000464062605014564" calcext:value-type="float">
            <text:p>0.0004640626</text:p>
          </table:table-cell>
          <table:table-cell table:formula="of:=[.D73]/[.N73]" office:value-type="float" office:value="0" calcext:value-type="float">
            <text:p>0</text:p>
          </table:table-cell>
          <table:table-cell table:formula="of:=[.E73]/[.O73]" office:value-type="float" office:value="0.000180368208814852" calcext:value-type="float">
            <text:p>0.0001803682</text:p>
          </table:table-cell>
          <table:table-cell table:formula="of:=[.F73]/[.P73]" office:value-type="float" office:value="0.6328125" calcext:value-type="float">
            <text:p>0.6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0_750</text:p>
          </table:table-cell>
          <table:table-cell office:value-type="float" office:value="22" calcext:value-type="float">
            <text:p>22</text:p>
          </table:table-cell>
          <table:table-cell office:value-type="float" office:value="0.0536156698294911" calcext:value-type="float">
            <text:p>0.0536156698</text:p>
          </table:table-cell>
          <table:table-cell office:value-type="float" office:value="388681" calcext:value-type="float">
            <text:p>388681</text:p>
          </table:table-cell>
          <table:table-cell office:value-type="float" office:value="39621" calcext:value-type="float">
            <text:p>39621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4]/[.L74]" office:value-type="float" office:value="0.0574412532637076" calcext:value-type="float">
            <text:p>0.0574412533</text:p>
          </table:table-cell>
          <table:table-cell table:formula="of:=[.C74]/[.M74]" office:value-type="float" office:value="0.744248756216317" calcext:value-type="float">
            <text:p>0.7442487562</text:p>
          </table:table-cell>
          <table:table-cell table:formula="of:=[.D74]/[.N74]" office:value-type="float" office:value="0.983385115168198" calcext:value-type="float">
            <text:p>0.9833851152</text:p>
          </table:table-cell>
          <table:table-cell table:formula="of:=[.E74]/[.O74]" office:value-type="float" office:value="0.510454914389518" calcext:value-type="float">
            <text:p>0.5104549144</text:p>
          </table:table-cell>
          <table:table-cell table:formula="of:=[.F74]/[.P74]" office:value-type="float" office:value="0.265625" calcext:value-type="float">
            <text:p>0.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567807556937241" calcext:value-type="float">
            <text:p>0.0567807557</text:p>
          </table:table-cell>
          <table:table-cell office:value-type="float" office:value="374608" calcext:value-type="float">
            <text:p>374608</text:p>
          </table:table-cell>
          <table:table-cell office:value-type="float" office:value="7427" calcext:value-type="float">
            <text:p>7427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5]/[.L75]" office:value-type="float" office:value="0.0234986945169713" calcext:value-type="float">
            <text:p>0.0234986945</text:p>
          </table:table-cell>
          <table:table-cell table:formula="of:=[.C75]/[.M75]" office:value-type="float" office:value="0.788183882370006" calcext:value-type="float">
            <text:p>0.7881838824</text:p>
          </table:table-cell>
          <table:table-cell table:formula="of:=[.D75]/[.N75]" office:value-type="float" office:value="0.94777962190827" calcext:value-type="float">
            <text:p>0.9477796219</text:p>
          </table:table-cell>
          <table:table-cell table:formula="of:=[.E75]/[.O75]" office:value-type="float" office:value="0.095685334776279" calcext:value-type="float">
            <text:p>0.0956853348</text:p>
          </table:table-cell>
          <table:table-cell table:formula="of:=[.F75]/[.P75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419147252987007" calcext:value-type="float">
            <text:p>0.0419147253</text:p>
          </table:table-cell>
          <table:table-cell office:value-type="float" office:value="373108" calcext:value-type="float">
            <text:p>373108</text:p>
          </table:table-cell>
          <table:table-cell office:value-type="float" office:value="4527" calcext:value-type="float">
            <text:p>4527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6]/[.L76]" office:value-type="float" office:value="0.0234986945169713" calcext:value-type="float">
            <text:p>0.0234986945</text:p>
          </table:table-cell>
          <table:table-cell table:formula="of:=[.C76]/[.M76]" office:value-type="float" office:value="0.581825840652799" calcext:value-type="float">
            <text:p>0.5818258407</text:p>
          </table:table-cell>
          <table:table-cell table:formula="of:=[.D76]/[.N76]" office:value-type="float" office:value="0.943984536291139" calcext:value-type="float">
            <text:p>0.9439845363</text:p>
          </table:table-cell>
          <table:table-cell table:formula="of:=[.E76]/[.O76]" office:value-type="float" office:value="0.0583233486646311" calcext:value-type="float">
            <text:p>0.0583233487</text:p>
          </table:table-cell>
          <table:table-cell table:formula="of:=[.F76]/[.P76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0_1000</text:p>
          </table:table-cell>
          <table:table-cell office:value-type="float" office:value="12" calcext:value-type="float">
            <text:p>12</text:p>
          </table:table-cell>
          <table:table-cell office:value-type="float" office:value="0.0306709621749251" calcext:value-type="float">
            <text:p>0.0306709622</text:p>
          </table:table-cell>
          <table:table-cell office:value-type="float" office:value="0" calcext:value-type="float">
            <text:p>0</text:p>
          </table:table-cell>
          <table:table-cell office:value-type="float" office:value="77619" calcext:value-type="float">
            <text:p>77619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7]/[.L77]" office:value-type="float" office:value="0.031331592689295" calcext:value-type="float">
            <text:p>0.0313315927</text:p>
          </table:table-cell>
          <table:table-cell table:formula="of:=[.C77]/[.M77]" office:value-type="float" office:value="0.425749142428691" calcext:value-type="float">
            <text:p>0.4257491424</text:p>
          </table:table-cell>
          <table:table-cell table:formula="of:=[.D77]/[.N77]" office:value-type="float" office:value="0" calcext:value-type="float">
            <text:p>0</text:p>
          </table:table-cell>
          <table:table-cell table:formula="of:=[.E77]/[.O77]" office:value-type="float" office:value="1" calcext:value-type="float">
            <text:p>1</text:p>
          </table:table-cell>
          <table:table-cell table:formula="of:=[.F77]/[.P77]" office:value-type="float" office:value="0.578125" calcext:value-type="float">
            <text:p>0.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847828604994699" calcext:value-type="float">
            <text:p>0.008478286</text:p>
          </table:table-cell>
          <table:table-cell office:value-type="float" office:value="144016" calcext:value-type="float">
            <text:p>144016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8]/[.L78]" office:value-type="float" office:value="0.0261096605744125" calcext:value-type="float">
            <text:p>0.0261096606</text:p>
          </table:table-cell>
          <table:table-cell table:formula="of:=[.C78]/[.M78]" office:value-type="float" office:value="0.117688613563649" calcext:value-type="float">
            <text:p>0.1176886136</text:p>
          </table:table-cell>
          <table:table-cell table:formula="of:=[.D78]/[.N78]" office:value-type="float" office:value="0.364368700157876" calcext:value-type="float">
            <text:p>0.3643687002</text:p>
          </table:table-cell>
          <table:table-cell table:formula="of:=[.E78]/[.O78]" office:value-type="float" office:value="0.00307914299333926" calcext:value-type="float">
            <text:p>0.003079143</text:p>
          </table:table-cell>
          <table:table-cell table:formula="of:=[.F78]/[.P78]" office:value-type="float" office:value="0.15625" calcext:value-type="float">
            <text:p>0.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729769053859878" calcext:value-type="float">
            <text:p>0.0072976905</text:p>
          </table:table-cell>
          <table:table-cell office:value-type="float" office:value="146441" calcext:value-type="float">
            <text:p>146441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9]/[.L79]" office:value-type="float" office:value="0.02088772845953" calcext:value-type="float">
            <text:p>0.0208877285</text:p>
          </table:table-cell>
          <table:table-cell table:formula="of:=[.C79]/[.M79]" office:value-type="float" office:value="0.101300554928743" calcext:value-type="float">
            <text:p>0.1013005549</text:p>
          </table:table-cell>
          <table:table-cell table:formula="of:=[.D79]/[.N79]" office:value-type="float" office:value="0.370504088572238" calcext:value-type="float">
            <text:p>0.3705040886</text:p>
          </table:table-cell>
          <table:table-cell table:formula="of:=[.E79]/[.O79]" office:value-type="float" office:value="0.00168773109676754" calcext:value-type="float">
            <text:p>0.0016877311</text:p>
          </table:table-cell>
          <table:table-cell table:formula="of:=[.F79]/[.P79]" office:value-type="float" office:value="0.2421875" calcext:value-type="float">
            <text:p>0.2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88085673066072" calcext:value-type="float">
            <text:p>0.0058808567</text:p>
          </table:table-cell>
          <table:table-cell office:value-type="float" office:value="138494" calcext:value-type="float">
            <text:p>13849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0]/[.L80]" office:value-type="float" office:value="0.0234986945169713" calcext:value-type="float">
            <text:p>0.0234986945</text:p>
          </table:table-cell>
          <table:table-cell table:formula="of:=[.C80]/[.M80]" office:value-type="float" office:value="0.0816332300090587" calcext:value-type="float">
            <text:p>0.08163323</text:p>
          </table:table-cell>
          <table:table-cell table:formula="of:=[.D80]/[.N80]" office:value-type="float" office:value="0.350397724972675" calcext:value-type="float">
            <text:p>0.350397725</text:p>
          </table:table-cell>
          <table:table-cell table:formula="of:=[.E80]/[.O80]" office:value-type="float" office:value="0.00090184104407426" calcext:value-type="float">
            <text:p>0.000901841</text:p>
          </table:table-cell>
          <table:table-cell table:formula="of:=[.F80]/[.P80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0_100</text:p>
          </table:table-cell>
          <table:table-cell office:value-type="float" office:value="8" calcext:value-type="float">
            <text:p>8</text:p>
          </table:table-cell>
          <table:table-cell office:value-type="float" office:value="0.00542761841592904" calcext:value-type="float">
            <text:p>0.0054276184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1]/[.L81]" office:value-type="float" office:value="0.02088772845953" calcext:value-type="float">
            <text:p>0.0208877285</text:p>
          </table:table-cell>
          <table:table-cell table:formula="of:=[.C81]/[.M81]" office:value-type="float" office:value="0.0753417474428353" calcext:value-type="float">
            <text:p>0.0753417474</text:p>
          </table:table-cell>
          <table:table-cell table:formula="of:=[.D81]/[.N81]" office:value-type="float" office:value="0" calcext:value-type="float">
            <text:p>0</text:p>
          </table:table-cell>
          <table:table-cell table:formula="of:=[.E81]/[.O81]" office:value-type="float" office:value="0.0107576753114572" calcext:value-type="float">
            <text:p>0.0107576753</text:p>
          </table:table-cell>
          <table:table-cell table:formula="of:=[.F81]/[.P81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_7</text:p>
          </table:table-cell>
          <table:table-cell office:value-type="float" office:value="7" calcext:value-type="float">
            <text:p>7</text:p>
          </table:table-cell>
          <table:table-cell office:value-type="float" office:value="0.00170488276294994" calcext:value-type="float">
            <text:p>0.0017048828</text:p>
          </table:table-cell>
          <table:table-cell office:value-type="float" office:value="33588" calcext:value-type="float">
            <text:p>3358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2]/[.L82]" office:value-type="float" office:value="0.0182767624020888" calcext:value-type="float">
            <text:p>0.0182767624</text:p>
          </table:table-cell>
          <table:table-cell table:formula="of:=[.C82]/[.M82]" office:value-type="float" office:value="0.0236657842726829" calcext:value-type="float">
            <text:p>0.0236657843</text:p>
          </table:table-cell>
          <table:table-cell table:formula="of:=[.D82]/[.N82]" office:value-type="float" office:value="0.084979557138809" calcext:value-type="float">
            <text:p>0.0849795571</text:p>
          </table:table-cell>
          <table:table-cell table:formula="of:=[.E82]/[.O82]" office:value-type="float" office:value="0.000219018539275177" calcext:value-type="float">
            <text:p>0.0002190185</text:p>
          </table:table-cell>
          <table:table-cell table:formula="of:=[.F82]/[.P82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_5</text:p>
          </table:table-cell>
          <table:table-cell office:value-type="float" office:value="8" calcext:value-type="float">
            <text:p>8</text:p>
          </table:table-cell>
          <table:table-cell office:value-type="float" office:value="0.00189581019463121" calcext:value-type="float">
            <text:p>0.0018958102</text:p>
          </table:table-cell>
          <table:table-cell office:value-type="float" office:value="43591" calcext:value-type="float">
            <text:p>4359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3]/[.L83]" office:value-type="float" office:value="0.02088772845953" calcext:value-type="float">
            <text:p>0.0208877285</text:p>
          </table:table-cell>
          <table:table-cell table:formula="of:=[.C83]/[.M83]" office:value-type="float" office:value="0.0263160822920541" calcext:value-type="float">
            <text:p>0.0263160823</text:p>
          </table:table-cell>
          <table:table-cell table:formula="of:=[.D83]/[.N83]" office:value-type="float" office:value="0.11028771809092" calcext:value-type="float">
            <text:p>0.1102877181</text:p>
          </table:table-cell>
          <table:table-cell table:formula="of:=[.E83]/[.O83]" office:value-type="float" office:value="0.000193251652301627" calcext:value-type="float">
            <text:p>0.0001932517</text:p>
          </table:table-cell>
          <table:table-cell table:formula="of:=[.F83]/[.P83]" office:value-type="float" office:value="0.2421875" calcext:value-type="float">
            <text:p>0.2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6809" calcext:value-type="float">
            <text:p>4680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4]/[.L84]" office:value-type="float" office:value="0.0234986945169713" calcext:value-type="float">
            <text:p>0.0234986945</text:p>
          </table:table-cell>
          <table:table-cell table:formula="of:=[.C84]/[.M84]" office:value-type="float" office:value="0.0295767397185509" calcext:value-type="float">
            <text:p>0.0295767397</text:p>
          </table:table-cell>
          <table:table-cell table:formula="of:=[.D84]/[.N84]" office:value-type="float" office:value="0.118429441768206" calcext:value-type="float">
            <text:p>0.1184294418</text:p>
          </table:table-cell>
          <table:table-cell table:formula="of:=[.E84]/[.O84]" office:value-type="float" office:value="0.000128834434867751" calcext:value-type="float">
            <text:p>0.0001288344</text:p>
          </table:table-cell>
          <table:table-cell table:formula="of:=[.F84]/[.P84]" office:value-type="float" office:value="0.375" calcext:value-type="float">
            <text:p>0.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54327745638761" calcext:value-type="float">
            <text:p>0.00154327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5]/[.L85]" office:value-type="float" office:value="0.0156657963446475" calcext:value-type="float">
            <text:p>0.0156657963</text:p>
          </table:table-cell>
          <table:table-cell table:formula="of:=[.C85]/[.M85]" office:value-type="float" office:value="0.0214225119459645" calcext:value-type="float">
            <text:p>0.0214225119</text:p>
          </table:table-cell>
          <table:table-cell table:formula="of:=[.D85]/[.N85]" office:value-type="float" office:value="0" calcext:value-type="float">
            <text:p>0</text:p>
          </table:table-cell>
          <table:table-cell table:formula="of:=[.E85]/[.O85]" office:value-type="float" office:value="0.000360736417629704" calcext:value-type="float">
            <text:p>0.0003607364</text:p>
          </table:table-cell>
          <table:table-cell table:formula="of:=[.F85]/[.P85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761905434700654" calcext:value-type="float">
            <text:p>0.0076190543</text:p>
          </table:table-cell>
          <table:table-cell office:value-type="float" office:value="149459" calcext:value-type="float">
            <text:p>149459</text:p>
          </table:table-cell>
          <table:table-cell office:value-type="float" office:value="4019" calcext:value-type="float">
            <text:p>4019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6]/[.L86]" office:value-type="float" office:value="0.0234986945169713" calcext:value-type="float">
            <text:p>0.0234986945</text:p>
          </table:table-cell>
          <table:table-cell table:formula="of:=[.C86]/[.M86]" office:value-type="float" office:value="0.105761463753739" calcext:value-type="float">
            <text:p>0.1057614638</text:p>
          </table:table-cell>
          <table:table-cell table:formula="of:=[.D86]/[.N86]" office:value-type="float" office:value="0.378139800833907" calcext:value-type="float">
            <text:p>0.3781398008</text:p>
          </table:table-cell>
          <table:table-cell table:formula="of:=[.E86]/[.O86]" office:value-type="float" office:value="0.0517785593733493" calcext:value-type="float">
            <text:p>0.0517785594</text:p>
          </table:table-cell>
          <table:table-cell table:formula="of:=[.F86]/[.P86]" office:value-type="float" office:value="0.4609375" calcext:value-type="float">
            <text:p>0.46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0775148719785187" calcext:value-type="float">
            <text:p>0.0077514872</text:p>
          </table:table-cell>
          <table:table-cell office:value-type="float" office:value="159043" calcext:value-type="float">
            <text:p>159043</text:p>
          </table:table-cell>
          <table:table-cell office:value-type="float" office:value="1885" calcext:value-type="float">
            <text:p>188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7]/[.L87]" office:value-type="float" office:value="0.0234986945169713" calcext:value-type="float">
            <text:p>0.0234986945</text:p>
          </table:table-cell>
          <table:table-cell table:formula="of:=[.C87]/[.M87]" office:value-type="float" office:value="0.107599787975692" calcext:value-type="float">
            <text:p>0.107599788</text:p>
          </table:table-cell>
          <table:table-cell table:formula="of:=[.D87]/[.N87]" office:value-type="float" office:value="0.402387867870299" calcext:value-type="float">
            <text:p>0.4023878679</text:p>
          </table:table-cell>
          <table:table-cell table:formula="of:=[.E87]/[.O87]" office:value-type="float" office:value="0.0242852909725711" calcext:value-type="float">
            <text:p>0.024285291</text:p>
          </table:table-cell>
          <table:table-cell table:formula="of:=[.F87]/[.P87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604891985414257" calcext:value-type="float">
            <text:p>0.0060489199</text:p>
          </table:table-cell>
          <table:table-cell office:value-type="float" office:value="152248" calcext:value-type="float">
            <text:p>152248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8]/[.L88]" office:value-type="float" office:value="0.0234986945169713" calcext:value-type="float">
            <text:p>0.0234986945</text:p>
          </table:table-cell>
          <table:table-cell table:formula="of:=[.C88]/[.M88]" office:value-type="float" office:value="0.0839661444539398" calcext:value-type="float">
            <text:p>0.0839661445</text:p>
          </table:table-cell>
          <table:table-cell table:formula="of:=[.D88]/[.N88]" office:value-type="float" office:value="0.385196130024693" calcext:value-type="float">
            <text:p>0.38519613</text:p>
          </table:table-cell>
          <table:table-cell table:formula="of:=[.E88]/[.O88]" office:value-type="float" office:value="0.0062742369780595" calcext:value-type="float">
            <text:p>0.006274237</text:p>
          </table:table-cell>
          <table:table-cell table:formula="of:=[.F88]/[.P88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3275357852982" calcext:value-type="float">
            <text:p>0.0047327536</text:p>
          </table:table-cell>
          <table:table-cell office:value-type="float" office:value="0" calcext:value-type="float">
            <text:p>0</text:p>
          </table:table-cell>
          <table:table-cell office:value-type="float" office:value="6638" calcext:value-type="float">
            <text:p>6638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89]/[.L89]" office:value-type="float" office:value="0.0261096605744125" calcext:value-type="float">
            <text:p>0.0261096606</text:p>
          </table:table-cell>
          <table:table-cell table:formula="of:=[.C89]/[.M89]" office:value-type="float" office:value="0.0656962036565229" calcext:value-type="float">
            <text:p>0.0656962037</text:p>
          </table:table-cell>
          <table:table-cell table:formula="of:=[.D89]/[.N89]" office:value-type="float" office:value="0" calcext:value-type="float">
            <text:p>0</text:p>
          </table:table-cell>
          <table:table-cell table:formula="of:=[.E89]/[.O89]" office:value-type="float" office:value="0.0855202978652134" calcext:value-type="float">
            <text:p>0.0855202979</text:p>
          </table:table-cell>
          <table:table-cell table:formula="of:=[.F89]/[.P89]" office:value-type="float" office:value="0.59375" calcext:value-type="float">
            <text:p>0.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57997059239024" calcext:value-type="float">
            <text:p>0.0015799706</text:p>
          </table:table-cell>
          <table:table-cell office:value-type="float" office:value="30052" calcext:value-type="float">
            <text:p>3005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0]/[.L90]" office:value-type="float" office:value="0.0156657963446475" calcext:value-type="float">
            <text:p>0.0156657963</text:p>
          </table:table-cell>
          <table:table-cell table:formula="of:=[.C90]/[.M90]" office:value-type="float" office:value="0.0219318559664436" calcext:value-type="float">
            <text:p>0.021931856</text:p>
          </table:table-cell>
          <table:table-cell table:formula="of:=[.D90]/[.N90]" office:value-type="float" office:value="0.076033275310691" calcext:value-type="float">
            <text:p>0.0760332753</text:p>
          </table:table-cell>
          <table:table-cell table:formula="of:=[.E90]/[.O90]" office:value-type="float" office:value="0.000798773496180059" calcext:value-type="float">
            <text:p>0.0007987735</text:p>
          </table:table-cell>
          <table:table-cell table:formula="of:=[.F90]/[.P90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185543301977218" calcext:value-type="float">
            <text:p>0.001855433</text:p>
          </table:table-cell>
          <table:table-cell office:value-type="float" office:value="33449" calcext:value-type="float">
            <text:p>334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1]/[.L91]" office:value-type="float" office:value="0.0234986945169713" calcext:value-type="float">
            <text:p>0.0234986945</text:p>
          </table:table-cell>
          <table:table-cell table:formula="of:=[.C91]/[.M91]" office:value-type="float" office:value="0.0257555994655982" calcext:value-type="float">
            <text:p>0.0257555995</text:p>
          </table:table-cell>
          <table:table-cell table:formula="of:=[.D91]/[.N91]" office:value-type="float" office:value="0.0846278792049549" calcext:value-type="float">
            <text:p>0.0846278792</text:p>
          </table:table-cell>
          <table:table-cell table:formula="of:=[.E91]/[.O91]" office:value-type="float" office:value="0.000515337739471006" calcext:value-type="float">
            <text:p>0.0005153377</text:p>
          </table:table-cell>
          <table:table-cell table:formula="of:=[.F91]/[.P91]" office:value-type="float" office:value="0.3984375" calcext:value-type="float">
            <text:p>0.39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_25</text:p>
          </table:table-cell>
          <table:table-cell office:value-type="float" office:value="5" calcext:value-type="float">
            <text:p>5</text:p>
          </table:table-cell>
          <table:table-cell office:value-type="float" office:value="0.00186376912386607" calcext:value-type="float">
            <text:p>0.0018637691</text:p>
          </table:table-cell>
          <table:table-cell office:value-type="float" office:value="27427" calcext:value-type="float">
            <text:p>2742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2]/[.L92]" office:value-type="float" office:value="0.0130548302872063" calcext:value-type="float">
            <text:p>0.0130548303</text:p>
          </table:table-cell>
          <table:table-cell table:formula="of:=[.C92]/[.M92]" office:value-type="float" office:value="0.025871314425857" calcext:value-type="float">
            <text:p>0.0258713144</text:p>
          </table:table-cell>
          <table:table-cell table:formula="of:=[.D92]/[.N92]" office:value-type="float" office:value="0.0693918754807109" calcext:value-type="float">
            <text:p>0.0693918755</text:p>
          </table:table-cell>
          <table:table-cell table:formula="of:=[.E92]/[.O92]" office:value-type="float" office:value="0.000206135095788402" calcext:value-type="float">
            <text:p>0.0002061351</text:p>
          </table:table-cell>
          <table:table-cell table:formula="of:=[.F92]/[.P92]" office:value-type="float" office:value="0.265625" calcext:value-type="float">
            <text:p>0.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3]/[.L93]" office:value-type="float" office:value="0.0130548302872063" calcext:value-type="float">
            <text:p>0.0130548303</text:p>
          </table:table-cell>
          <table:table-cell table:formula="of:=[.C93]/[.M93]" office:value-type="float" office:value="0.0210402601887819" calcext:value-type="float">
            <text:p>0.0210402602</text:p>
          </table:table-cell>
          <table:table-cell table:formula="of:=[.D93]/[.N93]" office:value-type="float" office:value="0" calcext:value-type="float">
            <text:p>0</text:p>
          </table:table-cell>
          <table:table-cell table:formula="of:=[.E93]/[.O93]" office:value-type="float" office:value="0.00153312977492624" calcext:value-type="float">
            <text:p>0.0015331298</text:p>
          </table:table-cell>
          <table:table-cell table:formula="of:=[.F93]/[.P93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81053155616657" calcext:value-type="float">
            <text:p>3.81E-04</text:p>
          </table:table-cell>
          <table:table-cell office:value-type="float" office:value="10493" calcext:value-type="float">
            <text:p>1049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4]/[.L94]" office:value-type="float" office:value="0.0130548302872063" calcext:value-type="float">
            <text:p>0.0130548303</text:p>
          </table:table-cell>
          <table:table-cell table:formula="of:=[.C94]/[.M94]" office:value-type="float" office:value="0.00528946738932668" calcext:value-type="float">
            <text:p>0.0052894674</text:p>
          </table:table-cell>
          <table:table-cell table:formula="of:=[.D94]/[.N94]" office:value-type="float" office:value="0.026547888920374" calcext:value-type="float">
            <text:p>0.0265478889</text:p>
          </table:table-cell>
          <table:table-cell table:formula="of:=[.E94]/[.O94]" office:value-type="float" office:value="0.000128834434867751" calcext:value-type="float">
            <text:p>0.0001288344</text:p>
          </table:table-cell>
          <table:table-cell table:formula="of:=[.F94]/[.P94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34524174950115" calcext:value-type="float">
            <text:p>4.35E-04</text:p>
          </table:table-cell>
          <table:table-cell office:value-type="float" office:value="10134" calcext:value-type="float">
            <text:p>101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5]/[.L95]" office:value-type="float" office:value="0.0130548302872063" calcext:value-type="float">
            <text:p>0.0130548303</text:p>
          </table:table-cell>
          <table:table-cell table:formula="of:=[.C95]/[.M95]" office:value-type="float" office:value="0.00603170822599073" calcext:value-type="float">
            <text:p>0.0060317082</text:p>
          </table:table-cell>
          <table:table-cell table:formula="of:=[.D95]/[.N95]" office:value-type="float" office:value="0.0256395984293406" calcext:value-type="float">
            <text:p>0.0256395984</text:p>
          </table:table-cell>
          <table:table-cell table:formula="of:=[.E95]/[.O95]" office:value-type="float" office:value="0.000128834434867751" calcext:value-type="float">
            <text:p>0.0001288344</text:p>
          </table:table-cell>
          <table:table-cell table:formula="of:=[.F95]/[.P95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_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000514723823226243" calcext:value-type="float">
            <text:p>5.15E-04</text:p>
          </table:table-cell>
          <table:table-cell office:value-type="float" office:value="10082" calcext:value-type="float">
            <text:p>1008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6]/[.L96]" office:value-type="float" office:value="0.0182767624020888" calcext:value-type="float">
            <text:p>0.0182767624</text:p>
          </table:table-cell>
          <table:table-cell table:formula="of:=[.C96]/[.M96]" office:value-type="float" office:value="0.00714497396841856" calcext:value-type="float">
            <text:p>0.007144974</text:p>
          </table:table-cell>
          <table:table-cell table:formula="of:=[.D96]/[.N96]" office:value-type="float" office:value="0.02550803546128" calcext:value-type="float">
            <text:p>0.0255080355</text:p>
          </table:table-cell>
          <table:table-cell table:formula="of:=[.E96]/[.O96]" office:value-type="float" office:value="0.0000773006609206509" calcext:value-type="float">
            <text:p>7.73006609206509E-005</text:p>
          </table:table-cell>
          <table:table-cell table:formula="of:=[.F96]/[.P96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0_10_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00561796748624" calcext:value-type="float">
            <text:p>2.01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7]/[.L97]" office:value-type="float" office:value="0.0130548302872063" calcext:value-type="float">
            <text:p>0.0130548303</text:p>
          </table:table-cell>
          <table:table-cell table:formula="of:=[.C97]/[.M97]" office:value-type="float" office:value="0.00278403437370783" calcext:value-type="float">
            <text:p>0.0027840344</text:p>
          </table:table-cell>
          <table:table-cell table:formula="of:=[.D97]/[.N97]" office:value-type="float" office:value="0" calcext:value-type="float">
            <text:p>0</text:p>
          </table:table-cell>
          <table:table-cell table:formula="of:=[.E97]/[.O97]" office:value-type="float" office:value="0.000154601321841302" calcext:value-type="float">
            <text:p>0.0001546013</text:p>
          </table:table-cell>
          <table:table-cell table:formula="of:=[.F97]/[.P97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55734880936757" calcext:value-type="float">
            <text:p>0.0025573488</text:p>
          </table:table-cell>
          <table:table-cell office:value-type="float" office:value="34097" calcext:value-type="float">
            <text:p>34097</text:p>
          </table:table-cell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8]/[.L98]" office:value-type="float" office:value="0.0156657963446475" calcext:value-type="float">
            <text:p>0.0156657963</text:p>
          </table:table-cell>
          <table:table-cell table:formula="of:=[.C98]/[.M98]" office:value-type="float" office:value="0.0354990187875297" calcext:value-type="float">
            <text:p>0.0354990188</text:p>
          </table:table-cell>
          <table:table-cell table:formula="of:=[.D98]/[.N98]" office:value-type="float" office:value="0.0862673561915557" calcext:value-type="float">
            <text:p>0.0862673562</text:p>
          </table:table-cell>
          <table:table-cell table:formula="of:=[.E98]/[.O98]" office:value-type="float" office:value="0.0046122727682655" calcext:value-type="float">
            <text:p>0.0046122728</text:p>
          </table:table-cell>
          <table:table-cell table:formula="of:=[.F98]/[.P98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213067017295887" calcext:value-type="float">
            <text:p>0.0021306702</text:p>
          </table:table-cell>
          <table:table-cell office:value-type="float" office:value="33052" calcext:value-type="float">
            <text:p>33052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99]/[.L99]" office:value-type="float" office:value="0.0156657963446475" calcext:value-type="float">
            <text:p>0.0156657963</text:p>
          </table:table-cell>
          <table:table-cell table:formula="of:=[.C99]/[.M99]" office:value-type="float" office:value="0.0295762158931307" calcext:value-type="float">
            <text:p>0.0295762159</text:p>
          </table:table-cell>
          <table:table-cell table:formula="of:=[.D99]/[.N99]" office:value-type="float" office:value="0.0836234465449541" calcext:value-type="float">
            <text:p>0.0836234465</text:p>
          </table:table-cell>
          <table:table-cell table:formula="of:=[.E99]/[.O99]" office:value-type="float" office:value="0.00304049266287893" calcext:value-type="float">
            <text:p>0.0030404927</text:p>
          </table:table-cell>
          <table:table-cell table:formula="of:=[.F99]/[.P99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0_250</text:p>
          </table:table-cell>
          <table:table-cell office:value-type="float" office:value="8" calcext:value-type="float">
            <text:p>8</text:p>
          </table:table-cell>
          <table:table-cell office:value-type="float" office:value="0.00211736298052506" calcext:value-type="float">
            <text:p>0.002117363</text:p>
          </table:table-cell>
          <table:table-cell office:value-type="float" office:value="31876" calcext:value-type="float">
            <text:p>31876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0]/[.L100]" office:value-type="float" office:value="0.02088772845953" calcext:value-type="float">
            <text:p>0.0208877285</text:p>
          </table:table-cell>
          <table:table-cell table:formula="of:=[.C100]/[.M100]" office:value-type="float" office:value="0.0293914963615257" calcext:value-type="float">
            <text:p>0.0293914964</text:p>
          </table:table-cell>
          <table:table-cell table:formula="of:=[.D100]/[.N100]" office:value-type="float" office:value="0.0806480994211229" calcext:value-type="float">
            <text:p>0.0806480994</text:p>
          </table:table-cell>
          <table:table-cell table:formula="of:=[.E100]/[.O100]" office:value-type="float" office:value="0.00140429534005849" calcext:value-type="float">
            <text:p>0.0014042953</text:p>
          </table:table-cell>
          <table:table-cell table:formula="of:=[.F100]/[.P100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51661460055305" calcext:value-type="float">
            <text:p>0.0015166146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1]/[.L101]" office:value-type="float" office:value="0.0130548302872063" calcext:value-type="float">
            <text:p>0.0130548303</text:p>
          </table:table-cell>
          <table:table-cell table:formula="of:=[.C101]/[.M101]" office:value-type="float" office:value="0.0210524000485443" calcext:value-type="float">
            <text:p>0.0210524</text:p>
          </table:table-cell>
          <table:table-cell table:formula="of:=[.D101]/[.N101]" office:value-type="float" office:value="0" calcext:value-type="float">
            <text:p>0</text:p>
          </table:table-cell>
          <table:table-cell table:formula="of:=[.E101]/[.O101]" office:value-type="float" office:value="0.0122521547559232" calcext:value-type="float">
            <text:p>0.0122521548</text:p>
          </table:table-cell>
          <table:table-cell table:formula="of:=[.F101]/[.P101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5457199829616" calcext:value-type="float">
            <text:p>4.55E-04</text:p>
          </table:table-cell>
          <table:table-cell office:value-type="float" office:value="9321" calcext:value-type="float">
            <text:p>93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2]/[.L102]" office:value-type="float" office:value="0.0130548302872063" calcext:value-type="float">
            <text:p>0.0130548303</text:p>
          </table:table-cell>
          <table:table-cell table:formula="of:=[.C102]/[.M102]" office:value-type="float" office:value="0.00630999566765822" calcext:value-type="float">
            <text:p>0.0063099957</text:p>
          </table:table-cell>
          <table:table-cell table:formula="of:=[.D102]/[.N102]" office:value-type="float" office:value="0.0235826620248553" calcext:value-type="float">
            <text:p>0.023582662</text:p>
          </table:table-cell>
          <table:table-cell table:formula="of:=[.E102]/[.O102]" office:value-type="float" office:value="0.00042515363506358" calcext:value-type="float">
            <text:p>0.0004251536</text:p>
          </table:table-cell>
          <table:table-cell table:formula="of:=[.F102]/[.P102]" office:value-type="float" office:value="0.265625" calcext:value-type="float">
            <text:p>0.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88458197954629" calcext:value-type="float">
            <text:p>6.88E-04</text:p>
          </table:table-cell>
          <table:table-cell office:value-type="float" office:value="13189" calcext:value-type="float">
            <text:p>1318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3]/[.L103]" office:value-type="float" office:value="0.0130548302872063" calcext:value-type="float">
            <text:p>0.0130548303</text:p>
          </table:table-cell>
          <table:table-cell table:formula="of:=[.C103]/[.M103]" office:value-type="float" office:value="0.00955661207188396" calcext:value-type="float">
            <text:p>0.0095566121</text:p>
          </table:table-cell>
          <table:table-cell table:formula="of:=[.D103]/[.N103]" office:value-type="float" office:value="0.0333689228028984" calcext:value-type="float">
            <text:p>0.0333689228</text:p>
          </table:table-cell>
          <table:table-cell table:formula="of:=[.E103]/[.O103]" office:value-type="float" office:value="0.000309202643682603" calcext:value-type="float">
            <text:p>0.0003092026</text:p>
          </table:table-cell>
          <table:table-cell table:formula="of:=[.F103]/[.P103]" office:value-type="float" office:value="0.4296875" calcext:value-type="float">
            <text:p>0.4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41682235239548" calcext:value-type="float">
            <text:p>6.42E-04</text:p>
          </table:table-cell>
          <table:table-cell office:value-type="float" office:value="12733" calcext:value-type="float">
            <text:p>1273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4]/[.L104]" office:value-type="float" office:value="0.0130548302872063" calcext:value-type="float">
            <text:p>0.0130548303</text:p>
          </table:table-cell>
          <table:table-cell table:formula="of:=[.C104]/[.M104]" office:value-type="float" office:value="0.00890730652031234" calcext:value-type="float">
            <text:p>0.0089073065</text:p>
          </table:table-cell>
          <table:table-cell table:formula="of:=[.D104]/[.N104]" office:value-type="float" office:value="0.0322152167752904" calcext:value-type="float">
            <text:p>0.0322152168</text:p>
          </table:table-cell>
          <table:table-cell table:formula="of:=[.E104]/[.O104]" office:value-type="float" office:value="0.000193251652301627" calcext:value-type="float">
            <text:p>0.0001932517</text:p>
          </table:table-cell>
          <table:table-cell table:formula="of:=[.F104]/[.P104]" office:value-type="float" office:value="0.59375" calcext:value-type="float">
            <text:p>0.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0_10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13932746859413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5]/[.L105]" office:value-type="float" office:value="0.010443864229765" calcext:value-type="float">
            <text:p>0.0104438642</text:p>
          </table:table-cell>
          <table:table-cell table:formula="of:=[.C105]/[.M105]" office:value-type="float" office:value="0.00296963893709447" calcext:value-type="float">
            <text:p>0.0029696389</text:p>
          </table:table-cell>
          <table:table-cell table:formula="of:=[.D105]/[.N105]" office:value-type="float" office:value="0" calcext:value-type="float">
            <text:p>0</text:p>
          </table:table-cell>
          <table:table-cell table:formula="of:=[.E105]/[.O105]" office:value-type="float" office:value="0.000644172174338757" calcext:value-type="float">
            <text:p>0.0006441722</text:p>
          </table:table-cell>
          <table:table-cell table:formula="of:=[.F105]/[.P105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93605502506292" calcext:value-type="float">
            <text:p>9.36E-05</text:p>
          </table:table-cell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6]/[.L106]" office:value-type="float" office:value="0.0130548302872063" calcext:value-type="float">
            <text:p>0.0130548303</text:p>
          </table:table-cell>
          <table:table-cell table:formula="of:=[.C106]/[.M106]" office:value-type="float" office:value="0.00129935481617338" calcext:value-type="float">
            <text:p>0.0012993548</text:p>
          </table:table-cell>
          <table:table-cell table:formula="of:=[.D106]/[.N106]" office:value-type="float" office:value="0.00488048010363114" calcext:value-type="float">
            <text:p>0.0048804801</text:p>
          </table:table-cell>
          <table:table-cell table:formula="of:=[.E106]/[.O106]" office:value-type="float" office:value="0.000128834434867751" calcext:value-type="float">
            <text:p>0.0001288344</text:p>
          </table:table-cell>
          <table:table-cell table:formula="of:=[.F106]/[.P106]" office:value-type="float" office:value="0.640625" calcext:value-type="float">
            <text:p>0.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_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869197815529388" calcext:value-type="float">
            <text:p>8.69E-05</text:p>
          </table:table-cell>
          <table:table-cell office:value-type="float" office:value="3042" calcext:value-type="float">
            <text:p>304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7]/[.L107]" office:value-type="float" office:value="0.010443864229765" calcext:value-type="float">
            <text:p>0.0104438642</text:p>
          </table:table-cell>
          <table:table-cell table:formula="of:=[.C107]/[.M107]" office:value-type="float" office:value="0.00120654912112627" calcext:value-type="float">
            <text:p>0.0012065491</text:p>
          </table:table-cell>
          <table:table-cell table:formula="of:=[.D107]/[.N107]" office:value-type="float" office:value="0.00769643363154273" calcext:value-type="float">
            <text:p>0.0076964336</text:p>
          </table:table-cell>
          <table:table-cell table:formula="of:=[.E107]/[.O107]" office:value-type="float" office:value="0.000128834434867751" calcext:value-type="float">
            <text:p>0.0001288344</text:p>
          </table:table-cell>
          <table:table-cell table:formula="of:=[.F107]/[.P107]" office:value-type="float" office:value="0.6953125" calcext:value-type="float">
            <text:p>0.6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3348" calcext:value-type="float">
            <text:p>334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8]/[.L108]" office:value-type="float" office:value="0.0130548302872063" calcext:value-type="float">
            <text:p>0.0130548303</text:p>
          </table:table-cell>
          <table:table-cell table:formula="of:=[.C108]/[.M108]" office:value-type="float" office:value="0.00102093773103204" calcext:value-type="float">
            <text:p>0.0010209377</text:p>
          </table:table-cell>
          <table:table-cell table:formula="of:=[.D108]/[.N108]" office:value-type="float" office:value="0.00847063109743756" calcext:value-type="float">
            <text:p>0.0084706311</text:p>
          </table:table-cell>
          <table:table-cell table:formula="of:=[.E108]/[.O108]" office:value-type="float" office:value="0.000115950991380976" calcext:value-type="float">
            <text:p>0.000115951</text:p>
          </table:table-cell>
          <table:table-cell table:formula="of:=[.F108]/[.P108]" office:value-type="float" office:value="0.5546875" calcext:value-type="float">
            <text:p>0.5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mem_bench_1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09]/[.L109]" office:value-type="float" office:value="0.010443864229765" calcext:value-type="float">
            <text:p>0.0104438642</text:p>
          </table:table-cell>
          <table:table-cell table:formula="of:=[.C109]/[.M109]" office:value-type="float" office:value="0.000464062605014564" calcext:value-type="float">
            <text:p>0.0004640626</text:p>
          </table:table-cell>
          <table:table-cell table:formula="of:=[.D109]/[.N109]" office:value-type="float" office:value="0" calcext:value-type="float">
            <text:p>0</text:p>
          </table:table-cell>
          <table:table-cell table:formula="of:=[.E109]/[.O109]" office:value-type="float" office:value="0.000128834434867751" calcext:value-type="float">
            <text:p>0.0001288344</text:p>
          </table:table-cell>
          <table:table-cell table:formula="of:=[.F109]/[.P109]" office:value-type="float" office:value="0.40625" calcext:value-type="float">
            <text:p>0.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0_750</text:p>
          </table:table-cell>
          <table:table-cell office:value-type="float" office:value="167" calcext:value-type="float">
            <text:p>167</text:p>
          </table:table-cell>
          <table:table-cell office:value-type="float" office:value="0.0552289518862848" calcext:value-type="float">
            <text:p>0.0552289519</text:p>
          </table:table-cell>
          <table:table-cell office:value-type="float" office:value="395248" calcext:value-type="float">
            <text:p>395248</text:p>
          </table:table-cell>
          <table:table-cell office:value-type="float" office:value="28687" calcext:value-type="float">
            <text:p>28687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0]/[.L110]" office:value-type="float" office:value="0.436031331592689" calcext:value-type="float">
            <text:p>0.4360313316</text:p>
          </table:table-cell>
          <table:table-cell table:formula="of:=[.C110]/[.M110]" office:value-type="float" office:value="0.766643014611544" calcext:value-type="float">
            <text:p>0.7666430146</text:p>
          </table:table-cell>
          <table:table-cell table:formula="of:=[.D110]/[.N110]" office:value-type="float" office:value="1" calcext:value-type="float">
            <text:p>1</text:p>
          </table:table-cell>
          <table:table-cell table:formula="of:=[.E110]/[.O110]" office:value-type="float" office:value="0.369587343305119" calcext:value-type="float">
            <text:p>0.3695873433</text:p>
          </table:table-cell>
          <table:table-cell table:formula="of:=[.F110]/[.P110]" office:value-type="float" office:value="0.375" calcext:value-type="float">
            <text:p>0.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0_500</text:p>
          </table:table-cell>
          <table:table-cell office:value-type="float" office:value="166" calcext:value-type="float">
            <text:p>166</text:p>
          </table:table-cell>
          <table:table-cell office:value-type="float" office:value="0.0539682131761557" calcext:value-type="float">
            <text:p>0.0539682132</text:p>
          </table:table-cell>
          <table:table-cell office:value-type="float" office:value="270323" calcext:value-type="float">
            <text:p>270323</text:p>
          </table:table-cell>
          <table:table-cell office:value-type="float" office:value="4301" calcext:value-type="float">
            <text:p>430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1]/[.L111]" office:value-type="float" office:value="0.433420365535248" calcext:value-type="float">
            <text:p>0.4334203655</text:p>
          </table:table-cell>
          <table:table-cell table:formula="of:=[.C111]/[.M111]" office:value-type="float" office:value="0.749142473819806" calcext:value-type="float">
            <text:p>0.7491424738</text:p>
          </table:table-cell>
          <table:table-cell table:formula="of:=[.D111]/[.N111]" office:value-type="float" office:value="0.683932619519896" calcext:value-type="float">
            <text:p>0.6839326195</text:p>
          </table:table-cell>
          <table:table-cell table:formula="of:=[.E111]/[.O111]" office:value-type="float" office:value="0.0554116904366199" calcext:value-type="float">
            <text:p>0.0554116904</text:p>
          </table:table-cell>
          <table:table-cell table:formula="of:=[.F111]/[.P111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0_250</text:p>
          </table:table-cell>
          <table:table-cell office:value-type="float" office:value="26" calcext:value-type="float">
            <text:p>26</text:p>
          </table:table-cell>
          <table:table-cell office:value-type="float" office:value="0.0419147252987007" calcext:value-type="float">
            <text:p>0.0419147253</text:p>
          </table:table-cell>
          <table:table-cell office:value-type="float" office:value="357748" calcext:value-type="float">
            <text:p>357748</text:p>
          </table:table-cell>
          <table:table-cell office:value-type="float" office:value="2738" calcext:value-type="float">
            <text:p>2738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2]/[.L112]" office:value-type="float" office:value="0.0678851174934726" calcext:value-type="float">
            <text:p>0.0678851175</text:p>
          </table:table-cell>
          <table:table-cell table:formula="of:=[.C112]/[.M112]" office:value-type="float" office:value="0.581825840652799" calcext:value-type="float">
            <text:p>0.5818258407</text:p>
          </table:table-cell>
          <table:table-cell table:formula="of:=[.D112]/[.N112]" office:value-type="float" office:value="0.905122859571712" calcext:value-type="float">
            <text:p>0.9051228596</text:p>
          </table:table-cell>
          <table:table-cell table:formula="of:=[.E112]/[.O112]" office:value-type="float" office:value="0.0352748682667903" calcext:value-type="float">
            <text:p>0.0352748683</text:p>
          </table:table-cell>
          <table:table-cell table:formula="of:=[.F112]/[.P112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0_1000</text:p>
          </table:table-cell>
          <table:table-cell office:value-type="float" office:value="121" calcext:value-type="float">
            <text:p>121</text:p>
          </table:table-cell>
          <table:table-cell office:value-type="float" office:value="0.032398781471582" calcext:value-type="float">
            <text:p>0.0323987815</text:p>
          </table:table-cell>
          <table:table-cell office:value-type="float" office:value="0" calcext:value-type="float">
            <text:p>0</text:p>
          </table:table-cell>
          <table:table-cell office:value-type="float" office:value="54845" calcext:value-type="float">
            <text:p>5484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3]/[.L113]" office:value-type="float" office:value="0.315926892950392" calcext:value-type="float">
            <text:p>0.315926893</text:p>
          </table:table-cell>
          <table:table-cell table:formula="of:=[.C113]/[.M113]" office:value-type="float" office:value="0.449733312851125" calcext:value-type="float">
            <text:p>0.4497333129</text:p>
          </table:table-cell>
          <table:table-cell table:formula="of:=[.D113]/[.N113]" office:value-type="float" office:value="0" calcext:value-type="float">
            <text:p>0</text:p>
          </table:table-cell>
          <table:table-cell table:formula="of:=[.E113]/[.O113]" office:value-type="float" office:value="0.706592458032183" calcext:value-type="float">
            <text:p>0.706592458</text:p>
          </table:table-cell>
          <table:table-cell table:formula="of:=[.F113]/[.P113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_75</text:p>
          </table:table-cell>
          <table:table-cell office:value-type="float" office:value="13" calcext:value-type="float">
            <text:p>13</text:p>
          </table:table-cell>
          <table:table-cell office:value-type="float" office:value="0.00941195758531539" calcext:value-type="float">
            <text:p>0.0094119576</text:p>
          </table:table-cell>
          <table:table-cell office:value-type="float" office:value="164785" calcext:value-type="float">
            <text:p>164785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4]/[.L114]" office:value-type="float" office:value="0.0339425587467363" calcext:value-type="float">
            <text:p>0.0339425587</text:p>
          </table:table-cell>
          <table:table-cell table:formula="of:=[.C114]/[.M114]" office:value-type="float" office:value="0.130649076076239" calcext:value-type="float">
            <text:p>0.1306490761</text:p>
          </table:table-cell>
          <table:table-cell table:formula="of:=[.D114]/[.N114]" office:value-type="float" office:value="0.416915455612679" calcext:value-type="float">
            <text:p>0.4169154556</text:p>
          </table:table-cell>
          <table:table-cell table:formula="of:=[.E114]/[.O114]" office:value-type="float" office:value="0.00154601321841302" calcext:value-type="float">
            <text:p>0.0015460132</text:p>
          </table:table-cell>
          <table:table-cell table:formula="of:=[.F114]/[.P114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735594809411334" calcext:value-type="float">
            <text:p>0.0073559481</text:p>
          </table:table-cell>
          <table:table-cell office:value-type="float" office:value="155723" calcext:value-type="float">
            <text:p>155723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5]/[.L115]" office:value-type="float" office:value="0.0234986945169713" calcext:value-type="float">
            <text:p>0.0234986945</text:p>
          </table:table-cell>
          <table:table-cell table:formula="of:=[.C115]/[.M115]" office:value-type="float" office:value="0.102109238535043" calcext:value-type="float">
            <text:p>0.1021092385</text:p>
          </table:table-cell>
          <table:table-cell table:formula="of:=[.D115]/[.N115]" office:value-type="float" office:value="0.393988078371048" calcext:value-type="float">
            <text:p>0.3939880784</text:p>
          </table:table-cell>
          <table:table-cell table:formula="of:=[.E115]/[.O115]" office:value-type="float" office:value="0.00112085958334944" calcext:value-type="float">
            <text:p>0.0011208596</text:p>
          </table:table-cell>
          <table:table-cell table:formula="of:=[.F115]/[.P115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607083037083329" calcext:value-type="float">
            <text:p>0.0060708304</text:p>
          </table:table-cell>
          <table:table-cell office:value-type="float" office:value="147453" calcext:value-type="float">
            <text:p>14745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6]/[.L116]" office:value-type="float" office:value="0.0234986945169713" calcext:value-type="float">
            <text:p>0.0234986945</text:p>
          </table:table-cell>
          <table:table-cell table:formula="of:=[.C116]/[.M116]" office:value-type="float" office:value="0.0842702882769487" calcext:value-type="float">
            <text:p>0.0842702883</text:p>
          </table:table-cell>
          <table:table-cell table:formula="of:=[.D116]/[.N116]" office:value-type="float" office:value="0.373064506335263" calcext:value-type="float">
            <text:p>0.3730645063</text:p>
          </table:table-cell>
          <table:table-cell table:formula="of:=[.E116]/[.O116]" office:value-type="float" office:value="0.000592638400391657" calcext:value-type="float">
            <text:p>0.0005926384</text:p>
          </table:table-cell>
          <table:table-cell table:formula="of:=[.F116]/[.P116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0_100</text:p>
          </table:table-cell>
          <table:table-cell office:value-type="float" office:value="11" calcext:value-type="float">
            <text:p>11</text:p>
          </table:table-cell>
          <table:table-cell office:value-type="float" office:value="0.00677304692514761" calcext:value-type="float">
            <text:p>0.006773046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7]/[.L117]" office:value-type="float" office:value="0.0287206266318538" calcext:value-type="float">
            <text:p>0.0287206266</text:p>
          </table:table-cell>
          <table:table-cell table:formula="of:=[.C117]/[.M117]" office:value-type="float" office:value="0.0940178825680392" calcext:value-type="float">
            <text:p>0.0940178826</text:p>
          </table:table-cell>
          <table:table-cell table:formula="of:=[.D117]/[.N117]" office:value-type="float" office:value="0" calcext:value-type="float">
            <text:p>0</text:p>
          </table:table-cell>
          <table:table-cell table:formula="of:=[.E117]/[.O117]" office:value-type="float" office:value="0.00745951377884281" calcext:value-type="float">
            <text:p>0.0074595138</text:p>
          </table:table-cell>
          <table:table-cell table:formula="of:=[.F117]/[.P117]" office:value-type="float" office:value="0.1640625" calcext:value-type="float">
            <text:p>0.1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_7</text:p>
          </table:table-cell>
          <table:table-cell office:value-type="float" office:value="7" calcext:value-type="float">
            <text:p>7</text:p>
          </table:table-cell>
          <table:table-cell office:value-type="float" office:value="0.00170488276294994" calcext:value-type="float">
            <text:p>0.0017048828</text:p>
          </table:table-cell>
          <table:table-cell office:value-type="float" office:value="36011" calcext:value-type="float">
            <text:p>360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8]/[.L118]" office:value-type="float" office:value="0.0182767624020888" calcext:value-type="float">
            <text:p>0.0182767624</text:p>
          </table:table-cell>
          <table:table-cell table:formula="of:=[.C118]/[.M118]" office:value-type="float" office:value="0.0236657842726829" calcext:value-type="float">
            <text:p>0.0236657843</text:p>
          </table:table-cell>
          <table:table-cell table:formula="of:=[.D118]/[.N118]" office:value-type="float" office:value="0.0911098854390155" calcext:value-type="float">
            <text:p>0.0911098854</text:p>
          </table:table-cell>
          <table:table-cell table:formula="of:=[.E118]/[.O118]" office:value-type="float" office:value="0.000244785426248728" calcext:value-type="float">
            <text:p>0.0002447854</text:p>
          </table:table-cell>
          <table:table-cell table:formula="of:=[.F118]/[.P118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_5</text:p>
          </table:table-cell>
          <table:table-cell office:value-type="float" office:value="9" calcext:value-type="float">
            <text:p>9</text:p>
          </table:table-cell>
          <table:table-cell office:value-type="float" office:value="0.00189581019463121" calcext:value-type="float">
            <text:p>0.0018958102</text:p>
          </table:table-cell>
          <table:table-cell office:value-type="float" office:value="42097" calcext:value-type="float">
            <text:p>4209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19]/[.L119]" office:value-type="float" office:value="0.0234986945169713" calcext:value-type="float">
            <text:p>0.0234986945</text:p>
          </table:table-cell>
          <table:table-cell table:formula="of:=[.C119]/[.M119]" office:value-type="float" office:value="0.0263160822920541" calcext:value-type="float">
            <text:p>0.0263160823</text:p>
          </table:table-cell>
          <table:table-cell table:formula="of:=[.D119]/[.N119]" office:value-type="float" office:value="0.106507812816257" calcext:value-type="float">
            <text:p>0.1065078128</text:p>
          </table:table-cell>
          <table:table-cell table:formula="of:=[.E119]/[.O119]" office:value-type="float" office:value="0.000219018539275177" calcext:value-type="float">
            <text:p>0.0002190185</text:p>
          </table:table-cell>
          <table:table-cell table:formula="of:=[.F119]/[.P119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6475" calcext:value-type="float">
            <text:p>4647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0]/[.L120]" office:value-type="float" office:value="0.0234986945169713" calcext:value-type="float">
            <text:p>0.0234986945</text:p>
          </table:table-cell>
          <table:table-cell table:formula="of:=[.C120]/[.M120]" office:value-type="float" office:value="0.0295767397185509" calcext:value-type="float">
            <text:p>0.0295767397</text:p>
          </table:table-cell>
          <table:table-cell table:formula="of:=[.D120]/[.N120]" office:value-type="float" office:value="0.117584402704125" calcext:value-type="float">
            <text:p>0.1175844027</text:p>
          </table:table-cell>
          <table:table-cell table:formula="of:=[.E120]/[.O120]" office:value-type="float" office:value="0.000167484765328077" calcext:value-type="float">
            <text:p>0.0001674848</text:p>
          </table:table-cell>
          <table:table-cell table:formula="of:=[.F120]/[.P120]" office:value-type="float" office:value="0.5078125" calcext:value-type="float">
            <text:p>0.50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32277188513831" calcext:value-type="float">
            <text:p>0.00132277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1]/[.L121]" office:value-type="float" office:value="0.0156657963446475" calcext:value-type="float">
            <text:p>0.0156657963</text:p>
          </table:table-cell>
          <table:table-cell table:formula="of:=[.C121]/[.M121]" office:value-type="float" office:value="0.0183616344513259" calcext:value-type="float">
            <text:p>0.0183616345</text:p>
          </table:table-cell>
          <table:table-cell table:formula="of:=[.D121]/[.N121]" office:value-type="float" office:value="0" calcext:value-type="float">
            <text:p>0</text:p>
          </table:table-cell>
          <table:table-cell table:formula="of:=[.E121]/[.O121]" office:value-type="float" office:value="0.000322086087169379" calcext:value-type="float">
            <text:p>0.0003220861</text:p>
          </table:table-cell>
          <table:table-cell table:formula="of:=[.F121]/[.P121]" office:value-type="float" office:value="0.2421875" calcext:value-type="float">
            <text:p>0.2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0_750</text:p>
          </table:table-cell>
          <table:table-cell office:value-type="float" office:value="10" calcext:value-type="float">
            <text:p>10</text:p>
          </table:table-cell>
          <table:table-cell office:value-type="float" office:value="0.00793494809343809" calcext:value-type="float">
            <text:p>0.0079349481</text:p>
          </table:table-cell>
          <table:table-cell office:value-type="float" office:value="170233" calcext:value-type="float">
            <text:p>170233</text:p>
          </table:table-cell>
          <table:table-cell office:value-type="float" office:value="2928" calcext:value-type="float">
            <text:p>2928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2]/[.L122]" office:value-type="float" office:value="0.0261096605744125" calcext:value-type="float">
            <text:p>0.0261096606</text:p>
          </table:table-cell>
          <table:table-cell table:formula="of:=[.C122]/[.M122]" office:value-type="float" office:value="0.110146441664597" calcext:value-type="float">
            <text:p>0.1101464417</text:p>
          </table:table-cell>
          <table:table-cell table:formula="of:=[.D122]/[.N122]" office:value-type="float" office:value="0.4306992065741" calcext:value-type="float">
            <text:p>0.4306992066</text:p>
          </table:table-cell>
          <table:table-cell table:formula="of:=[.E122]/[.O122]" office:value-type="float" office:value="0.0377227225292776" calcext:value-type="float">
            <text:p>0.0377227225</text:p>
          </table:table-cell>
          <table:table-cell table:formula="of:=[.F122]/[.P122]" office:value-type="float" office:value="0.5625" calcext:value-type="float">
            <text:p>0.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771513875759266" calcext:value-type="float">
            <text:p>0.0077151388</text:p>
          </table:table-cell>
          <table:table-cell office:value-type="float" office:value="180932" calcext:value-type="float">
            <text:p>180932</text:p>
          </table:table-cell>
          <table:table-cell office:value-type="float" office:value="1335" calcext:value-type="float">
            <text:p>133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3]/[.L123]" office:value-type="float" office:value="0.0261096605744125" calcext:value-type="float">
            <text:p>0.0261096606</text:p>
          </table:table-cell>
          <table:table-cell table:formula="of:=[.C123]/[.M123]" office:value-type="float" office:value="0.107095228738824" calcext:value-type="float">
            <text:p>0.1070952287</text:p>
          </table:table-cell>
          <table:table-cell table:formula="of:=[.D123]/[.N123]" office:value-type="float" office:value="0.45776828725256" calcext:value-type="float">
            <text:p>0.4577682873</text:p>
          </table:table-cell>
          <table:table-cell table:formula="of:=[.E123]/[.O123]" office:value-type="float" office:value="0.0171993970548448" calcext:value-type="float">
            <text:p>0.0171993971</text:p>
          </table:table-cell>
          <table:table-cell table:formula="of:=[.F123]/[.P123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0_250</text:p>
          </table:table-cell>
          <table:table-cell office:value-type="float" office:value="10" calcext:value-type="float">
            <text:p>10</text:p>
          </table:table-cell>
          <table:table-cell office:value-type="float" office:value="0.00607330039425231" calcext:value-type="float">
            <text:p>0.0060733004</text:p>
          </table:table-cell>
          <table:table-cell office:value-type="float" office:value="161170" calcext:value-type="float">
            <text:p>161170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4]/[.L124]" office:value-type="float" office:value="0.0261096605744125" calcext:value-type="float">
            <text:p>0.0261096606</text:p>
          </table:table-cell>
          <table:table-cell table:formula="of:=[.C124]/[.M124]" office:value-type="float" office:value="0.0843045751162865" calcext:value-type="float">
            <text:p>0.0843045751</text:p>
          </table:table-cell>
          <table:table-cell table:formula="of:=[.D124]/[.N124]" office:value-type="float" office:value="0.407769299275392" calcext:value-type="float">
            <text:p>0.4077692993</text:p>
          </table:table-cell>
          <table:table-cell table:formula="of:=[.E124]/[.O124]" office:value-type="float" office:value="0.00483129130754068" calcext:value-type="float">
            <text:p>0.0048312913</text:p>
          </table:table-cell>
          <table:table-cell table:formula="of:=[.F124]/[.P124]" office:value-type="float" office:value="0.3203125" calcext:value-type="float">
            <text:p>0.3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6937047897529" calcext:value-type="float">
            <text:p>0.0047693705</text:p>
          </table:table-cell>
          <table:table-cell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5]/[.L125]" office:value-type="float" office:value="0.0234986945169713" calcext:value-type="float">
            <text:p>0.0234986945</text:p>
          </table:table-cell>
          <table:table-cell table:formula="of:=[.C125]/[.M125]" office:value-type="float" office:value="0.0662044894375214" calcext:value-type="float">
            <text:p>0.0662044894</text:p>
          </table:table-cell>
          <table:table-cell table:formula="of:=[.D125]/[.N125]" office:value-type="float" office:value="0" calcext:value-type="float">
            <text:p>0</text:p>
          </table:table-cell>
          <table:table-cell table:formula="of:=[.E125]/[.O125]" office:value-type="float" office:value="0.0648166041819658" calcext:value-type="float">
            <text:p>0.0648166042</text:p>
          </table:table-cell>
          <table:table-cell table:formula="of:=[.F125]/[.P125]" office:value-type="float" office:value="0.640625" calcext:value-type="float">
            <text:p>0.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_75</text:p>
          </table:table-cell>
          <table:table-cell office:value-type="float" office:value="7" calcext:value-type="float">
            <text:p>7</text:p>
          </table:table-cell>
          <table:table-cell office:value-type="float" office:value="0.00157997059239024" calcext:value-type="float">
            <text:p>0.0015799706</text:p>
          </table:table-cell>
          <table:table-cell office:value-type="float" office:value="27737" calcext:value-type="float">
            <text:p>2773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6]/[.L126]" office:value-type="float" office:value="0.0182767624020888" calcext:value-type="float">
            <text:p>0.0182767624</text:p>
          </table:table-cell>
          <table:table-cell table:formula="of:=[.C126]/[.M126]" office:value-type="float" office:value="0.0219318559664436" calcext:value-type="float">
            <text:p>0.021931856</text:p>
          </table:table-cell>
          <table:table-cell table:formula="of:=[.D126]/[.N126]" office:value-type="float" office:value="0.070176193174918" calcext:value-type="float">
            <text:p>0.0701761932</text:p>
          </table:table-cell>
          <table:table-cell table:formula="of:=[.E126]/[.O126]" office:value-type="float" office:value="0.000785890052693284" calcext:value-type="float">
            <text:p>0.0007858901</text:p>
          </table:table-cell>
          <table:table-cell table:formula="of:=[.F126]/[.P126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19104950100993" calcext:value-type="float">
            <text:p>0.001910495</text:p>
          </table:table-cell>
          <table:table-cell office:value-type="float" office:value="35471" calcext:value-type="float">
            <text:p>3547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7]/[.L127]" office:value-type="float" office:value="0.0234986945169713" calcext:value-type="float">
            <text:p>0.0234986945</text:p>
          </table:table-cell>
          <table:table-cell table:formula="of:=[.C127]/[.M127]" office:value-type="float" office:value="0.0265199248567772" calcext:value-type="float">
            <text:p>0.0265199249</text:p>
          </table:table-cell>
          <table:table-cell table:formula="of:=[.D127]/[.N127]" office:value-type="float" office:value="0.0897436546168482" calcext:value-type="float">
            <text:p>0.0897436546</text:p>
          </table:table-cell>
          <table:table-cell table:formula="of:=[.E127]/[.O127]" office:value-type="float" office:value="0.000515337739471006" calcext:value-type="float">
            <text:p>0.0005153377</text:p>
          </table:table-cell>
          <table:table-cell table:formula="of:=[.F127]/[.P127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188379338278287" calcext:value-type="float">
            <text:p>0.0018837934</text:p>
          </table:table-cell>
          <table:table-cell office:value-type="float" office:value="29224" calcext:value-type="float">
            <text:p>292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8]/[.L128]" office:value-type="float" office:value="0.0234986945169713" calcext:value-type="float">
            <text:p>0.0234986945</text:p>
          </table:table-cell>
          <table:table-cell table:formula="of:=[.C128]/[.M128]" office:value-type="float" office:value="0.0261492747654438" calcext:value-type="float">
            <text:p>0.0261492748</text:p>
          </table:table-cell>
          <table:table-cell table:formula="of:=[.D128]/[.N128]" office:value-type="float" office:value="0.0739383880500344" calcext:value-type="float">
            <text:p>0.0739383881</text:p>
          </table:table-cell>
          <table:table-cell table:formula="of:=[.E128]/[.O128]" office:value-type="float" office:value="0.000206135095788402" calcext:value-type="float">
            <text:p>0.0002061351</text:p>
          </table:table-cell>
          <table:table-cell table:formula="of:=[.F128]/[.P128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29]/[.L129]" office:value-type="float" office:value="0.0156657963446475" calcext:value-type="float">
            <text:p>0.0156657963</text:p>
          </table:table-cell>
          <table:table-cell table:formula="of:=[.C129]/[.M129]" office:value-type="float" office:value="0.0210402601887819" calcext:value-type="float">
            <text:p>0.0210402602</text:p>
          </table:table-cell>
          <table:table-cell table:formula="of:=[.D129]/[.N129]" office:value-type="float" office:value="0" calcext:value-type="float">
            <text:p>0</text:p>
          </table:table-cell>
          <table:table-cell table:formula="of:=[.E129]/[.O129]" office:value-type="float" office:value="0.00119816024427009" calcext:value-type="float">
            <text:p>0.0011981602</text:p>
          </table:table-cell>
          <table:table-cell table:formula="of:=[.F129]/[.P129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67937541416915" calcext:value-type="float">
            <text:p>4.68E-04</text:p>
          </table:table-cell>
          <table:table-cell office:value-type="float" office:value="12367" calcext:value-type="float">
            <text:p>123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0]/[.L130]" office:value-type="float" office:value="0.0130548302872063" calcext:value-type="float">
            <text:p>0.0130548303</text:p>
          </table:table-cell>
          <table:table-cell table:formula="of:=[.C130]/[.M130]" office:value-type="float" office:value="0.00649552517564371" calcext:value-type="float">
            <text:p>0.0064955252</text:p>
          </table:table-cell>
          <table:table-cell table:formula="of:=[.D130]/[.N130]" office:value-type="float" office:value="0.0312892158847104" calcext:value-type="float">
            <text:p>0.0312892159</text:p>
          </table:table-cell>
          <table:table-cell table:formula="of:=[.E130]/[.O130]" office:value-type="float" office:value="0.000193251652301627" calcext:value-type="float">
            <text:p>0.0001932517</text:p>
          </table:table-cell>
          <table:table-cell table:formula="of:=[.F130]/[.P130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87990770939668" calcext:value-type="float">
            <text:p>4.88E-04</text:p>
          </table:table-cell>
          <table:table-cell office:value-type="float" office:value="11505" calcext:value-type="float">
            <text:p>1150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1]/[.L131]" office:value-type="float" office:value="0.0130548302872063" calcext:value-type="float">
            <text:p>0.0130548303</text:p>
          </table:table-cell>
          <table:table-cell table:formula="of:=[.C131]/[.M131]" office:value-type="float" office:value="0.00677388766142244" calcext:value-type="float">
            <text:p>0.0067738877</text:p>
          </table:table-cell>
          <table:table-cell table:formula="of:=[.D131]/[.N131]" office:value-type="float" office:value="0.0291083066833988" calcext:value-type="float">
            <text:p>0.0291083067</text:p>
          </table:table-cell>
          <table:table-cell table:formula="of:=[.E131]/[.O131]" office:value-type="float" office:value="0.000167484765328077" calcext:value-type="float">
            <text:p>0.0001674848</text:p>
          </table:table-cell>
          <table:table-cell table:formula="of:=[.F131]/[.P131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94418698520539" calcext:value-type="float">
            <text:p>3.94E-04</text:p>
          </table:table-cell>
          <table:table-cell office:value-type="float" office:value="8303" calcext:value-type="float">
            <text:p>83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2]/[.L132]" office:value-type="float" office:value="0.0130548302872063" calcext:value-type="float">
            <text:p>0.0130548303</text:p>
          </table:table-cell>
          <table:table-cell table:formula="of:=[.C132]/[.M132]" office:value-type="float" office:value="0.00547499689430171" calcext:value-type="float">
            <text:p>0.0054749969</text:p>
          </table:table-cell>
          <table:table-cell table:formula="of:=[.D132]/[.N132]" office:value-type="float" office:value="0.021007063919362" calcext:value-type="float">
            <text:p>0.0210070639</text:p>
          </table:table-cell>
          <table:table-cell table:formula="of:=[.E132]/[.O132]" office:value-type="float" office:value="0.000115950991380976" calcext:value-type="float">
            <text:p>0.000115951</text:p>
          </table:table-cell>
          <table:table-cell table:formula="of:=[.F132]/[.P132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0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18719182952486" calcext:value-type="float">
            <text:p>1.87E-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3]/[.L133]" office:value-type="float" office:value="0.010443864229765" calcext:value-type="float">
            <text:p>0.0104438642</text:p>
          </table:table-cell>
          <table:table-cell table:formula="of:=[.C133]/[.M133]" office:value-type="float" office:value="0.00259844345395276" calcext:value-type="float">
            <text:p>0.0025984435</text:p>
          </table:table-cell>
          <table:table-cell table:formula="of:=[.D133]/[.N133]" office:value-type="float" office:value="0" calcext:value-type="float">
            <text:p>0</text:p>
          </table:table-cell>
          <table:table-cell table:formula="of:=[.E133]/[.O133]" office:value-type="float" office:value="0.000193251652301627" calcext:value-type="float">
            <text:p>0.0001932517</text:p>
          </table:table-cell>
          <table:table-cell table:formula="of:=[.F133]/[.P133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50399700342561" calcext:value-type="float">
            <text:p>0.002503997</text:p>
          </table:table-cell>
          <table:table-cell office:value-type="float" office:value="34417" calcext:value-type="float">
            <text:p>34417</text:p>
          </table:table-cell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4]/[.L134]" office:value-type="float" office:value="0.0156657963446475" calcext:value-type="float">
            <text:p>0.0156657963</text:p>
          </table:table-cell>
          <table:table-cell table:formula="of:=[.C134]/[.M134]" office:value-type="float" office:value="0.0347584327733947" calcext:value-type="float">
            <text:p>0.0347584328</text:p>
          </table:table-cell>
          <table:table-cell table:formula="of:=[.D134]/[.N134]" office:value-type="float" office:value="0.0870769744565437" calcext:value-type="float">
            <text:p>0.0870769745</text:p>
          </table:table-cell>
          <table:table-cell table:formula="of:=[.E134]/[.O134]" office:value-type="float" office:value="0.00418711913320192" calcext:value-type="float">
            <text:p>0.0041871191</text:p>
          </table:table-cell>
          <table:table-cell table:formula="of:=[.F134]/[.P134]" office:value-type="float" office:value="0.3125" calcext:value-type="float">
            <text:p>0.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197715004394558" calcext:value-type="float">
            <text:p>0.00197715</text:p>
          </table:table-cell>
          <table:table-cell office:value-type="float" office:value="33379" calcext:value-type="float">
            <text:p>33379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5]/[.L135]" office:value-type="float" office:value="0.0156657963446475" calcext:value-type="float">
            <text:p>0.0156657963</text:p>
          </table:table-cell>
          <table:table-cell table:formula="of:=[.C135]/[.M135]" office:value-type="float" office:value="0.0274451753701703" calcext:value-type="float">
            <text:p>0.0274451754</text:p>
          </table:table-cell>
          <table:table-cell table:formula="of:=[.D135]/[.N135]" office:value-type="float" office:value="0.0844507752094887" calcext:value-type="float">
            <text:p>0.0844507752</text:p>
          </table:table-cell>
          <table:table-cell table:formula="of:=[.E135]/[.O135]" office:value-type="float" office:value="0.00276994034965666" calcext:value-type="float">
            <text:p>0.0027699403</text:p>
          </table:table-cell>
          <table:table-cell table:formula="of:=[.F135]/[.P135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205063637535725" calcext:value-type="float">
            <text:p>0.0020506364</text:p>
          </table:table-cell>
          <table:table-cell office:value-type="float" office:value="32034" calcext:value-type="float">
            <text:p>32034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6]/[.L136]" office:value-type="float" office:value="0.0234986945169713" calcext:value-type="float">
            <text:p>0.0234986945</text:p>
          </table:table-cell>
          <table:table-cell table:formula="of:=[.C136]/[.M136]" office:value-type="float" office:value="0.0284652523537456" calcext:value-type="float">
            <text:p>0.0284652524</text:p>
          </table:table-cell>
          <table:table-cell table:formula="of:=[.D136]/[.N136]" office:value-type="float" office:value="0.0810478484394608" calcext:value-type="float">
            <text:p>0.0810478484</text:p>
          </table:table-cell>
          <table:table-cell table:formula="of:=[.E136]/[.O136]" office:value-type="float" office:value="0.00133987812262462" calcext:value-type="float">
            <text:p>0.0013398781</text:p>
          </table:table-cell>
          <table:table-cell table:formula="of:=[.F136]/[.P136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0_1000</text:p>
          </table:table-cell>
          <table:table-cell office:value-type="float" office:value="6" calcext:value-type="float">
            <text:p>6</text:p>
          </table:table-cell>
          <table:table-cell office:value-type="float" office:value="0.00149655353684726" calcext:value-type="float">
            <text:p>0.0014965535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7]/[.L137]" office:value-type="float" office:value="0.0156657963446475" calcext:value-type="float">
            <text:p>0.0156657963</text:p>
          </table:table-cell>
          <table:table-cell table:formula="of:=[.C137]/[.M137]" office:value-type="float" office:value="0.0207739288150618" calcext:value-type="float">
            <text:p>0.0207739288</text:p>
          </table:table-cell>
          <table:table-cell table:formula="of:=[.D137]/[.N137]" office:value-type="float" office:value="0" calcext:value-type="float">
            <text:p>0</text:p>
          </table:table-cell>
          <table:table-cell table:formula="of:=[.E137]/[.O137]" office:value-type="float" office:value="0.00959816539764748" calcext:value-type="float">
            <text:p>0.0095981654</text:p>
          </table:table-cell>
          <table:table-cell table:formula="of:=[.F137]/[.P137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34520243185238" calcext:value-type="float">
            <text:p>4.35E-04</text:p>
          </table:table-cell>
          <table:table-cell office:value-type="float" office:value="9540" calcext:value-type="float">
            <text:p>95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8]/[.L138]" office:value-type="float" office:value="0.0130548302872063" calcext:value-type="float">
            <text:p>0.0130548303</text:p>
          </table:table-cell>
          <table:table-cell table:formula="of:=[.C138]/[.M138]" office:value-type="float" office:value="0.0060316536484553" calcext:value-type="float">
            <text:p>0.0060316536</text:p>
          </table:table-cell>
          <table:table-cell table:formula="of:=[.D138]/[.N138]" office:value-type="float" office:value="0.0241367445249565" calcext:value-type="float">
            <text:p>0.0241367445</text:p>
          </table:table-cell>
          <table:table-cell table:formula="of:=[.E138]/[.O138]" office:value-type="float" office:value="0.000463803965523905" calcext:value-type="float">
            <text:p>0.000463804</text:p>
          </table:table-cell>
          <table:table-cell table:formula="of:=[.F138]/[.P138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728542545971243" calcext:value-type="float">
            <text:p>7.29E-04</text:p>
          </table:table-cell>
          <table:table-cell office:value-type="float" office:value="13547" calcext:value-type="float">
            <text:p>1354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39]/[.L139]" office:value-type="float" office:value="0.0130548302872063" calcext:value-type="float">
            <text:p>0.0130548303</text:p>
          </table:table-cell>
          <table:table-cell table:formula="of:=[.C139]/[.M139]" office:value-type="float" office:value="0.0101130301162725" calcext:value-type="float">
            <text:p>0.0101130301</text:p>
          </table:table-cell>
          <table:table-cell table:formula="of:=[.D139]/[.N139]" office:value-type="float" office:value="0.0342746832368538" calcext:value-type="float">
            <text:p>0.0342746832</text:p>
          </table:table-cell>
          <table:table-cell table:formula="of:=[.E139]/[.O139]" office:value-type="float" office:value="0.000347852974142929" calcext:value-type="float">
            <text:p>0.000347853</text:p>
          </table:table-cell>
          <table:table-cell table:formula="of:=[.F139]/[.P139]" office:value-type="float" office:value="0.375" calcext:value-type="float">
            <text:p>0.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641682235239548" calcext:value-type="float">
            <text:p>6.42E-04</text:p>
          </table:table-cell>
          <table:table-cell office:value-type="float" office:value="13042" calcext:value-type="float">
            <text:p>1304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0]/[.L140]" office:value-type="float" office:value="0.0130548302872063" calcext:value-type="float">
            <text:p>0.0130548303</text:p>
          </table:table-cell>
          <table:table-cell table:formula="of:=[.C140]/[.M140]" office:value-type="float" office:value="0.00890730652031234" calcext:value-type="float">
            <text:p>0.0089073065</text:p>
          </table:table-cell>
          <table:table-cell table:formula="of:=[.D140]/[.N140]" office:value-type="float" office:value="0.0329970044124195" calcext:value-type="float">
            <text:p>0.0329970044</text:p>
          </table:table-cell>
          <table:table-cell table:formula="of:=[.E140]/[.O140]" office:value-type="float" office:value="0.000257668869735503" calcext:value-type="float">
            <text:p>0.0002576689</text:p>
          </table:table-cell>
          <table:table-cell table:formula="of:=[.F140]/[.P140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0_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3398794302366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1]/[.L141]" office:value-type="float" office:value="0.0130548302872063" calcext:value-type="float">
            <text:p>0.0130548303</text:p>
          </table:table-cell>
          <table:table-cell table:formula="of:=[.C141]/[.M141]" office:value-type="float" office:value="0.00324802872217751" calcext:value-type="float">
            <text:p>0.0032480287</text:p>
          </table:table-cell>
          <table:table-cell table:formula="of:=[.D141]/[.N141]" office:value-type="float" office:value="0" calcext:value-type="float">
            <text:p>0</text:p>
          </table:table-cell>
          <table:table-cell table:formula="of:=[.E141]/[.O141]" office:value-type="float" office:value="0.000579754956904882" calcext:value-type="float">
            <text:p>0.000579755</text:p>
          </table:table-cell>
          <table:table-cell table:formula="of:=[.F141]/[.P141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_7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93605502506292" calcext:value-type="float">
            <text:p>9.36E-05</text:p>
          </table:table-cell>
          <table:table-cell office:value-type="float" office:value="2503" calcext:value-type="float">
            <text:p>2503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2]/[.L142]" office:value-type="float" office:value="0.010443864229765" calcext:value-type="float">
            <text:p>0.0104438642</text:p>
          </table:table-cell>
          <table:table-cell table:formula="of:=[.C142]/[.M142]" office:value-type="float" office:value="0.00129935481617338" calcext:value-type="float">
            <text:p>0.0012993548</text:p>
          </table:table-cell>
          <table:table-cell table:formula="of:=[.D142]/[.N142]" office:value-type="float" office:value="0.00633273286645347" calcext:value-type="float">
            <text:p>0.0063327329</text:p>
          </table:table-cell>
          <table:table-cell table:formula="of:=[.E142]/[.O142]" office:value-type="float" office:value="0.000180368208814852" calcext:value-type="float">
            <text:p>0.0001803682</text:p>
          </table:table-cell>
          <table:table-cell table:formula="of:=[.F142]/[.P142]" office:value-type="float" office:value="1" calcext:value-type="float">
            <text:p>1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869197815529388" calcext:value-type="float">
            <text:p>8.69E-05</text:p>
          </table:table-cell>
          <table:table-cell office:value-type="float" office:value="3411" calcext:value-type="float">
            <text:p>34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3]/[.L143]" office:value-type="float" office:value="0.0130548302872063" calcext:value-type="float">
            <text:p>0.0130548303</text:p>
          </table:table-cell>
          <table:table-cell table:formula="of:=[.C143]/[.M143]" office:value-type="float" office:value="0.00120654912112627" calcext:value-type="float">
            <text:p>0.0012065491</text:p>
          </table:table-cell>
          <table:table-cell table:formula="of:=[.D143]/[.N143]" office:value-type="float" office:value="0.00863002469335708" calcext:value-type="float">
            <text:p>0.0086300247</text:p>
          </table:table-cell>
          <table:table-cell table:formula="of:=[.E143]/[.O143]" office:value-type="float" office:value="0.000167484765328077" calcext:value-type="float">
            <text:p>0.0001674848</text:p>
          </table:table-cell>
          <table:table-cell table:formula="of:=[.F143]/[.P143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3283" calcext:value-type="float">
            <text:p>328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4]/[.L144]" office:value-type="float" office:value="0.0130548302872063" calcext:value-type="float">
            <text:p>0.0130548303</text:p>
          </table:table-cell>
          <table:table-cell table:formula="of:=[.C144]/[.M144]" office:value-type="float" office:value="0.00102093773103204" calcext:value-type="float">
            <text:p>0.0010209377</text:p>
          </table:table-cell>
          <table:table-cell table:formula="of:=[.D144]/[.N144]" office:value-type="float" office:value="0.00830617738736186" calcext:value-type="float">
            <text:p>0.0083061774</text:p>
          </table:table-cell>
          <table:table-cell table:formula="of:=[.E144]/[.O144]" office:value-type="float" office:value="0.000154601321841302" calcext:value-type="float">
            <text:p>0.0001546013</text:p>
          </table:table-cell>
          <table:table-cell table:formula="of:=[.F144]/[.P144]" office:value-type="float" office:value="0.3515625" calcext:value-type="float">
            <text:p>0.3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LFUdisk_bench_1_10_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5]/[.L145]" office:value-type="float" office:value="0.0130548302872063" calcext:value-type="float">
            <text:p>0.0130548303</text:p>
          </table:table-cell>
          <table:table-cell table:formula="of:=[.C145]/[.M145]" office:value-type="float" office:value="0.000464062605014564" calcext:value-type="float">
            <text:p>0.0004640626</text:p>
          </table:table-cell>
          <table:table-cell table:formula="of:=[.D145]/[.N145]" office:value-type="float" office:value="0" calcext:value-type="float">
            <text:p>0</text:p>
          </table:table-cell>
          <table:table-cell table:formula="of:=[.E145]/[.O145]" office:value-type="float" office:value="0.000180368208814852" calcext:value-type="float">
            <text:p>0.0001803682</text:p>
          </table:table-cell>
          <table:table-cell table:formula="of:=[.F145]/[.P145]" office:value-type="float" office:value="0.7421875" calcext:value-type="float">
            <text:p>0.7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0_750</text:p>
          </table:table-cell>
          <table:table-cell office:value-type="float" office:value="14" calcext:value-type="float">
            <text:p>14</text:p>
          </table:table-cell>
          <table:table-cell office:value-type="float" office:value="0.0499997288823301" calcext:value-type="float">
            <text:p>0.0499997289</text:p>
          </table:table-cell>
          <table:table-cell office:value-type="float" office:value="0" calcext:value-type="float">
            <text:p>0</text:p>
          </table:table-cell>
          <table:table-cell office:value-type="float" office:value="42550" calcext:value-type="float">
            <text:p>42550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6]/[.L146]" office:value-type="float" office:value="0.0365535248041775" calcext:value-type="float">
            <text:p>0.0365535248</text:p>
          </table:table-cell>
          <table:table-cell table:formula="of:=[.C146]/[.M146]" office:value-type="float" office:value="0.694055229565719" calcext:value-type="float">
            <text:p>0.6940552296</text:p>
          </table:table-cell>
          <table:table-cell table:formula="of:=[.D146]/[.N146]" office:value-type="float" office:value="0" calcext:value-type="float">
            <text:p>0</text:p>
          </table:table-cell>
          <table:table-cell table:formula="of:=[.E146]/[.O146]" office:value-type="float" office:value="0.548190520362282" calcext:value-type="float">
            <text:p>0.5481905204</text:p>
          </table:table-cell>
          <table:table-cell table:formula="of:=[.F146]/[.P146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51487295062383" calcext:value-type="float">
            <text:p>0.0514872951</text:p>
          </table:table-cell>
          <table:table-cell office:value-type="float" office:value="0" calcext:value-type="float">
            <text:p>0</text:p>
          </table:table-cell>
          <table:table-cell office:value-type="float" office:value="14002" calcext:value-type="float">
            <text:p>14002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7]/[.L147]" office:value-type="float" office:value="0.0261096605744125" calcext:value-type="float">
            <text:p>0.0261096606</text:p>
          </table:table-cell>
          <table:table-cell table:formula="of:=[.C147]/[.M147]" office:value-type="float" office:value="0.714704403264652" calcext:value-type="float">
            <text:p>0.7147044033</text:p>
          </table:table-cell>
          <table:table-cell table:formula="of:=[.D147]/[.N147]" office:value-type="float" office:value="0" calcext:value-type="float">
            <text:p>0</text:p>
          </table:table-cell>
          <table:table-cell table:formula="of:=[.E147]/[.O147]" office:value-type="float" office:value="0.180393975701826" calcext:value-type="float">
            <text:p>0.1803939757</text:p>
          </table:table-cell>
          <table:table-cell table:formula="of:=[.F147]/[.P147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0_250</text:p>
          </table:table-cell>
          <table:table-cell office:value-type="float" office:value="26" calcext:value-type="float">
            <text:p>26</text:p>
          </table:table-cell>
          <table:table-cell office:value-type="float" office:value="0.0416352030257834" calcext:value-type="float">
            <text:p>0.041635203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8]/[.L148]" office:value-type="float" office:value="0.0678851174934726" calcext:value-type="float">
            <text:p>0.0678851175</text:p>
          </table:table-cell>
          <table:table-cell table:formula="of:=[.C148]/[.M148]" office:value-type="float" office:value="0.577945741707564" calcext:value-type="float">
            <text:p>0.5779457417</text:p>
          </table:table-cell>
          <table:table-cell table:formula="of:=[.D148]/[.N148]" office:value-type="float" office:value="0" calcext:value-type="float">
            <text:p>0</text:p>
          </table:table-cell>
          <table:table-cell table:formula="of:=[.E148]/[.O148]" office:value-type="float" office:value="0.071619062342983" calcext:value-type="float">
            <text:p>0.0716190623</text:p>
          </table:table-cell>
          <table:table-cell table:formula="of:=[.F148]/[.P148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0_1000</text:p>
          </table:table-cell>
          <table:table-cell office:value-type="float" office:value="14" calcext:value-type="float">
            <text:p>14</text:p>
          </table:table-cell>
          <table:table-cell office:value-type="float" office:value="0.0306709621749251" calcext:value-type="float">
            <text:p>0.0306709622</text:p>
          </table:table-cell>
          <table:table-cell office:value-type="float" office:value="0" calcext:value-type="float">
            <text:p>0</text:p>
          </table:table-cell>
          <table:table-cell office:value-type="float" office:value="75013" calcext:value-type="float">
            <text:p>7501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9]/[.L149]" office:value-type="float" office:value="0.0365535248041775" calcext:value-type="float">
            <text:p>0.0365535248</text:p>
          </table:table-cell>
          <table:table-cell table:formula="of:=[.C149]/[.M149]" office:value-type="float" office:value="0.425749142428691" calcext:value-type="float">
            <text:p>0.4257491424</text:p>
          </table:table-cell>
          <table:table-cell table:formula="of:=[.D149]/[.N149]" office:value-type="float" office:value="0" calcext:value-type="float">
            <text:p>0</text:p>
          </table:table-cell>
          <table:table-cell table:formula="of:=[.E149]/[.O149]" office:value-type="float" office:value="0.966425746273464" calcext:value-type="float">
            <text:p>0.9664257463</text:p>
          </table:table-cell>
          <table:table-cell table:formula="of:=[.F149]/[.P149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_75</text:p>
          </table:table-cell>
          <table:table-cell office:value-type="float" office:value="8" calcext:value-type="float">
            <text:p>8</text:p>
          </table:table-cell>
          <table:table-cell office:value-type="float" office:value="0.00799768074699492" calcext:value-type="float">
            <text:p>0.007997680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0]/[.L150]" office:value-type="float" office:value="0.02088772845953" calcext:value-type="float">
            <text:p>0.0208877285</text:p>
          </table:table-cell>
          <table:table-cell table:formula="of:=[.C150]/[.M150]" office:value-type="float" office:value="0.111017244911713" calcext:value-type="float">
            <text:p>0.1110172449</text:p>
          </table:table-cell>
          <table:table-cell table:formula="of:=[.D150]/[.N150]" office:value-type="float" office:value="0" calcext:value-type="float">
            <text:p>0</text:p>
          </table:table-cell>
          <table:table-cell table:formula="of:=[.E150]/[.O150]" office:value-type="float" office:value="0.00372331516767802" calcext:value-type="float">
            <text:p>0.0037233152</text:p>
          </table:table-cell>
          <table:table-cell table:formula="of:=[.F150]/[.P150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715171453596277" calcext:value-type="float">
            <text:p>0.00715171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1]/[.L151]" office:value-type="float" office:value="0.02088772845953" calcext:value-type="float">
            <text:p>0.0208877285</text:p>
          </table:table-cell>
          <table:table-cell table:formula="of:=[.C151]/[.M151]" office:value-type="float" office:value="0.0992742357809123" calcext:value-type="float">
            <text:p>0.0992742358</text:p>
          </table:table-cell>
          <table:table-cell table:formula="of:=[.D151]/[.N151]" office:value-type="float" office:value="0" calcext:value-type="float">
            <text:p>0</text:p>
          </table:table-cell>
          <table:table-cell table:formula="of:=[.E151]/[.O151]" office:value-type="float" office:value="0.00219018539275177" calcext:value-type="float">
            <text:p>0.0021901854</text:p>
          </table:table-cell>
          <table:table-cell table:formula="of:=[.F151]/[.P151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58516429525477" calcext:value-type="float">
            <text:p>0.00585164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2]/[.L152]" office:value-type="float" office:value="0.0261096605744125" calcext:value-type="float">
            <text:p>0.0261096606</text:p>
          </table:table-cell>
          <table:table-cell table:formula="of:=[.C152]/[.M152]" office:value-type="float" office:value="0.0812277083006824" calcext:value-type="float">
            <text:p>0.0812277083</text:p>
          </table:table-cell>
          <table:table-cell table:formula="of:=[.D152]/[.N152]" office:value-type="float" office:value="0" calcext:value-type="float">
            <text:p>0</text:p>
          </table:table-cell>
          <table:table-cell table:formula="of:=[.E152]/[.O152]" office:value-type="float" office:value="0.00110797613986266" calcext:value-type="float">
            <text:p>0.0011079761</text:p>
          </table:table-cell>
          <table:table-cell table:formula="of:=[.F152]/[.P152]" office:value-type="float" office:value="0.2265625" calcext:value-type="float">
            <text:p>0.2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0_100</text:p>
          </table:table-cell>
          <table:table-cell office:value-type="float" office:value="9" calcext:value-type="float">
            <text:p>9</text:p>
          </table:table-cell>
          <table:table-cell office:value-type="float" office:value="0.00582237682534378" calcext:value-type="float">
            <text:p>0.0058223768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3]/[.L153]" office:value-type="float" office:value="0.0234986945169713" calcext:value-type="float">
            <text:p>0.0234986945</text:p>
          </table:table-cell>
          <table:table-cell table:formula="of:=[.C153]/[.M153]" office:value-type="float" office:value="0.0808214599251598" calcext:value-type="float">
            <text:p>0.0808214599</text:p>
          </table:table-cell>
          <table:table-cell table:formula="of:=[.D153]/[.N153]" office:value-type="float" office:value="0" calcext:value-type="float">
            <text:p>0</text:p>
          </table:table-cell>
          <table:table-cell table:formula="of:=[.E153]/[.O153]" office:value-type="float" office:value="0.0108478594158647" calcext:value-type="float">
            <text:p>0.0108478594</text:p>
          </table:table-cell>
          <table:table-cell table:formula="of:=[.F153]/[.P153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54328069580396" calcext:value-type="float">
            <text:p>0.00154328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4]/[.L154]" office:value-type="float" office:value="0.0156657963446475" calcext:value-type="float">
            <text:p>0.0156657963</text:p>
          </table:table-cell>
          <table:table-cell table:formula="of:=[.C154]/[.M154]" office:value-type="float" office:value="0.0214225569128855" calcext:value-type="float">
            <text:p>0.0214225569</text:p>
          </table:table-cell>
          <table:table-cell table:formula="of:=[.D154]/[.N154]" office:value-type="float" office:value="0" calcext:value-type="float">
            <text:p>0</text:p>
          </table:table-cell>
          <table:table-cell table:formula="of:=[.E154]/[.O154]" office:value-type="float" office:value="0.000257668869735503" calcext:value-type="float">
            <text:p>0.0002576689</text:p>
          </table:table-cell>
          <table:table-cell table:formula="of:=[.F154]/[.P154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_5</text:p>
          </table:table-cell>
          <table:table-cell office:value-type="float" office:value="6" calcext:value-type="float">
            <text:p>6</text:p>
          </table:table-cell>
          <table:table-cell office:value-type="float" office:value="0.00149926403469361" calcext:value-type="float">
            <text:p>0.0014992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5]/[.L155]" office:value-type="float" office:value="0.0156657963446475" calcext:value-type="float">
            <text:p>0.0156657963</text:p>
          </table:table-cell>
          <table:table-cell table:formula="of:=[.C155]/[.M155]" office:value-type="float" office:value="0.020811553723177" calcext:value-type="float">
            <text:p>0.0208115537</text:p>
          </table:table-cell>
          <table:table-cell table:formula="of:=[.D155]/[.N155]" office:value-type="float" office:value="0" calcext:value-type="float">
            <text:p>0</text:p>
          </table:table-cell>
          <table:table-cell table:formula="of:=[.E155]/[.O155]" office:value-type="float" office:value="0.000206135095788402" calcext:value-type="float">
            <text:p>0.0002061351</text:p>
          </table:table-cell>
          <table:table-cell table:formula="of:=[.F155]/[.P155]" office:value-type="float" office:value="0.3125" calcext:value-type="float">
            <text:p>0.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_2</text:p>
          </table:table-cell>
          <table:table-cell office:value-type="float" office:value="11" calcext:value-type="float">
            <text:p>11</text:p>
          </table:table-cell>
          <table:table-cell office:value-type="float" office:value="0.0018958091156587" calcext:value-type="float">
            <text:p>0.0018958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6]/[.L156]" office:value-type="float" office:value="0.0287206266318538" calcext:value-type="float">
            <text:p>0.0287206266</text:p>
          </table:table-cell>
          <table:table-cell table:formula="of:=[.C156]/[.M156]" office:value-type="float" office:value="0.0263160673146426" calcext:value-type="float">
            <text:p>0.0263160673</text:p>
          </table:table-cell>
          <table:table-cell table:formula="of:=[.D156]/[.N156]" office:value-type="float" office:value="0" calcext:value-type="float">
            <text:p>0</text:p>
          </table:table-cell>
          <table:table-cell table:formula="of:=[.E156]/[.O156]" office:value-type="float" office:value="0.000141717878354527" calcext:value-type="float">
            <text:p>0.0001417179</text:p>
          </table:table-cell>
          <table:table-cell table:formula="of:=[.F156]/[.P156]" office:value-type="float" office:value="0.5546875" calcext:value-type="float">
            <text:p>0.5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0_10_10</text:p>
          </table:table-cell>
          <table:table-cell office:value-type="float" office:value="5" calcext:value-type="float">
            <text:p>5</text:p>
          </table:table-cell>
          <table:table-cell office:value-type="float" office:value="0.00130808490064465" calcext:value-type="float">
            <text:p>0.0013080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7]/[.L157]" office:value-type="float" office:value="0.0130548302872063" calcext:value-type="float">
            <text:p>0.0130548303</text:p>
          </table:table-cell>
          <table:table-cell table:formula="of:=[.C157]/[.M157]" office:value-type="float" office:value="0.0181577617779687" calcext:value-type="float">
            <text:p>0.0181577618</text:p>
          </table:table-cell>
          <table:table-cell table:formula="of:=[.D157]/[.N157]" office:value-type="float" office:value="0" calcext:value-type="float">
            <text:p>0</text:p>
          </table:table-cell>
          <table:table-cell table:formula="of:=[.E157]/[.O157]" office:value-type="float" office:value="0.000360736417629704" calcext:value-type="float">
            <text:p>0.0003607364</text:p>
          </table:table-cell>
          <table:table-cell table:formula="of:=[.F157]/[.P157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685282147082864" calcext:value-type="float">
            <text:p>0.0068528215</text:p>
          </table:table-cell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8]/[.L158]" office:value-type="float" office:value="0.0234986945169713" calcext:value-type="float">
            <text:p>0.0234986945</text:p>
          </table:table-cell>
          <table:table-cell table:formula="of:=[.C158]/[.M158]" office:value-type="float" office:value="0.0951252473848855" calcext:value-type="float">
            <text:p>0.0951252474</text:p>
          </table:table-cell>
          <table:table-cell table:formula="of:=[.D158]/[.N158]" office:value-type="float" office:value="0" calcext:value-type="float">
            <text:p>0</text:p>
          </table:table-cell>
          <table:table-cell table:formula="of:=[.E158]/[.O158]" office:value-type="float" office:value="0.0531442043829475" calcext:value-type="float">
            <text:p>0.0531442044</text:p>
          </table:table-cell>
          <table:table-cell table:formula="of:=[.F158]/[.P158]" office:value-type="float" office:value="0.3984375" calcext:value-type="float">
            <text:p>0.39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0_500</text:p>
          </table:table-cell>
          <table:table-cell office:value-type="float" office:value="11" calcext:value-type="float">
            <text:p>11</text:p>
          </table:table-cell>
          <table:table-cell office:value-type="float" office:value="0.00742343593708939" calcext:value-type="float">
            <text:p>0.0074234359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9]/[.L159]" office:value-type="float" office:value="0.0287206266318538" calcext:value-type="float">
            <text:p>0.0287206266</text:p>
          </table:table-cell>
          <table:table-cell table:formula="of:=[.C159]/[.M159]" office:value-type="float" office:value="0.103046049421756" calcext:value-type="float">
            <text:p>0.1030460494</text:p>
          </table:table-cell>
          <table:table-cell table:formula="of:=[.D159]/[.N159]" office:value-type="float" office:value="0" calcext:value-type="float">
            <text:p>0</text:p>
          </table:table-cell>
          <table:table-cell table:formula="of:=[.E159]/[.O159]" office:value-type="float" office:value="0.0245043095118463" calcext:value-type="float">
            <text:p>0.0245043095</text:p>
          </table:table-cell>
          <table:table-cell table:formula="of:=[.F159]/[.P159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0_250</text:p>
          </table:table-cell>
          <table:table-cell office:value-type="float" office:value="11" calcext:value-type="float">
            <text:p>11</text:p>
          </table:table-cell>
          <table:table-cell office:value-type="float" office:value="0.0059880216368721" calcext:value-type="float">
            <text:p>0.0059880216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0]/[.L160]" office:value-type="float" office:value="0.0287206266318538" calcext:value-type="float">
            <text:p>0.0287206266</text:p>
          </table:table-cell>
          <table:table-cell table:formula="of:=[.C160]/[.M160]" office:value-type="float" office:value="0.0831208053468564" calcext:value-type="float">
            <text:p>0.0831208053</text:p>
          </table:table-cell>
          <table:table-cell table:formula="of:=[.D160]/[.N160]" office:value-type="float" office:value="0" calcext:value-type="float">
            <text:p>0</text:p>
          </table:table-cell>
          <table:table-cell table:formula="of:=[.E160]/[.O160]" office:value-type="float" office:value="0.00703436014377923" calcext:value-type="float">
            <text:p>0.0070343601</text:p>
          </table:table-cell>
          <table:table-cell table:formula="of:=[.F160]/[.P160]" office:value-type="float" office:value="0.5625" calcext:value-type="float">
            <text:p>0.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0833185912668" calcext:value-type="float">
            <text:p>0.0047083319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1]/[.L161]" office:value-type="float" office:value="0.0234986945169713" calcext:value-type="float">
            <text:p>0.0234986945</text:p>
          </table:table-cell>
          <table:table-cell table:formula="of:=[.C161]/[.M161]" office:value-type="float" office:value="0.0653572013769981" calcext:value-type="float">
            <text:p>0.0653572014</text:p>
          </table:table-cell>
          <table:table-cell table:formula="of:=[.D161]/[.N161]" office:value-type="float" office:value="0" calcext:value-type="float">
            <text:p>0</text:p>
          </table:table-cell>
          <table:table-cell table:formula="of:=[.E161]/[.O161]" office:value-type="float" office:value="0.0843350210644301" calcext:value-type="float">
            <text:p>0.0843350211</text:p>
          </table:table-cell>
          <table:table-cell table:formula="of:=[.F161]/[.P161]" office:value-type="float" office:value="0.421875" calcext:value-type="float">
            <text:p>0.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5157177649346" calcext:value-type="float">
            <text:p>0.001515717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2]/[.L162]" office:value-type="float" office:value="0.0156657963446475" calcext:value-type="float">
            <text:p>0.0156657963</text:p>
          </table:table-cell>
          <table:table-cell table:formula="of:=[.C162]/[.M162]" office:value-type="float" office:value="0.0210399509120198" calcext:value-type="float">
            <text:p>0.0210399509</text:p>
          </table:table-cell>
          <table:table-cell table:formula="of:=[.D162]/[.N162]" office:value-type="float" office:value="0" calcext:value-type="float">
            <text:p>0</text:p>
          </table:table-cell>
          <table:table-cell table:formula="of:=[.E162]/[.O162]" office:value-type="float" office:value="0.00101779203545524" calcext:value-type="float">
            <text:p>0.001017792</text:p>
          </table:table-cell>
          <table:table-cell table:formula="of:=[.F162]/[.P162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_50</text:p>
          </table:table-cell>
          <table:table-cell office:value-type="float" office:value="10" calcext:value-type="float">
            <text:p>10</text:p>
          </table:table-cell>
          <table:table-cell office:value-type="float" office:value="0.00162595713478425" calcext:value-type="float">
            <text:p>0.00162595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3]/[.L163]" office:value-type="float" office:value="0.0261096605744125" calcext:value-type="float">
            <text:p>0.0261096606</text:p>
          </table:table-cell>
          <table:table-cell table:formula="of:=[.C163]/[.M163]" office:value-type="float" office:value="0.0225702034325533" calcext:value-type="float">
            <text:p>0.0225702034</text:p>
          </table:table-cell>
          <table:table-cell table:formula="of:=[.D163]/[.N163]" office:value-type="float" office:value="0" calcext:value-type="float">
            <text:p>0</text:p>
          </table:table-cell>
          <table:table-cell table:formula="of:=[.E163]/[.O163]" office:value-type="float" office:value="0.000644172174338757" calcext:value-type="float">
            <text:p>0.0006441722</text:p>
          </table:table-cell>
          <table:table-cell table:formula="of:=[.F163]/[.P163]" office:value-type="float" office:value="0.5625" calcext:value-type="float">
            <text:p>0.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_25</text:p>
          </table:table-cell>
          <table:table-cell office:value-type="float" office:value="7" calcext:value-type="float">
            <text:p>7</text:p>
          </table:table-cell>
          <table:table-cell office:value-type="float" office:value="0.00157675654591336" calcext:value-type="float">
            <text:p>0.00157675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4]/[.L164]" office:value-type="float" office:value="0.0182767624020888" calcext:value-type="float">
            <text:p>0.0182767624</text:p>
          </table:table-cell>
          <table:table-cell table:formula="of:=[.C164]/[.M164]" office:value-type="float" office:value="0.0218872412092197" calcext:value-type="float">
            <text:p>0.0218872412</text:p>
          </table:table-cell>
          <table:table-cell table:formula="of:=[.D164]/[.N164]" office:value-type="float" office:value="0" calcext:value-type="float">
            <text:p>0</text:p>
          </table:table-cell>
          <table:table-cell table:formula="of:=[.E164]/[.O164]" office:value-type="float" office:value="0.000206135095788402" calcext:value-type="float">
            <text:p>0.0002061351</text:p>
          </table:table-cell>
          <table:table-cell table:formula="of:=[.F164]/[.P164]" office:value-type="float" office:value="0.265625" calcext:value-type="float">
            <text:p>0.26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5]/[.L165]" office:value-type="float" office:value="0.0130548302872063" calcext:value-type="float">
            <text:p>0.0130548303</text:p>
          </table:table-cell>
          <table:table-cell table:formula="of:=[.C165]/[.M165]" office:value-type="float" office:value="0.0210402601887819" calcext:value-type="float">
            <text:p>0.0210402602</text:p>
          </table:table-cell>
          <table:table-cell table:formula="of:=[.D165]/[.N165]" office:value-type="float" office:value="0" calcext:value-type="float">
            <text:p>0</text:p>
          </table:table-cell>
          <table:table-cell table:formula="of:=[.E165]/[.O165]" office:value-type="float" office:value="0.00150736288795269" calcext:value-type="float">
            <text:p>0.0015073629</text:p>
          </table:table-cell>
          <table:table-cell table:formula="of:=[.F165]/[.P165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20896415546767" calcext:value-type="float">
            <text:p>3.2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6]/[.L166]" office:value-type="float" office:value="0.0130548302872063" calcext:value-type="float">
            <text:p>0.0130548303</text:p>
          </table:table-cell>
          <table:table-cell table:formula="of:=[.C166]/[.M166]" office:value-type="float" office:value="0.00445442086062664" calcext:value-type="float">
            <text:p>0.0044544209</text:p>
          </table:table-cell>
          <table:table-cell table:formula="of:=[.D166]/[.N166]" office:value-type="float" office:value="0" calcext:value-type="float">
            <text:p>0</text:p>
          </table:table-cell>
          <table:table-cell table:formula="of:=[.E166]/[.O166]" office:value-type="float" office:value="0.000115950991380976" calcext:value-type="float">
            <text:p>0.000115951</text:p>
          </table:table-cell>
          <table:table-cell table:formula="of:=[.F166]/[.P166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421154208485455" calcext:value-type="float">
            <text:p>4.21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7]/[.L167]" office:value-type="float" office:value="0.0130548302872063" calcext:value-type="float">
            <text:p>0.0130548303</text:p>
          </table:table-cell>
          <table:table-cell table:formula="of:=[.C167]/[.M167]" office:value-type="float" office:value="0.00584611731677292" calcext:value-type="float">
            <text:p>0.0058461173</text:p>
          </table:table-cell>
          <table:table-cell table:formula="of:=[.D167]/[.N167]" office:value-type="float" office:value="0" calcext:value-type="float">
            <text:p>0</text:p>
          </table:table-cell>
          <table:table-cell table:formula="of:=[.E167]/[.O167]" office:value-type="float" office:value="0.000103067547894201" calcext:value-type="float">
            <text:p>0.0001030675</text:p>
          </table:table-cell>
          <table:table-cell table:formula="of:=[.F167]/[.P167]" office:value-type="float" office:value="0.2421875" calcext:value-type="float">
            <text:p>0.2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54048547425141" calcext:value-type="float">
            <text:p>2.54E-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8]/[.L168]" office:value-type="float" office:value="0.0130548302872063" calcext:value-type="float">
            <text:p>0.0130548303</text:p>
          </table:table-cell>
          <table:table-cell table:formula="of:=[.C168]/[.M168]" office:value-type="float" office:value="0.00352649357997432" calcext:value-type="float">
            <text:p>0.0035264936</text:p>
          </table:table-cell>
          <table:table-cell table:formula="of:=[.D168]/[.N168]" office:value-type="float" office:value="0" calcext:value-type="float">
            <text:p>0</text:p>
          </table:table-cell>
          <table:table-cell table:formula="of:=[.E168]/[.O168]" office:value-type="float" office:value="0.0000773006609206509" calcext:value-type="float">
            <text:p>7.73006609206509E-005</text:p>
          </table:table-cell>
          <table:table-cell table:formula="of:=[.F168]/[.P168]" office:value-type="float" office:value="0.3359375" calcext:value-type="float">
            <text:p>0.33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0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27304680507878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69]/[.L169]" office:value-type="float" office:value="0.010443864229765" calcext:value-type="float">
            <text:p>0.0104438642</text:p>
          </table:table-cell>
          <table:table-cell table:formula="of:=[.C169]/[.M169]" office:value-type="float" office:value="0.0031552571531445" calcext:value-type="float">
            <text:p>0.0031552572</text:p>
          </table:table-cell>
          <table:table-cell table:formula="of:=[.D169]/[.N169]" office:value-type="float" office:value="0" calcext:value-type="float">
            <text:p>0</text:p>
          </table:table-cell>
          <table:table-cell table:formula="of:=[.E169]/[.O169]" office:value-type="float" office:value="0.000154601321841302" calcext:value-type="float">
            <text:p>0.0001546013</text:p>
          </table:table-cell>
          <table:table-cell table:formula="of:=[.F169]/[.P169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148987075774489" calcext:value-type="float">
            <text:p>0.0014898708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0]/[.L170]" office:value-type="float" office:value="0.0156657963446475" calcext:value-type="float">
            <text:p>0.0156657963</text:p>
          </table:table-cell>
          <table:table-cell table:formula="of:=[.C170]/[.M170]" office:value-type="float" office:value="0.0206811639563773" calcext:value-type="float">
            <text:p>0.020681164</text:p>
          </table:table-cell>
          <table:table-cell table:formula="of:=[.D170]/[.N170]" office:value-type="float" office:value="0" calcext:value-type="float">
            <text:p>0</text:p>
          </table:table-cell>
          <table:table-cell table:formula="of:=[.E170]/[.O170]" office:value-type="float" office:value="0.00597791777786367" calcext:value-type="float">
            <text:p>0.0059779178</text:p>
          </table:table-cell>
          <table:table-cell table:formula="of:=[.F170]/[.P170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148991982980793" calcext:value-type="float">
            <text:p>0.001489919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1]/[.L171]" office:value-type="float" office:value="0.0182767624020888" calcext:value-type="float">
            <text:p>0.0182767624</text:p>
          </table:table-cell>
          <table:table-cell table:formula="of:=[.C171]/[.M171]" office:value-type="float" office:value="0.0206818451345104" calcext:value-type="float">
            <text:p>0.0206818451</text:p>
          </table:table-cell>
          <table:table-cell table:formula="of:=[.D171]/[.N171]" office:value-type="float" office:value="0" calcext:value-type="float">
            <text:p>0</text:p>
          </table:table-cell>
          <table:table-cell table:formula="of:=[.E171]/[.O171]" office:value-type="float" office:value="0.00386503304603254" calcext:value-type="float">
            <text:p>0.003865033</text:p>
          </table:table-cell>
          <table:table-cell table:formula="of:=[.F171]/[.P171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0_250</text:p>
          </table:table-cell>
          <table:table-cell office:value-type="float" office:value="5" calcext:value-type="float">
            <text:p>5</text:p>
          </table:table-cell>
          <table:table-cell office:value-type="float" office:value="0.00140980120311679" calcext:value-type="float">
            <text:p>0.001409801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2]/[.L172]" office:value-type="float" office:value="0.0130548302872063" calcext:value-type="float">
            <text:p>0.0130548303</text:p>
          </table:table-cell>
          <table:table-cell table:formula="of:=[.C172]/[.M172]" office:value-type="float" office:value="0.0195697040672763" calcext:value-type="float">
            <text:p>0.0195697041</text:p>
          </table:table-cell>
          <table:table-cell table:formula="of:=[.D172]/[.N172]" office:value-type="float" office:value="0" calcext:value-type="float">
            <text:p>0</text:p>
          </table:table-cell>
          <table:table-cell table:formula="of:=[.E172]/[.O172]" office:value-type="float" office:value="0.00166196420979399" calcext:value-type="float">
            <text:p>0.0016619642</text:p>
          </table:table-cell>
          <table:table-cell table:formula="of:=[.F172]/[.P172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54999408453523" calcext:value-type="float">
            <text:p>0.001549994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3]/[.L173]" office:value-type="float" office:value="0.0130548302872063" calcext:value-type="float">
            <text:p>0.0130548303</text:p>
          </table:table-cell>
          <table:table-cell table:formula="of:=[.C173]/[.M173]" office:value-type="float" office:value="0.0215157466693342" calcext:value-type="float">
            <text:p>0.0215157467</text:p>
          </table:table-cell>
          <table:table-cell table:formula="of:=[.D173]/[.N173]" office:value-type="float" office:value="0" calcext:value-type="float">
            <text:p>0</text:p>
          </table:table-cell>
          <table:table-cell table:formula="of:=[.E173]/[.O173]" office:value-type="float" office:value="0.012149087208029" calcext:value-type="float">
            <text:p>0.0121490872</text:p>
          </table:table-cell>
          <table:table-cell table:formula="of:=[.F173]/[.P173]" office:value-type="float" office:value="0.28125" calcext:value-type="float">
            <text:p>0.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94153532167204" calcext:value-type="float">
            <text:p>2.94E-0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4]/[.L174]" office:value-type="float" office:value="0.0130548302872063" calcext:value-type="float">
            <text:p>0.0130548303</text:p>
          </table:table-cell>
          <table:table-cell table:formula="of:=[.C174]/[.M174]" office:value-type="float" office:value="0.00408319808646053" calcext:value-type="float">
            <text:p>0.0040831981</text:p>
          </table:table-cell>
          <table:table-cell table:formula="of:=[.D174]/[.N174]" office:value-type="float" office:value="0" calcext:value-type="float">
            <text:p>0</text:p>
          </table:table-cell>
          <table:table-cell table:formula="of:=[.E174]/[.O174]" office:value-type="float" office:value="0.000489570852497455" calcext:value-type="float">
            <text:p>0.0004895709</text:p>
          </table:table-cell>
          <table:table-cell table:formula="of:=[.F174]/[.P174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94158939645183" calcext:value-type="float">
            <text:p>2.94E-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5]/[.L175]" office:value-type="float" office:value="0.0130548302872063" calcext:value-type="float">
            <text:p>0.0130548303</text:p>
          </table:table-cell>
          <table:table-cell table:formula="of:=[.C175]/[.M175]" office:value-type="float" office:value="0.00408327314863495" calcext:value-type="float">
            <text:p>0.0040832731</text:p>
          </table:table-cell>
          <table:table-cell table:formula="of:=[.D175]/[.N175]" office:value-type="float" office:value="0" calcext:value-type="float">
            <text:p>0</text:p>
          </table:table-cell>
          <table:table-cell table:formula="of:=[.E175]/[.O175]" office:value-type="float" office:value="0.000334969530656154" calcext:value-type="float">
            <text:p>0.0003349695</text:p>
          </table:table-cell>
          <table:table-cell table:formula="of:=[.F175]/[.P175]" office:value-type="float" office:value="0.5078125" calcext:value-type="float">
            <text:p>0.50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_2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87473218800298" calcext:value-type="float">
            <text:p>2.87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6]/[.L176]" office:value-type="float" office:value="0.0130548302872063" calcext:value-type="float">
            <text:p>0.0130548303</text:p>
          </table:table-cell>
          <table:table-cell table:formula="of:=[.C176]/[.M176]" office:value-type="float" office:value="0.0039904674550935" calcext:value-type="float">
            <text:p>0.0039904675</text:p>
          </table:table-cell>
          <table:table-cell table:formula="of:=[.D176]/[.N176]" office:value-type="float" office:value="0" calcext:value-type="float">
            <text:p>0</text:p>
          </table:table-cell>
          <table:table-cell table:formula="of:=[.E176]/[.O176]" office:value-type="float" office:value="0.000206135095788402" calcext:value-type="float">
            <text:p>0.0002061351</text:p>
          </table:table-cell>
          <table:table-cell table:formula="of:=[.F176]/[.P176]" office:value-type="float" office:value="0.84375" calcext:value-type="float">
            <text:p>0.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0_10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227303205391094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7]/[.L177]" office:value-type="float" office:value="0.010443864229765" calcext:value-type="float">
            <text:p>0.0104438642</text:p>
          </table:table-cell>
          <table:table-cell table:formula="of:=[.C177]/[.M177]" office:value-type="float" office:value="0.0031552366767831" calcext:value-type="float">
            <text:p>0.0031552367</text:p>
          </table:table-cell>
          <table:table-cell table:formula="of:=[.D177]/[.N177]" office:value-type="float" office:value="0" calcext:value-type="float">
            <text:p>0</text:p>
          </table:table-cell>
          <table:table-cell table:formula="of:=[.E177]/[.O177]" office:value-type="float" office:value="0.000644172174338757" calcext:value-type="float">
            <text:p>0.0006441722</text:p>
          </table:table-cell>
          <table:table-cell table:formula="of:=[.F177]/[.P177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67448507804481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8]/[.L178]" office:value-type="float" office:value="0.0130548302872063" calcext:value-type="float">
            <text:p>0.0130548303</text:p>
          </table:table-cell>
          <table:table-cell table:formula="of:=[.C178]/[.M178]" office:value-type="float" office:value="0.00037125008401165" calcext:value-type="float">
            <text:p>0.0003712501</text:p>
          </table:table-cell>
          <table:table-cell table:formula="of:=[.D178]/[.N178]" office:value-type="float" office:value="0" calcext:value-type="float">
            <text:p>0</text:p>
          </table:table-cell>
          <table:table-cell table:formula="of:=[.E178]/[.O178]" office:value-type="float" office:value="0.000115950991380976" calcext:value-type="float">
            <text:p>0.000115951</text:p>
          </table:table-cell>
          <table:table-cell table:formula="of:=[.F178]/[.P178]" office:value-type="float" office:value="0.390625" calcext:value-type="float">
            <text:p>0.3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601759142560083" calcext:value-type="float">
            <text:p>6.0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79]/[.L179]" office:value-type="float" office:value="0.0130548302872063" calcext:value-type="float">
            <text:p>0.0130548303</text:p>
          </table:table-cell>
          <table:table-cell table:formula="of:=[.C179]/[.M179]" office:value-type="float" office:value="0.000835312689026214" calcext:value-type="float">
            <text:p>0.0008353127</text:p>
          </table:table-cell>
          <table:table-cell table:formula="of:=[.D179]/[.N179]" office:value-type="float" office:value="0" calcext:value-type="float">
            <text:p>0</text:p>
          </table:table-cell>
          <table:table-cell table:formula="of:=[.E179]/[.O179]" office:value-type="float" office:value="0.000115950991380976" calcext:value-type="float">
            <text:p>0.000115951</text:p>
          </table:table-cell>
          <table:table-cell table:formula="of:=[.F179]/[.P179]" office:value-type="float" office:value="0.453125" calcext:value-type="float">
            <text:p>0.4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_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.000013372425390224" calcext:value-type="float">
            <text:p>1.3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0]/[.L180]" office:value-type="float" office:value="0.02088772845953" calcext:value-type="float">
            <text:p>0.0208877285</text:p>
          </table:table-cell>
          <table:table-cell table:formula="of:=[.C180]/[.M180]" office:value-type="float" office:value="0.000185625042005825" calcext:value-type="float">
            <text:p>0.000185625</text:p>
          </table:table-cell>
          <table:table-cell table:formula="of:=[.D180]/[.N180]" office:value-type="float" office:value="0" calcext:value-type="float">
            <text:p>0</text:p>
          </table:table-cell>
          <table:table-cell table:formula="of:=[.E180]/[.O180]" office:value-type="float" office:value="0.000115950991380976" calcext:value-type="float">
            <text:p>0.000115951</text:p>
          </table:table-cell>
          <table:table-cell table:formula="of:=[.F180]/[.P180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mem_bench_1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1]/[.L181]" office:value-type="float" office:value="0.010443864229765" calcext:value-type="float">
            <text:p>0.0104438642</text:p>
          </table:table-cell>
          <table:table-cell table:formula="of:=[.C181]/[.M181]" office:value-type="float" office:value="0.000464062605014564" calcext:value-type="float">
            <text:p>0.0004640626</text:p>
          </table:table-cell>
          <table:table-cell table:formula="of:=[.D181]/[.N181]" office:value-type="float" office:value="0" calcext:value-type="float">
            <text:p>0</text:p>
          </table:table-cell>
          <table:table-cell table:formula="of:=[.E181]/[.O181]" office:value-type="float" office:value="0.000128834434867751" calcext:value-type="float">
            <text:p>0.0001288344</text:p>
          </table:table-cell>
          <table:table-cell table:formula="of:=[.F181]/[.P181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0_750</text:p>
          </table:table-cell>
          <table:table-cell office:value-type="float" office:value="168" calcext:value-type="float">
            <text:p>168</text:p>
          </table:table-cell>
          <table:table-cell office:value-type="float" office:value="0.0507649463954023" calcext:value-type="float">
            <text:p>0.0507649464</text:p>
          </table:table-cell>
          <table:table-cell office:value-type="float" office:value="0" calcext:value-type="float">
            <text:p>0</text:p>
          </table:table-cell>
          <table:table-cell office:value-type="float" office:value="29089" calcext:value-type="float">
            <text:p>29089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2]/[.L182]" office:value-type="float" office:value="0.438642297650131" calcext:value-type="float">
            <text:p>0.4386422977</text:p>
          </table:table-cell>
          <table:table-cell table:formula="of:=[.C182]/[.M182]" office:value-type="float" office:value="0.704677351496678" calcext:value-type="float">
            <text:p>0.7046773515</text:p>
          </table:table-cell>
          <table:table-cell table:formula="of:=[.D182]/[.N182]" office:value-type="float" office:value="0" calcext:value-type="float">
            <text:p>0</text:p>
          </table:table-cell>
          <table:table-cell table:formula="of:=[.E182]/[.O182]" office:value-type="float" office:value="0.374766487586802" calcext:value-type="float">
            <text:p>0.3747664876</text:p>
          </table:table-cell>
          <table:table-cell table:formula="of:=[.F182]/[.P182]" office:value-type="float" office:value="0.2890625" calcext:value-type="float">
            <text:p>0.289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0_500</text:p>
          </table:table-cell>
          <table:table-cell office:value-type="float" office:value="79" calcext:value-type="float">
            <text:p>79</text:p>
          </table:table-cell>
          <table:table-cell office:value-type="float" office:value="0.0616512271339605" calcext:value-type="float">
            <text:p>0.061651227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3]/[.L183]" office:value-type="float" office:value="0.206266318537859" calcext:value-type="float">
            <text:p>0.2062663185</text:p>
          </table:table-cell>
          <table:table-cell table:formula="of:=[.C183]/[.M183]" office:value-type="float" office:value="0.855791772434809" calcext:value-type="float">
            <text:p>0.8557917724</text:p>
          </table:table-cell>
          <table:table-cell table:formula="of:=[.D183]/[.N183]" office:value-type="float" office:value="0" calcext:value-type="float">
            <text:p>0</text:p>
          </table:table-cell>
          <table:table-cell table:formula="of:=[.E183]/[.O183]" office:value-type="float" office:value="0.00427730323760935" calcext:value-type="float">
            <text:p>0.0042773032</text:p>
          </table:table-cell>
          <table:table-cell table:formula="of:=[.F183]/[.P183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0_250</text:p>
          </table:table-cell>
          <table:table-cell office:value-type="float" office:value="39" calcext:value-type="float">
            <text:p>39</text:p>
          </table:table-cell>
          <table:table-cell office:value-type="float" office:value="0.0417223510785101" calcext:value-type="float">
            <text:p>0.0417223511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4]/[.L184]" office:value-type="float" office:value="0.101827676240209" calcext:value-type="float">
            <text:p>0.1018276762</text:p>
          </table:table-cell>
          <table:table-cell table:formula="of:=[.C184]/[.M184]" office:value-type="float" office:value="0.57915545950191" calcext:value-type="float">
            <text:p>0.5791554595</text:p>
          </table:table-cell>
          <table:table-cell table:formula="of:=[.D184]/[.N184]" office:value-type="float" office:value="0" calcext:value-type="float">
            <text:p>0</text:p>
          </table:table-cell>
          <table:table-cell table:formula="of:=[.E184]/[.O184]" office:value-type="float" office:value="0.0433656707764851" calcext:value-type="float">
            <text:p>0.0433656708</text:p>
          </table:table-cell>
          <table:table-cell table:formula="of:=[.F184]/[.P184]" office:value-type="float" office:value="0.140625" calcext:value-type="float">
            <text:p>0.1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0_1000</text:p>
          </table:table-cell>
          <table:table-cell office:value-type="float" office:value="259" calcext:value-type="float">
            <text:p>259</text:p>
          </table:table-cell>
          <table:table-cell office:value-type="float" office:value="0.0403114924966992" calcext:value-type="float">
            <text:p>0.0403114925</text:p>
          </table:table-cell>
          <table:table-cell office:value-type="float" office:value="0" calcext:value-type="float">
            <text:p>0</text:p>
          </table:table-cell>
          <table:table-cell office:value-type="float" office:value="53681" calcext:value-type="float">
            <text:p>53681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5]/[.L185]" office:value-type="float" office:value="0.676240208877285" calcext:value-type="float">
            <text:p>0.6762402089</text:p>
          </table:table-cell>
          <table:table-cell table:formula="of:=[.C185]/[.M185]" office:value-type="float" office:value="0.559571077770801" calcext:value-type="float">
            <text:p>0.5595710778</text:p>
          </table:table-cell>
          <table:table-cell table:formula="of:=[.D185]/[.N185]" office:value-type="float" office:value="0" calcext:value-type="float">
            <text:p>0</text:p>
          </table:table-cell>
          <table:table-cell table:formula="of:=[.E185]/[.O185]" office:value-type="float" office:value="0.691596129813577" calcext:value-type="float">
            <text:p>0.6915961298</text:p>
          </table:table-cell>
          <table:table-cell table:formula="of:=[.F185]/[.P185]" office:value-type="float" office:value="0.703125" calcext:value-type="float">
            <text:p>0.7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_75</text:p>
          </table:table-cell>
          <table:table-cell office:value-type="float" office:value="9" calcext:value-type="float">
            <text:p>9</text:p>
          </table:table-cell>
          <table:table-cell office:value-type="float" office:value="0.00844846991194277" calcext:value-type="float">
            <text:p>0.008448469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6]/[.L186]" office:value-type="float" office:value="0.0234986945169713" calcext:value-type="float">
            <text:p>0.0234986945</text:p>
          </table:table-cell>
          <table:table-cell table:formula="of:=[.C186]/[.M186]" office:value-type="float" office:value="0.117274730389283" calcext:value-type="float">
            <text:p>0.1172747304</text:p>
          </table:table-cell>
          <table:table-cell table:formula="of:=[.D186]/[.N186]" office:value-type="float" office:value="0" calcext:value-type="float">
            <text:p>0</text:p>
          </table:table-cell>
          <table:table-cell table:formula="of:=[.E186]/[.O186]" office:value-type="float" office:value="0.00240920393202695" calcext:value-type="float">
            <text:p>0.0024092039</text:p>
          </table:table-cell>
          <table:table-cell table:formula="of:=[.F186]/[.P186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726858793944345" calcext:value-type="float">
            <text:p>0.007268587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7]/[.L187]" office:value-type="float" office:value="0.0234986945169713" calcext:value-type="float">
            <text:p>0.0234986945</text:p>
          </table:table-cell>
          <table:table-cell table:formula="of:=[.C187]/[.M187]" office:value-type="float" office:value="0.100896576515475" calcext:value-type="float">
            <text:p>0.1008965765</text:p>
          </table:table-cell>
          <table:table-cell table:formula="of:=[.D187]/[.N187]" office:value-type="float" office:value="0" calcext:value-type="float">
            <text:p>0</text:p>
          </table:table-cell>
          <table:table-cell table:formula="of:=[.E187]/[.O187]" office:value-type="float" office:value="0.00141717878354527" calcext:value-type="float">
            <text:p>0.0014171788</text:p>
          </table:table-cell>
          <table:table-cell table:formula="of:=[.F187]/[.P187]" office:value-type="float" office:value="0.234375" calcext:value-type="float">
            <text:p>0.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579313289098964" calcext:value-type="float">
            <text:p>0.00579313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8]/[.L188]" office:value-type="float" office:value="0.0261096605744125" calcext:value-type="float">
            <text:p>0.0261096606</text:p>
          </table:table-cell>
          <table:table-cell table:formula="of:=[.C188]/[.M188]" office:value-type="float" office:value="0.0804155196125766" calcext:value-type="float">
            <text:p>0.0804155196</text:p>
          </table:table-cell>
          <table:table-cell table:formula="of:=[.D188]/[.N188]" office:value-type="float" office:value="0" calcext:value-type="float">
            <text:p>0</text:p>
          </table:table-cell>
          <table:table-cell table:formula="of:=[.E188]/[.O188]" office:value-type="float" office:value="0.000695705948285858" calcext:value-type="float">
            <text:p>0.0006957059</text:p>
          </table:table-cell>
          <table:table-cell table:formula="of:=[.F188]/[.P188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0_100</text:p>
          </table:table-cell>
          <table:table-cell office:value-type="float" office:value="11" calcext:value-type="float">
            <text:p>11</text:p>
          </table:table-cell>
          <table:table-cell office:value-type="float" office:value="0.00541300449795384" calcext:value-type="float">
            <text:p>0.0054130045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89]/[.L189]" office:value-type="float" office:value="0.0287206266318538" calcext:value-type="float">
            <text:p>0.0287206266</text:p>
          </table:table-cell>
          <table:table-cell office:value-type="float" office:value="0.0720399858" calcext:value-type="float">
            <text:p>0.0720399858</text:p>
          </table:table-cell>
          <table:table-cell table:formula="of:=[.D189]/[.N189]" office:value-type="float" office:value="0" calcext:value-type="float">
            <text:p>0</text:p>
          </table:table-cell>
          <table:table-cell table:formula="of:=[.E189]/[.O189]" office:value-type="float" office:value="0.00771718264857831" calcext:value-type="float">
            <text:p>0.0077171826</text:p>
          </table:table-cell>
          <table:table-cell table:formula="of:=[.F189]/[.P189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64611759509046" calcext:value-type="float">
            <text:p>0.001646117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0]/[.L190]" office:value-type="float" office:value="0.0156657963446475" calcext:value-type="float">
            <text:p>0.0156657963</text:p>
          </table:table-cell>
          <table:table-cell table:formula="of:=[.C190]/[.M190]" office:value-type="float" office:value="0.0228500544081237" calcext:value-type="float">
            <text:p>0.0228500544</text:p>
          </table:table-cell>
          <table:table-cell table:formula="of:=[.D190]/[.N190]" office:value-type="float" office:value="0" calcext:value-type="float">
            <text:p>0</text:p>
          </table:table-cell>
          <table:table-cell table:formula="of:=[.E190]/[.O190]" office:value-type="float" office:value="0.000270552313222278" calcext:value-type="float">
            <text:p>0.0002705523</text:p>
          </table:table-cell>
          <table:table-cell table:formula="of:=[.F190]/[.P190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_5</text:p>
          </table:table-cell>
          <table:table-cell office:value-type="float" office:value="7" calcext:value-type="float">
            <text:p>7</text:p>
          </table:table-cell>
          <table:table-cell office:value-type="float" office:value="0.00160209012926059" calcext:value-type="float">
            <text:p>0.00160209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1]/[.L191]" office:value-type="float" office:value="0.0182767624020888" calcext:value-type="float">
            <text:p>0.0182767624</text:p>
          </table:table-cell>
          <table:table-cell table:formula="of:=[.C191]/[.M191]" office:value-type="float" office:value="0.0222389012361603" calcext:value-type="float">
            <text:p>0.0222389012</text:p>
          </table:table-cell>
          <table:table-cell table:formula="of:=[.D191]/[.N191]" office:value-type="float" office:value="0" calcext:value-type="float">
            <text:p>0</text:p>
          </table:table-cell>
          <table:table-cell table:formula="of:=[.E191]/[.O191]" office:value-type="float" office:value="0.000231901982761953" calcext:value-type="float">
            <text:p>0.000231902</text:p>
          </table:table-cell>
          <table:table-cell table:formula="of:=[.F191]/[.P191]" office:value-type="float" office:value="0.171875" calcext:value-type="float">
            <text:p>0.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_2</text:p>
          </table:table-cell>
          <table:table-cell office:value-type="float" office:value="8" calcext:value-type="float">
            <text:p>8</text:p>
          </table:table-cell>
          <table:table-cell office:value-type="float" office:value="0.00176363389976469" calcext:value-type="float">
            <text:p>0.00176363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2]/[.L192]" office:value-type="float" office:value="0.02088772845953" calcext:value-type="float">
            <text:p>0.0208877285</text:p>
          </table:table-cell>
          <table:table-cell table:formula="of:=[.C192]/[.M192]" office:value-type="float" office:value="0.0244813193697866" calcext:value-type="float">
            <text:p>0.0244813194</text:p>
          </table:table-cell>
          <table:table-cell table:formula="of:=[.D192]/[.N192]" office:value-type="float" office:value="0" calcext:value-type="float">
            <text:p>0</text:p>
          </table:table-cell>
          <table:table-cell table:formula="of:=[.E192]/[.O192]" office:value-type="float" office:value="0.000219018539275177" calcext:value-type="float">
            <text:p>0.0002190185</text:p>
          </table:table-cell>
          <table:table-cell table:formula="of:=[.F192]/[.P192]" office:value-type="float" office:value="0.546875" calcext:value-type="float">
            <text:p>0.5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6020555883394" calcext:value-type="float">
            <text:p>0.001602055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3]/[.L193]" office:value-type="float" office:value="0.0156657963446475" calcext:value-type="float">
            <text:p>0.0156657963</text:p>
          </table:table-cell>
          <table:table-cell table:formula="of:=[.C193]/[.M193]" office:value-type="float" office:value="0.0222384217674207" calcext:value-type="float">
            <text:p>0.0222384218</text:p>
          </table:table-cell>
          <table:table-cell table:formula="of:=[.D193]/[.N193]" office:value-type="float" office:value="0" calcext:value-type="float">
            <text:p>0</text:p>
          </table:table-cell>
          <table:table-cell table:formula="of:=[.E193]/[.O193]" office:value-type="float" office:value="0.000334969530656154" calcext:value-type="float">
            <text:p>0.0003349695</text:p>
          </table:table-cell>
          <table:table-cell table:formula="of:=[.F193]/[.P193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698671841305225" calcext:value-type="float">
            <text:p>0.0069867184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4]/[.L194]" office:value-type="float" office:value="0.0234986945169713" calcext:value-type="float">
            <text:p>0.0234986945</text:p>
          </table:table-cell>
          <table:table-cell table:formula="of:=[.C194]/[.M194]" office:value-type="float" office:value="0.0969838949225924" calcext:value-type="float">
            <text:p>0.0969838949</text:p>
          </table:table-cell>
          <table:table-cell table:formula="of:=[.D194]/[.N194]" office:value-type="float" office:value="0" calcext:value-type="float">
            <text:p>0</text:p>
          </table:table-cell>
          <table:table-cell table:formula="of:=[.E194]/[.O194]" office:value-type="float" office:value="0.0386374470168387" calcext:value-type="float">
            <text:p>0.038637447</text:p>
          </table:table-cell>
          <table:table-cell table:formula="of:=[.F194]/[.P194]" office:value-type="float" office:value="0.40625" calcext:value-type="float">
            <text:p>0.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744764712688621" calcext:value-type="float">
            <text:p>0.0074476471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5]/[.L195]" office:value-type="float" office:value="0.0261096605744125" calcext:value-type="float">
            <text:p>0.0261096606</text:p>
          </table:table-cell>
          <table:table-cell table:formula="of:=[.C195]/[.M195]" office:value-type="float" office:value="0.10338212930195" calcext:value-type="float">
            <text:p>0.1033821293</text:p>
          </table:table-cell>
          <table:table-cell table:formula="of:=[.D195]/[.N195]" office:value-type="float" office:value="0" calcext:value-type="float">
            <text:p>0</text:p>
          </table:table-cell>
          <table:table-cell table:formula="of:=[.E195]/[.O195]" office:value-type="float" office:value="0.0178564526726704" calcext:value-type="float">
            <text:p>0.0178564527</text:p>
          </table:table-cell>
          <table:table-cell table:formula="of:=[.F195]/[.P195]" office:value-type="float" office:value="0.3671875" calcext:value-type="float">
            <text:p>0.36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0_250</text:p>
          </table:table-cell>
          <table:table-cell office:value-type="float" office:value="10" calcext:value-type="float">
            <text:p>10</text:p>
          </table:table-cell>
          <table:table-cell office:value-type="float" office:value="0.0059271537991241" calcext:value-type="float">
            <text:p>0.005927153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6]/[.L196]" office:value-type="float" office:value="0.0261096605744125" calcext:value-type="float">
            <text:p>0.0261096606</text:p>
          </table:table-cell>
          <table:table-cell table:formula="of:=[.C196]/[.M196]" office:value-type="float" office:value="0.0822758879433885" calcext:value-type="float">
            <text:p>0.0822758879</text:p>
          </table:table-cell>
          <table:table-cell table:formula="of:=[.D196]/[.N196]" office:value-type="float" office:value="0" calcext:value-type="float">
            <text:p>0</text:p>
          </table:table-cell>
          <table:table-cell table:formula="of:=[.E196]/[.O196]" office:value-type="float" office:value="0.00514049395122328" calcext:value-type="float">
            <text:p>0.005140494</text:p>
          </table:table-cell>
          <table:table-cell table:formula="of:=[.F196]/[.P196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6937853658197" calcext:value-type="float">
            <text:p>0.0047693785</text:p>
          </table:table-cell>
          <table:table-cell office:value-type="float" office:value="0" calcext:value-type="float">
            <text:p>0</text:p>
          </table:table-cell>
          <table:table-cell office:value-type="float" office:value="4966" calcext:value-type="float">
            <text:p>4966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7]/[.L197]" office:value-type="float" office:value="0.0261096605744125" calcext:value-type="float">
            <text:p>0.0261096606</text:p>
          </table:table-cell>
          <table:table-cell table:formula="of:=[.C197]/[.M197]" office:value-type="float" office:value="0.066204601286609" calcext:value-type="float">
            <text:p>0.0662046013</text:p>
          </table:table-cell>
          <table:table-cell table:formula="of:=[.D197]/[.N197]" office:value-type="float" office:value="0" calcext:value-type="float">
            <text:p>0</text:p>
          </table:table-cell>
          <table:table-cell table:formula="of:=[.E197]/[.O197]" office:value-type="float" office:value="0.0639791803553254" calcext:value-type="float">
            <text:p>0.0639791804</text:p>
          </table:table-cell>
          <table:table-cell table:formula="of:=[.F197]/[.P197]" office:value-type="float" office:value="0.484375" calcext:value-type="float">
            <text:p>0.4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_75</text:p>
          </table:table-cell>
          <table:table-cell office:value-type="float" office:value="7" calcext:value-type="float">
            <text:p>7</text:p>
          </table:table-cell>
          <table:table-cell office:value-type="float" office:value="0.00157078854318846" calcext:value-type="float">
            <text:p>0.001570788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8]/[.L198]" office:value-type="float" office:value="0.0182767624020888" calcext:value-type="float">
            <text:p>0.0182767624</text:p>
          </table:table-cell>
          <table:table-cell table:formula="of:=[.C198]/[.M198]" office:value-type="float" office:value="0.0218043982899905" calcext:value-type="float">
            <text:p>0.0218043983</text:p>
          </table:table-cell>
          <table:table-cell table:formula="of:=[.D198]/[.N198]" office:value-type="float" office:value="0" calcext:value-type="float">
            <text:p>0</text:p>
          </table:table-cell>
          <table:table-cell table:formula="of:=[.E198]/[.O198]" office:value-type="float" office:value="0.000811656939666834" calcext:value-type="float">
            <text:p>0.0008116569</text:p>
          </table:table-cell>
          <table:table-cell table:formula="of:=[.F198]/[.P198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_50</text:p>
          </table:table-cell>
          <table:table-cell office:value-type="float" office:value="6" calcext:value-type="float">
            <text:p>6</text:p>
          </table:table-cell>
          <table:table-cell office:value-type="float" office:value="0.00155252495897947" calcext:value-type="float">
            <text:p>0.0015525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99]/[.L199]" office:value-type="float" office:value="0.0156657963446475" calcext:value-type="float">
            <text:p>0.0156657963</text:p>
          </table:table-cell>
          <table:table-cell table:formula="of:=[.C199]/[.M199]" office:value-type="float" office:value="0.0215508781926977" calcext:value-type="float">
            <text:p>0.0215508782</text:p>
          </table:table-cell>
          <table:table-cell table:formula="of:=[.D199]/[.N199]" office:value-type="float" office:value="0" calcext:value-type="float">
            <text:p>0</text:p>
          </table:table-cell>
          <table:table-cell table:formula="of:=[.E199]/[.O199]" office:value-type="float" office:value="0.000553988069931331" calcext:value-type="float">
            <text:p>0.0005539881</text:p>
          </table:table-cell>
          <table:table-cell table:formula="of:=[.F199]/[.P199]" office:value-type="float" office:value="0.3203125" calcext:value-type="float">
            <text:p>0.3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_25</text:p>
          </table:table-cell>
          <table:table-cell office:value-type="float" office:value="6" calcext:value-type="float">
            <text:p>6</text:p>
          </table:table-cell>
          <table:table-cell office:value-type="float" office:value="0.00162347899785588" calcext:value-type="float">
            <text:p>0.0016234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0]/[.L200]" office:value-type="float" office:value="0.0156657963446475" calcext:value-type="float">
            <text:p>0.0156657963</text:p>
          </table:table-cell>
          <table:table-cell table:formula="of:=[.C200]/[.M200]" office:value-type="float" office:value="0.0225358039681329" calcext:value-type="float">
            <text:p>0.022535804</text:p>
          </table:table-cell>
          <table:table-cell table:formula="of:=[.D200]/[.N200]" office:value-type="float" office:value="0" calcext:value-type="float">
            <text:p>0</text:p>
          </table:table-cell>
          <table:table-cell table:formula="of:=[.E200]/[.O200]" office:value-type="float" office:value="0.000231901982761953" calcext:value-type="float">
            <text:p>0.000231902</text:p>
          </table:table-cell>
          <table:table-cell table:formula="of:=[.F200]/[.P200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1]/[.L201]" office:value-type="float" office:value="0.0156657963446475" calcext:value-type="float">
            <text:p>0.0156657963</text:p>
          </table:table-cell>
          <table:table-cell table:formula="of:=[.C201]/[.M201]" office:value-type="float" office:value="0.0210402601887819" calcext:value-type="float">
            <text:p>0.0210402602</text:p>
          </table:table-cell>
          <table:table-cell table:formula="of:=[.D201]/[.N201]" office:value-type="float" office:value="0" calcext:value-type="float">
            <text:p>0</text:p>
          </table:table-cell>
          <table:table-cell table:formula="of:=[.E201]/[.O201]" office:value-type="float" office:value="0.00122392713124364" calcext:value-type="float">
            <text:p>0.0012239271</text:p>
          </table:table-cell>
          <table:table-cell table:formula="of:=[.F201]/[.P201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33992367885869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2]/[.L202]" office:value-type="float" office:value="0.0130548302872063" calcext:value-type="float">
            <text:p>0.0130548303</text:p>
          </table:table-cell>
          <table:table-cell table:formula="of:=[.C202]/[.M202]" office:value-type="float" office:value="0.00324809014448569" calcext:value-type="float">
            <text:p>0.0032480901</text:p>
          </table:table-cell>
          <table:table-cell table:formula="of:=[.D202]/[.N202]" office:value-type="float" office:value="0" calcext:value-type="float">
            <text:p>0</text:p>
          </table:table-cell>
          <table:table-cell table:formula="of:=[.E202]/[.O202]" office:value-type="float" office:value="0.000141717878354527" calcext:value-type="float">
            <text:p>0.0001417179</text:p>
          </table:table-cell>
          <table:table-cell table:formula="of:=[.F202]/[.P202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94422630719131" calcext:value-type="float">
            <text:p>3.94E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3]/[.L203]" office:value-type="float" office:value="0.0130548302872063" calcext:value-type="float">
            <text:p>0.0130548303</text:p>
          </table:table-cell>
          <table:table-cell table:formula="of:=[.C203]/[.M203]" office:value-type="float" office:value="0.00547505147785761" calcext:value-type="float">
            <text:p>0.0054750515</text:p>
          </table:table-cell>
          <table:table-cell table:formula="of:=[.D203]/[.N203]" office:value-type="float" office:value="0" calcext:value-type="float">
            <text:p>0</text:p>
          </table:table-cell>
          <table:table-cell table:formula="of:=[.E203]/[.O203]" office:value-type="float" office:value="0.000141717878354527" calcext:value-type="float">
            <text:p>0.0001417179</text:p>
          </table:table-cell>
          <table:table-cell table:formula="of:=[.F203]/[.P203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_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0320897398650633" calcext:value-type="float">
            <text:p>3.2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4]/[.L204]" office:value-type="float" office:value="0.0156657963446475" calcext:value-type="float">
            <text:p>0.0156657963</text:p>
          </table:table-cell>
          <table:table-cell table:formula="of:=[.C204]/[.M204]" office:value-type="float" office:value="0.00445443450726823" calcext:value-type="float">
            <text:p>0.0044544345</text:p>
          </table:table-cell>
          <table:table-cell table:formula="of:=[.D204]/[.N204]" office:value-type="float" office:value="0" calcext:value-type="float">
            <text:p>0</text:p>
          </table:table-cell>
          <table:table-cell table:formula="of:=[.E204]/[.O204]" office:value-type="float" office:value="0.000115950991380976" calcext:value-type="float">
            <text:p>0.000115951</text:p>
          </table:table-cell>
          <table:table-cell table:formula="of:=[.F204]/[.P204]" office:value-type="float" office:value="0.2578125" calcext:value-type="float">
            <text:p>0.2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0_10_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33987451607307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5]/[.L205]" office:value-type="float" office:value="0.0130548302872063" calcext:value-type="float">
            <text:p>0.0130548303</text:p>
          </table:table-cell>
          <table:table-cell table:formula="of:=[.C205]/[.M205]" office:value-type="float" office:value="0.00324802190073873" calcext:value-type="float">
            <text:p>0.0032480219</text:p>
          </table:table-cell>
          <table:table-cell table:formula="of:=[.D205]/[.N205]" office:value-type="float" office:value="0" calcext:value-type="float">
            <text:p>0</text:p>
          </table:table-cell>
          <table:table-cell table:formula="of:=[.E205]/[.O205]" office:value-type="float" office:value="0.000167484765328077" calcext:value-type="float">
            <text:p>0.0001674848</text:p>
          </table:table-cell>
          <table:table-cell table:formula="of:=[.F205]/[.P205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142979159956622" calcext:value-type="float">
            <text:p>0.0014297916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6]/[.L206]" office:value-type="float" office:value="0.0156657963446475" calcext:value-type="float">
            <text:p>0.0156657963</text:p>
          </table:table-cell>
          <table:table-cell table:formula="of:=[.C206]/[.M206]" office:value-type="float" office:value="0.0198471943558631" calcext:value-type="float">
            <text:p>0.0198471944</text:p>
          </table:table-cell>
          <table:table-cell table:formula="of:=[.D206]/[.N206]" office:value-type="float" office:value="0" calcext:value-type="float">
            <text:p>0</text:p>
          </table:table-cell>
          <table:table-cell table:formula="of:=[.E206]/[.O206]" office:value-type="float" office:value="0.00483129130754068" calcext:value-type="float">
            <text:p>0.0048312913</text:p>
          </table:table-cell>
          <table:table-cell table:formula="of:=[.F206]/[.P206]" office:value-type="float" office:value="0.296875" calcext:value-type="float">
            <text:p>0.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152331697667854" calcext:value-type="float">
            <text:p>0.00152331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7]/[.L207]" office:value-type="float" office:value="0.0182767624020888" calcext:value-type="float">
            <text:p>0.0182767624</text:p>
          </table:table-cell>
          <table:table-cell table:formula="of:=[.C207]/[.M207]" office:value-type="float" office:value="0.0211454369370314" calcext:value-type="float">
            <text:p>0.0211454369</text:p>
          </table:table-cell>
          <table:table-cell table:formula="of:=[.D207]/[.N207]" office:value-type="float" office:value="0" calcext:value-type="float">
            <text:p>0</text:p>
          </table:table-cell>
          <table:table-cell table:formula="of:=[.E207]/[.O207]" office:value-type="float" office:value="0.00319509398472024" calcext:value-type="float">
            <text:p>0.003195094</text:p>
          </table:table-cell>
          <table:table-cell table:formula="of:=[.F207]/[.P207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0_250</text:p>
          </table:table-cell>
          <table:table-cell office:value-type="float" office:value="6" calcext:value-type="float">
            <text:p>6</text:p>
          </table:table-cell>
          <table:table-cell office:value-type="float" office:value="0.00141646974382331" calcext:value-type="float">
            <text:p>0.001416469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8]/[.L208]" office:value-type="float" office:value="0.0156657963446475" calcext:value-type="float">
            <text:p>0.0156657963</text:p>
          </table:table-cell>
          <table:table-cell table:formula="of:=[.C208]/[.M208]" office:value-type="float" office:value="0.0196622712802271" calcext:value-type="float">
            <text:p>0.0196622713</text:p>
          </table:table-cell>
          <table:table-cell table:formula="of:=[.D208]/[.N208]" office:value-type="float" office:value="0" calcext:value-type="float">
            <text:p>0</text:p>
          </table:table-cell>
          <table:table-cell table:formula="of:=[.E208]/[.O208]" office:value-type="float" office:value="0.00148159600097914" calcext:value-type="float">
            <text:p>0.001481596</text:p>
          </table:table-cell>
          <table:table-cell table:formula="of:=[.F208]/[.P208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49658543234969" calcext:value-type="float">
            <text:p>0.001496585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09]/[.L209]" office:value-type="float" office:value="0.0130548302872063" calcext:value-type="float">
            <text:p>0.0130548303</text:p>
          </table:table-cell>
          <table:table-cell table:formula="of:=[.C209]/[.M209]" office:value-type="float" office:value="0.0207743715622677" calcext:value-type="float">
            <text:p>0.0207743716</text:p>
          </table:table-cell>
          <table:table-cell table:formula="of:=[.D209]/[.N209]" office:value-type="float" office:value="0" calcext:value-type="float">
            <text:p>0</text:p>
          </table:table-cell>
          <table:table-cell table:formula="of:=[.E209]/[.O209]" office:value-type="float" office:value="0.00962393228462103" calcext:value-type="float">
            <text:p>0.0096239323</text:p>
          </table:table-cell>
          <table:table-cell table:formula="of:=[.F209]/[.P209]" office:value-type="float" office:value="0.3515625" calcext:value-type="float">
            <text:p>0.3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_7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34260975075664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0]/[.L210]" office:value-type="float" office:value="0.0130548302872063" calcext:value-type="float">
            <text:p>0.0130548303</text:p>
          </table:table-cell>
          <table:table-cell table:formula="of:=[.C210]/[.M210]" office:value-type="float" office:value="0.00463993671519663" calcext:value-type="float">
            <text:p>0.0046399367</text:p>
          </table:table-cell>
          <table:table-cell table:formula="of:=[.D210]/[.N210]" office:value-type="float" office:value="0" calcext:value-type="float">
            <text:p>0</text:p>
          </table:table-cell>
          <table:table-cell table:formula="of:=[.E210]/[.O210]" office:value-type="float" office:value="0.00045092052203713" calcext:value-type="float">
            <text:p>0.0004509205</text:p>
          </table:table-cell>
          <table:table-cell table:formula="of:=[.F210]/[.P210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_5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387737893195001" calcext:value-type="float">
            <text:p>3.88E-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1]/[.L211]" office:value-type="float" office:value="0.0130548302872063" calcext:value-type="float">
            <text:p>0.0130548303</text:p>
          </table:table-cell>
          <table:table-cell table:formula="of:=[.C211]/[.M211]" office:value-type="float" office:value="0.00538225943396842" calcext:value-type="float">
            <text:p>0.0053822594</text:p>
          </table:table-cell>
          <table:table-cell table:formula="of:=[.D211]/[.N211]" office:value-type="float" office:value="0" calcext:value-type="float">
            <text:p>0</text:p>
          </table:table-cell>
          <table:table-cell table:formula="of:=[.E211]/[.O211]" office:value-type="float" office:value="0.000322086087169379" calcext:value-type="float">
            <text:p>0.0003220861</text:p>
          </table:table-cell>
          <table:table-cell table:formula="of:=[.F211]/[.P211]" office:value-type="float" office:value="0.40625" calcext:value-type="float">
            <text:p>0.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_2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000441206946591806" calcext:value-type="float">
            <text:p>4.41E-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2]/[.L212]" office:value-type="float" office:value="0.0156657963446475" calcext:value-type="float">
            <text:p>0.0156657963</text:p>
          </table:table-cell>
          <table:table-cell table:formula="of:=[.C212]/[.M212]" office:value-type="float" office:value="0.00612447298111219" calcext:value-type="float">
            <text:p>0.006124473</text:p>
          </table:table-cell>
          <table:table-cell table:formula="of:=[.D212]/[.N212]" office:value-type="float" office:value="0" calcext:value-type="float">
            <text:p>0</text:p>
          </table:table-cell>
          <table:table-cell table:formula="of:=[.E212]/[.O212]" office:value-type="float" office:value="0.000244785426248728" calcext:value-type="float">
            <text:p>0.0002447854</text:p>
          </table:table-cell>
          <table:table-cell table:formula="of:=[.F212]/[.P212]" office:value-type="float" office:value="0.6875" calcext:value-type="float">
            <text:p>0.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0_10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213933238004567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3]/[.L213]" office:value-type="float" office:value="0.0130548302872063" calcext:value-type="float">
            <text:p>0.0130548303</text:p>
          </table:table-cell>
          <table:table-cell table:formula="of:=[.C213]/[.M213]" office:value-type="float" office:value="0.00296964575476869" calcext:value-type="float">
            <text:p>0.0029696458</text:p>
          </table:table-cell>
          <table:table-cell table:formula="of:=[.D213]/[.N213]" office:value-type="float" office:value="0" calcext:value-type="float">
            <text:p>0</text:p>
          </table:table-cell>
          <table:table-cell table:formula="of:=[.E213]/[.O213]" office:value-type="float" office:value="0.000579754956904882" calcext:value-type="float">
            <text:p>0.000579755</text:p>
          </table:table-cell>
          <table:table-cell table:formula="of:=[.F213]/[.P213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_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267448507804481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4]/[.L214]" office:value-type="float" office:value="0.0130548302872063" calcext:value-type="float">
            <text:p>0.0130548303</text:p>
          </table:table-cell>
          <table:table-cell table:formula="of:=[.C214]/[.M214]" office:value-type="float" office:value="0.00037125008401165" calcext:value-type="float">
            <text:p>0.0003712501</text:p>
          </table:table-cell>
          <table:table-cell table:formula="of:=[.D214]/[.N214]" office:value-type="float" office:value="0" calcext:value-type="float">
            <text:p>0</text:p>
          </table:table-cell>
          <table:table-cell table:formula="of:=[.E214]/[.O214]" office:value-type="float" office:value="0.000167484765328077" calcext:value-type="float">
            <text:p>0.0001674848</text:p>
          </table:table-cell>
          <table:table-cell table:formula="of:=[.F214]/[.P214]" office:value-type="float" office:value="0.75" calcext:value-type="float">
            <text:p>0.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_5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46802997124025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5]/[.L215]" office:value-type="float" office:value="0.0130548302872063" calcext:value-type="float">
            <text:p>0.0130548303</text:p>
          </table:table-cell>
          <table:table-cell table:formula="of:=[.C215]/[.M215]" office:value-type="float" office:value="0.00064968082106459" calcext:value-type="float">
            <text:p>0.0006496808</text:p>
          </table:table-cell>
          <table:table-cell table:formula="of:=[.D215]/[.N215]" office:value-type="float" office:value="0" calcext:value-type="float">
            <text:p>0</text:p>
          </table:table-cell>
          <table:table-cell table:formula="of:=[.E215]/[.O215]" office:value-type="float" office:value="0.000154601321841302" calcext:value-type="float">
            <text:p>0.0001546013</text:p>
          </table:table-cell>
          <table:table-cell table:formula="of:=[.F215]/[.P215]" office:value-type="float" office:value="0.796875" calcext:value-type="float">
            <text:p>0.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_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6]/[.L216]" office:value-type="float" office:value="0.0130548302872063" calcext:value-type="float">
            <text:p>0.0130548303</text:p>
          </table:table-cell>
          <table:table-cell table:formula="of:=[.C216]/[.M216]" office:value-type="float" office:value="0.00102093773103204" calcext:value-type="float">
            <text:p>0.0010209377</text:p>
          </table:table-cell>
          <table:table-cell table:formula="of:=[.D216]/[.N216]" office:value-type="float" office:value="0" calcext:value-type="float">
            <text:p>0</text:p>
          </table:table-cell>
          <table:table-cell table:formula="of:=[.E216]/[.O216]" office:value-type="float" office:value="0.000154601321841302" calcext:value-type="float">
            <text:p>0.0001546013</text:p>
          </table:table-cell>
          <table:table-cell table:formula="of:=[.F216]/[.P216]" office:value-type="float" office:value="0.2734375" calcext:value-type="float">
            <text:p>0.27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sdFEFOdisk_bench_1_10_1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7]/[.L217]" office:value-type="float" office:value="0.010443864229765" calcext:value-type="float">
            <text:p>0.0104438642</text:p>
          </table:table-cell>
          <table:table-cell table:formula="of:=[.C217]/[.M217]" office:value-type="float" office:value="0.000464062605014564" calcext:value-type="float">
            <text:p>0.0004640626</text:p>
          </table:table-cell>
          <table:table-cell table:formula="of:=[.D217]/[.N217]" office:value-type="float" office:value="0" calcext:value-type="float">
            <text:p>0</text:p>
          </table:table-cell>
          <table:table-cell table:formula="of:=[.E217]/[.O217]" office:value-type="float" office:value="0.000180368208814852" calcext:value-type="float">
            <text:p>0.0001803682</text:p>
          </table:table-cell>
          <table:table-cell table:formula="of:=[.F217]/[.P217]" office:value-type="float" office:value="0.515625" calcext:value-type="float">
            <text:p>0.5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0_750</text:p>
          </table:table-cell>
          <table:table-cell office:value-type="float" office:value="126" calcext:value-type="float">
            <text:p>126</text:p>
          </table:table-cell>
          <table:table-cell office:value-type="float" office:value="0.0609419736583872" calcext:value-type="float">
            <text:p>0.06094197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8]/[.L218]" office:value-type="float" office:value="0.328981723237598" calcext:value-type="float">
            <text:p>0.3289817232</text:p>
          </table:table-cell>
          <table:table-cell table:formula="of:=[.C218]/[.M218]" office:value-type="float" office:value="0.845946497374063" calcext:value-type="float">
            <text:p>0.8459464974</text:p>
          </table:table-cell>
          <table:table-cell table:formula="of:=[.D218]/[.N218]" office:value-type="float" office:value="0" calcext:value-type="float">
            <text:p>0</text:p>
          </table:table-cell>
          <table:table-cell table:formula="of:=[.E218]/[.O218]" office:value-type="float" office:value="0.00305337610636571" calcext:value-type="float">
            <text:p>0.0030533761</text:p>
          </table:table-cell>
          <table:table-cell table:formula="of:=[.F218]/[.P218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0_500</text:p>
          </table:table-cell>
          <table:table-cell office:value-type="float" office:value="65" calcext:value-type="float">
            <text:p>65</text:p>
          </table:table-cell>
          <table:table-cell office:value-type="float" office:value="0.0720399857567501" calcext:value-type="float">
            <text:p>0.072039985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19]/[.L219]" office:value-type="float" office:value="0.169712793733681" calcext:value-type="float">
            <text:p>0.1697127937</text:p>
          </table:table-cell>
          <table:table-cell table:formula="of:=[.C219]/[.M219]" office:value-type="float" office:value="0.99999999939964" calcext:value-type="float">
            <text:p>0.9999999994</text:p>
          </table:table-cell>
          <table:table-cell table:formula="of:=[.D219]/[.N219]" office:value-type="float" office:value="0" calcext:value-type="float">
            <text:p>0</text:p>
          </table:table-cell>
          <table:table-cell table:formula="of:=[.E219]/[.O219]" office:value-type="float" office:value="0.00166196420979399" calcext:value-type="float">
            <text:p>0.0016619642</text:p>
          </table:table-cell>
          <table:table-cell table:formula="of:=[.F219]/[.P219]" office:value-type="float" office:value="0.1640625" calcext:value-type="float">
            <text:p>0.16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0_250</text:p>
          </table:table-cell>
          <table:table-cell office:value-type="float" office:value="48" calcext:value-type="float">
            <text:p>48</text:p>
          </table:table-cell>
          <table:table-cell office:value-type="float" office:value="0.0616970714166572" calcext:value-type="float">
            <text:p>0.06169707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0]/[.L220]" office:value-type="float" office:value="0.12532637075718" calcext:value-type="float">
            <text:p>0.1253263708</text:p>
          </table:table-cell>
          <table:table-cell table:formula="of:=[.C220]/[.M220]" office:value-type="float" office:value="0.856428145168474" calcext:value-type="float">
            <text:p>0.8564281452</text:p>
          </table:table-cell>
          <table:table-cell table:formula="of:=[.D220]/[.N220]" office:value-type="float" office:value="0" calcext:value-type="float">
            <text:p>0</text:p>
          </table:table-cell>
          <table:table-cell table:formula="of:=[.E220]/[.O220]" office:value-type="float" office:value="0.00112085958334944" calcext:value-type="float">
            <text:p>0.0011208596</text:p>
          </table:table-cell>
          <table:table-cell table:formula="of:=[.F220]/[.P220]" office:value-type="float" office:value="0.15625" calcext:value-type="float">
            <text:p>0.15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0_1000</text:p>
          </table:table-cell>
          <table:table-cell office:value-type="float" office:value="272" calcext:value-type="float">
            <text:p>272</text:p>
          </table:table-cell>
          <table:table-cell office:value-type="float" office:value="0.0340634145410205" calcext:value-type="float">
            <text:p>0.0340634145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1]/[.L221]" office:value-type="float" office:value="0.710182767624021" calcext:value-type="float">
            <text:p>0.7101827676</text:p>
          </table:table-cell>
          <table:table-cell table:formula="of:=[.C221]/[.M221]" office:value-type="float" office:value="0.472840383888867" calcext:value-type="float">
            <text:p>0.4728403839</text:p>
          </table:table-cell>
          <table:table-cell table:formula="of:=[.D221]/[.N221]" office:value-type="float" office:value="0" calcext:value-type="float">
            <text:p>0</text:p>
          </table:table-cell>
          <table:table-cell table:formula="of:=[.E221]/[.O221]" office:value-type="float" office:value="0.00381349927208544" calcext:value-type="float">
            <text:p>0.0038134993</text:p>
          </table:table-cell>
          <table:table-cell table:formula="of:=[.F221]/[.P221]" office:value-type="float" office:value="0.21875" calcext:value-type="float">
            <text:p>0.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_75</text:p>
          </table:table-cell>
          <table:table-cell office:value-type="float" office:value="15" calcext:value-type="float">
            <text:p>15</text:p>
          </table:table-cell>
          <table:table-cell office:value-type="float" office:value="0.00815561965924978" calcext:value-type="float">
            <text:p>0.008155619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2]/[.L222]" office:value-type="float" office:value="0.0391644908616188" calcext:value-type="float">
            <text:p>0.0391644909</text:p>
          </table:table-cell>
          <table:table-cell table:formula="of:=[.C222]/[.M222]" office:value-type="float" office:value="0.113209623359612" calcext:value-type="float">
            <text:p>0.1132096234</text:p>
          </table:table-cell>
          <table:table-cell table:formula="of:=[.D222]/[.N222]" office:value-type="float" office:value="0" calcext:value-type="float">
            <text:p>0</text:p>
          </table:table-cell>
          <table:table-cell table:formula="of:=[.E222]/[.O222]" office:value-type="float" office:value="0.000940491374534586" calcext:value-type="float">
            <text:p>0.0009404914</text:p>
          </table:table-cell>
          <table:table-cell table:formula="of:=[.F222]/[.P222]" office:value-type="float" office:value="0.1328125" calcext:value-type="float">
            <text:p>0.1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_50</text:p>
          </table:table-cell>
          <table:table-cell office:value-type="float" office:value="16" calcext:value-type="float">
            <text:p>16</text:p>
          </table:table-cell>
          <table:table-cell office:value-type="float" office:value="0.00874543820908861" calcext:value-type="float">
            <text:p>0.008745438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3]/[.L223]" office:value-type="float" office:value="0.0417754569190601" calcext:value-type="float">
            <text:p>0.0417754569</text:p>
          </table:table-cell>
          <table:table-cell table:formula="of:=[.C223]/[.M223]" office:value-type="float" office:value="0.121397000734675" calcext:value-type="float">
            <text:p>0.1213970007</text:p>
          </table:table-cell>
          <table:table-cell table:formula="of:=[.D223]/[.N223]" office:value-type="float" office:value="0" calcext:value-type="float">
            <text:p>0</text:p>
          </table:table-cell>
          <table:table-cell table:formula="of:=[.E223]/[.O223]" office:value-type="float" office:value="0.00104355892242879" calcext:value-type="float">
            <text:p>0.0010435589</text:p>
          </table:table-cell>
          <table:table-cell table:formula="of:=[.F223]/[.P223]" office:value-type="float" office:value="0.125" calcext:value-type="float">
            <text:p>0.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_25</text:p>
          </table:table-cell>
          <table:table-cell office:value-type="float" office:value="14" calcext:value-type="float">
            <text:p>14</text:p>
          </table:table-cell>
          <table:table-cell office:value-type="float" office:value="0.0073661989383189" calcext:value-type="float">
            <text:p>0.0073661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4]/[.L224]" office:value-type="float" office:value="0.0365535248041775" calcext:value-type="float">
            <text:p>0.0365535248</text:p>
          </table:table-cell>
          <table:table-cell table:formula="of:=[.C224]/[.M224]" office:value-type="float" office:value="0.102251532347177" calcext:value-type="float">
            <text:p>0.1022515323</text:p>
          </table:table-cell>
          <table:table-cell table:formula="of:=[.D224]/[.N224]" office:value-type="float" office:value="0" calcext:value-type="float">
            <text:p>0</text:p>
          </table:table-cell>
          <table:table-cell table:formula="of:=[.E224]/[.O224]" office:value-type="float" office:value="0.000773006609206509" calcext:value-type="float">
            <text:p>0.0007730066</text:p>
          </table:table-cell>
          <table:table-cell table:formula="of:=[.F224]/[.P224]" office:value-type="float" office:value="0.1328125" calcext:value-type="float">
            <text:p>0.1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0_100</text:p>
          </table:table-cell>
          <table:table-cell office:value-type="float" office:value="17" calcext:value-type="float">
            <text:p>17</text:p>
          </table:table-cell>
          <table:table-cell office:value-type="float" office:value="0.00468946308856699" calcext:value-type="float">
            <text:p>0.00468946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5]/[.L225]" office:value-type="float" office:value="0.0443864229765013" calcext:value-type="float">
            <text:p>0.044386423</text:p>
          </table:table-cell>
          <table:table-cell table:formula="of:=[.C225]/[.M225]" office:value-type="float" office:value="0.0650952805791224" calcext:value-type="float">
            <text:p>0.0650952806</text:p>
          </table:table-cell>
          <table:table-cell table:formula="of:=[.D225]/[.N225]" office:value-type="float" office:value="0" calcext:value-type="float">
            <text:p>0</text:p>
          </table:table-cell>
          <table:table-cell table:formula="of:=[.E225]/[.O225]" office:value-type="float" office:value="0.00106932580940234" calcext:value-type="float">
            <text:p>0.0010693258</text:p>
          </table:table-cell>
          <table:table-cell table:formula="of:=[.F225]/[.P225]" office:value-type="float" office:value="0.1484375" calcext:value-type="float">
            <text:p>0.14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_7</text:p>
          </table:table-cell>
          <table:table-cell office:value-type="float" office:value="12" calcext:value-type="float">
            <text:p>12</text:p>
          </table:table-cell>
          <table:table-cell office:value-type="float" office:value="0.00142303569606067" calcext:value-type="float">
            <text:p>0.001423035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6]/[.L226]" office:value-type="float" office:value="0.031331592689295" calcext:value-type="float">
            <text:p>0.0313315927</text:p>
          </table:table-cell>
          <table:table-cell table:formula="of:=[.C226]/[.M226]" office:value-type="float" office:value="0.0197534144441859" calcext:value-type="float">
            <text:p>0.0197534144</text:p>
          </table:table-cell>
          <table:table-cell table:formula="of:=[.D226]/[.N226]" office:value-type="float" office:value="0" calcext:value-type="float">
            <text:p>0</text:p>
          </table:table-cell>
          <table:table-cell table:formula="of:=[.E226]/[.O226]" office:value-type="float" office:value="0.00100490859196846" calcext:value-type="float">
            <text:p>0.0010049086</text:p>
          </table:table-cell>
          <table:table-cell table:formula="of:=[.F226]/[.P226]" office:value-type="float" office:value="0.421875" calcext:value-type="float">
            <text:p>0.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_5</text:p>
          </table:table-cell>
          <table:table-cell office:value-type="float" office:value="10" calcext:value-type="float">
            <text:p>10</text:p>
          </table:table-cell>
          <table:table-cell office:value-type="float" office:value="0.00161007323070496" calcext:value-type="float">
            <text:p>0.001610073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7]/[.L227]" office:value-type="float" office:value="0.0261096605744125" calcext:value-type="float">
            <text:p>0.0261096606</text:p>
          </table:table-cell>
          <table:table-cell table:formula="of:=[.C227]/[.M227]" office:value-type="float" office:value="0.02234971610315" calcext:value-type="float">
            <text:p>0.0223497161</text:p>
          </table:table-cell>
          <table:table-cell table:formula="of:=[.D227]/[.N227]" office:value-type="float" office:value="0" calcext:value-type="float">
            <text:p>0</text:p>
          </table:table-cell>
          <table:table-cell table:formula="of:=[.E227]/[.O227]" office:value-type="float" office:value="0.00100490859196846" calcext:value-type="float">
            <text:p>0.0010049086</text:p>
          </table:table-cell>
          <table:table-cell table:formula="of:=[.F227]/[.P227]" office:value-type="float" office:value="0.484375" calcext:value-type="float">
            <text:p>0.48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_2</text:p>
          </table:table-cell>
          <table:table-cell office:value-type="float" office:value="10" calcext:value-type="float">
            <text:p>10</text:p>
          </table:table-cell>
          <table:table-cell office:value-type="float" office:value="0.00158339025506767" calcext:value-type="float">
            <text:p>0.001583390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8]/[.L228]" office:value-type="float" office:value="0.0261096605744125" calcext:value-type="float">
            <text:p>0.0261096606</text:p>
          </table:table-cell>
          <table:table-cell table:formula="of:=[.C228]/[.M228]" office:value-type="float" office:value="0.0219793249191294" calcext:value-type="float">
            <text:p>0.0219793249</text:p>
          </table:table-cell>
          <table:table-cell table:formula="of:=[.D228]/[.N228]" office:value-type="float" office:value="0" calcext:value-type="float">
            <text:p>0</text:p>
          </table:table-cell>
          <table:table-cell table:formula="of:=[.E228]/[.O228]" office:value-type="float" office:value="0.000979141704994911" calcext:value-type="float">
            <text:p>0.0009791417</text:p>
          </table:table-cell>
          <table:table-cell table:formula="of:=[.F228]/[.P228]" office:value-type="float" office:value="0.5703125" calcext:value-type="float">
            <text:p>0.57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0_10_10</text:p>
          </table:table-cell>
          <table:table-cell office:value-type="float" office:value="11" calcext:value-type="float">
            <text:p>11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29]/[.L229]" office:value-type="float" office:value="0.0287206266318538" calcext:value-type="float">
            <text:p>0.0287206266</text:p>
          </table:table-cell>
          <table:table-cell table:formula="of:=[.C229]/[.M229]" office:value-type="float" office:value="0.0199399250579186" calcext:value-type="float">
            <text:p>0.0199399251</text:p>
          </table:table-cell>
          <table:table-cell table:formula="of:=[.D229]/[.N229]" office:value-type="float" office:value="0" calcext:value-type="float">
            <text:p>0</text:p>
          </table:table-cell>
          <table:table-cell table:formula="of:=[.E229]/[.O229]" office:value-type="float" office:value="0.00100490859196846" calcext:value-type="float">
            <text:p>0.0010049086</text:p>
          </table:table-cell>
          <table:table-cell table:formula="of:=[.F229]/[.P229]" office:value-type="float" office:value="0.3203125" calcext:value-type="float">
            <text:p>0.3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0_750</text:p>
          </table:table-cell>
          <table:table-cell office:value-type="float" office:value="15" calcext:value-type="float">
            <text:p>15</text:p>
          </table:table-cell>
          <table:table-cell office:value-type="float" office:value="0.00836801733711518" calcext:value-type="float">
            <text:p>0.008368017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0]/[.L230]" office:value-type="float" office:value="0.0391644908616188" calcext:value-type="float">
            <text:p>0.0391644909</text:p>
          </table:table-cell>
          <table:table-cell table:formula="of:=[.C230]/[.M230]" office:value-type="float" office:value="0.116157953727903" calcext:value-type="float">
            <text:p>0.1161579537</text:p>
          </table:table-cell>
          <table:table-cell table:formula="of:=[.D230]/[.N230]" office:value-type="float" office:value="0" calcext:value-type="float">
            <text:p>0</text:p>
          </table:table-cell>
          <table:table-cell table:formula="of:=[.E230]/[.O230]" office:value-type="float" office:value="0.00141717878354527" calcext:value-type="float">
            <text:p>0.0014171788</text:p>
          </table:table-cell>
          <table:table-cell table:formula="of:=[.F230]/[.P230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0_500</text:p>
          </table:table-cell>
          <table:table-cell office:value-type="float" office:value="17" calcext:value-type="float">
            <text:p>17</text:p>
          </table:table-cell>
          <table:table-cell office:value-type="float" office:value="0.00863906270261052" calcext:value-type="float">
            <text:p>0.008639062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1]/[.L231]" office:value-type="float" office:value="0.0443864229765013" calcext:value-type="float">
            <text:p>0.044386423</text:p>
          </table:table-cell>
          <table:table-cell table:formula="of:=[.C231]/[.M231]" office:value-type="float" office:value="0.119920383196557" calcext:value-type="float">
            <text:p>0.1199203832</text:p>
          </table:table-cell>
          <table:table-cell table:formula="of:=[.D231]/[.N231]" office:value-type="float" office:value="0" calcext:value-type="float">
            <text:p>0</text:p>
          </table:table-cell>
          <table:table-cell table:formula="of:=[.E231]/[.O231]" office:value-type="float" office:value="0.00104355892242879" calcext:value-type="float">
            <text:p>0.0010435589</text:p>
          </table:table-cell>
          <table:table-cell table:formula="of:=[.F231]/[.P231]" office:value-type="float" office:value="0.3046875" calcext:value-type="float">
            <text:p>0.30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0_250</text:p>
          </table:table-cell>
          <table:table-cell office:value-type="float" office:value="16" calcext:value-type="float">
            <text:p>16</text:p>
          </table:table-cell>
          <table:table-cell office:value-type="float" office:value="0.00733963644714211" calcext:value-type="float">
            <text:p>0.007339636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2]/[.L232]" office:value-type="float" office:value="0.0417754569190601" calcext:value-type="float">
            <text:p>0.0417754569</text:p>
          </table:table-cell>
          <table:table-cell table:formula="of:=[.C232]/[.M232]" office:value-type="float" office:value="0.101882813629623" calcext:value-type="float">
            <text:p>0.1018828136</text:p>
          </table:table-cell>
          <table:table-cell table:formula="of:=[.D232]/[.N232]" office:value-type="float" office:value="0" calcext:value-type="float">
            <text:p>0</text:p>
          </table:table-cell>
          <table:table-cell table:formula="of:=[.E232]/[.O232]" office:value-type="float" office:value="0.00101779203545524" calcext:value-type="float">
            <text:p>0.001017792</text:p>
          </table:table-cell>
          <table:table-cell table:formula="of:=[.F232]/[.P232]" office:value-type="float" office:value="0.1953125" calcext:value-type="float">
            <text:p>0.195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0_1000</text:p>
          </table:table-cell>
          <table:table-cell office:value-type="float" office:value="15" calcext:value-type="float">
            <text:p>15</text:p>
          </table:table-cell>
          <table:table-cell office:value-type="float" office:value="0.00473607879795338" calcext:value-type="float">
            <text:p>0.004736078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3]/[.L233]" office:value-type="float" office:value="0.0391644908616188" calcext:value-type="float">
            <text:p>0.0391644909</text:p>
          </table:table-cell>
          <table:table-cell table:formula="of:=[.C233]/[.M233]" office:value-type="float" office:value="0.0657423616254153" calcext:value-type="float">
            <text:p>0.0657423616</text:p>
          </table:table-cell>
          <table:table-cell table:formula="of:=[.D233]/[.N233]" office:value-type="float" office:value="0" calcext:value-type="float">
            <text:p>0</text:p>
          </table:table-cell>
          <table:table-cell table:formula="of:=[.E233]/[.O233]" office:value-type="float" office:value="0.0019711668534766" calcext:value-type="float">
            <text:p>0.0019711669</text:p>
          </table:table-cell>
          <table:table-cell table:formula="of:=[.F233]/[.P233]" office:value-type="float" office:value="0.578125" calcext:value-type="float">
            <text:p>0.578125</text:p>
          </table:table-cell>
          <table:table-cell table:number-columns-repeated="236"/>
        </table:table-row>
        <table:table-row table:style-name="ro2">
          <table:table-cell office:value-type="string" calcext:value-type="string">
            <text:p>agFEFOdisk_bench_10_100_75</text:p>
          </table:table-cell>
          <table:table-cell office:value-type="float" office:value="11" calcext:value-type="float">
            <text:p>11</text:p>
          </table:table-cell>
          <table:table-cell office:value-type="float" office:value="0.00173018445780064" calcext:value-type="float">
            <text:p>0.001730184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4]/[.L234]" office:value-type="float" office:value="0.0287206266318538" calcext:value-type="float">
            <text:p>0.0287206266</text:p>
          </table:table-cell>
          <table:table-cell table:formula="of:=[.C234]/[.M234]" office:value-type="float" office:value="0.0240170016496677" calcext:value-type="float">
            <text:p>0.0240170016</text:p>
          </table:table-cell>
          <table:table-cell table:formula="of:=[.D234]/[.N234]" office:value-type="float" office:value="0" calcext:value-type="float">
            <text:p>0</text:p>
          </table:table-cell>
          <table:table-cell table:formula="of:=[.E234]/[.O234]" office:value-type="float" office:value="0.000914724487561035" calcext:value-type="float">
            <text:p>0.0009147245</text:p>
          </table:table-cell>
          <table:table-cell table:formula="of:=[.F234]/[.P234]" office:value-type="float" office:value="0.421875" calcext:value-type="float">
            <text:p>0.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_50</text:p>
          </table:table-cell>
          <table:table-cell office:value-type="float" office:value="13" calcext:value-type="float">
            <text:p>13</text:p>
          </table:table-cell>
          <table:table-cell office:value-type="float" office:value="0.00154333976929975" calcext:value-type="float">
            <text:p>0.001543339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5]/[.L235]" office:value-type="float" office:value="0.0339425587467363" calcext:value-type="float">
            <text:p>0.0339425587</text:p>
          </table:table-cell>
          <table:table-cell table:formula="of:=[.C235]/[.M235]" office:value-type="float" office:value="0.0214233769227055" calcext:value-type="float">
            <text:p>0.0214233769</text:p>
          </table:table-cell>
          <table:table-cell table:formula="of:=[.D235]/[.N235]" office:value-type="float" office:value="0" calcext:value-type="float">
            <text:p>0</text:p>
          </table:table-cell>
          <table:table-cell table:formula="of:=[.E235]/[.O235]" office:value-type="float" office:value="0.000657055617825532" calcext:value-type="float">
            <text:p>0.0006570556</text:p>
          </table:table-cell>
          <table:table-cell table:formula="of:=[.F235]/[.P235]" office:value-type="float" office:value="0.5234375" calcext:value-type="float">
            <text:p>0.5234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142984018795108" calcext:value-type="float">
            <text:p>0.001429840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6]/[.L236]" office:value-type="float" office:value="0.0261096605744125" calcext:value-type="float">
            <text:p>0.0261096606</text:p>
          </table:table-cell>
          <table:table-cell table:formula="of:=[.C236]/[.M236]" office:value-type="float" office:value="0.0198478688199725" calcext:value-type="float">
            <text:p>0.0198478688</text:p>
          </table:table-cell>
          <table:table-cell table:formula="of:=[.D236]/[.N236]" office:value-type="float" office:value="0" calcext:value-type="float">
            <text:p>0</text:p>
          </table:table-cell>
          <table:table-cell table:formula="of:=[.E236]/[.O236]" office:value-type="float" office:value="0.00114662647032299" calcext:value-type="float">
            <text:p>0.0011466265</text:p>
          </table:table-cell>
          <table:table-cell table:formula="of:=[.F236]/[.P236]" office:value-type="float" office:value="0.671875" calcext:value-type="float">
            <text:p>0.6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0_100</text:p>
          </table:table-cell>
          <table:table-cell office:value-type="float" office:value="12" calcext:value-type="float">
            <text:p>12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7]/[.L237]" office:value-type="float" office:value="0.031331592689295" calcext:value-type="float">
            <text:p>0.0313315927</text:p>
          </table:table-cell>
          <table:table-cell table:formula="of:=[.C237]/[.M237]" office:value-type="float" office:value="0.0199399250579186" calcext:value-type="float">
            <text:p>0.0199399251</text:p>
          </table:table-cell>
          <table:table-cell table:formula="of:=[.D237]/[.N237]" office:value-type="float" office:value="0" calcext:value-type="float">
            <text:p>0</text:p>
          </table:table-cell>
          <table:table-cell table:formula="of:=[.E237]/[.O237]" office:value-type="float" office:value="0.00104355892242879" calcext:value-type="float">
            <text:p>0.0010435589</text:p>
          </table:table-cell>
          <table:table-cell table:formula="of:=[.F237]/[.P237]" office:value-type="float" office:value="0.3828125" calcext:value-type="float">
            <text:p>0.38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_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00033426343291667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8]/[.L238]" office:value-type="float" office:value="0.0261096605744125" calcext:value-type="float">
            <text:p>0.0261096606</text:p>
          </table:table-cell>
          <table:table-cell table:formula="of:=[.C238]/[.M238]" office:value-type="float" office:value="0.0046399708329297" calcext:value-type="float">
            <text:p>0.0046399708</text:p>
          </table:table-cell>
          <table:table-cell table:formula="of:=[.D238]/[.N238]" office:value-type="float" office:value="0" calcext:value-type="float">
            <text:p>0</text:p>
          </table:table-cell>
          <table:table-cell table:formula="of:=[.E238]/[.O238]" office:value-type="float" office:value="0.00148159600097914" calcext:value-type="float">
            <text:p>0.001481596</text:p>
          </table:table-cell>
          <table:table-cell table:formula="of:=[.F238]/[.P238]" office:value-type="float" office:value="0.4296875" calcext:value-type="float">
            <text:p>0.42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_5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.000414472419839193" calcext:value-type="float">
            <text:p>4.14E-0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39]/[.L239]" office:value-type="float" office:value="0.0339425587467363" calcext:value-type="float">
            <text:p>0.0339425587</text:p>
          </table:table-cell>
          <table:table-cell table:formula="of:=[.C239]/[.M239]" office:value-type="float" office:value="0.0057533662067878" calcext:value-type="float">
            <text:p>0.0057533662</text:p>
          </table:table-cell>
          <table:table-cell table:formula="of:=[.D239]/[.N239]" office:value-type="float" office:value="0" calcext:value-type="float">
            <text:p>0</text:p>
          </table:table-cell>
          <table:table-cell table:formula="of:=[.E239]/[.O239]" office:value-type="float" office:value="0.000373619861116479" calcext:value-type="float">
            <text:p>0.0003736199</text:p>
          </table:table-cell>
          <table:table-cell table:formula="of:=[.F239]/[.P239]" office:value-type="float" office:value="0.828125" calcext:value-type="float">
            <text:p>0.8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_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.000254048547479371" calcext:value-type="float">
            <text:p>2.54E-0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0]/[.L240]" office:value-type="float" office:value="0.0287206266318538" calcext:value-type="float">
            <text:p>0.0287206266</text:p>
          </table:table-cell>
          <table:table-cell table:formula="of:=[.C240]/[.M240]" office:value-type="float" office:value="0.00352649358072709" calcext:value-type="float">
            <text:p>0.0035264936</text:p>
          </table:table-cell>
          <table:table-cell table:formula="of:=[.D240]/[.N240]" office:value-type="float" office:value="0" calcext:value-type="float">
            <text:p>0</text:p>
          </table:table-cell>
          <table:table-cell table:formula="of:=[.E240]/[.O240]" office:value-type="float" office:value="0.000747239722232958" calcext:value-type="float">
            <text:p>0.0007472397</text:p>
          </table:table-cell>
          <table:table-cell table:formula="of:=[.F240]/[.P240]" office:value-type="float" office:value="0.859375" calcext:value-type="float">
            <text:p>0.85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0_10_1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.000233988926235995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1]/[.L241]" office:value-type="float" office:value="0.0391644908616188" calcext:value-type="float">
            <text:p>0.0391644909</text:p>
          </table:table-cell>
          <table:table-cell table:formula="of:=[.C241]/[.M241]" office:value-type="float" office:value="0.00324804237032477" calcext:value-type="float">
            <text:p>0.0032480424</text:p>
          </table:table-cell>
          <table:table-cell table:formula="of:=[.D241]/[.N241]" office:value-type="float" office:value="0" calcext:value-type="float">
            <text:p>0</text:p>
          </table:table-cell>
          <table:table-cell table:formula="of:=[.E241]/[.O241]" office:value-type="float" office:value="0.00130122779216429" calcext:value-type="float">
            <text:p>0.0013012278</text:p>
          </table:table-cell>
          <table:table-cell table:formula="of:=[.F241]/[.P241]" office:value-type="float" office:value="0.7421875" calcext:value-type="float">
            <text:p>0.742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0_750</text:p>
          </table:table-cell>
          <table:table-cell office:value-type="float" office:value="21" calcext:value-type="float">
            <text:p>21</text:p>
          </table:table-cell>
          <table:table-cell office:value-type="float" office:value="0.00159001755709676" calcext:value-type="float">
            <text:p>0.001590017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2]/[.L242]" office:value-type="float" office:value="0.0548302872062663" calcext:value-type="float">
            <text:p>0.0548302872</text:p>
          </table:table-cell>
          <table:table-cell table:formula="of:=[.C242]/[.M242]" office:value-type="float" office:value="0.0220713196905816" calcext:value-type="float">
            <text:p>0.0220713197</text:p>
          </table:table-cell>
          <table:table-cell table:formula="of:=[.D242]/[.N242]" office:value-type="float" office:value="0" calcext:value-type="float">
            <text:p>0</text:p>
          </table:table-cell>
          <table:table-cell table:formula="of:=[.E242]/[.O242]" office:value-type="float" office:value="0.00158466354887334" calcext:value-type="float">
            <text:p>0.0015846635</text:p>
          </table:table-cell>
          <table:table-cell table:formula="of:=[.F242]/[.P242]" office:value-type="float" office:value="0.46875" calcext:value-type="float">
            <text:p>0.4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0_500</text:p>
          </table:table-cell>
          <table:table-cell office:value-type="float" office:value="11" calcext:value-type="float">
            <text:p>11</text:p>
          </table:table-cell>
          <table:table-cell office:value-type="float" office:value="0.00145653592541271" calcext:value-type="float">
            <text:p>0.00145653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3]/[.L243]" office:value-type="float" office:value="0.0287206266318538" calcext:value-type="float">
            <text:p>0.0287206266</text:p>
          </table:table-cell>
          <table:table-cell table:formula="of:=[.C243]/[.M243]" office:value-type="float" office:value="0.0202184371531721" calcext:value-type="float">
            <text:p>0.0202184372</text:p>
          </table:table-cell>
          <table:table-cell table:formula="of:=[.D243]/[.N243]" office:value-type="float" office:value="0" calcext:value-type="float">
            <text:p>0</text:p>
          </table:table-cell>
          <table:table-cell table:formula="of:=[.E243]/[.O243]" office:value-type="float" office:value="0.00127546090519074" calcext:value-type="float">
            <text:p>0.0012754609</text:p>
          </table:table-cell>
          <table:table-cell table:formula="of:=[.F243]/[.P243]" office:value-type="float" office:value="0.328125" calcext:value-type="float">
            <text:p>0.32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0_250</text:p>
          </table:table-cell>
          <table:table-cell office:value-type="float" office:value="15" calcext:value-type="float">
            <text:p>15</text:p>
          </table:table-cell>
          <table:table-cell office:value-type="float" office:value="0.00168353264444627" calcext:value-type="float">
            <text:p>0.00168353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4]/[.L244]" office:value-type="float" office:value="0.0391644908616188" calcext:value-type="float">
            <text:p>0.0391644909</text:p>
          </table:table-cell>
          <table:table-cell table:formula="of:=[.C244]/[.M244]" office:value-type="float" office:value="0.0233694194377016" calcext:value-type="float">
            <text:p>0.0233694194</text:p>
          </table:table-cell>
          <table:table-cell table:formula="of:=[.D244]/[.N244]" office:value-type="float" office:value="0" calcext:value-type="float">
            <text:p>0</text:p>
          </table:table-cell>
          <table:table-cell table:formula="of:=[.E244]/[.O244]" office:value-type="float" office:value="0.000992025148481686" calcext:value-type="float">
            <text:p>0.0009920251</text:p>
          </table:table-cell>
          <table:table-cell table:formula="of:=[.F244]/[.P244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5]/[.L245]" office:value-type="float" office:value="0.0261096605744125" calcext:value-type="float">
            <text:p>0.0261096606</text:p>
          </table:table-cell>
          <table:table-cell table:formula="of:=[.C245]/[.M245]" office:value-type="float" office:value="0.0199399250579186" calcext:value-type="float">
            <text:p>0.0199399251</text:p>
          </table:table-cell>
          <table:table-cell table:formula="of:=[.D245]/[.N245]" office:value-type="float" office:value="0" calcext:value-type="float">
            <text:p>0</text:p>
          </table:table-cell>
          <table:table-cell table:formula="of:=[.E245]/[.O245]" office:value-type="float" office:value="0.00221595227972533" calcext:value-type="float">
            <text:p>0.0022159523</text:p>
          </table:table-cell>
          <table:table-cell table:formula="of:=[.F245]/[.P245]" office:value-type="float" office:value="0.7578125" calcext:value-type="float">
            <text:p>0.7578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_7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000274100794115083" calcext:value-type="float">
            <text:p>2.74E-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6]/[.L246]" office:value-type="float" office:value="0.031331592689295" calcext:value-type="float">
            <text:p>0.0313315927</text:p>
          </table:table-cell>
          <table:table-cell table:formula="of:=[.C246]/[.M246]" office:value-type="float" office:value="0.00380484242287403" calcext:value-type="float">
            <text:p>0.0038048424</text:p>
          </table:table-cell>
          <table:table-cell table:formula="of:=[.D246]/[.N246]" office:value-type="float" office:value="0" calcext:value-type="float">
            <text:p>0</text:p>
          </table:table-cell>
          <table:table-cell table:formula="of:=[.E246]/[.O246]" office:value-type="float" office:value="0.000669939061312308" calcext:value-type="float">
            <text:p>0.0006699391</text:p>
          </table:table-cell>
          <table:table-cell table:formula="of:=[.F246]/[.P246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_5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.000300843185807157" calcext:value-type="float">
            <text:p>3.01E-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7]/[.L247]" office:value-type="float" office:value="0.0287206266318538" calcext:value-type="float">
            <text:p>0.0287206266</text:p>
          </table:table-cell>
          <table:table-cell table:formula="of:=[.C247]/[.M247]" office:value-type="float" office:value="0.00417605837183767" calcext:value-type="float">
            <text:p>0.0041760584</text:p>
          </table:table-cell>
          <table:table-cell table:formula="of:=[.D247]/[.N247]" office:value-type="float" office:value="0" calcext:value-type="float">
            <text:p>0</text:p>
          </table:table-cell>
          <table:table-cell table:formula="of:=[.E247]/[.O247]" office:value-type="float" office:value="0.00113374302683621" calcext:value-type="float">
            <text:p>0.001133743</text:p>
          </table:table-cell>
          <table:table-cell table:formula="of:=[.F247]/[.P247]" office:value-type="float" office:value="0.2109375" calcext:value-type="float">
            <text:p>0.21093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_25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0.000334266382336721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8]/[.L248]" office:value-type="float" office:value="0.0287206266318538" calcext:value-type="float">
            <text:p>0.0287206266</text:p>
          </table:table-cell>
          <table:table-cell table:formula="of:=[.C248]/[.M248]" office:value-type="float" office:value="0.00464001177435991" calcext:value-type="float">
            <text:p>0.0046400118</text:p>
          </table:table-cell>
          <table:table-cell table:formula="of:=[.D248]/[.N248]" office:value-type="float" office:value="0" calcext:value-type="float">
            <text:p>0</text:p>
          </table:table-cell>
          <table:table-cell table:formula="of:=[.E248]/[.O248]" office:value-type="float" office:value="0.000914724487561035" calcext:value-type="float">
            <text:p>0.0009147245</text:p>
          </table:table-cell>
          <table:table-cell table:formula="of:=[.F248]/[.P248]" office:value-type="float" office:value="0.203125" calcext:value-type="float">
            <text:p>0.2031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0_10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000233988926235995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49]/[.L249]" office:value-type="float" office:value="0.0261096605744125" calcext:value-type="float">
            <text:p>0.0261096606</text:p>
          </table:table-cell>
          <table:table-cell table:formula="of:=[.C249]/[.M249]" office:value-type="float" office:value="0.00324804237032477" calcext:value-type="float">
            <text:p>0.0032480424</text:p>
          </table:table-cell>
          <table:table-cell table:formula="of:=[.D249]/[.N249]" office:value-type="float" office:value="0" calcext:value-type="float">
            <text:p>0</text:p>
          </table:table-cell>
          <table:table-cell table:formula="of:=[.E249]/[.O249]" office:value-type="float" office:value="0.000940491374534586" calcext:value-type="float">
            <text:p>0.0009404914</text:p>
          </table:table-cell>
          <table:table-cell table:formula="of:=[.F249]/[.P249]" office:value-type="float" office:value="0.1875" calcext:value-type="float">
            <text:p>0.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_7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.000046802997124025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0]/[.L250]" office:value-type="float" office:value="0.0339425587467363" calcext:value-type="float">
            <text:p>0.0339425587</text:p>
          </table:table-cell>
          <table:table-cell table:formula="of:=[.C250]/[.M250]" office:value-type="float" office:value="0.00064968082106459" calcext:value-type="float">
            <text:p>0.0006496808</text:p>
          </table:table-cell>
          <table:table-cell table:formula="of:=[.D250]/[.N250]" office:value-type="float" office:value="0" calcext:value-type="float">
            <text:p>0</text:p>
          </table:table-cell>
          <table:table-cell table:formula="of:=[.E250]/[.O250]" office:value-type="float" office:value="0.000747239722232958" calcext:value-type="float">
            <text:p>0.0007472397</text:p>
          </table:table-cell>
          <table:table-cell table:formula="of:=[.F250]/[.P250]" office:value-type="float" office:value="0.140625" calcext:value-type="float">
            <text:p>0.14062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_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00200586380853361" calcext:value-type="float">
            <text:p>2.01E-0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1]/[.L251]" office:value-type="float" office:value="0.0365535248041775" calcext:value-type="float">
            <text:p>0.0365535248</text:p>
          </table:table-cell>
          <table:table-cell table:formula="of:=[.C251]/[.M251]" office:value-type="float" office:value="0.000278437563008738" calcext:value-type="float">
            <text:p>0.0002784376</text:p>
          </table:table-cell>
          <table:table-cell table:formula="of:=[.D251]/[.N251]" office:value-type="float" office:value="0" calcext:value-type="float">
            <text:p>0</text:p>
          </table:table-cell>
          <table:table-cell table:formula="of:=[.E251]/[.O251]" office:value-type="float" office:value="0.000747239722232958" calcext:value-type="float">
            <text:p>0.0007472397</text:p>
          </table:table-cell>
          <table:table-cell table:formula="of:=[.F251]/[.P251]" office:value-type="float" office:value="0.1796875" calcext:value-type="float">
            <text:p>0.1796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_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.0000735483396462324" calcext:value-type="float">
            <text:p>7.35E-0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2]/[.L252]" office:value-type="float" office:value="0.0992167101827676" calcext:value-type="float">
            <text:p>0.0992167102</text:p>
          </table:table-cell>
          <table:table-cell table:formula="of:=[.C252]/[.M252]" office:value-type="float" office:value="0.00102093773103204" calcext:value-type="float">
            <text:p>0.0010209377</text:p>
          </table:table-cell>
          <table:table-cell table:formula="of:=[.D252]/[.N252]" office:value-type="float" office:value="0" calcext:value-type="float">
            <text:p>0</text:p>
          </table:table-cell>
          <table:table-cell table:formula="of:=[.E252]/[.O252]" office:value-type="float" office:value="0.000953374818021361" calcext:value-type="float">
            <text:p>0.0009533748</text:p>
          </table:table-cell>
          <table:table-cell table:formula="of:=[.F252]/[.P252]" office:value-type="float" office:value="0.1171875" calcext:value-type="float">
            <text:p>0.1171875</text:p>
          </table:table-cell>
          <table:table-cell table:number-columns-repeated="236"/>
        </table:table-row>
        <table:table-row table:style-name="ro1">
          <table:table-cell office:value-type="string" calcext:value-type="string">
            <text:p>agFEFOdisk_bench_1_10_10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0.0720399858" calcext:value-type="float">
            <text:p>0.0720399858</text:p>
          </table:table-cell>
          <table:table-cell office:value-type="float" office:value="395248" calcext:value-type="float">
            <text:p>395248</text:p>
          </table:table-cell>
          <table:table-cell office:value-type="float" office:value="77619" calcext:value-type="float">
            <text:p>7761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253]/[.L253]" office:value-type="float" office:value="0.0417754569190601" calcext:value-type="float">
            <text:p>0.0417754569</text:p>
          </table:table-cell>
          <table:table-cell table:formula="of:=[.C253]/[.M253]" office:value-type="float" office:value="0.000464062605014564" calcext:value-type="float">
            <text:p>0.0004640626</text:p>
          </table:table-cell>
          <table:table-cell table:formula="of:=[.D253]/[.N253]" office:value-type="float" office:value="0" calcext:value-type="float">
            <text:p>0</text:p>
          </table:table-cell>
          <table:table-cell table:formula="of:=[.E253]/[.O253]" office:value-type="float" office:value="0.00112085958334944" calcext:value-type="float">
            <text:p>0.0011208596</text:p>
          </table:table-cell>
          <table:table-cell table:formula="of:=[.F253]/[.P253]" office:value-type="float" office:value="0.25" calcext:value-type="float">
            <text:p>0.25</text:p>
          </table:table-cell>
          <table:table-cell table:number-columns-repeated="236"/>
        </table:table-row>
        <table:table-row table:style-name="ro1" table:number-rows-repeated="5">
          <table:table-cell table:style-name="Default" table:number-columns-repeated="10"/>
          <table:table-cell table:number-columns-repeated="248"/>
        </table:table-row>
        <table:table-row table:style-name="ro1">
          <table:table-cell table:style-name="Default" table:number-columns-repeated="2"/>
          <table:table-cell table:style-name="Default" table:formula="of:=AVERAGE([.A218:.E253])" office:value-type="float" office:value="30.29380343847" calcext:value-type="float">
            <text:p>30.2938034385</text:p>
          </table:table-cell>
          <table:table-cell table:style-name="Default" table:number-columns-repeated="7"/>
          <table:table-cell table:number-columns-repeated="248"/>
        </table:table-row>
        <table:table-row table:style-name="ro1">
          <table:table-cell table:style-name="Default" table:number-columns-repeated="4"/>
          <table:table-cell table:style-name="Default" table:formula="of:=AVERAGE([.E38:.E73];[.E110:.E145];[.E182:.E217])" office:value-type="float" office:value="2879.48148148148" calcext:value-type="float">
            <text:p>2879.4814814815</text:p>
          </table:table-cell>
          <table:table-cell table:style-name="Default" table:number-columns-repeated="5"/>
          <table:table-cell table:number-columns-repeated="248"/>
        </table:table-row>
        <table:table-row table:style-name="ro1">
          <table:table-cell table:style-name="Default" table:number-columns-repeated="10"/>
          <table:table-cell table:number-columns-repeated="248"/>
        </table:table-row>
        <table:table-row table:style-name="ro1">
          <table:table-cell table:style-name="Default" table:number-columns-repeated="4"/>
          <table:table-cell table:style-name="Default" table:formula="of:=AVERAGE([.E2:.E37];[.E74:.E109];[.E146:.E181])" office:value-type="float" office:value="4042.99074074074" calcext:value-type="float">
            <text:p>4042.9907407408</text:p>
          </table:table-cell>
          <table:table-cell table:style-name="Default" table:number-columns-repeated="5"/>
          <table:table-cell table:number-columns-repeated="248"/>
        </table:table-row>
      </table:table>
      <table:table table:name="100000" table:style-name="ta2">
        <office:forms form:automatic-focus="false" form:apply-design-mode="false"/>
        <table:table-column table:style-name="co4" table:default-cell-style-name="ce1"/>
        <table:table-column table:style-name="co3" table:number-columns-repeated="6" table:default-cell-style-name="ce1"/>
        <table:table-column table:style-name="co3" table:default-cell-style-name="ce9"/>
        <table:table-column table:style-name="co3" table:default-cell-style-name="ce14"/>
        <table:table-column table:style-name="co3" table:number-columns-repeated="11" table:default-cell-style-name="Default"/>
        <table:table-column table:style-name="co3" table:default-cell-style-name="ce2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 table:style-name="Default"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/>
          <table:table-cell table:style-name="ce13" table:number-columns-repeated="5"/>
          <table:table-cell table:style-name="ce21"/>
        </table:table-row>
        <table:table-row table:style-name="ro1">
          <table:table-cell office:value-type="string" calcext:value-type="string">
            <text:p>sdLRUmem_bench_100_1000_750</text:p>
          </table:table-cell>
          <table:table-cell office:value-type="float" office:value="37" calcext:value-type="float">
            <text:p>37</text:p>
          </table:table-cell>
          <table:table-cell office:value-type="float" office:value="0.0328435059429005" calcext:value-type="float">
            <text:p>0.0328435059</text:p>
          </table:table-cell>
          <table:table-cell office:value-type="float" office:value="334930" calcext:value-type="float">
            <text:p>334930</text:p>
          </table:table-cell>
          <table:table-cell office:value-type="float" office:value="40652" calcext:value-type="float">
            <text:p>4065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4" office:value-type="string" calcext:value-type="string" table:number-columns-spanned="1" table:number-rows-spanned="4">
            <text:p>AG</text:p>
          </table:table-cell>
          <table:table-cell office:value-type="percentage" office:value="0.75" calcext:value-type="percentage">
            <text:p>75.00%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.0609419736583872" calcext:value-type="float">
            <text:p>0.06094197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511511515444065" calcext:value-type="float">
            <text:p>0.0511511515</text:p>
          </table:table-cell>
          <table:table-cell office:value-type="float" office:value="358643" calcext:value-type="float">
            <text:p>358643</text:p>
          </table:table-cell>
          <table:table-cell office:value-type="float" office:value="4617" calcext:value-type="float">
            <text:p>4617</text:p>
          </table:table-cell>
          <table:table-cell office:value-type="float" office:value="22" calcext:value-type="float">
            <text:p>22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0720399857567501" calcext:value-type="float">
            <text:p>0.07203998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349209428244878" calcext:value-type="float">
            <text:p>0.0349209428</text:p>
          </table:table-cell>
          <table:table-cell office:value-type="float" office:value="341665" calcext:value-type="float">
            <text:p>341665</text:p>
          </table:table-cell>
          <table:table-cell office:value-type="float" office:value="5420" calcext:value-type="float">
            <text:p>5420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0616970714166572" calcext:value-type="float">
            <text:p>0.06169707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312591622496333" calcext:value-type="float">
            <text:p>0.0312591622</text:p>
          </table:table-cell>
          <table:table-cell office:value-type="float" office:value="0" calcext:value-type="float">
            <text:p>0</text:p>
          </table:table-cell>
          <table:table-cell office:value-type="float" office:value="69970" calcext:value-type="float">
            <text:p>69970</text:p>
          </table:table-cell>
          <table:table-cell office:value-type="float" office:value="88" calcext:value-type="float">
            <text:p>88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0.0340634145410205" calcext:value-type="float">
            <text:p>0.0340634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0_750</text:p>
          </table:table-cell>
          <table:table-cell office:value-type="float" office:value="383" calcext:value-type="float">
            <text:p>383</text:p>
          </table:table-cell>
          <table:table-cell office:value-type="float" office:value="0.0331806982587738" calcext:value-type="float">
            <text:p>0.0331806983</text:p>
          </table:table-cell>
          <table:table-cell office:value-type="float" office:value="360687" calcext:value-type="float">
            <text:p>360687</text:p>
          </table:table-cell>
          <table:table-cell office:value-type="float" office:value="28884" calcext:value-type="float">
            <text:p>2888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4" office:value-type="string" calcext:value-type="string" table:number-columns-spanned="1" table:number-rows-spanned="4">
            <text:p>ST</text:p>
          </table:table-cell>
          <table:table-cell office:value-type="percentage" office:value="0.75" calcext:value-type="percentage">
            <text:p>75.00%</text:p>
          </table:table-cell>
          <table:table-cell table:style-name="ce1" table:formula="of:=AVERAGE([.B18]; [.B22])" office:value-type="float" office:value="91" calcext:value-type="float">
            <text:p>91</text:p>
          </table:table-cell>
          <table:table-cell table:style-name="ce1" table:formula="of:=AVERAGE([.C18]; [.C22])" office:value-type="float" office:value="0.0503823376388662" calcext:value-type="float">
            <text:p>0.0503823376</text:p>
          </table:table-cell>
          <table:table-cell table:style-name="ce1" table:formula="of:=AVERAGE([.D18]; [.D22])" office:value-type="float" office:value="0" calcext:value-type="float">
            <text:p>0</text:p>
          </table:table-cell>
          <table:table-cell table:style-name="ce1" table:formula="of:=AVERAGE([.E18]; [.E22])" office:value-type="float" office:value="35819.5" calcext:value-type="float">
            <text:p>35819.5</text:p>
          </table:table-cell>
          <table:table-cell table:style-name="ce1" table:formula="of:=AVERAGE([.F18]; [.F22])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0_500</text:p>
          </table:table-cell>
          <table:table-cell office:value-type="float" office:value="147" calcext:value-type="float">
            <text:p>147</text:p>
          </table:table-cell>
          <table:table-cell office:value-type="float" office:value="0.0340860662067176" calcext:value-type="float">
            <text:p>0.0340860662</text:p>
          </table:table-cell>
          <table:table-cell office:value-type="float" office:value="357097" calcext:value-type="float">
            <text:p>357097</text:p>
          </table:table-cell>
          <table:table-cell office:value-type="float" office:value="11829" calcext:value-type="float">
            <text:p>11829</text:p>
          </table:table-cell>
          <table:table-cell office:value-type="float" office:value="26" calcext:value-type="float">
            <text:p>26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style-name="ce1" table:formula="of:=AVERAGE([.B19]; [.B23])" office:value-type="float" office:value="44.5" calcext:value-type="float">
            <text:p>44.5</text:p>
          </table:table-cell>
          <table:table-cell table:style-name="ce1" table:formula="of:=AVERAGE([.C19]; [.C23])" office:value-type="float" office:value="0.0565692610981718" calcext:value-type="float">
            <text:p>0.0565692611</text:p>
          </table:table-cell>
          <table:table-cell table:style-name="ce1" table:formula="of:=AVERAGE([.D19]; [.D23])" office:value-type="float" office:value="0" calcext:value-type="float">
            <text:p>0</text:p>
          </table:table-cell>
          <table:table-cell table:style-name="ce1" table:formula="of:=AVERAGE([.E19]; [.E23])" office:value-type="float" office:value="7167" calcext:value-type="float">
            <text:p>7167</text:p>
          </table:table-cell>
          <table:table-cell table:style-name="ce1" table:formula="of:=AVERAGE([.F19]; [.F23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0_250</text:p>
          </table:table-cell>
          <table:table-cell office:value-type="float" office:value="15" calcext:value-type="float">
            <text:p>15</text:p>
          </table:table-cell>
          <table:table-cell office:value-type="float" office:value="0.0355763646353275" calcext:value-type="float">
            <text:p>0.0355763646</text:p>
          </table:table-cell>
          <table:table-cell office:value-type="float" office:value="351415" calcext:value-type="float">
            <text:p>351415</text:p>
          </table:table-cell>
          <table:table-cell office:value-type="float" office:value="2575" calcext:value-type="float">
            <text:p>2575</text:p>
          </table:table-cell>
          <table:table-cell office:value-type="float" office:value="21" calcext:value-type="float">
            <text:p>21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style-name="ce1" table:formula="of:=AVERAGE([.B20]; [.B24])" office:value-type="float" office:value="32.5" calcext:value-type="float">
            <text:p>32.5</text:p>
          </table:table-cell>
          <table:table-cell table:style-name="ce1" table:formula="of:=AVERAGE([.C20]; [.C24])" office:value-type="float" office:value="0.0416787770521467" calcext:value-type="float">
            <text:p>0.0416787771</text:p>
          </table:table-cell>
          <table:table-cell table:style-name="ce1" table:formula="of:=AVERAGE([.D20]; [.D24])" office:value-type="float" office:value="0" calcext:value-type="float">
            <text:p>0</text:p>
          </table:table-cell>
          <table:table-cell table:style-name="ce1" table:formula="of:=AVERAGE([.E20]; [.E24])" office:value-type="float" office:value="4462.5" calcext:value-type="float">
            <text:p>4462.5</text:p>
          </table:table-cell>
          <table:table-cell table:style-name="ce1" table:formula="of:=AVERAGE([.F20]; [.F24])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0_1000</text:p>
          </table:table-cell>
          <table:table-cell office:value-type="float" office:value="68" calcext:value-type="float">
            <text:p>68</text:p>
          </table:table-cell>
          <table:table-cell office:value-type="float" office:value="0.032398781471582" calcext:value-type="float">
            <text:p>0.0323987815</text:p>
          </table:table-cell>
          <table:table-cell office:value-type="float" office:value="0" calcext:value-type="float">
            <text:p>0</text:p>
          </table:table-cell>
          <table:table-cell office:value-type="float" office:value="52889" calcext:value-type="float">
            <text:p>52889</text:p>
          </table:table-cell>
          <table:table-cell office:value-type="float" office:value="28" calcext:value-type="float">
            <text:p>28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style-name="ce1" table:formula="of:=AVERAGE([.B21]; [.B25])" office:value-type="float" office:value="136.5" calcext:value-type="float">
            <text:p>136.5</text:p>
          </table:table-cell>
          <table:table-cell table:style-name="ce1" table:formula="of:=AVERAGE([.C21]; [.C25])" office:value-type="float" office:value="0.0354912273358121" calcext:value-type="float">
            <text:p>0.0354912273</text:p>
          </table:table-cell>
          <table:table-cell table:style-name="ce1" table:formula="of:=AVERAGE([.D21]; [.D25])" office:value-type="float" office:value="0" calcext:value-type="float">
            <text:p>0</text:p>
          </table:table-cell>
          <table:table-cell table:style-name="ce1" table:formula="of:=AVERAGE([.E21]; [.E25])" office:value-type="float" office:value="64347" calcext:value-type="float">
            <text:p>64347</text:p>
          </table:table-cell>
          <table:table-cell table:style-name="ce1" table:formula="of:=AVERAGE([.F21]; [.F25])" office:value-type="float" office:value="63.5" calcext:value-type="float">
            <text:p>6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0_750</text:p>
          </table:table-cell>
          <table:table-cell office:value-type="float" office:value="22" calcext:value-type="float">
            <text:p>22</text:p>
          </table:table-cell>
          <table:table-cell office:value-type="float" office:value="0.0536156698294911" calcext:value-type="float">
            <text:p>0.0536156698</text:p>
          </table:table-cell>
          <table:table-cell office:value-type="float" office:value="388681" calcext:value-type="float">
            <text:p>388681</text:p>
          </table:table-cell>
          <table:table-cell office:value-type="float" office:value="39621" calcext:value-type="float">
            <text:p>39621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6"/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sdLFUmem_bench_10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567807556937241" calcext:value-type="float">
            <text:p>0.0567807557</text:p>
          </table:table-cell>
          <table:table-cell office:value-type="float" office:value="374608" calcext:value-type="float">
            <text:p>374608</text:p>
          </table:table-cell>
          <table:table-cell office:value-type="float" office:value="7427" calcext:value-type="float">
            <text:p>7427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6"/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sdLFUmem_bench_10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419147252987007" calcext:value-type="float">
            <text:p>0.0419147253</text:p>
          </table:table-cell>
          <table:table-cell office:value-type="float" office:value="373108" calcext:value-type="float">
            <text:p>373108</text:p>
          </table:table-cell>
          <table:table-cell office:value-type="float" office:value="4527" calcext:value-type="float">
            <text:p>452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 office:value-type="string" calcext:value-type="string">
            <text:p>AVE</text:p>
          </table:table-cell>
          <table:table-cell table:style-name="ce1" office:value-type="string" calcext:value-type="string">
            <text:p>AG</text:p>
          </table:table-cell>
          <table:table-cell table:style-name="ce1" table:formula="of:=AVERAGE([.J2:.J5])" office:value-type="float" office:value="127.75" calcext:value-type="float">
            <text:p>127.75</text:p>
          </table:table-cell>
          <table:table-cell table:style-name="ce19" table:formula="of:=AVERAGE([.K2:.K5])" office:value-type="float" office:value="0.0571856113432037" calcext:value-type="float">
            <text:p>5.72E-002</text:p>
          </table:table-cell>
          <table:table-cell table:style-name="ce1" table:formula="of:=AVERAGE([.L2:.L5])" office:value-type="float" office:value="0" calcext:value-type="float">
            <text:p>0</text:p>
          </table:table-cell>
          <table:table-cell table:style-name="ce1" table:formula="of:=AVERAGE([.M2:.M5])" office:value-type="float" office:value="187.25" calcext:value-type="float">
            <text:p>187.25</text:p>
          </table:table-cell>
          <table:table-cell table:style-name="ce1" table:formula="of:=AVERAGE([.N2:.N5])" office:value-type="float" office:value="23.5" calcext:value-type="float">
            <text:p>2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0_1000</text:p>
          </table:table-cell>
          <table:table-cell office:value-type="float" office:value="12" calcext:value-type="float">
            <text:p>12</text:p>
          </table:table-cell>
          <table:table-cell office:value-type="float" office:value="0.0306709621749251" calcext:value-type="float">
            <text:p>0.0306709622</text:p>
          </table:table-cell>
          <table:table-cell office:value-type="float" office:value="0" calcext:value-type="float">
            <text:p>0</text:p>
          </table:table-cell>
          <table:table-cell office:value-type="float" office:value="77619" calcext:value-type="float">
            <text:p>77619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6"/>
          <table:table-cell table:style-name="ce1" office:value-type="string" calcext:value-type="string">
            <text:p>ST</text:p>
          </table:table-cell>
          <table:table-cell table:style-name="ce1" table:formula="of:=AVERAGE([.J6:.J9])" office:value-type="float" office:value="76.125" calcext:value-type="float">
            <text:p>76.125</text:p>
          </table:table-cell>
          <table:table-cell table:style-name="ce1" table:formula="of:=AVERAGE([.K6:.K9])" office:value-type="float" office:value="0.0460304007812492" calcext:value-type="float">
            <text:p>0.0460304008</text:p>
          </table:table-cell>
          <table:table-cell table:style-name="ce1" table:formula="of:=AVERAGE([.L6:.L9])" office:value-type="float" office:value="0" calcext:value-type="float">
            <text:p>0</text:p>
          </table:table-cell>
          <table:table-cell table:style-name="ce1" table:formula="of:=AVERAGE([.M6:.M9])" office:value-type="float" office:value="27949" calcext:value-type="float">
            <text:p>27949</text:p>
          </table:table-cell>
          <table:table-cell table:style-name="ce1" table:formula="of:=AVERAGE([.N6:.N9])" office:value-type="float" office:value="36.125" calcext:value-type="float">
            <text:p>36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0_750</text:p>
          </table:table-cell>
          <table:table-cell office:value-type="float" office:value="167" calcext:value-type="float">
            <text:p>167</text:p>
          </table:table-cell>
          <table:table-cell office:value-type="float" office:value="0.0552289518862848" calcext:value-type="float">
            <text:p>0.0552289519</text:p>
          </table:table-cell>
          <table:table-cell office:value-type="float" office:value="395248" calcext:value-type="float">
            <text:p>395248</text:p>
          </table:table-cell>
          <table:table-cell office:value-type="float" office:value="28687" calcext:value-type="float">
            <text:p>2868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/>
          <table:table-cell table:style-name="ce1" office:value-type="string" calcext:value-type="string">
            <text:p>AG/ST</text:p>
          </table:table-cell>
          <table:table-cell table:style-name="ce1" table:formula="of:=[.J12]/[.J13]" office:value-type="float" office:value="1.67816091954023" calcext:value-type="float">
            <text:p>1.6781609195</text:p>
          </table:table-cell>
          <table:table-cell table:style-name="ce1" table:formula="of:=[.K12]/[.K13]" office:value-type="float" office:value="1.24234441526954" calcext:value-type="float">
            <text:p>1.2423444153</text:p>
          </table:table-cell>
          <table:table-cell table:style-name="ce1"/>
          <table:table-cell table:style-name="ce1" table:formula="of:=[.M12]/[.M13]" office:value-type="float" office:value="0.00669970303051988" calcext:value-type="float">
            <text:p>0.006699703</text:p>
          </table:table-cell>
          <table:table-cell table:style-name="ce1" table:formula="of:=[.N12]/[.N13]" office:value-type="float" office:value="0.650519031141868" calcext:value-type="float">
            <text:p>0.6505190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0_500</text:p>
          </table:table-cell>
          <table:table-cell office:value-type="float" office:value="166" calcext:value-type="float">
            <text:p>166</text:p>
          </table:table-cell>
          <table:table-cell office:value-type="float" office:value="0.0539682131761557" calcext:value-type="float">
            <text:p>0.0539682132</text:p>
          </table:table-cell>
          <table:table-cell office:value-type="float" office:value="270323" calcext:value-type="float">
            <text:p>270323</text:p>
          </table:table-cell>
          <table:table-cell office:value-type="float" office:value="4301" calcext:value-type="float">
            <text:p>430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50%</text:p>
          </table:table-cell>
          <table:covered-table-cell table:style-name="ce15"/>
          <table:covered-table-cell table:number-columns-repeated="9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00_1000_250</text:p>
          </table:table-cell>
          <table:table-cell office:value-type="float" office:value="26" calcext:value-type="float">
            <text:p>26</text:p>
          </table:table-cell>
          <table:table-cell office:value-type="float" office:value="0.0419147252987007" calcext:value-type="float">
            <text:p>0.0419147253</text:p>
          </table:table-cell>
          <table:table-cell office:value-type="float" office:value="357748" calcext:value-type="float">
            <text:p>357748</text:p>
          </table:table-cell>
          <table:table-cell office:value-type="float" office:value="2738" calcext:value-type="float">
            <text:p>273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" table:number-columns-repeated="4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FUdisk_bench_100_1000_1000</text:p>
          </table:table-cell>
          <table:table-cell office:value-type="float" office:value="121" calcext:value-type="float">
            <text:p>121</text:p>
          </table:table-cell>
          <table:table-cell office:value-type="float" office:value="0.032398781471582" calcext:value-type="float">
            <text:p>0.0323987815</text:p>
          </table:table-cell>
          <table:table-cell office:value-type="float" office:value="0" calcext:value-type="float">
            <text:p>0</text:p>
          </table:table-cell>
          <table:table-cell office:value-type="float" office:value="54845" calcext:value-type="float">
            <text:p>54845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number-columns-repeated="4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mem_bench_100_1000_750</text:p>
          </table:table-cell>
          <table:table-cell office:value-type="float" office:value="14" calcext:value-type="float">
            <text:p>14</text:p>
          </table:table-cell>
          <table:table-cell office:value-type="float" office:value="0.0499997288823301" calcext:value-type="float">
            <text:p>0.0499997289</text:p>
          </table:table-cell>
          <table:table-cell office:value-type="float" office:value="0" calcext:value-type="float">
            <text:p>0</text:p>
          </table:table-cell>
          <table:table-cell office:value-type="float" office:value="42550" calcext:value-type="float">
            <text:p>4255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FEFOmem_bench_10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51487295062383" calcext:value-type="float">
            <text:p>0.0514872951</text:p>
          </table:table-cell>
          <table:table-cell office:value-type="float" office:value="0" calcext:value-type="float">
            <text:p>0</text:p>
          </table:table-cell>
          <table:table-cell office:value-type="float" office:value="14002" calcext:value-type="float">
            <text:p>1400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office:value-type="percentage" office:value="0.75" calcext:value-type="percentage">
            <text:p>75.00%</text:p>
          </table:table-cell>
          <table:table-cell table:style-name="ce1" table:formula="of:=AVERAGE([.B6]; [.B14]; [.B22]; [.B26])" office:value-type="float" office:value="211" calcext:value-type="float">
            <text:p>211</text:p>
          </table:table-cell>
          <table:table-cell table:style-name="ce1" table:formula="of:=AVERAGE([.C6]; [.C14]; [.C22]; [.C26])" office:value-type="float" office:value="0.050029142549712" calcext:value-type="float">
            <text:p>0.0500291425</text:p>
          </table:table-cell>
          <table:table-cell table:style-name="ce1" table:formula="of:=AVERAGE([.D6]; [.D14]; [.D22]; [.D26])" office:value-type="float" office:value="188983.75" calcext:value-type="float">
            <text:p>188983.75</text:p>
          </table:table-cell>
          <table:table-cell table:style-name="ce1" table:formula="of:=AVERAGE([.E6]; [.E14]; [.E22]; [.E26])" office:value-type="float" office:value="21724.25" calcext:value-type="float">
            <text:p>21724.25</text:p>
          </table:table-cell>
          <table:table-cell table:style-name="ce1" table:formula="of:=AVERAGE([.F6]; [.F14]; [.F22]; [.F26])" office:value-type="float" office:value="35.5" calcext:value-type="float">
            <text:p>3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0_250</text:p>
          </table:table-cell>
          <table:table-cell office:value-type="float" office:value="26" calcext:value-type="float">
            <text:p>26</text:p>
          </table:table-cell>
          <table:table-cell office:value-type="float" office:value="0.0416352030257834" calcext:value-type="float">
            <text:p>0.041635203</text:p>
          </table:table-cell>
          <table:table-cell office:value-type="float" office:value="0" calcext:value-type="float">
            <text:p>0</text:p>
          </table:table-cell>
          <table:table-cell office:value-type="float" office:value="5559" calcext:value-type="float">
            <text:p>5559</text:p>
          </table:table-cell>
          <table:table-cell office:value-type="float" office:value="28" calcext:value-type="float">
            <text:p>28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style-name="ce1" table:formula="of:=AVERAGE([.B7]; [.B15]; [.B23]; [.B27])" office:value-type="float" office:value="114.25" calcext:value-type="float">
            <text:p>114.25</text:p>
          </table:table-cell>
          <table:table-cell table:style-name="ce1" table:formula="of:=AVERAGE([.C7]; [.C15]; [.C23]; [.C27])" office:value-type="float" office:value="0.055436373068396" calcext:value-type="float">
            <text:p>0.0554363731</text:p>
          </table:table-cell>
          <table:table-cell table:style-name="ce1" table:formula="of:=AVERAGE([.D7]; [.D15]; [.D23]; [.D27])" office:value-type="float" office:value="156855" calcext:value-type="float">
            <text:p>156855</text:p>
          </table:table-cell>
          <table:table-cell table:style-name="ce1" table:formula="of:=AVERAGE([.E7]; [.E15]; [.E23]; [.E27])" office:value-type="float" office:value="4147.75" calcext:value-type="float">
            <text:p>4147.75</text:p>
          </table:table-cell>
          <table:table-cell table:style-name="ce1" table:formula="of:=AVERAGE([.F7]; [.F15]; [.F23]; [.F27])" office:value-type="float" office:value="24.25" calcext:value-type="float">
            <text:p>24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0_1000</text:p>
          </table:table-cell>
          <table:table-cell office:value-type="float" office:value="14" calcext:value-type="float">
            <text:p>14</text:p>
          </table:table-cell>
          <table:table-cell office:value-type="float" office:value="0.0306709621749251" calcext:value-type="float">
            <text:p>0.0306709622</text:p>
          </table:table-cell>
          <table:table-cell office:value-type="float" office:value="0" calcext:value-type="float">
            <text:p>0</text:p>
          </table:table-cell>
          <table:table-cell office:value-type="float" office:value="75013" calcext:value-type="float">
            <text:p>75013</text:p>
          </table:table-cell>
          <table:table-cell office:value-type="float" office:value="37" calcext:value-type="float">
            <text:p>37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style-name="ce1" table:formula="of:=AVERAGE([.B8]; [.B16]; [.B24]; [.B28])" office:value-type="float" office:value="32" calcext:value-type="float">
            <text:p>32</text:p>
          </table:table-cell>
          <table:table-cell table:style-name="ce1" table:formula="of:=AVERAGE([.C8]; [.C16]; [.C24]; [.C28])" office:value-type="float" office:value="0.0452276281072989" calcext:value-type="float">
            <text:p>0.0452276281</text:p>
          </table:table-cell>
          <table:table-cell table:style-name="ce1" table:formula="of:=AVERAGE([.D8]; [.D16]; [.D24]; [.D28])" office:value-type="float" office:value="177290.75" calcext:value-type="float">
            <text:p>177290.75</text:p>
          </table:table-cell>
          <table:table-cell table:style-name="ce1" table:formula="of:=AVERAGE([.E8]; [.E16]; [.E24]; [.E28])" office:value-type="float" office:value="2191.5" calcext:value-type="float">
            <text:p>2191.5</text:p>
          </table:table-cell>
          <table:table-cell table:style-name="ce1" table:formula="of:=AVERAGE([.F8]; [.F16]; [.F24]; [.F28])" office:value-type="float" office:value="20.25" calcext:value-type="float">
            <text:p>2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0_750</text:p>
          </table:table-cell>
          <table:table-cell office:value-type="float" office:value="168" calcext:value-type="float">
            <text:p>168</text:p>
          </table:table-cell>
          <table:table-cell office:value-type="float" office:value="0.0507649463954023" calcext:value-type="float">
            <text:p>0.0507649464</text:p>
          </table:table-cell>
          <table:table-cell office:value-type="float" office:value="0" calcext:value-type="float">
            <text:p>0</text:p>
          </table:table-cell>
          <table:table-cell office:value-type="float" office:value="29089" calcext:value-type="float">
            <text:p>29089</text:p>
          </table:table-cell>
          <table:table-cell office:value-type="float" office:value="37" calcext:value-type="float">
            <text:p>37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style-name="ce1" table:formula="of:=AVERAGE([.B9]; [.B17]; [.B25]; [.B29])" office:value-type="float" office:value="180" calcext:value-type="float">
            <text:p>180</text:p>
          </table:table-cell>
          <table:table-cell table:style-name="ce1" table:formula="of:=AVERAGE([.C9]; [.C17]; [.C25]; [.C29])" office:value-type="float" office:value="0.0347931174952209" calcext:value-type="float">
            <text:p>0.0347931175</text:p>
          </table:table-cell>
          <table:table-cell table:style-name="ce1" table:formula="of:=AVERAGE([.D9]; [.D17]; [.D25]; [.D29])" office:value-type="float" office:value="0" calcext:value-type="float">
            <text:p>0</text:p>
          </table:table-cell>
          <table:table-cell table:style-name="ce1" table:formula="of:=AVERAGE([.E9]; [.E17]; [.E25]; [.E29])" office:value-type="float" office:value="40427.75" calcext:value-type="float">
            <text:p>40427.75</text:p>
          </table:table-cell>
          <table:table-cell table:style-name="ce1" table:formula="of:=AVERAGE([.F9]; [.F17]; [.F25]; [.F29])" office:value-type="float" office:value="44.5" calcext:value-type="float">
            <text:p>4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0_500</text:p>
          </table:table-cell>
          <table:table-cell office:value-type="float" office:value="79" calcext:value-type="float">
            <text:p>79</text:p>
          </table:table-cell>
          <table:table-cell office:value-type="float" office:value="0.0616512271339605" calcext:value-type="float">
            <text:p>0.061651227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0" office:value-type="string" calcext:value-type="string" table:number-columns-spanned="1" table:number-rows-spanned="4">
            <text:p>memory</text:p>
          </table:table-cell>
          <table:table-cell office:value-type="percentage" office:value="0.75" calcext:value-type="percentage">
            <text:p>75.00%</text:p>
          </table:table-cell>
          <table:table-cell table:formula="of:=AVERAGE([.B2]; [.B10]; [.B18])" office:value-type="float" office:value="24.3333333333333" calcext:value-type="float">
            <text:p>24.3333333333</text:p>
          </table:table-cell>
          <table:table-cell table:formula="of:=AVERAGE([.C2]; [.C10]; [.C18])" office:value-type="float" office:value="0.0454863015515739" calcext:value-type="float">
            <text:p>0.0454863016</text:p>
          </table:table-cell>
          <table:table-cell table:formula="of:=AVERAGE([.D2]; [.D10]; [.D18])" office:value-type="float" office:value="241203.666666667" calcext:value-type="float">
            <text:p>241203.666666667</text:p>
          </table:table-cell>
          <table:table-cell table:formula="of:=AVERAGE([.E2]; [.E10]; [.E18])" office:value-type="float" office:value="40941" calcext:value-type="float">
            <text:p>40941</text:p>
          </table:table-cell>
          <table:table-cell table:formula="of:=AVERAGE([.F2]; [.F10]; [.F18])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0_250</text:p>
          </table:table-cell>
          <table:table-cell office:value-type="float" office:value="39" calcext:value-type="float">
            <text:p>39</text:p>
          </table:table-cell>
          <table:table-cell office:value-type="float" office:value="0.0417223510785101" calcext:value-type="float">
            <text:p>0.0417223511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18" calcext:value-type="float">
            <text:p>18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3]; [.B11]; [.B19])" office:value-type="float" office:value="9.66666666666667" calcext:value-type="float">
            <text:p>9.6666666667</text:p>
          </table:table-cell>
          <table:table-cell table:formula="of:=AVERAGE([.C3]; [.C11]; [.C19])" office:value-type="float" office:value="0.0531397341001712" calcext:value-type="float">
            <text:p>0.0531397341</text:p>
          </table:table-cell>
          <table:table-cell table:formula="of:=AVERAGE([.D3]; [.D11]; [.D19])" office:value-type="float" office:value="244417" calcext:value-type="float">
            <text:p>244417</text:p>
          </table:table-cell>
          <table:table-cell table:formula="of:=AVERAGE([.E3]; [.E11]; [.E19])" office:value-type="float" office:value="8682" calcext:value-type="float">
            <text:p>8682</text:p>
          </table:table-cell>
          <table:table-cell table:formula="of:=AVERAGE([.F3]; [.F11]; [.F19])" office:value-type="float" office:value="23.6666666666667" calcext:value-type="float">
            <text:p>23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0_1000</text:p>
          </table:table-cell>
          <table:table-cell office:value-type="float" office:value="259" calcext:value-type="float">
            <text:p>259</text:p>
          </table:table-cell>
          <table:table-cell office:value-type="float" office:value="0.0403114924966992" calcext:value-type="float">
            <text:p>0.0403114925</text:p>
          </table:table-cell>
          <table:table-cell office:value-type="float" office:value="0" calcext:value-type="float">
            <text:p>0</text:p>
          </table:table-cell>
          <table:table-cell office:value-type="float" office:value="53681" calcext:value-type="float">
            <text:p>53681</text:p>
          </table:table-cell>
          <table:table-cell office:value-type="float" office:value="90" calcext:value-type="float">
            <text:p>90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4]; [.B12]; [.B20])" office:value-type="float" office:value="14.6666666666667" calcext:value-type="float">
            <text:p>14.6666666667</text:p>
          </table:table-cell>
          <table:table-cell table:formula="of:=AVERAGE([.C4]; [.C12]; [.C20])" office:value-type="float" office:value="0.0394902903829906" calcext:value-type="float">
            <text:p>0.0394902904</text:p>
          </table:table-cell>
          <table:table-cell table:formula="of:=AVERAGE([.D4]; [.D12]; [.D20])" office:value-type="float" office:value="238257.666666667" calcext:value-type="float">
            <text:p>238257.666666667</text:p>
          </table:table-cell>
          <table:table-cell table:formula="of:=AVERAGE([.E4]; [.E12]; [.E20])" office:value-type="float" office:value="5168.66666666667" calcext:value-type="float">
            <text:p>5168.6666666667</text:p>
          </table:table-cell>
          <table:table-cell table:formula="of:=AVERAGE([.F4]; [.F12]; [.F20])" office:value-type="float" office:value="23.6666666666667" calcext:value-type="float">
            <text:p>23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0_1000_750</text:p>
          </table:table-cell>
          <table:table-cell office:value-type="float" office:value="126" calcext:value-type="float">
            <text:p>126</text:p>
          </table:table-cell>
          <table:table-cell office:value-type="float" office:value="0.0609419736583872" calcext:value-type="float">
            <text:p>0.06094197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5]; [.B13]; [.B21])" office:value-type="float" office:value="12" calcext:value-type="float">
            <text:p>12</text:p>
          </table:table-cell>
          <table:table-cell table:formula="of:=AVERAGE([.C5]; [.C13]; [.C21])" office:value-type="float" office:value="0.0308670288664945" calcext:value-type="float">
            <text:p>0.0308670289</text:p>
          </table:table-cell>
          <table:table-cell table:formula="of:=AVERAGE([.D5]; [.D13]; [.D21])" office:value-type="float" office:value="0" calcext:value-type="float">
            <text:p>0</text:p>
          </table:table-cell>
          <table:table-cell table:formula="of:=AVERAGE([.E5]; [.E13]; [.E21])" office:value-type="float" office:value="74200.6666666667" calcext:value-type="float">
            <text:p>74200.6666666667</text:p>
          </table:table-cell>
          <table:table-cell table:formula="of:=AVERAGE([.F5]; [.F13]; [.F21])" office:value-type="float" office:value="66.3333333333333" calcext:value-type="float">
            <text:p>66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0_1000_500</text:p>
          </table:table-cell>
          <table:table-cell office:value-type="float" office:value="65" calcext:value-type="float">
            <text:p>65</text:p>
          </table:table-cell>
          <table:table-cell office:value-type="float" office:value="0.0720399857567501" calcext:value-type="float">
            <text:p>0.072039985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gFEFOdisk_bench_100_1000_250</text:p>
          </table:table-cell>
          <table:table-cell office:value-type="float" office:value="48" calcext:value-type="float">
            <text:p>48</text:p>
          </table:table-cell>
          <table:table-cell office:value-type="float" office:value="0.0616970714166572" calcext:value-type="float">
            <text:p>0.06169707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gFEFOdisk_bench_100_1000_1000</text:p>
          </table:table-cell>
          <table:table-cell office:value-type="float" office:value="272" calcext:value-type="float">
            <text:p>272</text:p>
          </table:table-cell>
          <table:table-cell office:value-type="float" office:value="0.0340634145410205" calcext:value-type="float">
            <text:p>0.0340634145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VE</text:p>
          </table:table-cell>
          <table:table-cell table:style-name="Default" office:value-type="string" calcext:value-type="string">
            <text:p>disk</text:p>
          </table:table-cell>
          <table:table-cell table:formula="of:=AVERAGE([.J19:.J22])" office:value-type="float" office:value="134.3125" calcext:value-type="float">
            <text:p>134.3125</text:p>
          </table:table-cell>
          <table:table-cell table:formula="of:=AVERAGE([.K19:.K22])" office:value-type="float" office:value="0.0463715653051569" calcext:value-type="float">
            <text:p>0.0463715653</text:p>
          </table:table-cell>
          <table:table-cell table:formula="of:=AVERAGE([.L19:.L22])" office:value-type="float" office:value="130782.375" calcext:value-type="float">
            <text:p>130782.375</text:p>
          </table:table-cell>
          <table:table-cell table:formula="of:=AVERAGE([.M19:.M22])" office:value-type="float" office:value="17122.8125" calcext:value-type="float">
            <text:p>17122.8125</text:p>
          </table:table-cell>
          <table:table-cell table:formula="of:=AVERAGE([.N19:.N22])" office:value-type="float" office:value="31.125" calcext:value-type="float">
            <text:p>31.1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memory</text:p>
          </table:table-cell>
          <table:table-cell table:formula="of:=AVERAGE([.J23:.J26])" office:value-type="float" office:value="15.1666666666667" calcext:value-type="float">
            <text:p>15.1666666667</text:p>
          </table:table-cell>
          <table:table-cell table:formula="of:=AVERAGE([.K23:.K26])" office:value-type="float" office:value="0.0422458387253076" calcext:value-type="float">
            <text:p>0.0422458387</text:p>
          </table:table-cell>
          <table:table-cell table:formula="of:=AVERAGE([.L23:.L26])" office:value-type="float" office:value="180969.583333333" calcext:value-type="float">
            <text:p>180969.583333333</text:p>
          </table:table-cell>
          <table:table-cell table:formula="of:=AVERAGE([.M23:.M26])" office:value-type="float" office:value="32248.0833333333" calcext:value-type="float">
            <text:p>32248.0833333333</text:p>
          </table:table-cell>
          <table:table-cell table:formula="of:=AVERAGE([.N23:.N26])" office:value-type="float" office:value="36.6666666666667" calcext:value-type="float">
            <text:p>36.6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disk/memory</text:p>
          </table:table-cell>
          <table:table-cell table:formula="of:=[.J29]/[.J30]" office:value-type="float" office:value="8.85576923076923" calcext:value-type="float">
            <text:p>8.8557692308</text:p>
          </table:table-cell>
          <table:table-cell table:formula="of:=[.K29]/[.K30]" office:value-type="float" office:value="1.09765995194641" calcext:value-type="float">
            <text:p>1.0976599519</text:p>
          </table:table-cell>
          <table:table-cell table:formula="of:=[.L29]/[.L30]" office:value-type="float" office:value="0.722676002182687" calcext:value-type="float">
            <text:p>0.7226760022</text:p>
          </table:table-cell>
          <table:table-cell table:formula="of:=[.M29]/[.M30]" office:value-type="float" office:value="0.530971478925104" calcext:value-type="float">
            <text:p>0.5309714789</text:p>
          </table:table-cell>
          <table:table-cell table:formula="of:=[.N29]/[.N30]" office:value-type="float" office:value="0.848863636363636" calcext:value-type="float">
            <text:p>0.848863636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ion amount 50%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Default" table:number-columns-repeated="9"/>
          <table:table-cell table:number-columns-repeated="11"/>
          <table:table-cell table:style-name="Default"/>
        </table:table-row>
        <table:table-row table:style-name="ro1">
          <table:table-cell table:style-name="Default" table:number-columns-repeated="7"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FEFO</text:p>
          </table:table-cell>
          <table:table-cell office:value-type="percentage" office:value="0.75" calcext:value-type="percentage">
            <text:p>75.00%</text:p>
          </table:table-cell>
          <table:table-cell table:formula="of:=AVERAGE([.B18]; [.B22]; [.B26])" office:value-type="float" office:value="102.666666666667" calcext:value-type="float">
            <text:p>102.6666666667</text:p>
          </table:table-cell>
          <table:table-cell table:formula="of:=AVERAGE([.C18]; [.C22]; [.C26])" office:value-type="float" office:value="0.0539022163120399" calcext:value-type="float">
            <text:p>0.0539022163</text:p>
          </table:table-cell>
          <table:table-cell table:formula="of:=AVERAGE([.D18]; [.D22]; [.D26])" office:value-type="float" office:value="0" calcext:value-type="float">
            <text:p>0</text:p>
          </table:table-cell>
          <table:table-cell table:formula="of:=AVERAGE([.E18]; [.E22]; [.E26])" office:value-type="float" office:value="23958.6666666667" calcext:value-type="float">
            <text:p>23958.6666666667</text:p>
          </table:table-cell>
          <table:table-cell table:formula="of:=AVERAGE([.F18]; [.F22]; [.F26])" office:value-type="float" office:value="31.6666666666667" calcext:value-type="float">
            <text:p>31.6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5" calcext:value-type="percentage">
            <text:p>50.00%</text:p>
          </table:table-cell>
          <table:table-cell table:formula="of:=AVERAGE([.B19]; [.B23]; [.B27])" office:value-type="float" office:value="51.3333333333333" calcext:value-type="float">
            <text:p>51.3333333333</text:p>
          </table:table-cell>
          <table:table-cell table:formula="of:=AVERAGE([.C19]; [.C23]; [.C27])" office:value-type="float" office:value="0.0617261693176979" calcext:value-type="float">
            <text:p>0.0617261693</text:p>
          </table:table-cell>
          <table:table-cell table:formula="of:=AVERAGE([.D19]; [.D23]; [.D27])" office:value-type="float" office:value="0" calcext:value-type="float">
            <text:p>0</text:p>
          </table:table-cell>
          <table:table-cell table:formula="of:=AVERAGE([.E19]; [.E23]; [.E27])" office:value-type="float" office:value="4821" calcext:value-type="float">
            <text:p>4821</text:p>
          </table:table-cell>
          <table:table-cell table:formula="of:=AVERAGE([.F19]; [.F23]; [.F27])" office:value-type="float" office:value="22.3333333333333" calcext:value-type="float">
            <text:p>22.3333333333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25" calcext:value-type="percentage">
            <text:p>25.00%</text:p>
          </table:table-cell>
          <table:table-cell table:formula="of:=AVERAGE([.B20]; [.B24]; [.B28])" office:value-type="float" office:value="37.6666666666667" calcext:value-type="float">
            <text:p>37.6666666667</text:p>
          </table:table-cell>
          <table:table-cell table:formula="of:=AVERAGE([.C20]; [.C24]; [.C28])" office:value-type="float" office:value="0.0483515418403169" calcext:value-type="float">
            <text:p>0.0483515418</text:p>
          </table:table-cell>
          <table:table-cell table:formula="of:=AVERAGE([.D20]; [.D24]; [.D28])" office:value-type="float" office:value="0" calcext:value-type="float">
            <text:p>0</text:p>
          </table:table-cell>
          <table:table-cell table:formula="of:=AVERAGE([.E20]; [.E24]; [.E28])" office:value-type="float" office:value="3004" calcext:value-type="float">
            <text:p>3004</text:p>
          </table:table-cell>
          <table:table-cell table:formula="of:=AVERAGE([.F20]; [.F24]; [.F28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1" calcext:value-type="percentage">
            <text:p>100.00%</text:p>
          </table:table-cell>
          <table:table-cell table:formula="of:=AVERAGE([.B21]; [.B25]; [.B29])" office:value-type="float" office:value="181.666666666667" calcext:value-type="float">
            <text:p>181.6666666667</text:p>
          </table:table-cell>
          <table:table-cell table:formula="of:=AVERAGE([.C21]; [.C25]; [.C29])" office:value-type="float" office:value="0.0350152897375483" calcext:value-type="float">
            <text:p>0.0350152897</text:p>
          </table:table-cell>
          <table:table-cell table:formula="of:=AVERAGE([.D21]; [.D25]; [.D29])" office:value-type="float" office:value="0" calcext:value-type="float">
            <text:p>0</text:p>
          </table:table-cell>
          <table:table-cell table:formula="of:=AVERAGE([.E21]; [.E25]; [.E29])" office:value-type="float" office:value="42996.6666666667" calcext:value-type="float">
            <text:p>42996.6666666667</text:p>
          </table:table-cell>
          <table:table-cell table:formula="of:=AVERAGE([.F21]; [.F25]; [.F29])" office:value-type="float" office:value="51.6666666666667" calcext:value-type="float">
            <text:p>51.6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LRU</text:p>
          </table:table-cell>
          <table:table-cell office:value-type="percentage" office:value="0.75" calcext:value-type="percentage">
            <text:p>75.00%</text:p>
          </table:table-cell>
          <table:table-cell table:formula="of:=AVERAGE([.B2]; [.B6])" office:value-type="float" office:value="210" calcext:value-type="float">
            <text:p>210</text:p>
          </table:table-cell>
          <table:table-cell table:formula="of:=AVERAGE([.C2]; [.C6])" office:value-type="float" office:value="0.0330121021008371" calcext:value-type="float">
            <text:p>0.0330121021</text:p>
          </table:table-cell>
          <table:table-cell table:formula="of:=AVERAGE([.D2]; [.D6])" office:value-type="float" office:value="347808.5" calcext:value-type="float">
            <text:p>347808.5</text:p>
          </table:table-cell>
          <table:table-cell table:formula="of:=AVERAGE([.E2]; [.E6])" office:value-type="float" office:value="34768" calcext:value-type="float">
            <text:p>34768</text:p>
          </table:table-cell>
          <table:table-cell table:formula="of:=AVERAGE([.F2]; [.F6])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5" calcext:value-type="percentage">
            <text:p>50.00%</text:p>
          </table:table-cell>
          <table:table-cell table:formula="of:=AVERAGE([.B3]; [.B7])" office:value-type="float" office:value="78.5" calcext:value-type="float">
            <text:p>78.5</text:p>
          </table:table-cell>
          <table:table-cell table:formula="of:=AVERAGE([.C3]; [.C7])" office:value-type="float" office:value="0.0426186088755621" calcext:value-type="float">
            <text:p>0.0426186089</text:p>
          </table:table-cell>
          <table:table-cell table:formula="of:=AVERAGE([.D3]; [.D7])" office:value-type="float" office:value="357870" calcext:value-type="float">
            <text:p>357870</text:p>
          </table:table-cell>
          <table:table-cell table:formula="of:=AVERAGE([.E3]; [.E7])" office:value-type="float" office:value="8223" calcext:value-type="float">
            <text:p>8223</text:p>
          </table:table-cell>
          <table:table-cell table:formula="of:=AVERAGE([.F3]; [.F7])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25" calcext:value-type="percentage">
            <text:p>25.00%</text:p>
          </table:table-cell>
          <table:table-cell table:formula="of:=AVERAGE([.B4]; [.B8])" office:value-type="float" office:value="12" calcext:value-type="float">
            <text:p>12</text:p>
          </table:table-cell>
          <table:table-cell table:formula="of:=AVERAGE([.C4]; [.C8])" office:value-type="float" office:value="0.0352486537299076" calcext:value-type="float">
            <text:p>0.0352486537</text:p>
          </table:table-cell>
          <table:table-cell table:formula="of:=AVERAGE([.D4]; [.D8])" office:value-type="float" office:value="346540" calcext:value-type="float">
            <text:p>346540</text:p>
          </table:table-cell>
          <table:table-cell table:formula="of:=AVERAGE([.E4]; [.E8])" office:value-type="float" office:value="3997.5" calcext:value-type="float">
            <text:p>3997.5</text:p>
          </table:table-cell>
          <table:table-cell table:formula="of:=AVERAGE([.F4]; [.F8])" office:value-type="float" office:value="20.5" calcext:value-type="float">
            <text:p>20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1" calcext:value-type="percentage">
            <text:p>100.00%</text:p>
          </table:table-cell>
          <table:table-cell table:formula="of:=AVERAGE([.B5]; [.B9])" office:value-type="float" office:value="39" calcext:value-type="float">
            <text:p>39</text:p>
          </table:table-cell>
          <table:table-cell table:formula="of:=AVERAGE([.C5]; [.C9])" office:value-type="float" office:value="0.0318289718606076" calcext:value-type="float">
            <text:p>0.0318289719</text:p>
          </table:table-cell>
          <table:table-cell table:formula="of:=AVERAGE([.D5]; [.D9])" office:value-type="float" office:value="0" calcext:value-type="float">
            <text:p>0</text:p>
          </table:table-cell>
          <table:table-cell table:formula="of:=AVERAGE([.E5]; [.E9])" office:value-type="float" office:value="61429.5" calcext:value-type="float">
            <text:p>61429.5</text:p>
          </table:table-cell>
          <table:table-cell table:formula="of:=AVERAGE([.F5]; [.F9])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LFU</text:p>
          </table:table-cell>
          <table:table-cell office:value-type="percentage" office:value="0.75" calcext:value-type="percentage">
            <text:p>75.00%</text:p>
          </table:table-cell>
          <table:table-cell table:formula="of:=AVERAGE([.B10]; [.B14])" office:value-type="float" office:value="94.5" calcext:value-type="float">
            <text:p>94.5</text:p>
          </table:table-cell>
          <table:table-cell table:formula="of:=AVERAGE([.C10]; [.C14])" office:value-type="float" office:value="0.054422310857888" calcext:value-type="float">
            <text:p>0.0544223109</text:p>
          </table:table-cell>
          <table:table-cell table:formula="of:=AVERAGE([.D10]; [.D14])" office:value-type="float" office:value="391964.5" calcext:value-type="float">
            <text:p>391964.5</text:p>
          </table:table-cell>
          <table:table-cell table:formula="of:=AVERAGE([.E10]; [.E14])" office:value-type="float" office:value="34154" calcext:value-type="float">
            <text:p>34154</text:p>
          </table:table-cell>
          <table:table-cell table:formula="of:=AVERAGE([.F10]; [.F14])"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5" calcext:value-type="percentage">
            <text:p>50.00%</text:p>
          </table:table-cell>
          <table:table-cell table:formula="of:=AVERAGE([.B11]; [.B15])" office:value-type="float" office:value="87.5" calcext:value-type="float">
            <text:p>87.5</text:p>
          </table:table-cell>
          <table:table-cell table:formula="of:=AVERAGE([.C11]; [.C15])" office:value-type="float" office:value="0.0553744844349399" calcext:value-type="float">
            <text:p>0.0553744844</text:p>
          </table:table-cell>
          <table:table-cell table:formula="of:=AVERAGE([.D11]; [.D15])" office:value-type="float" office:value="322465.5" calcext:value-type="float">
            <text:p>322465.5</text:p>
          </table:table-cell>
          <table:table-cell table:formula="of:=AVERAGE([.E11]; [.E15])" office:value-type="float" office:value="5864" calcext:value-type="float">
            <text:p>5864</text:p>
          </table:table-cell>
          <table:table-cell table:formula="of:=AVERAGE([.F11]; [.F15])" office:value-type="float" office:value="26.5" calcext:value-type="float">
            <text:p>26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0.25" calcext:value-type="percentage">
            <text:p>25.00%</text:p>
          </table:table-cell>
          <table:table-cell table:formula="of:=AVERAGE([.B12]; [.B16])" office:value-type="float" office:value="17.5" calcext:value-type="float">
            <text:p>17.5</text:p>
          </table:table-cell>
          <table:table-cell table:formula="of:=AVERAGE([.C12]; [.C16])" office:value-type="float" office:value="0.0419147252987007" calcext:value-type="float">
            <text:p>0.0419147253</text:p>
          </table:table-cell>
          <table:table-cell table:formula="of:=AVERAGE([.D12]; [.D16])" office:value-type="float" office:value="365428" calcext:value-type="float">
            <text:p>365428</text:p>
          </table:table-cell>
          <table:table-cell table:formula="of:=AVERAGE([.E12]; [.E16])" office:value-type="float" office:value="3632.5" calcext:value-type="float">
            <text:p>3632.5</text:p>
          </table:table-cell>
          <table:table-cell table:formula="of:=AVERAGE([.F12]; [.F16])" office:value-type="float" office:value="22.5" calcext:value-type="float">
            <text:p>22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/>
          <table:table-cell office:value-type="percentage" office:value="1" calcext:value-type="percentage">
            <text:p>100.00%</text:p>
          </table:table-cell>
          <table:table-cell table:formula="of:=AVERAGE([.B13]; [.B17])" office:value-type="float" office:value="66.5" calcext:value-type="float">
            <text:p>66.5</text:p>
          </table:table-cell>
          <table:table-cell table:formula="of:=AVERAGE([.C13]; [.C17])" office:value-type="float" office:value="0.0315348718232536" calcext:value-type="float">
            <text:p>0.0315348718</text:p>
          </table:table-cell>
          <table:table-cell table:formula="of:=AVERAGE([.D13]; [.D17])" office:value-type="float" office:value="0" calcext:value-type="float">
            <text:p>0</text:p>
          </table:table-cell>
          <table:table-cell table:formula="of:=AVERAGE([.E13]; [.E17])" office:value-type="float" office:value="66232" calcext:value-type="float">
            <text:p>66232</text:p>
          </table:table-cell>
          <table:table-cell table:formula="of:=AVERAGE([.F13]; [.F17])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7"/>
          <table:table-cell office:value-type="string" calcext:value-type="string">
            <text:p>AVE</text:p>
          </table:table-cell>
          <table:table-cell table:style-name="Default" office:value-type="string" calcext:value-type="string">
            <text:p>FEFO</text:p>
          </table:table-cell>
          <table:table-cell table:formula="of:=AVERAGE([.J35:.J38])" office:value-type="float" office:value="93.3333333333333" calcext:value-type="float">
            <text:p>93.3333333333</text:p>
          </table:table-cell>
          <table:table-cell table:formula="of:=AVERAGE([.K35:.K38])" office:value-type="float" office:value="0.0497488043019007" calcext:value-type="float">
            <text:p>0.0497488043</text:p>
          </table:table-cell>
          <table:table-cell table:formula="of:=AVERAGE([.L35:.L38])" office:value-type="float" office:value="0" calcext:value-type="float">
            <text:p>0</text:p>
          </table:table-cell>
          <table:table-cell table:formula="of:=AVERAGE([.M35:.M38])" office:value-type="float" office:value="18695.0833333333" calcext:value-type="float">
            <text:p>18695.0833333333</text:p>
          </table:table-cell>
          <table:table-cell table:formula="of:=AVERAGE([.N35:.N38])" office:value-type="float" office:value="31.9166666666667" calcext:value-type="float">
            <text:p>31.91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LRU</text:p>
          </table:table-cell>
          <table:table-cell table:formula="of:=AVERAGE([.J39:.J42])" office:value-type="float" office:value="84.875" calcext:value-type="float">
            <text:p>84.875</text:p>
          </table:table-cell>
          <table:table-cell table:formula="of:=AVERAGE([.K39:.K42])" office:value-type="float" office:value="0.0356770841417286" calcext:value-type="float">
            <text:p>0.0356770841</text:p>
          </table:table-cell>
          <table:table-cell table:formula="of:=AVERAGE([.L39:.L42])" office:value-type="float" office:value="263054.625" calcext:value-type="float">
            <text:p>263054.625</text:p>
          </table:table-cell>
          <table:table-cell table:formula="of:=AVERAGE([.M39:.M42])" office:value-type="float" office:value="27104.5" calcext:value-type="float">
            <text:p>27104.5</text:p>
          </table:table-cell>
          <table:table-cell table:formula="of:=AVERAGE([.N39:.N42])" office:value-type="float" office:value="33.625" calcext:value-type="float">
            <text:p>33.6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LFU</text:p>
          </table:table-cell>
          <table:table-cell table:formula="of:=AVERAGE([.J43:.J46])" office:value-type="float" office:value="66.5" calcext:value-type="float">
            <text:p>66.5</text:p>
          </table:table-cell>
          <table:table-cell table:formula="of:=AVERAGE([.K43:.K46])" office:value-type="float" office:value="0.0458115981036955" calcext:value-type="float">
            <text:p>0.0458115981</text:p>
          </table:table-cell>
          <table:table-cell table:formula="of:=AVERAGE([.L43:.L46])" office:value-type="float" office:value="269964.5" calcext:value-type="float">
            <text:p>269964.5</text:p>
          </table:table-cell>
          <table:table-cell table:formula="of:=AVERAGE([.M43:.M46])" office:value-type="float" office:value="27470.625" calcext:value-type="float">
            <text:p>27470.625</text:p>
          </table:table-cell>
          <table:table-cell table:formula="of:=AVERAGE([.N43:.N46])" office:value-type="float" office:value="35.75" calcext:value-type="float">
            <text:p>35.7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FEFO/LRU</text:p>
          </table:table-cell>
          <table:table-cell table:formula="of:=[.J48]/[.J49]" office:value-type="float" office:value="1.09965635738832" calcext:value-type="float">
            <text:p>1.0996563574</text:p>
          </table:table-cell>
          <table:table-cell table:formula="of:=[.K48]/[.K49]" office:value-type="float" office:value="1.39441900869117" calcext:value-type="float">
            <text:p>1.3944190087</text:p>
          </table:table-cell>
          <table:table-cell table:formula="of:=[.L48]/[.L49]" office:value-type="float" office:value="0" calcext:value-type="float">
            <text:p>0</text:p>
          </table:table-cell>
          <table:table-cell table:formula="of:=[.M48]/[.M49]" office:value-type="float" office:value="0.689740940926168" calcext:value-type="float">
            <text:p>0.6897409409</text:p>
          </table:table-cell>
          <table:table-cell table:formula="of:=[.N48]/[.N49]" office:value-type="float" office:value="0.949194547707559" calcext:value-type="float">
            <text:p>0.949194547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FEFO/LFU</text:p>
          </table:table-cell>
          <table:table-cell table:formula="of:=[.J48]/[.J50]" office:value-type="float" office:value="1.40350877192982" calcext:value-type="float">
            <text:p>1.4035087719</text:p>
          </table:table-cell>
          <table:table-cell table:formula="of:=[.K48]/[.K50]" office:value-type="float" office:value="1.08594343705918" calcext:value-type="float">
            <text:p>1.0859434371</text:p>
          </table:table-cell>
          <table:table-cell table:formula="of:=[.L48]/[.L50]" office:value-type="float" office:value="0" calcext:value-type="float">
            <text:p>0</text:p>
          </table:table-cell>
          <table:table-cell table:formula="of:=[.M48]/[.M50]" office:value-type="float" office:value="0.680548161293503" calcext:value-type="float">
            <text:p>0.6805481613</text:p>
          </table:table-cell>
          <table:table-cell table:formula="of:=[.N48]/[.N50]" office:value-type="float" office:value="0.892773892773893" calcext:value-type="float">
            <text:p>0.8927738928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LFU/LRU</text:p>
          </table:table-cell>
          <table:table-cell table:formula="of:=[.J50]/[.J49]" office:value-type="float" office:value="0.783505154639175" calcext:value-type="float">
            <text:p>0.7835051546</text:p>
          </table:table-cell>
          <table:table-cell table:formula="of:=[.K50]/[.K49]" office:value-type="float" office:value="1.28406228271647" calcext:value-type="float">
            <text:p>1.2840622827</text:p>
          </table:table-cell>
          <table:table-cell table:formula="of:=[.L50]/[.L49]" office:value-type="float" office:value="1.02626783315443" calcext:value-type="float">
            <text:p>1.0262678332</text:p>
          </table:table-cell>
          <table:table-cell table:formula="of:=[.M50]/[.M49]" office:value-type="float" office:value="1.01350790459149" calcext:value-type="float">
            <text:p>1.0135079046</text:p>
          </table:table-cell>
          <table:table-cell table:formula="of:=[.N50]/[.N49]" office:value-type="float" office:value="1.06319702602231" calcext:value-type="float">
            <text:p>1.063197026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table:number-columns-spanned="12" table:number-rows-spanned="1"/>
          <table:covered-table-cell table:number-columns-repeated="10" table:style-name="ce16"/>
          <table:covered-table-cell table:style-name="ce23"/>
        </table:table-row>
      </table:table>
      <table:table table:name="1000 &amp; 10000" table:style-name="ta2">
        <table:table-column table:style-name="co5" table:default-cell-style-name="ce24"/>
        <table:table-column table:style-name="co3" table:number-columns-repeated="7" table:default-cell-style-name="ce1"/>
        <table:table-column table:style-name="co3" table:default-cell-style-name="ce14"/>
        <table:table-column table:style-name="co3" table:default-cell-style-name="ce1"/>
        <table:table-column table:style-name="co3" table:number-columns-repeated="10" table:default-cell-style-name="Default"/>
        <table:table-column table:style-name="co3" table:default-cell-style-name="ce22"/>
        <table:table-row table:style-name="ro1">
          <table:table-cell table:style-name="ce1"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/>
          <table:table-cell table:style-name="ce13" table:number-columns-repeated="5"/>
          <table:table-cell table:style-name="ce21"/>
        </table:table-row>
        <table:table-row table:style-name="ro1">
          <table:table-cell office:value-type="string" calcext:value-type="string">
            <text:p>sdLRU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61064773124664" calcext:value-type="float">
            <text:p>0.0026106477</text:p>
          </table:table-cell>
          <table:table-cell office:value-type="float" office:value="35524" calcext:value-type="float">
            <text:p>35524</text:p>
          </table:table-cell>
          <table:table-cell office:value-type="float" office:value="376" calcext:value-type="float">
            <text:p>376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4" office:value-type="string" calcext:value-type="string" table:number-columns-spanned="1" table:number-rows-spanned="4">
            <text:p>AG</text:p>
          </table:table-cell>
          <table:table-cell office:value-type="percentage" office:value="0.75" calcext:value-type="percentage">
            <text:p>75.00%</text:p>
          </table:table-cell>
          <table:table-cell table:formula="of:=AVERAGE([.B26]+[.B54]+[.B82])/3" office:value-type="float" office:value="14.6666666666667" calcext:value-type="float">
            <text:p>14.6666666667</text:p>
          </table:table-cell>
          <table:table-cell table:style-name="ce1" table:formula="of:=AVERAGE([.C26]+[.C54]+[.C82])/3" office:value-type="float" office:value="0.00158107923698602" calcext:value-type="float">
            <text:p>0.0015810792</text:p>
          </table:table-cell>
          <table:table-cell table:style-name="ce1" table:formula="of:=AVERAGE([.D26]+[.D54]+[.D82])/3" office:value-type="float" office:value="0" calcext:value-type="float">
            <text:p>0</text:p>
          </table:table-cell>
          <table:table-cell table:style-name="ce1" table:formula="of:=AVERAGE([.E26]+[.E54]+[.E82])/3" office:value-type="float" office:value="90.6666666666667" calcext:value-type="float">
            <text:p>90.6666666667</text:p>
          </table:table-cell>
          <table:table-cell table:style-name="ce1" table:formula="of:=AVERAGE([.F26]+[.F54]+[.F82])/3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205725983040394" calcext:value-type="float">
            <text:p>0.0020572598</text:p>
          </table:table-cell>
          <table:table-cell office:value-type="float" office:value="33902" calcext:value-type="float">
            <text:p>33902</text:p>
          </table:table-cell>
          <table:table-cell office:value-type="float" office:value="226" calcext:value-type="float">
            <text:p>226</text:p>
          </table:table-cell>
          <table:table-cell office:value-type="float" office:value="36" calcext:value-type="float">
            <text:p>36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formula="of:=AVERAGE([.B27]+[.B55]+[.B83])/3" office:value-type="float" office:value="11.3333333333333" calcext:value-type="float">
            <text:p>11.3333333333</text:p>
          </table:table-cell>
          <table:table-cell table:style-name="ce1" table:formula="of:=AVERAGE([.C27]+[.C55]+[.C83])/3" office:value-type="float" office:value="0.00153664964180581" calcext:value-type="float">
            <text:p>0.0015366496</text:p>
          </table:table-cell>
          <table:table-cell table:style-name="ce1" table:formula="of:=AVERAGE([.D27]+[.D55]+[.D83])/3" office:value-type="float" office:value="0" calcext:value-type="float">
            <text:p>0</text:p>
          </table:table-cell>
          <table:table-cell table:style-name="ce1" table:formula="of:=AVERAGE([.E27]+[.E55]+[.E83])/3" office:value-type="float" office:value="76" calcext:value-type="float">
            <text:p>76</text:p>
          </table:table-cell>
          <table:table-cell table:style-name="ce1" table:formula="of:=AVERAGE([.F27]+[.F55]+[.F83])/3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0_250</text:p>
          </table:table-cell>
          <table:table-cell office:value-type="float" office:value="7" calcext:value-type="float">
            <text:p>7</text:p>
          </table:table-cell>
          <table:table-cell office:value-type="float" office:value="0.00196388306090016" calcext:value-type="float">
            <text:p>0.0019638831</text:p>
          </table:table-cell>
          <table:table-cell office:value-type="float" office:value="32913" calcext:value-type="float">
            <text:p>32913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formula="of:=AVERAGE([.B28]+[.B56]+[.B84])/3" office:value-type="float" office:value="11.6666666666667" calcext:value-type="float">
            <text:p>11.6666666667</text:p>
          </table:table-cell>
          <table:table-cell table:style-name="ce1" table:formula="of:=AVERAGE([.C28]+[.C56]+[.C84])/3" office:value-type="float" office:value="0.00156558769582167" calcext:value-type="float">
            <text:p>0.0015655877</text:p>
          </table:table-cell>
          <table:table-cell table:style-name="ce1" table:formula="of:=AVERAGE([.D28]+[.D56]+[.D84])/3" office:value-type="float" office:value="0" calcext:value-type="float">
            <text:p>0</text:p>
          </table:table-cell>
          <table:table-cell table:style-name="ce1" table:formula="of:=AVERAGE([.E28]+[.E56]+[.E84])/3" office:value-type="float" office:value="80.6666666666667" calcext:value-type="float">
            <text:p>80.6666666667</text:p>
          </table:table-cell>
          <table:table-cell table:style-name="ce1" table:formula="of:=AVERAGE([.F28]+[.F56]+[.F84])/3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0_1000</text:p>
          </table:table-cell>
          <table:table-cell office:value-type="float" office:value="6" calcext:value-type="float">
            <text:p>6</text:p>
          </table:table-cell>
          <table:table-cell office:value-type="float" office:value="0.00156334980929048" calcext:value-type="float">
            <text:p>0.001563349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5" calcext:value-type="float">
            <text:p>35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formula="of:=AVERAGE([.B29]+[.B57]+[.B85])/3" office:value-type="float" office:value="11" calcext:value-type="float">
            <text:p>11</text:p>
          </table:table-cell>
          <table:table-cell table:style-name="ce1" table:formula="of:=AVERAGE([.C29]+[.C57]+[.C85])/3" office:value-type="float" office:value="0.00143647191802552" calcext:value-type="float">
            <text:p>0.0014364719</text:p>
          </table:table-cell>
          <table:table-cell table:style-name="ce1" table:formula="of:=AVERAGE([.D29]+[.D57]+[.D85])/3" office:value-type="float" office:value="0" calcext:value-type="float">
            <text:p>0</text:p>
          </table:table-cell>
          <table:table-cell table:style-name="ce1" table:formula="of:=AVERAGE([.E29]+[.E57]+[.E85])/3" office:value-type="float" office:value="110.333333333333" calcext:value-type="float">
            <text:p>110.3333333333</text:p>
          </table:table-cell>
          <table:table-cell table:style-name="ce1" table:formula="of:=AVERAGE([.F29]+[.F57]+[.F85])/3" office:value-type="float" office:value="62.3333333333333" calcext:value-type="float">
            <text:p>62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75060058236231" calcext:value-type="float">
            <text:p>0.0027506006</text:p>
          </table:table-cell>
          <table:table-cell office:value-type="float" office:value="32436" calcext:value-type="float">
            <text:p>32436</text:p>
          </table:table-cell>
          <table:table-cell office:value-type="float" office:value="313" calcext:value-type="float">
            <text:p>31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4" office:value-type="string" calcext:value-type="string" table:number-columns-spanned="1" table:number-rows-spanned="4">
            <text:p>ST</text:p>
          </table:table-cell>
          <table:table-cell office:value-type="percentage" office:value="0.75" calcext:value-type="percentage">
            <text:p>75.00%</text:p>
          </table:table-cell>
          <table:table-cell table:formula="of:=(AVERAGE([.B18]+[.B22]+[.B46]+[.B50]+[.B74]+[.B78])/6)" office:value-type="float" office:value="6.16666666666667" calcext:value-type="float">
            <text:p>6.1666666667</text:p>
          </table:table-cell>
          <table:table-cell table:style-name="ce1" table:formula="of:=(AVERAGE([.C18]+[.C22]+[.C46]+[.C50]+[.C74]+[.C78])/6)" office:value-type="float" office:value="0.00153259449272143" calcext:value-type="float">
            <text:p>0.0015325945</text:p>
          </table:table-cell>
          <table:table-cell table:style-name="ce1" table:formula="of:=(AVERAGE([.D18]+[.D22]+[.D46]+[.D50]+[.D74]+[.D78])/6)" office:value-type="float" office:value="0" calcext:value-type="float">
            <text:p>0</text:p>
          </table:table-cell>
          <table:table-cell table:style-name="ce1" table:formula="of:=(AVERAGE([.E18]+[.E22]+[.E46]+[.E50]+[.E74]+[.E78])/6)" office:value-type="float" office:value="170.333333333333" calcext:value-type="float">
            <text:p>170.3333333333</text:p>
          </table:table-cell>
          <table:table-cell table:style-name="ce1" table:formula="of:=(AVERAGE([.F18]+[.F22]+[.F46]+[.F50]+[.F74]+[.F78])/6)" office:value-type="float" office:value="28.6666666666667" calcext:value-type="float">
            <text:p>28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216403102862561" calcext:value-type="float">
            <text:p>0.002164031</text:p>
          </table:table-cell>
          <table:table-cell office:value-type="float" office:value="33908" calcext:value-type="float">
            <text:p>33908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formula="of:=(AVERAGE([.B19]+[.B23]+[.B47]+[.B51]+[.B75]+[.B79])/6)" office:value-type="float" office:value="7.16666666666667" calcext:value-type="float">
            <text:p>7.1666666667</text:p>
          </table:table-cell>
          <table:table-cell table:style-name="ce1" table:formula="of:=(AVERAGE([.C19]+[.C23]+[.C47]+[.C51]+[.C75]+[.C79])/6)" office:value-type="float" office:value="0.00154884551070073" calcext:value-type="float">
            <text:p>0.0015488455</text:p>
          </table:table-cell>
          <table:table-cell table:style-name="ce1" table:formula="of:=(AVERAGE([.D19]+[.D23]+[.D47]+[.D51]+[.D75]+[.D79])/6)" office:value-type="float" office:value="0" calcext:value-type="float">
            <text:p>0</text:p>
          </table:table-cell>
          <table:table-cell table:style-name="ce1" table:formula="of:=(AVERAGE([.E19]+[.E23]+[.E47]+[.E51]+[.E75]+[.E79])/6)" office:value-type="float" office:value="112.5" calcext:value-type="float">
            <text:p>112.5</text:p>
          </table:table-cell>
          <table:table-cell table:style-name="ce1" table:formula="of:=(AVERAGE([.F19]+[.F23]+[.F47]+[.F51]+[.F75]+[.F79])/6)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0_250</text:p>
          </table:table-cell>
          <table:table-cell office:value-type="float" office:value="6" calcext:value-type="float">
            <text:p>6</text:p>
          </table:table-cell>
          <table:table-cell office:value-type="float" office:value="0.00191716649350518" calcext:value-type="float">
            <text:p>0.0019171665</text:p>
          </table:table-cell>
          <table:table-cell office:value-type="float" office:value="29762" calcext:value-type="float">
            <text:p>29762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formula="of:=(AVERAGE([.B20]+[.B24]+[.B48]+[.B52]+[.B76]+[.B80])/6)" office:value-type="float" office:value="7.16666666666667" calcext:value-type="float">
            <text:p>7.1666666667</text:p>
          </table:table-cell>
          <table:table-cell table:style-name="ce1" table:formula="of:=(AVERAGE([.C20]+[.C24]+[.C48]+[.C52]+[.C76]+[.C80])/6)" office:value-type="float" office:value="0.00161432491768879" calcext:value-type="float">
            <text:p>0.0016143249</text:p>
          </table:table-cell>
          <table:table-cell table:style-name="ce1" table:formula="of:=(AVERAGE([.D20]+[.D24]+[.D48]+[.D52]+[.D76]+[.D80])/6)" office:value-type="float" office:value="0" calcext:value-type="float">
            <text:p>0</text:p>
          </table:table-cell>
          <table:table-cell table:style-name="ce1" table:formula="of:=(AVERAGE([.E20]+[.E24]+[.E48]+[.E52]+[.E76]+[.E80])/6)" office:value-type="float" office:value="51" calcext:value-type="float">
            <text:p>51</text:p>
          </table:table-cell>
          <table:table-cell table:style-name="ce1" table:formula="of:=(AVERAGE([.F20]+[.F24]+[.F48]+[.F52]+[.F76]+[.F80])/6)" office:value-type="float" office:value="43.1666666666667" calcext:value-type="float">
            <text:p>43.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48987273400528" calcext:value-type="float">
            <text:p>0.0014898727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60" calcext:value-type="float">
            <text:p>60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formula="of:=(AVERAGE([.B21]+[.B25]+[.B49]+[.B53]+[.B77]+[.B81])/6)" office:value-type="float" office:value="5.33333333333333" calcext:value-type="float">
            <text:p>5.3333333333</text:p>
          </table:table-cell>
          <table:table-cell table:style-name="ce1" table:formula="of:=(AVERAGE([.C21]+[.C25]+[.C49]+[.C53]+[.C77]+[.C81])/6)" office:value-type="float" office:value="0.00149803334938755" calcext:value-type="float">
            <text:p>0.0014980333</text:p>
          </table:table-cell>
          <table:table-cell table:style-name="ce1" table:formula="of:=(AVERAGE([.D21]+[.D25]+[.D49]+[.D53]+[.D77]+[.D81])/6)" office:value-type="float" office:value="0" calcext:value-type="float">
            <text:p>0</text:p>
          </table:table-cell>
          <table:table-cell table:style-name="ce1" table:formula="of:=(AVERAGE([.E21]+[.E25]+[.E49]+[.E53]+[.E77]+[.E81])/6)" office:value-type="float" office:value="326" calcext:value-type="float">
            <text:p>326</text:p>
          </table:table-cell>
          <table:table-cell table:style-name="ce1" table:formula="of:=(AVERAGE([.F21]+[.F25]+[.F49]+[.F53]+[.F77]+[.F81])/6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55734880936757" calcext:value-type="float">
            <text:p>0.0025573488</text:p>
          </table:table-cell>
          <table:table-cell office:value-type="float" office:value="34097" calcext:value-type="float">
            <text:p>34097</text:p>
          </table:table-cell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6"/>
          <table:table-cell table:style-name="ce1"/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213067017295887" calcext:value-type="float">
            <text:p>0.0021306702</text:p>
          </table:table-cell>
          <table:table-cell office:value-type="float" office:value="33052" calcext:value-type="float">
            <text:p>33052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6"/>
          <table:table-cell table:style-name="ce1"/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_1000_250</text:p>
          </table:table-cell>
          <table:table-cell office:value-type="float" office:value="8" calcext:value-type="float">
            <text:p>8</text:p>
          </table:table-cell>
          <table:table-cell office:value-type="float" office:value="0.00211736298052506" calcext:value-type="float">
            <text:p>0.002117363</text:p>
          </table:table-cell>
          <table:table-cell office:value-type="float" office:value="31876" calcext:value-type="float">
            <text:p>31876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" office:value-type="string" calcext:value-type="string">
            <text:p>AVE</text:p>
          </table:table-cell>
          <table:table-cell table:style-name="ce1" office:value-type="string" calcext:value-type="string">
            <text:p>AG</text:p>
          </table:table-cell>
          <table:table-cell table:formula="of:=AVERAGE([.J2:.J5])" office:value-type="float" office:value="12.1666666666667" calcext:value-type="float">
            <text:p>12.1666666667</text:p>
          </table:table-cell>
          <table:table-cell table:style-name="ce19" table:formula="of:=AVERAGE([.K2:.K5])" office:value-type="float" office:value="0.00152994712315976" calcext:value-type="float">
            <text:p>1.53E-003</text:p>
          </table:table-cell>
          <table:table-cell table:style-name="ce1" table:formula="of:=AVERAGE([.L2:.L5])" office:value-type="float" office:value="0" calcext:value-type="float">
            <text:p>0</text:p>
          </table:table-cell>
          <table:table-cell table:style-name="ce1" table:formula="of:=AVERAGE([.M2:.M5])" office:value-type="float" office:value="89.4166666666667" calcext:value-type="float">
            <text:p>89.4166666667</text:p>
          </table:table-cell>
          <table:table-cell table:style-name="ce1" table:formula="of:=AVERAGE([.N2:.N5])" office:value-type="float" office:value="59.0833333333333" calcext:value-type="float">
            <text:p>59.08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51661460055305" calcext:value-type="float">
            <text:p>0.0015166146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6"/>
          <table:table-cell table:style-name="ce1" office:value-type="string" calcext:value-type="string">
            <text:p>ST</text:p>
          </table:table-cell>
          <table:table-cell table:formula="of:=AVERAGE([.J6:.J9])" office:value-type="float" office:value="6.45833333333333" calcext:value-type="float">
            <text:p>6.4583333333</text:p>
          </table:table-cell>
          <table:table-cell table:style-name="ce1" table:formula="of:=AVERAGE([.K6:.K9])" office:value-type="float" office:value="0.00154844956762462" calcext:value-type="float">
            <text:p>0.0015484496</text:p>
          </table:table-cell>
          <table:table-cell table:style-name="ce1" table:formula="of:=AVERAGE([.L6:.L9])" office:value-type="float" office:value="0" calcext:value-type="float">
            <text:p>0</text:p>
          </table:table-cell>
          <table:table-cell table:style-name="ce1" table:formula="of:=AVERAGE([.M6:.M9])" office:value-type="float" office:value="164.958333333333" calcext:value-type="float">
            <text:p>164.9583333333</text:p>
          </table:table-cell>
          <table:table-cell table:style-name="ce1" table:formula="of:=AVERAGE([.N6:.N9])" office:value-type="float" office:value="36.2083333333333" calcext:value-type="float">
            <text:p>36.208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250399700342561" calcext:value-type="float">
            <text:p>0.002503997</text:p>
          </table:table-cell>
          <table:table-cell office:value-type="float" office:value="34417" calcext:value-type="float">
            <text:p>34417</text:p>
          </table:table-cell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"/>
          <table:table-cell table:style-name="ce1" office:value-type="string" calcext:value-type="string">
            <text:p>AG/ST</text:p>
          </table:table-cell>
          <table:table-cell table:formula="of:=[.J12]/[.J13]" office:value-type="float" office:value="1.88387096774194" calcext:value-type="float">
            <text:p>1.8838709677</text:p>
          </table:table-cell>
          <table:table-cell table:style-name="ce1" table:formula="of:=[.K12]/[.K13]" office:value-type="float" office:value="0.988050986708435" calcext:value-type="float">
            <text:p>0.9880509867</text:p>
          </table:table-cell>
          <table:table-cell table:style-name="ce1"/>
          <table:table-cell table:style-name="ce1" table:formula="of:=[.M12]/[.M13]" office:value-type="float" office:value="0.542056074766355" calcext:value-type="float">
            <text:p>0.5420560748</text:p>
          </table:table-cell>
          <table:table-cell table:style-name="ce1" table:formula="of:=[.N12]/[.N13]" office:value-type="float" office:value="1.63176064441887" calcext:value-type="float">
            <text:p>1.6317606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0_500</text:p>
          </table:table-cell>
          <table:table-cell office:value-type="float" office:value="6" calcext:value-type="float">
            <text:p>6</text:p>
          </table:table-cell>
          <table:table-cell office:value-type="float" office:value="0.00197715004394558" calcext:value-type="float">
            <text:p>0.00197715</text:p>
          </table:table-cell>
          <table:table-cell office:value-type="float" office:value="33379" calcext:value-type="float">
            <text:p>33379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cannot be 100%</text:p>
          </table:table-cell>
          <table:covered-table-cell table:style-name="ce15"/>
          <table:covered-table-cell table:number-columns-repeated="9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205063637535725" calcext:value-type="float">
            <text:p>0.0020506364</text:p>
          </table:table-cell>
          <table:table-cell office:value-type="float" office:value="32034" calcext:value-type="float">
            <text:p>32034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FUdisk_bench_1_1000_1000</text:p>
          </table:table-cell>
          <table:table-cell office:value-type="float" office:value="6" calcext:value-type="float">
            <text:p>6</text:p>
          </table:table-cell>
          <table:table-cell office:value-type="float" office:value="0.00149655353684726" calcext:value-type="float">
            <text:p>0.0014965535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mem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148987075774489" calcext:value-type="float">
            <text:p>0.0014898708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FEFOmem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148991982980793" calcext:value-type="float">
            <text:p>0.001489919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office:value-type="percentage" office:value="0.75" calcext:value-type="percentage">
            <text:p>75.00%</text:p>
          </table:table-cell>
          <table:table-cell table:formula="of:=AVERAGE([.B6]+[.B14]+[.B22]+[.B26]+[.B34]+[.B42]+[.B50]+[.B54]+[.B62]+[.B70]+[.B78]+[.B82])/12" office:value-type="float" office:value="9.5" calcext:value-type="float">
            <text:p>9.5</text:p>
          </table:table-cell>
          <table:table-cell table:style-name="ce1" table:formula="of:=AVERAGE([.C6]+[.C14]+[.C22]+[.C26]+[.C34]+[.C42]+[.C50]+[.C54]+[.C62]+[.C70]+[.C78]+[.C82])/12" office:value-type="float" office:value="0.00177382173017186" calcext:value-type="float">
            <text:p>0.0017738217</text:p>
          </table:table-cell>
          <table:table-cell table:style-name="ce1" table:formula="of:=AVERAGE([.D6]+[.D14]+[.D22]+[.D26]+[.D34]+[.D42]+[.D50]+[.D54]+[.D62]+[.D70]+[.D78]+[.D82])/12" office:value-type="float" office:value="15700.5833333333" calcext:value-type="float">
            <text:p>15700.5833333333</text:p>
          </table:table-cell>
          <table:table-cell table:style-name="ce1" table:formula="of:=AVERAGE([.E6]+[.E14]+[.E22]+[.E26]+[.E34]+[.E42]+[.E50]+[.E54]+[.E62]+[.E70]+[.E78]+[.E82])/12" office:value-type="float" office:value="127.333333333333" calcext:value-type="float">
            <text:p>127.3333333333</text:p>
          </table:table-cell>
          <table:table-cell table:style-name="ce1" table:formula="of:=AVERAGE([.F6]+[.F14]+[.F22]+[.F26]+[.F34]+[.F42]+[.F50]+[.F54]+[.F62]+[.F70]+[.F78]+[.F82])/12" office:value-type="float" office:value="36.0833333333333" calcext:value-type="float">
            <text:p>36.08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0_250</text:p>
          </table:table-cell>
          <table:table-cell office:value-type="float" office:value="5" calcext:value-type="float">
            <text:p>5</text:p>
          </table:table-cell>
          <table:table-cell office:value-type="float" office:value="0.00140980120311679" calcext:value-type="float">
            <text:p>0.0014098012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formula="of:=AVERAGE([.B7]+[.B15]+[.B23]+[.B27]+[.B35]+[.B43]+[.B51]+[.B55]+[.B63]+[.B71]+[.B79]+[.B83])/12" office:value-type="float" office:value="8.16666666666667" calcext:value-type="float">
            <text:p>8.1666666667</text:p>
          </table:table-cell>
          <table:table-cell table:style-name="ce1" table:formula="of:=AVERAGE([.C7]+[.C15]+[.C23]+[.C27]+[.C35]+[.C43]+[.C51]+[.C55]+[.C63]+[.C71]+[.C79]+[.C83])/12" office:value-type="float" office:value="0.00170773102397779" calcext:value-type="float">
            <text:p>0.001707731</text:p>
          </table:table-cell>
          <table:table-cell table:style-name="ce1" table:formula="of:=AVERAGE([.D7]+[.D15]+[.D23]+[.D27]+[.D35]+[.D43]+[.D51]+[.D55]+[.D63]+[.D71]+[.D79]+[.D83])/12" office:value-type="float" office:value="17740.5" calcext:value-type="float">
            <text:p>17740.5</text:p>
          </table:table-cell>
          <table:table-cell table:style-name="ce1" table:formula="of:=AVERAGE([.E7]+[.E15]+[.E23]+[.E27]+[.E35]+[.E43]+[.E51]+[.E55]+[.E63]+[.E71]+[.E79]+[.E83])/12" office:value-type="float" office:value="89.5833333333333" calcext:value-type="float">
            <text:p>89.5833333333</text:p>
          </table:table-cell>
          <table:table-cell table:style-name="ce1" table:formula="of:=AVERAGE([.F7]+[.F15]+[.F23]+[.F27]+[.F35]+[.F43]+[.F51]+[.F55]+[.F63]+[.F71]+[.F79]+[.F83])/12" office:value-type="float" office:value="38.25" calcext:value-type="float">
            <text:p>38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54999408453523" calcext:value-type="float">
            <text:p>0.0015499941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36" calcext:value-type="float">
            <text:p>36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formula="of:=AVERAGE([.B8]+[.B16]+[.B24]+[.B28]+[.B36]+[.B44]+[.B52]+[.B56]+[.B64]+[.B72]+[.B80]+[.B84])/12" office:value-type="float" office:value="8.75" calcext:value-type="float">
            <text:p>8.75</text:p>
          </table:table-cell>
          <table:table-cell table:style-name="ce1" table:formula="of:=AVERAGE([.C8]+[.C16]+[.C24]+[.C28]+[.C36]+[.C44]+[.C52]+[.C56]+[.C64]+[.C72]+[.C80]+[.C84])/12" office:value-type="float" office:value="0.00177652658644837" calcext:value-type="float">
            <text:p>0.0017765266</text:p>
          </table:table-cell>
          <table:table-cell table:style-name="ce1" table:formula="of:=AVERAGE([.D8]+[.D16]+[.D24]+[.D28]+[.D36]+[.D44]+[.D52]+[.D56]+[.D64]+[.D72]+[.D80]+[.D84])/12" office:value-type="float" office:value="17304" calcext:value-type="float">
            <text:p>17304</text:p>
          </table:table-cell>
          <table:table-cell table:style-name="ce1" table:formula="of:=AVERAGE([.E8]+[.E16]+[.E24]+[.E28]+[.E36]+[.E44]+[.E52]+[.E56]+[.E64]+[.E72]+[.E80]+[.E84])/12" office:value-type="float" office:value="54.8333333333333" calcext:value-type="float">
            <text:p>54.8333333333</text:p>
          </table:table-cell>
          <table:table-cell table:style-name="ce1" table:formula="of:=AVERAGE([.F8]+[.F16]+[.F24]+[.F28]+[.F36]+[.F44]+[.F52]+[.F56]+[.F64]+[.F72]+[.F80]+[.F84])/12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0_750</text:p>
          </table:table-cell>
          <table:table-cell office:value-type="float" office:value="6" calcext:value-type="float">
            <text:p>6</text:p>
          </table:table-cell>
          <table:table-cell office:value-type="float" office:value="0.00142979159956622" calcext:value-type="float">
            <text:p>0.0014297916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38" calcext:value-type="float">
            <text:p>38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formula="of:=AVERAGE([.B9]+[.B17]+[.B25]+[.B29]+[.B37]+[.B45]+[.B53]+[.B57]+[.B65]+[.B73]+[.B81]+[.B85])/12" office:value-type="float" office:value="7" calcext:value-type="float">
            <text:p>7</text:p>
          </table:table-cell>
          <table:table-cell table:style-name="ce1" table:formula="of:=AVERAGE([.C9]+[.C17]+[.C25]+[.C29]+[.C37]+[.C45]+[.C53]+[.C57]+[.C65]+[.C73]+[.C81]+[.C85])/12" office:value-type="float" office:value="0.00148153181752278" calcext:value-type="float">
            <text:p>0.0014815318</text:p>
          </table:table-cell>
          <table:table-cell table:style-name="ce1" table:formula="of:=AVERAGE([.D9]+[.D17]+[.D25]+[.D29]+[.D37]+[.D45]+[.D53]+[.D57]+[.D65]+[.D73]+[.D81]+[.D85])/12" office:value-type="float" office:value="0" calcext:value-type="float">
            <text:p>0</text:p>
          </table:table-cell>
          <table:table-cell table:style-name="ce1" table:formula="of:=AVERAGE([.E9]+[.E17]+[.E25]+[.E29]+[.E37]+[.E45]+[.E53]+[.E57]+[.E65]+[.E73]+[.E81]+[.E85])/12" office:value-type="float" office:value="245.666666666667" calcext:value-type="float">
            <text:p>245.6666666667</text:p>
          </table:table-cell>
          <table:table-cell table:style-name="ce1" table:formula="of:=AVERAGE([.F9]+[.F17]+[.F25]+[.F29]+[.F37]+[.F45]+[.F53]+[.F57]+[.F65]+[.F73]+[.F81]+[.F85])/12" office:value-type="float" office:value="41.75" calcext:value-type="float">
            <text:p>41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0_500</text:p>
          </table:table-cell>
          <table:table-cell office:value-type="float" office:value="7" calcext:value-type="float">
            <text:p>7</text:p>
          </table:table-cell>
          <table:table-cell office:value-type="float" office:value="0.00152331697667854" calcext:value-type="float">
            <text:p>0.001523317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0" office:value-type="string" calcext:value-type="string" table:number-columns-spanned="1" table:number-rows-spanned="4">
            <text:p>memory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AVERAGE([.B2]+[.B10]+[.B18]+[.B30]+[.B38]+[.B46]+[.B58]+[.B66]+[.B74])/9" office:value-type="float" office:value="6.11111111111111" calcext:value-type="float">
            <text:p>6.1111111111</text:p>
          </table:table-cell>
          <table:table-cell table:formula="of:=AVERAGE([.C2]+[.C10]+[.C18]+[.C30]+[.C38]+[.C46]+[.C58]+[.C66]+[.C74])/9" office:value-type="float" office:value="0.00181104747105545" calcext:value-type="float">
            <text:p>0.0018110475</text:p>
          </table:table-cell>
          <table:table-cell table:formula="of:=AVERAGE([.D2]+[.D10]+[.D18]+[.D30]+[.D38]+[.D46]+[.D58]+[.D66]+[.D74])/9" office:value-type="float" office:value="20651.7777777778" calcext:value-type="float">
            <text:p>20651.7777777778</text:p>
          </table:table-cell>
          <table:table-cell table:formula="of:=AVERAGE([.E2]+[.E10]+[.E18]+[.E30]+[.E38]+[.E46]+[.E58]+[.E66]+[.E74])/9" office:value-type="float" office:value="162.111111111111" calcext:value-type="float">
            <text:p>162.1111111111</text:p>
          </table:table-cell>
          <table:table-cell table:formula="of:=AVERAGE([.F2]+[.F10]+[.F18]+[.F30]+[.F38]+[.F46]+[.F58]+[.F66]+[.F74])/9" office:value-type="float" office:value="27.5555555555556" calcext:value-type="float">
            <text:p>27.5555555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0_250</text:p>
          </table:table-cell>
          <table:table-cell office:value-type="float" office:value="6" calcext:value-type="float">
            <text:p>6</text:p>
          </table:table-cell>
          <table:table-cell office:value-type="float" office:value="0.00141646974382331" calcext:value-type="float">
            <text:p>0.001416469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AVERAGE([.B3]+[.B11]+[.B19]+[.B31]+[.B39]+[.B47]+[.B59]+[.B67]+[.B75])/9" office:value-type="float" office:value="7.22222222222222" calcext:value-type="float">
            <text:p>7.2222222222</text:p>
          </table:table-cell>
          <table:table-cell table:formula="of:=AVERAGE([.C3]+[.C11]+[.C19]+[.C31]+[.C39]+[.C47]+[.C59]+[.C67]+[.C75])/9" office:value-type="float" office:value="0.00175828406422356" calcext:value-type="float">
            <text:p>0.0017582841</text:p>
          </table:table-cell>
          <table:table-cell table:formula="of:=AVERAGE([.D3]+[.D11]+[.D19]+[.D31]+[.D39]+[.D47]+[.D59]+[.D67]+[.D75])/9" office:value-type="float" office:value="23101.3333333333" calcext:value-type="float">
            <text:p>23101.3333333333</text:p>
          </table:table-cell>
          <table:table-cell table:formula="of:=AVERAGE([.E3]+[.E11]+[.E19]+[.E31]+[.E39]+[.E47]+[.E59]+[.E67]+[.E75])/9" office:value-type="float" office:value="104.222222222222" calcext:value-type="float">
            <text:p>104.2222222222</text:p>
          </table:table-cell>
          <table:table-cell table:formula="of:=AVERAGE([.F3]+[.F11]+[.F19]+[.F31]+[.F39]+[.F47]+[.F59]+[.F67]+[.F75])/9" office:value-type="float" office:value="45.2222222222222" calcext:value-type="float">
            <text:p>45.22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0_1000</text:p>
          </table:table-cell>
          <table:table-cell office:value-type="float" office:value="5" calcext:value-type="float">
            <text:p>5</text:p>
          </table:table-cell>
          <table:table-cell office:value-type="float" office:value="0.00149658543234969" calcext:value-type="float">
            <text:p>0.0014965854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45" calcext:value-type="float">
            <text:p>45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AVERAGE([.B4]+[.B12]+[.B20]+[.B32]+[.B40]+[.B48]+[.B60]+[.B68]+[.B76])/9" office:value-type="float" office:value="7.44444444444444" calcext:value-type="float">
            <text:p>7.4444444444</text:p>
          </table:table-cell>
          <table:table-cell table:formula="of:=AVERAGE([.C4]+[.C12]+[.C20]+[.C32]+[.C40]+[.C48]+[.C60]+[.C68]+[.C76])/9" office:value-type="float" office:value="0.00187472018988571" calcext:value-type="float">
            <text:p>0.0018747202</text:p>
          </table:table-cell>
          <table:table-cell table:formula="of:=AVERAGE([.D4]+[.D12]+[.D20]+[.D32]+[.D40]+[.D48]+[.D60]+[.D68]+[.D76])/9" office:value-type="float" office:value="23621.3333333333" calcext:value-type="float">
            <text:p>23621.3333333333</text:p>
          </table:table-cell>
          <table:table-cell table:formula="of:=AVERAGE([.E4]+[.E12]+[.E20]+[.E32]+[.E40]+[.E48]+[.E60]+[.E68]+[.E76])/9" office:value-type="float" office:value="47.1111111111111" calcext:value-type="float">
            <text:p>47.1111111111</text:p>
          </table:table-cell>
          <table:table-cell table:formula="of:=AVERAGE([.F4]+[.F12]+[.F20]+[.F32]+[.F40]+[.F48]+[.F60]+[.F68]+[.F76])/9" office:value-type="float" office:value="44.6666666666667" calcext:value-type="float">
            <text:p>44.66666666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_1000_750</text:p>
          </table:table-cell>
          <table:table-cell office:value-type="float" office:value="21" calcext:value-type="float">
            <text:p>21</text:p>
          </table:table-cell>
          <table:table-cell office:value-type="float" office:value="0.00159001755709676" calcext:value-type="float">
            <text:p>0.001590017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AVERAGE([.B5]+[.B13]+[.B21]+[.B33]+[.B41]+[.B49]+[.B61]+[.B69]+[.B77])/9" office:value-type="float" office:value="5.44444444444444" calcext:value-type="float">
            <text:p>5.4444444444</text:p>
          </table:table-cell>
          <table:table-cell table:formula="of:=AVERAGE([.C5]+[.C13]+[.C21]+[.C33]+[.C41]+[.C49]+[.C61]+[.C69]+[.C77])/9" office:value-type="float" office:value="0.00151451073060387" calcext:value-type="float">
            <text:p>0.0015145107</text:p>
          </table:table-cell>
          <table:table-cell table:formula="of:=AVERAGE([.D5]+[.D13]+[.D21]+[.D33]+[.D41]+[.D49]+[.D61]+[.D69]+[.D77])/9" office:value-type="float" office:value="0" calcext:value-type="float">
            <text:p>0</text:p>
          </table:table-cell>
          <table:table-cell table:formula="of:=AVERAGE([.E5]+[.E13]+[.E21]+[.E33]+[.E41]+[.E49]+[.E61]+[.E69]+[.E77])/9" office:value-type="float" office:value="363.111111111111" calcext:value-type="float">
            <text:p>363.1111111111</text:p>
          </table:table-cell>
          <table:table-cell table:formula="of:=AVERAGE([.F5]+[.F13]+[.F21]+[.F33]+[.F41]+[.F49]+[.F61]+[.F69]+[.F77])/9" office:value-type="float" office:value="30.4444444444444" calcext:value-type="float">
            <text:p>30.44444444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_1000_500</text:p>
          </table:table-cell>
          <table:table-cell office:value-type="float" office:value="11" calcext:value-type="float">
            <text:p>11</text:p>
          </table:table-cell>
          <table:table-cell office:value-type="float" office:value="0.00145653592541271" calcext:value-type="float">
            <text:p>0.00145653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agFEFOdisk_bench_1_1000_250</text:p>
          </table:table-cell>
          <table:table-cell office:value-type="float" office:value="15" calcext:value-type="float">
            <text:p>15</text:p>
          </table:table-cell>
          <table:table-cell office:value-type="float" office:value="0.00168353264444627" calcext:value-type="float">
            <text:p>0.00168353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agFEFOdisk_bench_1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disk</text:p>
          </table:table-cell>
          <table:table-cell table:style-name="Default" table:formula="of:=AVERAGE([.J19:.J22])" office:value-type="float" office:value="8.35416666666667" calcext:value-type="float">
            <text:p>8.3541666667</text:p>
          </table:table-cell>
          <table:table-cell table:formula="of:=AVERAGE([.K19:.K22])" office:value-type="float" office:value="0.0016849027895302" calcext:value-type="float">
            <text:p>0.0016849028</text:p>
          </table:table-cell>
          <table:table-cell table:formula="of:=AVERAGE([.L19:.L22])" office:value-type="float" office:value="12686.2708333333" calcext:value-type="float">
            <text:p>12686.2708333333</text:p>
          </table:table-cell>
          <table:table-cell table:formula="of:=AVERAGE([.M19:.M22])" office:value-type="float" office:value="129.354166666667" calcext:value-type="float">
            <text:p>129.3541666667</text:p>
          </table:table-cell>
          <table:table-cell table:formula="of:=AVERAGE([.N19:.N22])" office:value-type="float" office:value="40.5208333333333" calcext:value-type="float">
            <text:p>40.5208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68096987668547" calcext:value-type="float">
            <text:p>0.0016809699</text:p>
          </table:table-cell>
          <table:table-cell office:value-type="float" office:value="24972" calcext:value-type="float">
            <text:p>24972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/>
          <table:table-cell table:style-name="Default" office:value-type="string" calcext:value-type="string">
            <text:p>memory</text:p>
          </table:table-cell>
          <table:table-cell table:style-name="Default" table:formula="of:=AVERAGE([.J23:.J26])" office:value-type="float" office:value="6.55555555555556" calcext:value-type="float">
            <text:p>6.5555555556</text:p>
          </table:table-cell>
          <table:table-cell table:formula="of:=AVERAGE([.K23:.K26])" office:value-type="float" office:value="0.00173964061394215" calcext:value-type="float">
            <text:p>0.0017396406</text:p>
          </table:table-cell>
          <table:table-cell table:formula="of:=AVERAGE([.L23:.L26])" office:value-type="float" office:value="16843.6111111111" calcext:value-type="float">
            <text:p>16843.6111111111</text:p>
          </table:table-cell>
          <table:table-cell table:formula="of:=AVERAGE([.M23:.M26])" office:value-type="float" office:value="169.138888888889" calcext:value-type="float">
            <text:p>169.1388888889</text:p>
          </table:table-cell>
          <table:table-cell table:formula="of:=AVERAGE([.N23:.N26])" office:value-type="float" office:value="36.9722222222222" calcext:value-type="float">
            <text:p>36.9722222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180036091251654" calcext:value-type="float">
            <text:p>0.0018003609</text:p>
          </table:table-cell>
          <table:table-cell office:value-type="float" office:value="33620" calcext:value-type="float">
            <text:p>3362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9"/>
          <table:table-cell table:style-name="Default" office:value-type="string" calcext:value-type="string">
            <text:p>disk/memory</text:p>
          </table:table-cell>
          <table:table-cell table:style-name="Default" table:formula="of:=[.J29]/[.J30]" office:value-type="float" office:value="1.27436440677966" calcext:value-type="float">
            <text:p>1.2743644068</text:p>
          </table:table-cell>
          <table:table-cell table:formula="of:=[.K29]/[.K30]" office:value-type="float" office:value="0.968534981321279" calcext:value-type="float">
            <text:p>0.9685349813</text:p>
          </table:table-cell>
          <table:table-cell table:formula="of:=[.L29]/[.L30]" office:value-type="float" office:value="0.753179989115557" calcext:value-type="float">
            <text:p>0.7531799891</text:p>
          </table:table-cell>
          <table:table-cell table:formula="of:=[.M29]/[.M30]" office:value-type="float" office:value="0.764780752176055" calcext:value-type="float">
            <text:p>0.7647807522</text:p>
          </table:table-cell>
          <table:table-cell table:formula="of:=[.N29]/[.N30]" office:value-type="float" office:value="1.09598046581518" calcext:value-type="float">
            <text:p>1.0959804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_25</text:p>
          </table:table-cell>
          <table:table-cell office:value-type="float" office:value="5" calcext:value-type="float">
            <text:p>5</text:p>
          </table:table-cell>
          <table:table-cell office:value-type="float" office:value="0.00178368386032185" calcext:value-type="float">
            <text:p>0.0017836839</text:p>
          </table:table-cell>
          <table:table-cell office:value-type="float" office:value="28554" calcext:value-type="float">
            <text:p>2855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ion amount is 25% 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office:value-type="string" calcext:value-type="string">
            <text:p>sdLRUmem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3"/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sdLRUdisk_bench_1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168096987668547" calcext:value-type="float">
            <text:p>0.0016809699</text:p>
          </table:table-cell>
          <table:table-cell office:value-type="float" office:value="26643" calcext:value-type="float">
            <text:p>26643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RUdisk_bench_10_100_50</text:p>
          </table:table-cell>
          <table:table-cell office:value-type="float" office:value="7" calcext:value-type="float">
            <text:p>7</text:p>
          </table:table-cell>
          <table:table-cell office:value-type="float" office:value="0.0017728322786462" calcext:value-type="float">
            <text:p>0.0017728323</text:p>
          </table:table-cell>
          <table:table-cell office:value-type="float" office:value="34497" calcext:value-type="float">
            <text:p>3449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0" office:value-type="string" calcext:value-type="string" table:number-columns-spanned="1" table:number-rows-spanned="4">
            <text:p>FEFO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AVERAGE([.B18]+[.B22]+[.B26]+[.B46]+[.B50]+[.B54]+[.B74]+[.B78]+[.B82])/9" office:value-type="float" office:value="9" calcext:value-type="float">
            <text:p>9</text:p>
          </table:table-cell>
          <table:table-cell table:formula="of:=AVERAGE([.C18]+[.C22]+[.C26]+[.C46]+[.C50]+[.C54]+[.C74]+[.C78]+[.C82])/9" office:value-type="float" office:value="0.00154875607414296" calcext:value-type="float">
            <text:p>0.0015487561</text:p>
          </table:table-cell>
          <table:table-cell table:formula="of:=AVERAGE([.D18]+[.D22]+[.D26]+[.D46]+[.D50]+[.D54]+[.D74]+[.D78]+[.D82])/9" office:value-type="float" office:value="0" calcext:value-type="float">
            <text:p>0</text:p>
          </table:table-cell>
          <table:table-cell table:formula="of:=AVERAGE([.E18]+[.E22]+[.E26]+[.E46]+[.E50]+[.E54]+[.E74]+[.E78]+[.E82])/9" office:value-type="float" office:value="143.777777777778" calcext:value-type="float">
            <text:p>143.7777777778</text:p>
          </table:table-cell>
          <table:table-cell table:formula="of:=AVERAGE([.F18]+[.F22]+[.F26]+[.F46]+[.F50]+[.F54]+[.F74]+[.F78]+[.F82])/9" office:value-type="float" office:value="37.7777777777778" calcext:value-type="float">
            <text:p>37.7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_25</text:p>
          </table:table-cell>
          <table:table-cell office:value-type="float" office:value="8" calcext:value-type="float">
            <text:p>8</text:p>
          </table:table-cell>
          <table:table-cell office:value-type="float" office:value="0.00191049255809851" calcext:value-type="float">
            <text:p>0.0019104926</text:p>
          </table:table-cell>
          <table:table-cell office:value-type="float" office:value="27668" calcext:value-type="float">
            <text:p>2766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AVERAGE([.B19]+[.B23]+[.B27]+[.B47]+[.B51]+[.B55]+[.B75]+[.B79]+[.B83])/9" office:value-type="float" office:value="8.55555555555556" calcext:value-type="float">
            <text:p>8.5555555556</text:p>
          </table:table-cell>
          <table:table-cell table:formula="of:=AVERAGE([.C19]+[.C23]+[.C27]+[.C47]+[.C51]+[.C55]+[.C75]+[.C79]+[.C83])/9" office:value-type="float" office:value="0.00154478022106909" calcext:value-type="float">
            <text:p>0.0015447802</text:p>
          </table:table-cell>
          <table:table-cell table:formula="of:=AVERAGE([.D19]+[.D23]+[.D27]+[.D47]+[.D51]+[.D55]+[.D75]+[.D79]+[.D83])/9" office:value-type="float" office:value="0" calcext:value-type="float">
            <text:p>0</text:p>
          </table:table-cell>
          <table:table-cell table:formula="of:=AVERAGE([.E19]+[.E23]+[.E27]+[.E47]+[.E51]+[.E55]+[.E75]+[.E79]+[.E83])/9" office:value-type="float" office:value="100.333333333333" calcext:value-type="float">
            <text:p>100.3333333333</text:p>
          </table:table-cell>
          <table:table-cell table:formula="of:=AVERAGE([.F19]+[.F23]+[.F27]+[.F47]+[.F51]+[.F55]+[.F75]+[.F79]+[.F83])/9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AVERAGE([.B20]+[.B24]+[.B28]+[.B48]+[.B52]+[.B56]+[.B76]+[.B80]+[.B84])/9" office:value-type="float" office:value="8.66666666666667" calcext:value-type="float">
            <text:p>8.6666666667</text:p>
          </table:table-cell>
          <table:table-cell table:formula="of:=AVERAGE([.C20]+[.C24]+[.C28]+[.C48]+[.C52]+[.C56]+[.C76]+[.C80]+[.C84])/9" office:value-type="float" office:value="0.00159807917706642" calcext:value-type="float">
            <text:p>0.0015980792</text:p>
          </table:table-cell>
          <table:table-cell table:formula="of:=AVERAGE([.D20]+[.D24]+[.D28]+[.D48]+[.D52]+[.D56]+[.D76]+[.D80]+[.D84])/9" office:value-type="float" office:value="0" calcext:value-type="float">
            <text:p>0</text:p>
          </table:table-cell>
          <table:table-cell table:formula="of:=AVERAGE([.E20]+[.E24]+[.E28]+[.E48]+[.E52]+[.E56]+[.E76]+[.E80]+[.E84])/9" office:value-type="float" office:value="60.8888888888889" calcext:value-type="float">
            <text:p>60.8888888889</text:p>
          </table:table-cell>
          <table:table-cell table:formula="of:=AVERAGE([.F20]+[.F24]+[.F28]+[.F48]+[.F52]+[.F56]+[.F76]+[.F80]+[.F84])/9" office:value-type="float" office:value="49.1111111111111" calcext:value-type="float">
            <text:p>49.1111111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57997059239024" calcext:value-type="float">
            <text:p>0.0015799706</text:p>
          </table:table-cell>
          <table:table-cell office:value-type="float" office:value="30052" calcext:value-type="float">
            <text:p>3005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AVERAGE([.B21]+[.B25]+[.B29]+[.B49]+[.B53]+[.B57]+[.B77]+[.B81]+[.B85])/9" office:value-type="float" office:value="7.22222222222222" calcext:value-type="float">
            <text:p>7.2222222222</text:p>
          </table:table-cell>
          <table:table-cell table:formula="of:=AVERAGE([.C21]+[.C25]+[.C29]+[.C49]+[.C53]+[.C57]+[.C77]+[.C81]+[.C85])/9" office:value-type="float" office:value="0.00147751287226687" calcext:value-type="float">
            <text:p>0.0014775129</text:p>
          </table:table-cell>
          <table:table-cell table:formula="of:=AVERAGE([.D21]+[.D25]+[.D29]+[.D49]+[.D53]+[.D57]+[.D77]+[.D81]+[.D85])/9" office:value-type="float" office:value="0" calcext:value-type="float">
            <text:p>0</text:p>
          </table:table-cell>
          <table:table-cell table:formula="of:=AVERAGE([.E21]+[.E25]+[.E29]+[.E49]+[.E53]+[.E57]+[.E77]+[.E81]+[.E85])/9" office:value-type="float" office:value="254.111111111111" calcext:value-type="float">
            <text:p>254.1111111111</text:p>
          </table:table-cell>
          <table:table-cell table:formula="of:=AVERAGE([.F21]+[.F25]+[.F29]+[.F49]+[.F53]+[.F57]+[.F77]+[.F81]+[.F85])/9" office:value-type="float" office:value="41.4444444444444" calcext:value-type="float">
            <text:p>41.4444444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185543301977218" calcext:value-type="float">
            <text:p>0.001855433</text:p>
          </table:table-cell>
          <table:table-cell office:value-type="float" office:value="33449" calcext:value-type="float">
            <text:p>334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0" office:value-type="string" calcext:value-type="string" table:number-columns-spanned="1" table:number-rows-spanned="4">
            <text:p>LRU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AVERAGE([.B2]+[.B6]+[.B30]+[.B34]+[.B58]+[.B62])/6" office:value-type="float" office:value="8.16666666666667" calcext:value-type="float">
            <text:p>8.1666666667</text:p>
          </table:table-cell>
          <table:table-cell table:formula="of:=AVERAGE([.C2]+[.C6]+[.C30]+[.C34]+[.C58]+[.C62])/6" office:value-type="float" office:value="0.0020025718018002" calcext:value-type="float">
            <text:p>0.0020025718</text:p>
          </table:table-cell>
          <table:table-cell table:formula="of:=AVERAGE([.D2]+[.D6]+[.D30]+[.D34]+[.D58]+[.D62])/6" office:value-type="float" office:value="29728.5" calcext:value-type="float">
            <text:p>29728.5</text:p>
          </table:table-cell>
          <table:table-cell table:formula="of:=AVERAGE([.E2]+[.E6]+[.E30]+[.E34]+[.E58]+[.E62])/6" office:value-type="float" office:value="141.833333333333" calcext:value-type="float">
            <text:p>141.8333333333</text:p>
          </table:table-cell>
          <table:table-cell table:formula="of:=AVERAGE([.F2]+[.F6]+[.F30]+[.F34]+[.F58]+[.F62])/6" office:value-type="float" office:value="27.5" calcext:value-type="float">
            <text:p>2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_25</text:p>
          </table:table-cell>
          <table:table-cell office:value-type="float" office:value="5" calcext:value-type="float">
            <text:p>5</text:p>
          </table:table-cell>
          <table:table-cell office:value-type="float" office:value="0.00186376912386607" calcext:value-type="float">
            <text:p>0.0018637691</text:p>
          </table:table-cell>
          <table:table-cell office:value-type="float" office:value="27427" calcext:value-type="float">
            <text:p>2742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AVERAGE([.B3]+[.B7]+[.B31]+[.B35]+[.B59]+[.B63])/6" office:value-type="float" office:value="6.5" calcext:value-type="float">
            <text:p>6.5</text:p>
          </table:table-cell>
          <table:table-cell table:formula="of:=AVERAGE([.C3]+[.C7]+[.C31]+[.C35]+[.C59]+[.C63])/6" office:value-type="float" office:value="0.00179148970668089" calcext:value-type="float">
            <text:p>0.0017914897</text:p>
          </table:table-cell>
          <table:table-cell table:formula="of:=AVERAGE([.D3]+[.D7]+[.D31]+[.D35]+[.D59]+[.D63])/6" office:value-type="float" office:value="33293.1666666667" calcext:value-type="float">
            <text:p>33293.1666666667</text:p>
          </table:table-cell>
          <table:table-cell table:formula="of:=AVERAGE([.E3]+[.E7]+[.E31]+[.E35]+[.E59]+[.E63])/6" office:value-type="float" office:value="91.1666666666667" calcext:value-type="float">
            <text:p>91.1666666667</text:p>
          </table:table-cell>
          <table:table-cell table:formula="of:=AVERAGE([.F3]+[.F7]+[.F31]+[.F35]+[.F59]+[.F63])/6" office:value-type="float" office:value="40.5" calcext:value-type="float">
            <text:p>4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AVERAGE([.B4]+[.B8]+[.B32]+[.B36]+[.B60]+[.B64])/6" office:value-type="float" office:value="7.5" calcext:value-type="float">
            <text:p>7.5</text:p>
          </table:table-cell>
          <table:table-cell table:formula="of:=AVERAGE([.C4]+[.C8]+[.C32]+[.C36]+[.C60]+[.C64])/6" office:value-type="float" office:value="0.00193851841192558" calcext:value-type="float">
            <text:p>0.0019385184</text:p>
          </table:table-cell>
          <table:table-cell table:formula="of:=AVERAGE([.D4]+[.D8]+[.D32]+[.D36]+[.D60]+[.D64])/6" office:value-type="float" office:value="34399.1666666667" calcext:value-type="float">
            <text:p>34399.1666666667</text:p>
          </table:table-cell>
          <table:table-cell table:formula="of:=AVERAGE([.E4]+[.E8]+[.E32]+[.E36]+[.E60]+[.E64])/6" office:value-type="float" office:value="44.3333333333333" calcext:value-type="float">
            <text:p>44.3333333333</text:p>
          </table:table-cell>
          <table:table-cell table:formula="of:=AVERAGE([.F4]+[.F8]+[.F32]+[.F36]+[.F60]+[.F64])/6" office:value-type="float" office:value="47.5" calcext:value-type="float">
            <text:p>4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_75</text:p>
          </table:table-cell>
          <table:table-cell office:value-type="float" office:value="7" calcext:value-type="float">
            <text:p>7</text:p>
          </table:table-cell>
          <table:table-cell office:value-type="float" office:value="0.00157997059239024" calcext:value-type="float">
            <text:p>0.0015799706</text:p>
          </table:table-cell>
          <table:table-cell office:value-type="float" office:value="27737" calcext:value-type="float">
            <text:p>2773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AVERAGE([.B5]+[.B9]+[.B33]+[.B37]+[.B61]+[.B65])/6" office:value-type="float" office:value="5.66666666666667" calcext:value-type="float">
            <text:p>5.6666666667</text:p>
          </table:table-cell>
          <table:table-cell table:formula="of:=AVERAGE([.C5]+[.C9]+[.C33]+[.C37]+[.C61]+[.C65])/6" office:value-type="float" office:value="0.00153344416098731" calcext:value-type="float">
            <text:p>0.0015334442</text:p>
          </table:table-cell>
          <table:table-cell table:formula="of:=AVERAGE([.D5]+[.D9]+[.D33]+[.D37]+[.D61]+[.D65])/6" office:value-type="float" office:value="0" calcext:value-type="float">
            <text:p>0</text:p>
          </table:table-cell>
          <table:table-cell table:formula="of:=AVERAGE([.E5]+[.E9]+[.E33]+[.E37]+[.E61]+[.E65])/6" office:value-type="float" office:value="328" calcext:value-type="float">
            <text:p>328</text:p>
          </table:table-cell>
          <table:table-cell table:formula="of:=AVERAGE([.F5]+[.F9]+[.F33]+[.F37]+[.F61]+[.F65])/6" office:value-type="float" office:value="34.6666666666667" calcext:value-type="float">
            <text:p>34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19104950100993" calcext:value-type="float">
            <text:p>0.001910495</text:p>
          </table:table-cell>
          <table:table-cell office:value-type="float" office:value="35471" calcext:value-type="float">
            <text:p>3547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0" office:value-type="string" calcext:value-type="string" table:number-columns-spanned="1" table:number-rows-spanned="4">
            <text:p>LFU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AVERAGE([.B10]+[.B14]+[.B38]+[.B42]+[.B66]+[.B70])/6" office:value-type="float" office:value="6.5" calcext:value-type="float">
            <text:p>6.5</text:p>
          </table:table-cell>
          <table:table-cell table:formula="of:=AVERAGE([.C10]+[.C14]+[.C38]+[.C42]+[.C66]+[.C70])/6" office:value-type="float" office:value="0.00193850875391226" calcext:value-type="float">
            <text:p>0.0019385088</text:p>
          </table:table-cell>
          <table:table-cell table:formula="of:=AVERAGE([.D10]+[.D14]+[.D38]+[.D42]+[.D66]+[.D70])/6" office:value-type="float" office:value="32650.3333333333" calcext:value-type="float">
            <text:p>32650.3333333333</text:p>
          </table:table-cell>
          <table:table-cell table:formula="of:=AVERAGE([.E10]+[.E14]+[.E38]+[.E42]+[.E66]+[.E70])/6" office:value-type="float" office:value="140.333333333333" calcext:value-type="float">
            <text:p>140.3333333333</text:p>
          </table:table-cell>
          <table:table-cell table:formula="of:=AVERAGE([.F10]+[.F14]+[.F38]+[.F42]+[.F66]+[.F70])/6" office:value-type="float" office:value="29.3333333333333" calcext:value-type="float">
            <text:p>29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188379338278287" calcext:value-type="float">
            <text:p>0.0018837934</text:p>
          </table:table-cell>
          <table:table-cell office:value-type="float" office:value="29224" calcext:value-type="float">
            <text:p>292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AVERAGE([.B11]+[.B15]+[.B39]+[.B43]+[.B67]+[.B71])/6" office:value-type="float" office:value="7.83333333333333" calcext:value-type="float">
            <text:p>7.8333333333</text:p>
          </table:table-cell>
          <table:table-cell table:formula="of:=AVERAGE([.C11]+[.C15]+[.C39]+[.C43]+[.C67]+[.C71])/6" office:value-type="float" office:value="0.00194422810600639" calcext:value-type="float">
            <text:p>0.0019442281</text:p>
          </table:table-cell>
          <table:table-cell table:formula="of:=AVERAGE([.D11]+[.D15]+[.D39]+[.D43]+[.D67]+[.D71])/6" office:value-type="float" office:value="36839.8333333333" calcext:value-type="float">
            <text:p>36839.8333333333</text:p>
          </table:table-cell>
          <table:table-cell table:formula="of:=AVERAGE([.E11]+[.E15]+[.E39]+[.E43]+[.E67]+[.E71])/6" office:value-type="float" office:value="93.8333333333333" calcext:value-type="float">
            <text:p>93.8333333333</text:p>
          </table:table-cell>
          <table:table-cell table:formula="of:=AVERAGE([.F11]+[.F15]+[.F39]+[.F43]+[.F67]+[.F71])/6" office:value-type="float" office:value="33.3333333333333" calcext:value-type="float">
            <text:p>33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AVERAGE([.B12]+[.B16]+[.B40]+[.B44]+[.B68]+[.B72])/6" office:value-type="float" office:value="8.16666666666667" calcext:value-type="float">
            <text:p>8.1666666667</text:p>
          </table:table-cell>
          <table:table-cell table:formula="of:=AVERAGE([.C12]+[.C16]+[.C40]+[.C44]+[.C68]+[.C72])/6" office:value-type="float" office:value="0.00202949628020011" calcext:value-type="float">
            <text:p>0.0020294963</text:p>
          </table:table-cell>
          <table:table-cell table:formula="of:=AVERAGE([.D12]+[.D16]+[.D40]+[.D44]+[.D68]+[.D72])/6" office:value-type="float" office:value="35640.8333333333" calcext:value-type="float">
            <text:p>35640.8333333333</text:p>
          </table:table-cell>
          <table:table-cell table:formula="of:=AVERAGE([.E12]+[.E16]+[.E40]+[.E44]+[.E68]+[.E72])/6" office:value-type="float" office:value="44.6666666666667" calcext:value-type="float">
            <text:p>44.6666666667</text:p>
          </table:table-cell>
          <table:table-cell table:formula="of:=AVERAGE([.F12]+[.F16]+[.F40]+[.F44]+[.F68]+[.F72])/6" office:value-type="float" office:value="37.8333333333333" calcext:value-type="float">
            <text:p>37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_75</text:p>
          </table:table-cell>
          <table:table-cell office:value-type="float" office:value="6" calcext:value-type="float">
            <text:p>6</text:p>
          </table:table-cell>
          <table:table-cell office:value-type="float" office:value="0.0015157177649346" calcext:value-type="float">
            <text:p>0.001515717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AVERAGE([.B13]+[.B17]+[.B41]+[.B45]+[.B69]+[.B73])/6" office:value-type="float" office:value="5.66666666666667" calcext:value-type="float">
            <text:p>5.6666666667</text:p>
          </table:table-cell>
          <table:table-cell table:formula="of:=AVERAGE([.C13]+[.C17]+[.C41]+[.C45]+[.C69]+[.C73])/6" office:value-type="float" office:value="0.00148511626156375" calcext:value-type="float">
            <text:p>0.0014851163</text:p>
          </table:table-cell>
          <table:table-cell table:formula="of:=AVERAGE([.D13]+[.D17]+[.D41]+[.D45]+[.D69]+[.D73])/6" office:value-type="float" office:value="0" calcext:value-type="float">
            <text:p>0</text:p>
          </table:table-cell>
          <table:table-cell table:formula="of:=AVERAGE([.E13]+[.E17]+[.E41]+[.E45]+[.E69]+[.E73])/6" office:value-type="float" office:value="326.833333333333" calcext:value-type="float">
            <text:p>326.8333333333</text:p>
          </table:table-cell>
          <table:table-cell table:formula="of:=AVERAGE([.F13]+[.F17]+[.F41]+[.F45]+[.F69]+[.F73])/6" office:value-type="float" office:value="32.3333333333333" calcext:value-type="float">
            <text:p>32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_50</text:p>
          </table:table-cell>
          <table:table-cell office:value-type="float" office:value="10" calcext:value-type="float">
            <text:p>10</text:p>
          </table:table-cell>
          <table:table-cell office:value-type="float" office:value="0.00162595713478425" calcext:value-type="float">
            <text:p>0.00162595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dFEFOmem_bench_10_100_25</text:p>
          </table:table-cell>
          <table:table-cell office:value-type="float" office:value="7" calcext:value-type="float">
            <text:p>7</text:p>
          </table:table-cell>
          <table:table-cell office:value-type="float" office:value="0.00157675654591336" calcext:value-type="float">
            <text:p>0.00157675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FEFO</text:p>
          </table:table-cell>
          <table:table-cell table:style-name="Default" table:formula="of:=AVERAGE([.J35:.J38])" office:value-type="float" office:value="8.36111111111111" calcext:value-type="float">
            <text:p>8.3611111111</text:p>
          </table:table-cell>
          <table:table-cell table:formula="of:=AVERAGE([.K35:.K38])" office:value-type="float" office:value="0.00154228208613633" calcext:value-type="float">
            <text:p>0.0015422821</text:p>
          </table:table-cell>
          <table:table-cell table:formula="of:=AVERAGE([.L35:.L38])" office:value-type="float" office:value="0" calcext:value-type="float">
            <text:p>0</text:p>
          </table:table-cell>
          <table:table-cell table:formula="of:=AVERAGE([.M35:.M38])" office:value-type="float" office:value="139.777777777778" calcext:value-type="float">
            <text:p>139.7777777778</text:p>
          </table:table-cell>
          <table:table-cell table:formula="of:=AVERAGE([.N35:.N38])" office:value-type="float" office:value="43.8333333333333" calcext:value-type="float">
            <text:p>43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/>
          <table:table-cell table:style-name="Default" office:value-type="string" calcext:value-type="string">
            <text:p>LRU</text:p>
          </table:table-cell>
          <table:table-cell table:style-name="Default" table:formula="of:=AVERAGE([.J39:.J42])" office:value-type="float" office:value="6.95833333333333" calcext:value-type="float">
            <text:p>6.9583333333</text:p>
          </table:table-cell>
          <table:table-cell table:formula="of:=AVERAGE([.K39:.K42])" office:value-type="float" office:value="0.00181650602034849" calcext:value-type="float">
            <text:p>0.001816506</text:p>
          </table:table-cell>
          <table:table-cell table:formula="of:=AVERAGE([.L39:.L42])" office:value-type="float" office:value="24355.2083333333" calcext:value-type="float">
            <text:p>24355.2083333333</text:p>
          </table:table-cell>
          <table:table-cell table:formula="of:=AVERAGE([.M39:.M42])" office:value-type="float" office:value="151.333333333333" calcext:value-type="float">
            <text:p>151.3333333333</text:p>
          </table:table-cell>
          <table:table-cell table:formula="of:=AVERAGE([.N39:.N42])" office:value-type="float" office:value="37.5416666666667" calcext:value-type="float">
            <text:p>37.541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_75</text:p>
          </table:table-cell>
          <table:table-cell office:value-type="float" office:value="7" calcext:value-type="float">
            <text:p>7</text:p>
          </table:table-cell>
          <table:table-cell office:value-type="float" office:value="0.00157078854318846" calcext:value-type="float">
            <text:p>0.001570788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9"/>
          <table:table-cell table:style-name="Default" office:value-type="string" calcext:value-type="string">
            <text:p>LFU</text:p>
          </table:table-cell>
          <table:table-cell table:style-name="Default" table:formula="of:=AVERAGE([.J43:.J46])" office:value-type="float" office:value="7.04166666666667" calcext:value-type="float">
            <text:p>7.0416666667</text:p>
          </table:table-cell>
          <table:table-cell table:formula="of:=AVERAGE([.K43:.K46])" office:value-type="float" office:value="0.00184933735042063" calcext:value-type="float">
            <text:p>0.0018493374</text:p>
          </table:table-cell>
          <table:table-cell table:formula="of:=AVERAGE([.L43:.L46])" office:value-type="float" office:value="26282.75" calcext:value-type="float">
            <text:p>26282.75</text:p>
          </table:table-cell>
          <table:table-cell table:formula="of:=AVERAGE([.M43:.M46])" office:value-type="float" office:value="151.416666666667" calcext:value-type="float">
            <text:p>151.4166666667</text:p>
          </table:table-cell>
          <table:table-cell table:formula="of:=AVERAGE([.N43:.N46])" office:value-type="float" office:value="33.2083333333333" calcext:value-type="float">
            <text:p>33.208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_50</text:p>
          </table:table-cell>
          <table:table-cell office:value-type="float" office:value="6" calcext:value-type="float">
            <text:p>6</text:p>
          </table:table-cell>
          <table:table-cell office:value-type="float" office:value="0.00155252495897947" calcext:value-type="float">
            <text:p>0.0015525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9"/>
          <table:table-cell table:style-name="Default" office:value-type="string" calcext:value-type="string">
            <text:p>FEFO/LRU</text:p>
          </table:table-cell>
          <table:table-cell table:style-name="Default" table:formula="of:=[.J48]/[.J49]" office:value-type="float" office:value="1.20159680638723" calcext:value-type="float">
            <text:p>1.2015968064</text:p>
          </table:table-cell>
          <table:table-cell table:formula="of:=[.K48]/[.K49]" office:value-type="float" office:value="0.849037695917161" calcext:value-type="float">
            <text:p>0.8490376959</text:p>
          </table:table-cell>
          <table:table-cell table:formula="of:=[.L48]/[.L49]" office:value-type="float" office:value="0" calcext:value-type="float">
            <text:p>0</text:p>
          </table:table-cell>
          <table:table-cell table:formula="of:=[.M48]/[.M49]" office:value-type="float" office:value="0.923641703377386" calcext:value-type="float">
            <text:p>0.9236417034</text:p>
          </table:table-cell>
          <table:table-cell table:formula="of:=[.N48]/[.N49]" office:value-type="float" office:value="1.16759156492786" calcext:value-type="float">
            <text:p>1.1675915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_25</text:p>
          </table:table-cell>
          <table:table-cell office:value-type="float" office:value="6" calcext:value-type="float">
            <text:p>6</text:p>
          </table:table-cell>
          <table:table-cell office:value-type="float" office:value="0.00162347899785588" calcext:value-type="float">
            <text:p>0.00162347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9"/>
          <table:table-cell table:style-name="Default" office:value-type="string" calcext:value-type="string">
            <text:p>FEFO/LFU</text:p>
          </table:table-cell>
          <table:table-cell table:style-name="Default" table:formula="of:=[.J48]/[.J50]" office:value-type="float" office:value="1.18737672583826" calcext:value-type="float">
            <text:p>1.1873767258</text:p>
          </table:table-cell>
          <table:table-cell table:formula="of:=[.K48]/[.K50]" office:value-type="float" office:value="0.833964709459605" calcext:value-type="float">
            <text:p>0.8339647095</text:p>
          </table:table-cell>
          <table:table-cell table:formula="of:=[.L48]/[.L50]" office:value-type="float" office:value="0" calcext:value-type="float">
            <text:p>0</text:p>
          </table:table-cell>
          <table:table-cell table:formula="of:=[.M48]/[.M50]" office:value-type="float" office:value="0.923133370023849" calcext:value-type="float">
            <text:p>0.92313337</text:p>
          </table:table-cell>
          <table:table-cell table:formula="of:=[.N48]/[.N50]" office:value-type="float" office:value="1.31994981179423" calcext:value-type="float">
            <text:p>1.3199498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_100</text:p>
          </table:table-cell>
          <table:table-cell office:value-type="float" office:value="6" calcext:value-type="float">
            <text:p>6</text:p>
          </table:table-cell>
          <table:table-cell office:value-type="float" office:value="0.00151574004522815" calcext:value-type="float">
            <text:p>0.0015157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9"/>
          <table:table-cell table:style-name="Default" office:value-type="string" calcext:value-type="string">
            <text:p>LFU/LRU</text:p>
          </table:table-cell>
          <table:table-cell table:style-name="Default" table:formula="of:=[.J50]/[.J49]" office:value-type="float" office:value="1.01197604790419" calcext:value-type="float">
            <text:p>1.0119760479</text:p>
          </table:table-cell>
          <table:table-cell table:formula="of:=[.K50]/[.K49]" office:value-type="float" office:value="1.01807389004185" calcext:value-type="float">
            <text:p>1.01807389</text:p>
          </table:table-cell>
          <table:table-cell table:formula="of:=[.L50]/[.L49]" office:value-type="float" office:value="1.07914289380266" calcext:value-type="float">
            <text:p>1.0791428938</text:p>
          </table:table-cell>
          <table:table-cell table:formula="of:=[.M50]/[.M49]" office:value-type="float" office:value="1.00055066079295" calcext:value-type="float">
            <text:p>1.0005506608</text:p>
          </table:table-cell>
          <table:table-cell table:formula="of:=[.N50]/[.N49]" office:value-type="float" office:value="0.88457269700333" calcext:value-type="float">
            <text:p>0.884572697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agFEFOdisk_bench_10_100_75</text:p>
          </table:table-cell>
          <table:table-cell office:value-type="float" office:value="11" calcext:value-type="float">
            <text:p>11</text:p>
          </table:table-cell>
          <table:table-cell office:value-type="float" office:value="0.00173018445780064" calcext:value-type="float">
            <text:p>0.001730184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table:number-columns-spanned="12" table:number-rows-spanned="1"/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ce1" office:value-type="string" calcext:value-type="string">
            <text:p>agFEFOdisk_bench_10_100_50</text:p>
          </table:table-cell>
          <table:table-cell office:value-type="float" office:value="13" calcext:value-type="float">
            <text:p>13</text:p>
          </table:table-cell>
          <table:table-cell office:value-type="float" office:value="0.00154333976929975" calcext:value-type="float">
            <text:p>0.001543339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142984018795108" calcext:value-type="float">
            <text:p>0.001429840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_100_100</text:p>
          </table:table-cell>
          <table:table-cell office:value-type="float" office:value="12" calcext:value-type="float">
            <text:p>12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RUmem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61673824837576" calcext:value-type="float">
            <text:p>0.0016167382</text:p>
          </table:table-cell>
          <table:table-cell office:value-type="float" office:value="27633" calcext:value-type="float">
            <text:p>276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RUmem_bench_100_10_5</text:p>
          </table:table-cell>
          <table:table-cell office:value-type="float" office:value="5" calcext:value-type="float">
            <text:p>5</text:p>
          </table:table-cell>
          <table:table-cell office:value-type="float" office:value="0.00146988144844351" calcext:value-type="float">
            <text:p>0.0014698814</text:p>
          </table:table-cell>
          <table:table-cell office:value-type="float" office:value="30298" calcext:value-type="float">
            <text:p>3029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RUmem_bench_100_10_2</text:p>
          </table:table-cell>
          <table:table-cell office:value-type="float" office:value="10" calcext:value-type="float">
            <text:p>10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5013" calcext:value-type="float">
            <text:p>45013</text:p>
          </table:table-cell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RUmem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6020555883394" calcext:value-type="float">
            <text:p>0.001602055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RUdisk_bench_100_10_7</text:p>
          </table:table-cell>
          <table:table-cell office:value-type="float" office:value="15" calcext:value-type="float">
            <text:p>15</text:p>
          </table:table-cell>
          <table:table-cell office:value-type="float" office:value="0.00167550449544553" calcext:value-type="float">
            <text:p>0.0016755045</text:p>
          </table:table-cell>
          <table:table-cell office:value-type="float" office:value="31163" calcext:value-type="float">
            <text:p>3116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RUdisk_bench_100_10_5</text:p>
          </table:table-cell>
          <table:table-cell office:value-type="float" office:value="6" calcext:value-type="float">
            <text:p>6</text:p>
          </table:table-cell>
          <table:table-cell office:value-type="float" office:value="0.00148457274144951" calcext:value-type="float">
            <text:p>0.0014845727</text:p>
          </table:table-cell>
          <table:table-cell office:value-type="float" office:value="33534" calcext:value-type="float">
            <text:p>335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RUdisk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192517658939305" calcext:value-type="float">
            <text:p>0.0019251766</text:p>
          </table:table-cell>
          <table:table-cell office:value-type="float" office:value="42485" calcext:value-type="float">
            <text:p>4248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RUdisk_bench_100_10_10</text:p>
          </table:table-cell>
          <table:table-cell office:value-type="float" office:value="5" calcext:value-type="float">
            <text:p>5</text:p>
          </table:table-cell>
          <table:table-cell office:value-type="float" office:value="0.00151390674383238" calcext:value-type="float">
            <text:p>0.00151390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mem_bench_100_10_7</text:p>
          </table:table-cell>
          <table:table-cell office:value-type="float" office:value="7" calcext:value-type="float">
            <text:p>7</text:p>
          </table:table-cell>
          <table:table-cell office:value-type="float" office:value="0.00170488276294994" calcext:value-type="float">
            <text:p>0.0017048828</text:p>
          </table:table-cell>
          <table:table-cell office:value-type="float" office:value="33588" calcext:value-type="float">
            <text:p>3358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mem_bench_100_10_5</text:p>
          </table:table-cell>
          <table:table-cell office:value-type="float" office:value="8" calcext:value-type="float">
            <text:p>8</text:p>
          </table:table-cell>
          <table:table-cell office:value-type="float" office:value="0.00189581019463121" calcext:value-type="float">
            <text:p>0.0018958102</text:p>
          </table:table-cell>
          <table:table-cell office:value-type="float" office:value="43591" calcext:value-type="float">
            <text:p>4359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mem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6809" calcext:value-type="float">
            <text:p>4680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mem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54327745638761" calcext:value-type="float">
            <text:p>0.00154327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disk_bench_100_10_7</text:p>
          </table:table-cell>
          <table:table-cell office:value-type="float" office:value="7" calcext:value-type="float">
            <text:p>7</text:p>
          </table:table-cell>
          <table:table-cell office:value-type="float" office:value="0.00170488276294994" calcext:value-type="float">
            <text:p>0.0017048828</text:p>
          </table:table-cell>
          <table:table-cell office:value-type="float" office:value="36011" calcext:value-type="float">
            <text:p>360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disk_bench_100_10_5</text:p>
          </table:table-cell>
          <table:table-cell office:value-type="float" office:value="9" calcext:value-type="float">
            <text:p>9</text:p>
          </table:table-cell>
          <table:table-cell office:value-type="float" office:value="0.00189581019463121" calcext:value-type="float">
            <text:p>0.0018958102</text:p>
          </table:table-cell>
          <table:table-cell office:value-type="float" office:value="42097" calcext:value-type="float">
            <text:p>4209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disk_bench_100_10_2</text:p>
          </table:table-cell>
          <table:table-cell office:value-type="float" office:value="9" calcext:value-type="float">
            <text:p>9</text:p>
          </table:table-cell>
          <table:table-cell office:value-type="float" office:value="0.0021307079093347" calcext:value-type="float">
            <text:p>0.0021307079</text:p>
          </table:table-cell>
          <table:table-cell office:value-type="float" office:value="46475" calcext:value-type="float">
            <text:p>4647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disk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32277188513831" calcext:value-type="float">
            <text:p>0.00132277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mem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54328069580396" calcext:value-type="float">
            <text:p>0.001543280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mem_bench_100_10_5</text:p>
          </table:table-cell>
          <table:table-cell office:value-type="float" office:value="6" calcext:value-type="float">
            <text:p>6</text:p>
          </table:table-cell>
          <table:table-cell office:value-type="float" office:value="0.00149926403469361" calcext:value-type="float">
            <text:p>0.00149926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mem_bench_100_10_2</text:p>
          </table:table-cell>
          <table:table-cell office:value-type="float" office:value="11" calcext:value-type="float">
            <text:p>11</text:p>
          </table:table-cell>
          <table:table-cell office:value-type="float" office:value="0.0018958091156587" calcext:value-type="float">
            <text:p>0.0018958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mem_bench_100_10_10</text:p>
          </table:table-cell>
          <table:table-cell office:value-type="float" office:value="5" calcext:value-type="float">
            <text:p>5</text:p>
          </table:table-cell>
          <table:table-cell office:value-type="float" office:value="0.00130808490064465" calcext:value-type="float">
            <text:p>0.0013080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disk_bench_100_10_7</text:p>
          </table:table-cell>
          <table:table-cell office:value-type="float" office:value="6" calcext:value-type="float">
            <text:p>6</text:p>
          </table:table-cell>
          <table:table-cell office:value-type="float" office:value="0.00164611759509046" calcext:value-type="float">
            <text:p>0.001646117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disk_bench_100_10_5</text:p>
          </table:table-cell>
          <table:table-cell office:value-type="float" office:value="7" calcext:value-type="float">
            <text:p>7</text:p>
          </table:table-cell>
          <table:table-cell office:value-type="float" office:value="0.00160209012926059" calcext:value-type="float">
            <text:p>0.00160209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disk_bench_100_10_2</text:p>
          </table:table-cell>
          <table:table-cell office:value-type="float" office:value="8" calcext:value-type="float">
            <text:p>8</text:p>
          </table:table-cell>
          <table:table-cell office:value-type="float" office:value="0.00176363389976469" calcext:value-type="float">
            <text:p>0.00176363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disk_bench_100_10_10</text:p>
          </table:table-cell>
          <table:table-cell office:value-type="float" office:value="6" calcext:value-type="float">
            <text:p>6</text:p>
          </table:table-cell>
          <table:table-cell office:value-type="float" office:value="0.0016020555883394" calcext:value-type="float">
            <text:p>0.001602055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_7</text:p>
          </table:table-cell>
          <table:table-cell office:value-type="float" office:value="12" calcext:value-type="float">
            <text:p>12</text:p>
          </table:table-cell>
          <table:table-cell office:value-type="float" office:value="0.00142303569606067" calcext:value-type="float">
            <text:p>0.001423035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_5</text:p>
          </table:table-cell>
          <table:table-cell office:value-type="float" office:value="10" calcext:value-type="float">
            <text:p>10</text:p>
          </table:table-cell>
          <table:table-cell office:value-type="float" office:value="0.00161007323070496" calcext:value-type="float">
            <text:p>0.001610073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_2</text:p>
          </table:table-cell>
          <table:table-cell office:value-type="float" office:value="10" calcext:value-type="float">
            <text:p>10</text:p>
          </table:table-cell>
          <table:table-cell office:value-type="float" office:value="0.00158339025506767" calcext:value-type="float">
            <text:p>0.001583390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_10</text:p>
          </table:table-cell>
          <table:table-cell office:value-type="float" office:value="11" calcext:value-type="float">
            <text:p>11</text:p>
          </table:table-cell>
          <table:table-cell office:value-type="float" office:value="0.00143647191802552" calcext:value-type="float">
            <text:p>0.001436471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 table:number-rows-repeated="2">
          <table:table-cell table:style-name="Default" table:number-columns-repeated="10"/>
          <table:table-cell table:number-columns-repeated="10"/>
          <table:table-cell table:style-name="Default"/>
        </table:table-row>
        <table:table-row table:style-name="ro1">
          <table:table-cell table:style-name="ce1"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/>
          <table:table-cell table:style-name="ce13" table:number-columns-repeated="5"/>
          <table:table-cell table:style-name="ce21"/>
        </table:table-row>
        <table:table-row table:style-name="ro1">
          <table:table-cell office:value-type="string" calcext:value-type="string">
            <text:p>sdLRUmem_bench_10_1000_750</text:p>
          </table:table-cell>
          <table:table-cell office:value-type="float" office:value="11" calcext:value-type="float">
            <text:p>11</text:p>
          </table:table-cell>
          <table:table-cell office:value-type="float" office:value="0.00580535574775845" calcext:value-type="float">
            <text:p>0.0058053557</text:p>
          </table:table-cell>
          <table:table-cell office:value-type="float" office:value="145602" calcext:value-type="float">
            <text:p>145602</text:p>
          </table:table-cell>
          <table:table-cell office:value-type="float" office:value="4000" calcext:value-type="float">
            <text:p>400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4" office:value-type="string" calcext:value-type="string" table:number-columns-spanned="1" table:number-rows-spanned="4">
            <text:p>AG</text:p>
          </table:table-cell>
          <table:table-cell office:value-type="percentage" office:value="0.75" calcext:value-type="percentage">
            <text:p>75.00%</text:p>
          </table:table-cell>
          <table:table-cell table:formula="of:=AVERAGE([.B113]; [.B141])" office:value-type="float" office:value="15" calcext:value-type="float">
            <text:p>15</text:p>
          </table:table-cell>
          <table:table-cell table:style-name="ce1" table:formula="of:=AVERAGE([.C113]; [.C141])" office:value-type="float" office:value="0.00826181849818248" calcext:value-type="float">
            <text:p>0.0082618185</text:p>
          </table:table-cell>
          <table:table-cell table:style-name="ce1" table:formula="of:=AVERAGE([.D113]; [.D141])" office:value-type="float" office:value="0" calcext:value-type="float">
            <text:p>0</text:p>
          </table:table-cell>
          <table:table-cell table:style-name="ce1" table:formula="of:=AVERAGE([.E113]; [.E141])" office:value-type="float" office:value="91.5" calcext:value-type="float">
            <text:p>91.5</text:p>
          </table:table-cell>
          <table:table-cell table:style-name="ce1" table:formula="of:=AVERAGE([.F113]; [.F141])" office:value-type="float" office:value="38.5" calcext:value-type="float">
            <text:p>3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065969977953658" calcext:value-type="float">
            <text:p>0.0065969978</text:p>
          </table:table-cell>
          <table:table-cell office:value-type="float" office:value="159234" calcext:value-type="float">
            <text:p>159234</text:p>
          </table:table-cell>
          <table:table-cell office:value-type="float" office:value="1796" calcext:value-type="float">
            <text:p>1796</text:p>
          </table:table-cell>
          <table:table-cell office:value-type="float" office:value="40" calcext:value-type="float">
            <text:p>40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formula="of:=AVERAGE([.B114]; [.B142])" office:value-type="float" office:value="16.5" calcext:value-type="float">
            <text:p>16.5</text:p>
          </table:table-cell>
          <table:table-cell table:style-name="ce1" table:formula="of:=AVERAGE([.C114]; [.C142])" office:value-type="float" office:value="0.00869225045584957" calcext:value-type="float">
            <text:p>0.0086922505</text:p>
          </table:table-cell>
          <table:table-cell table:style-name="ce1" table:formula="of:=AVERAGE([.D114]; [.D142])" office:value-type="float" office:value="0" calcext:value-type="float">
            <text:p>0</text:p>
          </table:table-cell>
          <table:table-cell table:style-name="ce1" table:formula="of:=AVERAGE([.E114]; [.E142])" office:value-type="float" office:value="81" calcext:value-type="float">
            <text:p>81</text:p>
          </table:table-cell>
          <table:table-cell table:style-name="ce1" table:formula="of:=AVERAGE([.F114]; [.F142])" office:value-type="float" office:value="27.5" calcext:value-type="float">
            <text:p>2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603672824282715" calcext:value-type="float">
            <text:p>0.0060367282</text:p>
          </table:table-cell>
          <table:table-cell office:value-type="float" office:value="148907" calcext:value-type="float">
            <text:p>148907</text:p>
          </table:table-cell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formula="of:=AVERAGE([.B115]; [.B143])" office:value-type="float" office:value="15" calcext:value-type="float">
            <text:p>15</text:p>
          </table:table-cell>
          <table:table-cell table:style-name="ce1" table:formula="of:=AVERAGE([.C115]; [.C143])" office:value-type="float" office:value="0.00735291769273051" calcext:value-type="float">
            <text:p>0.0073529177</text:p>
          </table:table-cell>
          <table:table-cell table:style-name="ce1" table:formula="of:=AVERAGE([.D115]; [.D143])" office:value-type="float" office:value="0" calcext:value-type="float">
            <text:p>0</text:p>
          </table:table-cell>
          <table:table-cell table:style-name="ce1" table:formula="of:=AVERAGE([.E115]; [.E143])" office:value-type="float" office:value="69.5" calcext:value-type="float">
            <text:p>69.5</text:p>
          </table:table-cell>
          <table:table-cell table:style-name="ce1" table:formula="of:=AVERAGE([.F115]; [.F143])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0833185912668" calcext:value-type="float">
            <text:p>0.0047083319</text:p>
          </table:table-cell>
          <table:table-cell office:value-type="float" office:value="0" calcext:value-type="float">
            <text:p>0</text:p>
          </table:table-cell>
          <table:table-cell office:value-type="float" office:value="6578" calcext:value-type="float">
            <text:p>6578</text:p>
          </table:table-cell>
          <table:table-cell office:value-type="float" office:value="61" calcext:value-type="float">
            <text:p>61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formula="of:=AVERAGE([.B116]; [.B144])" office:value-type="float" office:value="16" calcext:value-type="float">
            <text:p>16</text:p>
          </table:table-cell>
          <table:table-cell table:style-name="ce1" table:formula="of:=AVERAGE([.C116]; [.C144])" office:value-type="float" office:value="0.00471277094326018" calcext:value-type="float">
            <text:p>0.0047127709</text:p>
          </table:table-cell>
          <table:table-cell table:style-name="ce1" table:formula="of:=AVERAGE([.D116]; [.D144])" office:value-type="float" office:value="0" calcext:value-type="float">
            <text:p>0</text:p>
          </table:table-cell>
          <table:table-cell table:style-name="ce1" table:formula="of:=AVERAGE([.E116]; [.E144])" office:value-type="float" office:value="118" calcext:value-type="float">
            <text:p>118</text:p>
          </table:table-cell>
          <table:table-cell table:style-name="ce1" table:formula="of:=AVERAGE([.F116]; [.F144])" office:value-type="float" office:value="46.5" calcext:value-type="float">
            <text:p>4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586582461516226" calcext:value-type="float">
            <text:p>0.0058658246</text:p>
          </table:table-cell>
          <table:table-cell office:value-type="float" office:value="163457" calcext:value-type="float">
            <text:p>163457</text:p>
          </table:table-cell>
          <table:table-cell office:value-type="float" office:value="3043" calcext:value-type="float">
            <text:p>3043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4" office:value-type="string" calcext:value-type="string" table:number-columns-spanned="1" table:number-rows-spanned="4">
            <text:p>ST</text:p>
          </table:table-cell>
          <table:table-cell office:value-type="percentage" office:value="0.75" calcext:value-type="percentage">
            <text:p>75.00%</text:p>
          </table:table-cell>
          <table:table-cell table:formula="of:=AVERAGE([.B105]; [.B109]; [.B133]; [.B137])" office:value-type="float" office:value="8.75" calcext:value-type="float">
            <text:p>8.75</text:p>
          </table:table-cell>
          <table:table-cell table:style-name="ce1" table:formula="of:=AVERAGE([.C105]; [.C109]; [.C133]; [.C137])" office:value-type="float" office:value="0.00757142263570465" calcext:value-type="float">
            <text:p>0.0075714226</text:p>
          </table:table-cell>
          <table:table-cell table:style-name="ce1" table:formula="of:=AVERAGE([.D105]; [.D109]; [.D133]; [.D137])" office:value-type="float" office:value="0" calcext:value-type="float">
            <text:p>0</text:p>
          </table:table-cell>
          <table:table-cell table:style-name="ce1" table:formula="of:=AVERAGE([.E105]; [.E109]; [.E133]; [.E137])" office:value-type="float" office:value="1900" calcext:value-type="float">
            <text:p>1900</text:p>
          </table:table-cell>
          <table:table-cell table:style-name="ce1" table:formula="of:=AVERAGE([.F105]; [.F109]; [.F133]; [.F137])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649967381505635" calcext:value-type="float">
            <text:p>0.0064996738</text:p>
          </table:table-cell>
          <table:table-cell office:value-type="float" office:value="182957" calcext:value-type="float">
            <text:p>182957</text:p>
          </table:table-cell>
          <table:table-cell office:value-type="float" office:value="1375" calcext:value-type="float">
            <text:p>1375</text:p>
          </table:table-cell>
          <table:table-cell office:value-type="float" office:value="52" calcext:value-type="float">
            <text:p>52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formula="of:=AVERAGE([.B106]; [.B110]; [.B134]; [.B138])" office:value-type="float" office:value="9.5" calcext:value-type="float">
            <text:p>9.5</text:p>
          </table:table-cell>
          <table:table-cell table:style-name="ce1" table:formula="of:=AVERAGE([.C106]; [.C110]; [.C134]; [.C138])" office:value-type="float" office:value="0.00732284638484546" calcext:value-type="float">
            <text:p>0.0073228464</text:p>
          </table:table-cell>
          <table:table-cell table:style-name="ce1" table:formula="of:=AVERAGE([.D106]; [.D110]; [.D134]; [.D138])" office:value-type="float" office:value="0" calcext:value-type="float">
            <text:p>0</text:p>
          </table:table-cell>
          <table:table-cell table:style-name="ce1" table:formula="of:=AVERAGE([.E106]; [.E110]; [.E134]; [.E138])" office:value-type="float" office:value="892" calcext:value-type="float">
            <text:p>892</text:p>
          </table:table-cell>
          <table:table-cell table:style-name="ce1" table:formula="of:=AVERAGE([.F106]; [.F110]; [.F134]; [.F138])" office:value-type="float" office:value="32.5" calcext:value-type="float">
            <text:p>3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0_250</text:p>
          </table:table-cell>
          <table:table-cell office:value-type="float" office:value="8" calcext:value-type="float">
            <text:p>8</text:p>
          </table:table-cell>
          <table:table-cell office:value-type="float" office:value="0.0060611105712515" calcext:value-type="float">
            <text:p>0.0060611106</text:p>
          </table:table-cell>
          <table:table-cell office:value-type="float" office:value="172224" calcext:value-type="float">
            <text:p>172224</text:p>
          </table:table-cell>
          <table:table-cell office:value-type="float" office:value="377" calcext:value-type="float">
            <text:p>377</text:p>
          </table:table-cell>
          <table:table-cell office:value-type="float" office:value="36" calcext:value-type="float">
            <text:p>36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formula="of:=AVERAGE([.B107]; [.B111]; [.B135]; [.B139])" office:value-type="float" office:value="10.25" calcext:value-type="float">
            <text:p>10.25</text:p>
          </table:table-cell>
          <table:table-cell table:style-name="ce1" table:formula="of:=AVERAGE([.C107]; [.C111]; [.C135]; [.C139])" office:value-type="float" office:value="0.00588998781988338" calcext:value-type="float">
            <text:p>0.0058899878</text:p>
          </table:table-cell>
          <table:table-cell table:style-name="ce1" table:formula="of:=AVERAGE([.D107]; [.D111]; [.D135]; [.D139])" office:value-type="float" office:value="0" calcext:value-type="float">
            <text:p>0</text:p>
          </table:table-cell>
          <table:table-cell table:style-name="ce1" table:formula="of:=AVERAGE([.E107]; [.E111]; [.E135]; [.E139])" office:value-type="float" office:value="271.25" calcext:value-type="float">
            <text:p>271.25</text:p>
          </table:table-cell>
          <table:table-cell table:style-name="ce1" table:formula="of:=AVERAGE([.F107]; [.F111]; [.F135]; [.F139])" office:value-type="float" office:value="40.25" calcext:value-type="float">
            <text:p>4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3275357852982" calcext:value-type="float">
            <text:p>0.0047327536</text:p>
          </table:table-cell>
          <table:table-cell office:value-type="float" office:value="0" calcext:value-type="float">
            <text:p>0</text:p>
          </table:table-cell>
          <table:table-cell office:value-type="float" office:value="5016" calcext:value-type="float">
            <text:p>5016</text:p>
          </table:table-cell>
          <table:table-cell office:value-type="float" office:value="98" calcext:value-type="float">
            <text:p>98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formula="of:=AVERAGE([.B108]; [.B112]; [.B136]; [.B140])" office:value-type="float" office:value="9.75" calcext:value-type="float">
            <text:p>9.75</text:p>
          </table:table-cell>
          <table:table-cell table:style-name="ce1" table:formula="of:=AVERAGE([.C108]; [.C112]; [.C136]; [.C140])" office:value-type="float" office:value="0.00517827292975157" calcext:value-type="float">
            <text:p>0.0051782729</text:p>
          </table:table-cell>
          <table:table-cell table:style-name="ce1" table:formula="of:=AVERAGE([.D108]; [.D112]; [.D136]; [.D140])" office:value-type="float" office:value="0" calcext:value-type="float">
            <text:p>0</text:p>
          </table:table-cell>
          <table:table-cell table:style-name="ce1" table:formula="of:=AVERAGE([.E108]; [.E112]; [.E136]; [.E140])" office:value-type="float" office:value="3238.25" calcext:value-type="float">
            <text:p>3238.25</text:p>
          </table:table-cell>
          <table:table-cell table:style-name="ce1" table:formula="of:=AVERAGE([.F108]; [.F112]; [.F136]; [.F140])"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761905434700654" calcext:value-type="float">
            <text:p>0.0076190543</text:p>
          </table:table-cell>
          <table:table-cell office:value-type="float" office:value="149459" calcext:value-type="float">
            <text:p>149459</text:p>
          </table:table-cell>
          <table:table-cell office:value-type="float" office:value="4019" calcext:value-type="float">
            <text:p>401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6"/>
          <table:table-cell table:style-name="ce1"/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0_1000_500</text:p>
          </table:table-cell>
          <table:table-cell office:value-type="float" office:value="9" calcext:value-type="float">
            <text:p>9</text:p>
          </table:table-cell>
          <table:table-cell office:value-type="float" office:value="0.00775148719785187" calcext:value-type="float">
            <text:p>0.0077514872</text:p>
          </table:table-cell>
          <table:table-cell office:value-type="float" office:value="159043" calcext:value-type="float">
            <text:p>159043</text:p>
          </table:table-cell>
          <table:table-cell office:value-type="float" office:value="1885" calcext:value-type="float">
            <text:p>188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6"/>
          <table:table-cell table:style-name="ce1"/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sdLFUmem_bench_10_1000_250</text:p>
          </table:table-cell>
          <table:table-cell office:value-type="float" office:value="9" calcext:value-type="float">
            <text:p>9</text:p>
          </table:table-cell>
          <table:table-cell office:value-type="float" office:value="0.00604891985414257" calcext:value-type="float">
            <text:p>0.0060489199</text:p>
          </table:table-cell>
          <table:table-cell office:value-type="float" office:value="152248" calcext:value-type="float">
            <text:p>152248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AVE</text:p>
          </table:table-cell>
          <table:table-cell table:style-name="ce1" office:value-type="string" calcext:value-type="string">
            <text:p>AG</text:p>
          </table:table-cell>
          <table:table-cell table:formula="of:=AVERAGE([.J89:.J92])" office:value-type="float" office:value="15.625" calcext:value-type="float">
            <text:p>15.625</text:p>
          </table:table-cell>
          <table:table-cell table:style-name="ce19" table:formula="of:=AVERAGE([.K89:.K92])" office:value-type="float" office:value="0.00725493939750568" calcext:value-type="float">
            <text:p>7.25E-003</text:p>
          </table:table-cell>
          <table:table-cell table:style-name="ce1" table:formula="of:=AVERAGE([.L89:.L92])" office:value-type="float" office:value="0" calcext:value-type="float">
            <text:p>0</text:p>
          </table:table-cell>
          <table:table-cell table:style-name="ce1" table:formula="of:=AVERAGE([.M89:.M92])" office:value-type="float" office:value="90" calcext:value-type="float">
            <text:p>90</text:p>
          </table:table-cell>
          <table:table-cell table:style-name="ce1" table:formula="of:=AVERAGE([.N89:.N92])" office:value-type="float" office:value="33.375" calcext:value-type="float">
            <text:p>33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3275357852982" calcext:value-type="float">
            <text:p>0.0047327536</text:p>
          </table:table-cell>
          <table:table-cell office:value-type="float" office:value="0" calcext:value-type="float">
            <text:p>0</text:p>
          </table:table-cell>
          <table:table-cell office:value-type="float" office:value="6638" calcext:value-type="float">
            <text:p>6638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6"/>
          <table:table-cell table:style-name="ce1" office:value-type="string" calcext:value-type="string">
            <text:p>ST</text:p>
          </table:table-cell>
          <table:table-cell table:formula="of:=AVERAGE([.J93:.J96])" office:value-type="float" office:value="9.5625" calcext:value-type="float">
            <text:p>9.5625</text:p>
          </table:table-cell>
          <table:table-cell table:style-name="ce1" table:formula="of:=AVERAGE([.K93:.K96])" office:value-type="float" office:value="0.00649063244254626" calcext:value-type="float">
            <text:p>0.0064906324</text:p>
          </table:table-cell>
          <table:table-cell table:style-name="ce1" table:formula="of:=AVERAGE([.L93:.L96])" office:value-type="float" office:value="0" calcext:value-type="float">
            <text:p>0</text:p>
          </table:table-cell>
          <table:table-cell table:style-name="ce1" table:formula="of:=AVERAGE([.M93:.M96])" office:value-type="float" office:value="1575.375" calcext:value-type="float">
            <text:p>1575.375</text:p>
          </table:table-cell>
          <table:table-cell table:style-name="ce1" table:formula="of:=AVERAGE([.N93:.N96])" office:value-type="float" office:value="37.9375" calcext:value-type="float">
            <text:p>37.9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0_750</text:p>
          </table:table-cell>
          <table:table-cell office:value-type="float" office:value="10" calcext:value-type="float">
            <text:p>10</text:p>
          </table:table-cell>
          <table:table-cell office:value-type="float" office:value="0.00793494809343809" calcext:value-type="float">
            <text:p>0.0079349481</text:p>
          </table:table-cell>
          <table:table-cell office:value-type="float" office:value="170233" calcext:value-type="float">
            <text:p>170233</text:p>
          </table:table-cell>
          <table:table-cell office:value-type="float" office:value="2928" calcext:value-type="float">
            <text:p>2928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6"/>
          <table:table-cell table:style-name="ce1" office:value-type="string" calcext:value-type="string">
            <text:p>AG/ST</text:p>
          </table:table-cell>
          <table:table-cell table:formula="of:=[.J99]/[.J100]" office:value-type="float" office:value="1.63398692810458" calcext:value-type="float">
            <text:p>1.6339869281</text:p>
          </table:table-cell>
          <table:table-cell table:style-name="ce1" table:formula="of:=[.K99]/[.K100]" office:value-type="float" office:value="1.1177553900525" calcext:value-type="float">
            <text:p>1.1177553901</text:p>
          </table:table-cell>
          <table:table-cell table:style-name="ce1"/>
          <table:table-cell table:style-name="ce1" table:formula="of:=[.M99]/[.M100]" office:value-type="float" office:value="0.0571292549393002" calcext:value-type="float">
            <text:p>0.0571292549</text:p>
          </table:table-cell>
          <table:table-cell table:style-name="ce1" table:formula="of:=[.N99]/[.N100]" office:value-type="float" office:value="0.879736408566722" calcext:value-type="float">
            <text:p>0.8797364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771513875759266" calcext:value-type="float">
            <text:p>0.0077151388</text:p>
          </table:table-cell>
          <table:table-cell office:value-type="float" office:value="180932" calcext:value-type="float">
            <text:p>180932</text:p>
          </table:table-cell>
          <table:table-cell office:value-type="float" office:value="1335" calcext:value-type="float">
            <text:p>133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50% - 75%</text:p>
          </table:table-cell>
          <table:covered-table-cell table:style-name="ce15"/>
          <table:covered-table-cell table:number-columns-repeated="9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0_1000_250</text:p>
          </table:table-cell>
          <table:table-cell office:value-type="float" office:value="10" calcext:value-type="float">
            <text:p>10</text:p>
          </table:table-cell>
          <table:table-cell office:value-type="float" office:value="0.00607330039425231" calcext:value-type="float">
            <text:p>0.0060733004</text:p>
          </table:table-cell>
          <table:table-cell office:value-type="float" office:value="161170" calcext:value-type="float">
            <text:p>161170</text:p>
          </table:table-cell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FUdisk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6937047897529" calcext:value-type="float">
            <text:p>0.0047693705</text:p>
          </table:table-cell>
          <table:table-cell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mem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685282147082864" calcext:value-type="float">
            <text:p>0.0068528215</text:p>
          </table:table-cell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FEFOmem_bench_10_1000_500</text:p>
          </table:table-cell>
          <table:table-cell office:value-type="float" office:value="11" calcext:value-type="float">
            <text:p>11</text:p>
          </table:table-cell>
          <table:table-cell office:value-type="float" office:value="0.00742343593708939" calcext:value-type="float">
            <text:p>0.0074234359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office:value-type="percentage" office:value="0.75" calcext:value-type="percentage">
            <text:p>75.00%</text:p>
          </table:table-cell>
          <table:table-cell table:formula="of:=AVERAGE([.B93]; [.B101]; [.B109]; [.B113]; [.B121]; [.B129]; [.B137]; [.B141])" office:value-type="float" office:value="11.25" calcext:value-type="float">
            <text:p>11.25</text:p>
          </table:table-cell>
          <table:table-cell table:style-name="ce1" table:formula="of:=AVERAGE([.C93]; [.C101]; [.C109]; [.C113]; [.C121]; [.C129]; [.C137]; [.C141])" office:value-type="float" office:value="0.00787424412271241" calcext:value-type="float">
            <text:p>0.0078742441</text:p>
          </table:table-cell>
          <table:table-cell table:style-name="ce1" table:formula="of:=AVERAGE([.D93]; [.D101]; [.D109]; [.D113]; [.D121]; [.D129]; [.D137]; [.D141])" office:value-type="float" office:value="81001.75" calcext:value-type="float">
            <text:p>81001.75</text:p>
          </table:table-cell>
          <table:table-cell table:style-name="ce1" table:formula="of:=AVERAGE([.E93]; [.E101]; [.E109]; [.E113]; [.E121]; [.E129]; [.E137]; [.E141])" office:value-type="float" office:value="1197.875" calcext:value-type="float">
            <text:p>1197.875</text:p>
          </table:table-cell>
          <table:table-cell table:style-name="ce1" table:formula="of:=AVERAGE([.F93]; [.F101]; [.F109]; [.F113]; [.F121]; [.F129]; [.F137]; [.F141])" office:value-type="float" office:value="43.5" calcext:value-type="float">
            <text:p>4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0_250</text:p>
          </table:table-cell>
          <table:table-cell office:value-type="float" office:value="11" calcext:value-type="float">
            <text:p>11</text:p>
          </table:table-cell>
          <table:table-cell office:value-type="float" office:value="0.0059880216368721" calcext:value-type="float">
            <text:p>0.0059880216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72" calcext:value-type="float">
            <text:p>72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formula="of:=AVERAGE([.B94]; [.B102]; [.B110]; [.B114]; [.B122]; [.B130]; [.B138]; [.B142])" office:value-type="float" office:value="11.25" calcext:value-type="float">
            <text:p>11.25</text:p>
          </table:table-cell>
          <table:table-cell table:style-name="ce1" table:formula="of:=AVERAGE([.C94]; [.C102]; [.C110]; [.C114]; [.C122]; [.C130]; [.C138]; [.C142])" office:value-type="float" office:value="0.00752261135388484" calcext:value-type="float">
            <text:p>0.0075226114</text:p>
          </table:table-cell>
          <table:table-cell table:style-name="ce1" table:formula="of:=AVERAGE([.D94]; [.D102]; [.D110]; [.D114]; [.D122]; [.D130]; [.D138]; [.D142])" office:value-type="float" office:value="85160.875" calcext:value-type="float">
            <text:p>85160.875</text:p>
          </table:table-cell>
          <table:table-cell table:style-name="ce1" table:formula="of:=AVERAGE([.E94]; [.E102]; [.E110]; [.E114]; [.E122]; [.E130]; [.E138]; [.E142])" office:value-type="float" office:value="568" calcext:value-type="float">
            <text:p>568</text:p>
          </table:table-cell>
          <table:table-cell table:style-name="ce1" table:formula="of:=AVERAGE([.F94]; [.F102]; [.F110]; [.F114]; [.F122]; [.F130]; [.F138]; [.F142])" office:value-type="float" office:value="33.5" calcext:value-type="float">
            <text:p>3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00_1000</text:p>
          </table:table-cell>
          <table:table-cell office:value-type="float" office:value="9" calcext:value-type="float">
            <text:p>9</text:p>
          </table:table-cell>
          <table:table-cell office:value-type="float" office:value="0.00470833185912668" calcext:value-type="float">
            <text:p>0.0047083319</text:p>
          </table:table-cell>
          <table:table-cell office:value-type="float" office:value="0" calcext:value-type="float">
            <text:p>0</text:p>
          </table:table-cell>
          <table:table-cell office:value-type="float" office:value="6546" calcext:value-type="float">
            <text:p>6546</text:p>
          </table:table-cell>
          <table:table-cell office:value-type="float" office:value="54" calcext:value-type="float">
            <text:p>54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formula="of:=AVERAGE([.B95]; [.B103]; [.B111]; [.B115]; [.B123]; [.B131]; [.B139]; [.B143])" office:value-type="float" office:value="10.75" calcext:value-type="float">
            <text:p>10.75</text:p>
          </table:table-cell>
          <table:table-cell table:style-name="ce1" table:formula="of:=AVERAGE([.C95]; [.C103]; [.C111]; [.C115]; [.C123]; [.C131]; [.C139]; [.C143])" office:value-type="float" office:value="0.00631768673856693" calcext:value-type="float">
            <text:p>0.0063176867</text:p>
          </table:table-cell>
          <table:table-cell table:style-name="ce1" table:formula="of:=AVERAGE([.D95]; [.D103]; [.D111]; [.D115]; [.D123]; [.D131]; [.D139]; [.D143])" office:value-type="float" office:value="79062.125" calcext:value-type="float">
            <text:p>79062.125</text:p>
          </table:table-cell>
          <table:table-cell table:style-name="ce1" table:formula="of:=AVERAGE([.E95]; [.E103]; [.E111]; [.E115]; [.E123]; [.E131]; [.E139]; [.E143])" office:value-type="float" office:value="179.5" calcext:value-type="float">
            <text:p>179.5</text:p>
          </table:table-cell>
          <table:table-cell table:style-name="ce1" table:formula="of:=AVERAGE([.F95]; [.F103]; [.F111]; [.F115]; [.F123]; [.F131]; [.F139]; [.F143])" office:value-type="float" office:value="30.5" calcext:value-type="float">
            <text:p>3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0_750</text:p>
          </table:table-cell>
          <table:table-cell office:value-type="float" office:value="9" calcext:value-type="float">
            <text:p>9</text:p>
          </table:table-cell>
          <table:table-cell office:value-type="float" office:value="0.00698671841305225" calcext:value-type="float">
            <text:p>0.0069867184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52" calcext:value-type="float">
            <text:p>52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formula="of:=AVERAGE([.B96]; [.B104]; [.B112]; [.B116]; [.B124]; [.B132]; [.B140]; [.B144])" office:value-type="float" office:value="12.125" calcext:value-type="float">
            <text:p>12.125</text:p>
          </table:table-cell>
          <table:table-cell table:style-name="ce1" table:formula="of:=AVERAGE([.C96]; [.C104]; [.C112]; [.C116]; [.C124]; [.C132]; [.C140]; [.C144])" office:value-type="float" office:value="0.00538131577157567" calcext:value-type="float">
            <text:p>0.0053813158</text:p>
          </table:table-cell>
          <table:table-cell table:style-name="ce1" table:formula="of:=AVERAGE([.D96]; [.D104]; [.D112]; [.D116]; [.D124]; [.D132]; [.D140]; [.D144])" office:value-type="float" office:value="0" calcext:value-type="float">
            <text:p>0</text:p>
          </table:table-cell>
          <table:table-cell table:style-name="ce1" table:formula="of:=AVERAGE([.E96]; [.E104]; [.E112]; [.E116]; [.E124]; [.E132]; [.E140]; [.E144])" office:value-type="float" office:value="2137.5" calcext:value-type="float">
            <text:p>2137.5</text:p>
          </table:table-cell>
          <table:table-cell table:style-name="ce1" table:formula="of:=AVERAGE([.F96]; [.F104]; [.F112]; [.F116]; [.F124]; [.F132]; [.F140]; [.F144])" office:value-type="float" office:value="50.125" calcext:value-type="float">
            <text:p>50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0_500</text:p>
          </table:table-cell>
          <table:table-cell office:value-type="float" office:value="10" calcext:value-type="float">
            <text:p>10</text:p>
          </table:table-cell>
          <table:table-cell office:value-type="float" office:value="0.00744764712688621" calcext:value-type="float">
            <text:p>0.0074476471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0" office:value-type="string" calcext:value-type="string" table:number-columns-spanned="1" table:number-rows-spanned="3">
            <text:p>memory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AVERAGE([.B89]; [.B97]; [.B105]; [.B117]; [.B125]; [.B133])" office:value-type="float" office:value="9.16666666666667" calcext:value-type="float">
            <text:p>9.1666666667</text:p>
          </table:table-cell>
          <table:table-cell table:formula="of:=AVERAGE([.C89]; [.C97]; [.C105]; [.C117]; [.C125]; [.C133])" office:value-type="float" office:value="0.00737583179334822" calcext:value-type="float">
            <text:p>0.0073758318</text:p>
          </table:table-cell>
          <table:table-cell table:formula="of:=AVERAGE([.D89]; [.D97]; [.D105]; [.D117]; [.D125]; [.D133])" office:value-type="float" office:value="93667.1666666667" calcext:value-type="float">
            <text:p>93667.1666666667</text:p>
          </table:table-cell>
          <table:table-cell table:formula="of:=AVERAGE([.E89]; [.E97]; [.E105]; [.E117]; [.E125]; [.E133])" office:value-type="float" office:value="2149" calcext:value-type="float">
            <text:p>2149</text:p>
          </table:table-cell>
          <table:table-cell table:formula="of:=AVERAGE([.F89]; [.F97]; [.F105]; [.F117]; [.F125]; [.F133])" office:value-type="float" office:value="41.1666666666667" calcext:value-type="float">
            <text:p>41.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0_250</text:p>
          </table:table-cell>
          <table:table-cell office:value-type="float" office:value="10" calcext:value-type="float">
            <text:p>10</text:p>
          </table:table-cell>
          <table:table-cell office:value-type="float" office:value="0.0059271537991241" calcext:value-type="float">
            <text:p>0.005927153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AVERAGE([.B90]; [.B98]; [.B106]; [.B118]; [.B126]; [.B134])" office:value-type="float" office:value="9" calcext:value-type="float">
            <text:p>9</text:p>
          </table:table-cell>
          <table:table-cell table:formula="of:=AVERAGE([.C90]; [.C98]; [.C106]; [.C118]; [.C126]; [.C134])" office:value-type="float" office:value="0.00701216133509975" calcext:value-type="float">
            <text:p>0.0070121613</text:p>
          </table:table-cell>
          <table:table-cell table:formula="of:=AVERAGE([.D90]; [.D98]; [.D106]; [.D118]; [.D126]; [.D134])" office:value-type="float" office:value="100078" calcext:value-type="float">
            <text:p>100078</text:p>
          </table:table-cell>
          <table:table-cell table:formula="of:=AVERAGE([.E90]; [.E98]; [.E106]; [.E118]; [.E126]; [.E134])" office:value-type="float" office:value="1006.16666666667" calcext:value-type="float">
            <text:p>1006.1666666667</text:p>
          </table:table-cell>
          <table:table-cell table:formula="of:=AVERAGE([.F90]; [.F98]; [.F106]; [.F118]; [.F126]; [.F134])" office:value-type="float" office:value="30.8333333333333" calcext:value-type="float">
            <text:p>30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00_1000</text:p>
          </table:table-cell>
          <table:table-cell office:value-type="float" office:value="10" calcext:value-type="float">
            <text:p>10</text:p>
          </table:table-cell>
          <table:table-cell office:value-type="float" office:value="0.00476937853658197" calcext:value-type="float">
            <text:p>0.0047693785</text:p>
          </table:table-cell>
          <table:table-cell office:value-type="float" office:value="0" calcext:value-type="float">
            <text:p>0</text:p>
          </table:table-cell>
          <table:table-cell office:value-type="float" office:value="4966" calcext:value-type="float">
            <text:p>4966</text:p>
          </table:table-cell>
          <table:table-cell office:value-type="float" office:value="62" calcext:value-type="float">
            <text:p>62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AVERAGE([.B91]; [.B99]; [.B107]; [.B119]; [.B127]; [.B135])" office:value-type="float" office:value="9.5" calcext:value-type="float">
            <text:p>9.5</text:p>
          </table:table-cell>
          <table:table-cell table:formula="of:=AVERAGE([.C91]; [.C99]; [.C107]; [.C119]; [.C127]; [.C135])" office:value-type="float" office:value="0.00592592512798944" calcext:value-type="float">
            <text:p>0.0059259251</text:p>
          </table:table-cell>
          <table:table-cell table:formula="of:=AVERAGE([.D91]; [.D99]; [.D107]; [.D119]; [.D127]; [.D135])" office:value-type="float" office:value="94681" calcext:value-type="float">
            <text:p>94681</text:p>
          </table:table-cell>
          <table:table-cell table:formula="of:=AVERAGE([.E91]; [.E99]; [.E107]; [.E119]; [.E127]; [.E135])" office:value-type="float" office:value="296.333333333333" calcext:value-type="float">
            <text:p>296.3333333333</text:p>
          </table:table-cell>
          <table:table-cell table:formula="of:=AVERAGE([.F91]; [.F99]; [.F107]; [.F119]; [.F127]; [.F135])" office:value-type="float" office:value="36.8333333333333" calcext:value-type="float">
            <text:p>36.83333333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0_1000_750</text:p>
          </table:table-cell>
          <table:table-cell office:value-type="float" office:value="15" calcext:value-type="float">
            <text:p>15</text:p>
          </table:table-cell>
          <table:table-cell office:value-type="float" office:value="0.00836801733711518" calcext:value-type="float">
            <text:p>0.008368017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9"/>
          <table:table-cell table:style-name="ce25" office:value-type="percentage" office:value="1" calcext:value-type="percentage">
            <text:p>100.00%</text:p>
          </table:table-cell>
          <table:table-cell table:style-name="Default" table:formula="of:=AVERAGE([.B92]; [.B100]; [.B108]; [.B120]; [.B128]; [.B136])" office:value-type="float" office:value="9" calcext:value-type="float">
            <text:p>9</text:p>
          </table:table-cell>
          <table:table-cell table:formula="of:=AVERAGE([.C92]; [.C100]; [.C108]; [.C120]; [.C128]; [.C136])" office:value-type="float" office:value="0.00524021175631958" calcext:value-type="float">
            <text:p>0.0052402118</text:p>
          </table:table-cell>
          <table:table-cell table:formula="of:=AVERAGE([.D92]; [.D100]; [.D108]; [.D120]; [.D128]; [.D136])" office:value-type="float" office:value="0" calcext:value-type="float">
            <text:p>0</text:p>
          </table:table-cell>
          <table:table-cell table:formula="of:=AVERAGE([.E92]; [.E100]; [.E108]; [.E120]; [.E128]; [.E136])" office:value-type="float" office:value="3711.66666666667" calcext:value-type="float">
            <text:p>3711.6666666667</text:p>
          </table:table-cell>
          <table:table-cell table:formula="of:=AVERAGE([.F92]; [.F100]; [.F108]; [.F120]; [.F128]; [.F136])" office:value-type="float" office:value="43.1666666666667" calcext:value-type="float">
            <text:p>43.16666666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0_1000_500</text:p>
          </table:table-cell>
          <table:table-cell office:value-type="float" office:value="17" calcext:value-type="float">
            <text:p>17</text:p>
          </table:table-cell>
          <table:table-cell office:value-type="float" office:value="0.00863906270261052" calcext:value-type="float">
            <text:p>0.008639062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agFEFOdisk_bench_10_1000_250</text:p>
          </table:table-cell>
          <table:table-cell office:value-type="float" office:value="16" calcext:value-type="float">
            <text:p>16</text:p>
          </table:table-cell>
          <table:table-cell office:value-type="float" office:value="0.00733963644714211" calcext:value-type="float">
            <text:p>0.007339636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disk</text:p>
          </table:table-cell>
          <table:table-cell table:style-name="Default" table:formula="of:=AVERAGE([.J106:.J109])" office:value-type="float" office:value="11.34375" calcext:value-type="float">
            <text:p>11.34375</text:p>
          </table:table-cell>
          <table:table-cell table:formula="of:=AVERAGE([.K106:.K109])" office:value-type="float" office:value="0.00677396449668496" calcext:value-type="float">
            <text:p>0.0067739645</text:p>
          </table:table-cell>
          <table:table-cell table:formula="of:=AVERAGE([.L106:.L109])" office:value-type="float" office:value="61306.1875" calcext:value-type="float">
            <text:p>61306.1875</text:p>
          </table:table-cell>
          <table:table-cell table:formula="of:=AVERAGE([.M106:.M109])" office:value-type="float" office:value="1020.71875" calcext:value-type="float">
            <text:p>1020.71875</text:p>
          </table:table-cell>
          <table:table-cell table:formula="of:=AVERAGE([.N106:.N109])" office:value-type="float" office:value="39.40625" calcext:value-type="float">
            <text:p>39.406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0_1000_1000</text:p>
          </table:table-cell>
          <table:table-cell office:value-type="float" office:value="15" calcext:value-type="float">
            <text:p>15</text:p>
          </table:table-cell>
          <table:table-cell office:value-type="float" office:value="0.00473607879795338" calcext:value-type="float">
            <text:p>0.0047360788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dLRUmem_bench_100_100_75</text:p>
          </table:table-cell>
          <table:table-cell office:value-type="float" office:value="8" calcext:value-type="float">
            <text:p>8</text:p>
          </table:table-cell>
          <table:table-cell office:value-type="float" office:value="0.00750179239755376" calcext:value-type="float">
            <text:p>0.0075017924</text:p>
          </table:table-cell>
          <table:table-cell office:value-type="float" office:value="122926" calcext:value-type="float">
            <text:p>122926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9"/>
          <table:table-cell table:style-name="Default" office:value-type="string" calcext:value-type="string">
            <text:p>memory</text:p>
          </table:table-cell>
          <table:table-cell table:style-name="Default" table:formula="of:=AVERAGE([.J110:.J112])" office:value-type="float" office:value="9.22222222222222" calcext:value-type="float">
            <text:p>9.2222222222</text:p>
          </table:table-cell>
          <table:table-cell table:formula="of:=AVERAGE([.K110:.K112])" office:value-type="float" office:value="0.00677130608547914" calcext:value-type="float">
            <text:p>0.0067713061</text:p>
          </table:table-cell>
          <table:table-cell table:formula="of:=AVERAGE([.L110:.L112])" office:value-type="float" office:value="96142.0555555556" calcext:value-type="float">
            <text:p>96142.0555555556</text:p>
          </table:table-cell>
          <table:table-cell table:formula="of:=AVERAGE([.M110:.M112])" office:value-type="float" office:value="1150.5" calcext:value-type="float">
            <text:p>1150.5</text:p>
          </table:table-cell>
          <table:table-cell table:formula="of:=AVERAGE([.N110:.N112])" office:value-type="float" office:value="36.2777777777778" calcext:value-type="float">
            <text:p>36.2777777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585164200572989" calcext:value-type="float">
            <text:p>0.005851642</text:p>
          </table:table-cell>
          <table:table-cell office:value-type="float" office:value="135750" calcext:value-type="float">
            <text:p>135750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9"/>
          <table:table-cell table:style-name="Default" office:value-type="string" calcext:value-type="string">
            <text:p>disk/memory</text:p>
          </table:table-cell>
          <table:table-cell table:style-name="Default" table:formula="of:=[.J115]/[.J117]" office:value-type="float" office:value="1.23004518072289" calcext:value-type="float">
            <text:p>1.2300451807</text:p>
          </table:table-cell>
          <table:table-cell table:formula="of:=[.K115]/[.K117]" office:value-type="float" office:value="1.00039259947376" calcext:value-type="float">
            <text:p>1.0003925995</text:p>
          </table:table-cell>
          <table:table-cell table:formula="of:=[.L115]/[.L117]" office:value-type="float" office:value="0.637662541597879" calcext:value-type="float">
            <text:p>0.6376625416</text:p>
          </table:table-cell>
          <table:table-cell table:formula="of:=[.M115]/[.M117]" office:value-type="float" office:value="0.887195784441547" calcext:value-type="float">
            <text:p>0.8871957844</text:p>
          </table:table-cell>
          <table:table-cell table:formula="of:=[.N115]/[.N117]" office:value-type="float" office:value="1.08623660030628" calcext:value-type="float">
            <text:p>1.0862366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74938135088639" calcext:value-type="float">
            <text:p>0.0057493814</text:p>
          </table:table-cell>
          <table:table-cell office:value-type="float" office:value="128437" calcext:value-type="float">
            <text:p>128437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ion amount is 75%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office:value-type="string" calcext:value-type="string">
            <text:p>sdLRUmem_bench_100_100_100</text:p>
          </table:table-cell>
          <table:table-cell office:value-type="float" office:value="8" calcext:value-type="float">
            <text:p>8</text:p>
          </table:table-cell>
          <table:table-cell office:value-type="float" office:value="0.00604185799986145" calcext:value-type="float">
            <text:p>0.006041858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sdLRUdisk_bench_10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782239736642352" calcext:value-type="float">
            <text:p>0.0078223974</text:p>
          </table:table-cell>
          <table:table-cell office:value-type="float" office:value="149539" calcext:value-type="float">
            <text:p>149539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RU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650939418628758" calcext:value-type="float">
            <text:p>0.0065093942</text:p>
          </table:table-cell>
          <table:table-cell office:value-type="float" office:value="161675" calcext:value-type="float">
            <text:p>16167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0" office:value-type="string" calcext:value-type="string" table:number-columns-spanned="1" table:number-rows-spanned="4">
            <text:p>FEFO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AVERAGE([.B105]; [.B109]; [.B113]; [.B133]; [.B137]; [.B141])" office:value-type="float" office:value="10.8333333333333" calcext:value-type="float">
            <text:p>10.8333333333</text:p>
          </table:table-cell>
          <table:table-cell table:formula="of:=AVERAGE([.C105]; [.C109]; [.C113]; [.C133]; [.C137]; [.C141])" office:value-type="float" office:value="0.00780155458986392" calcext:value-type="float">
            <text:p>0.0078015546</text:p>
          </table:table-cell>
          <table:table-cell table:formula="of:=AVERAGE([.D105]; [.D109]; [.D113]; [.D133]; [.D137]; [.D141])" office:value-type="float" office:value="0" calcext:value-type="float">
            <text:p>0</text:p>
          </table:table-cell>
          <table:table-cell table:formula="of:=AVERAGE([.E105]; [.E109]; [.E113]; [.E133]; [.E137]; [.E141])" office:value-type="float" office:value="1297.16666666667" calcext:value-type="float">
            <text:p>1297.1666666667</text:p>
          </table:table-cell>
          <table:table-cell table:formula="of:=AVERAGE([.F105]; [.F109]; [.F113]; [.F133]; [.F137]; [.F141])" office:value-type="float" office:value="38.1666666666667" calcext:value-type="float">
            <text:p>38.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91013049662356" calcext:value-type="float">
            <text:p>0.0059101305</text:p>
          </table:table-cell>
          <table:table-cell office:value-type="float" office:value="151650" calcext:value-type="float">
            <text:p>15165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AVERAGE([.B106]; [.B110]; [.B114]; [.B134]; [.B138]; [.B142])" office:value-type="float" office:value="11.8333333333333" calcext:value-type="float">
            <text:p>11.8333333333</text:p>
          </table:table-cell>
          <table:table-cell table:formula="of:=AVERAGE([.C106]; [.C110]; [.C114]; [.C134]; [.C138]; [.C142])" office:value-type="float" office:value="0.00777931440851349" calcext:value-type="float">
            <text:p>0.0077793144</text:p>
          </table:table-cell>
          <table:table-cell table:formula="of:=AVERAGE([.D106]; [.D110]; [.D114]; [.D134]; [.D138]; [.D142])" office:value-type="float" office:value="0" calcext:value-type="float">
            <text:p>0</text:p>
          </table:table-cell>
          <table:table-cell table:formula="of:=AVERAGE([.E106]; [.E110]; [.E114]; [.E134]; [.E138]; [.E142])" office:value-type="float" office:value="621.666666666667" calcext:value-type="float">
            <text:p>621.6666666667</text:p>
          </table:table-cell>
          <table:table-cell table:formula="of:=AVERAGE([.F106]; [.F110]; [.F114]; [.F134]; [.F138]; [.F142])" office:value-type="float" office:value="30.8333333333333" calcext:value-type="float">
            <text:p>30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0_100_100</text:p>
          </table:table-cell>
          <table:table-cell office:value-type="float" office:value="15" calcext:value-type="float">
            <text:p>15</text:p>
          </table:table-cell>
          <table:table-cell office:value-type="float" office:value="0.00716743026889644" calcext:value-type="float">
            <text:p>0.0071674303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23" calcext:value-type="float">
            <text:p>23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AVERAGE([.B107]; [.B111]; [.B115]; [.B135]; [.B139]; [.B143])" office:value-type="float" office:value="11.8333333333333" calcext:value-type="float">
            <text:p>11.8333333333</text:p>
          </table:table-cell>
          <table:table-cell table:formula="of:=AVERAGE([.C107]; [.C111]; [.C115]; [.C135]; [.C139]; [.C143])" office:value-type="float" office:value="0.00637763111083243" calcext:value-type="float">
            <text:p>0.0063776311</text:p>
          </table:table-cell>
          <table:table-cell table:formula="of:=AVERAGE([.D107]; [.D111]; [.D115]; [.D135]; [.D139]; [.D143])" office:value-type="float" office:value="0" calcext:value-type="float">
            <text:p>0</text:p>
          </table:table-cell>
          <table:table-cell table:formula="of:=AVERAGE([.E107]; [.E111]; [.E115]; [.E135]; [.E139]; [.E143])" office:value-type="float" office:value="204" calcext:value-type="float">
            <text:p>204</text:p>
          </table:table-cell>
          <table:table-cell table:formula="of:=AVERAGE([.F107]; [.F111]; [.F115]; [.F135]; [.F139]; [.F143])" office:value-type="float" office:value="33.8333333333333" calcext:value-type="float">
            <text:p>33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_75</text:p>
          </table:table-cell>
          <table:table-cell office:value-type="float" office:value="10" calcext:value-type="float">
            <text:p>10</text:p>
          </table:table-cell>
          <table:table-cell office:value-type="float" office:value="0.00847828604994699" calcext:value-type="float">
            <text:p>0.008478286</text:p>
          </table:table-cell>
          <table:table-cell office:value-type="float" office:value="144016" calcext:value-type="float">
            <text:p>144016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AVERAGE([.B108]; [.B112]; [.B116]; [.B136]; [.B140]; [.B144])" office:value-type="float" office:value="11.8333333333333" calcext:value-type="float">
            <text:p>11.8333333333</text:p>
          </table:table-cell>
          <table:table-cell table:formula="of:=AVERAGE([.C108]; [.C112]; [.C116]; [.C136]; [.C140]; [.C144])" office:value-type="float" office:value="0.00502310560092111" calcext:value-type="float">
            <text:p>0.0050231056</text:p>
          </table:table-cell>
          <table:table-cell table:formula="of:=AVERAGE([.D108]; [.D112]; [.D116]; [.D136]; [.D140]; [.D144])" office:value-type="float" office:value="0" calcext:value-type="float">
            <text:p>0</text:p>
          </table:table-cell>
          <table:table-cell table:formula="of:=AVERAGE([.E108]; [.E112]; [.E116]; [.E136]; [.E140]; [.E144])" office:value-type="float" office:value="2198.16666666667" calcext:value-type="float">
            <text:p>2198.1666666667</text:p>
          </table:table-cell>
          <table:table-cell table:formula="of:=AVERAGE([.F108]; [.F112]; [.F116]; [.F136]; [.F140]; [.F144])" office:value-type="float" office:value="42.8333333333333" calcext:value-type="float">
            <text:p>42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729769053859878" calcext:value-type="float">
            <text:p>0.0072976905</text:p>
          </table:table-cell>
          <table:table-cell office:value-type="float" office:value="146441" calcext:value-type="float">
            <text:p>146441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0" office:value-type="string" calcext:value-type="string" table:number-columns-spanned="1" table:number-rows-spanned="4">
            <text:p>LRU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AVERAGE([.B89]; [.B93]; [.B117]; [.B121])" office:value-type="float" office:value="9.5" calcext:value-type="float">
            <text:p>9.5</text:p>
          </table:table-cell>
          <table:table-cell table:formula="of:=AVERAGE([.C89]; [.C93]; [.C117]; [.C121])" office:value-type="float" office:value="0.0067488425317245" calcext:value-type="float">
            <text:p>0.0067488425</text:p>
          </table:table-cell>
          <table:table-cell table:formula="of:=AVERAGE([.D89]; [.D93]; [.D117]; [.D121])" office:value-type="float" office:value="145381" calcext:value-type="float">
            <text:p>145381</text:p>
          </table:table-cell>
          <table:table-cell table:formula="of:=AVERAGE([.E89]; [.E93]; [.E117]; [.E121])" office:value-type="float" office:value="1847" calcext:value-type="float">
            <text:p>1847</text:p>
          </table:table-cell>
          <table:table-cell table:formula="of:=AVERAGE([.F89]; [.F93]; [.F117]; [.F121])" office:value-type="float" office:value="47.75" calcext:value-type="float">
            <text:p>4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588085673066072" calcext:value-type="float">
            <text:p>0.0058808567</text:p>
          </table:table-cell>
          <table:table-cell office:value-type="float" office:value="138494" calcext:value-type="float">
            <text:p>13849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AVERAGE([.B90]; [.B94]; [.B118]; [.B122])" office:value-type="float" office:value="9.25" calcext:value-type="float">
            <text:p>9.25</text:p>
          </table:table-cell>
          <table:table-cell table:formula="of:=AVERAGE([.C90]; [.C94]; [.C118]; [.C122])" office:value-type="float" office:value="0.00636442695060991" calcext:value-type="float">
            <text:p>0.006364427</text:p>
          </table:table-cell>
          <table:table-cell table:formula="of:=AVERAGE([.D90]; [.D94]; [.D118]; [.D122])" office:value-type="float" office:value="159904" calcext:value-type="float">
            <text:p>159904</text:p>
          </table:table-cell>
          <table:table-cell table:formula="of:=AVERAGE([.E90]; [.E94]; [.E118]; [.E122])" office:value-type="float" office:value="853.25" calcext:value-type="float">
            <text:p>853.25</text:p>
          </table:table-cell>
          <table:table-cell table:formula="of:=AVERAGE([.F90]; [.F94]; [.F118]; [.F122])" office:value-type="float" office:value="34.5" calcext:value-type="float">
            <text:p>3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0_100_100</text:p>
          </table:table-cell>
          <table:table-cell office:value-type="float" office:value="8" calcext:value-type="float">
            <text:p>8</text:p>
          </table:table-cell>
          <table:table-cell office:value-type="float" office:value="0.00542761841592904" calcext:value-type="float">
            <text:p>0.0054276184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24" calcext:value-type="float">
            <text:p>24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AVERAGE([.B91]; [.B95]; [.B119]; [.B123])" office:value-type="float" office:value="8.75" calcext:value-type="float">
            <text:p>8.75</text:p>
          </table:table-cell>
          <table:table-cell table:formula="of:=AVERAGE([.C91]; [.C95]; [.C119]; [.C123])" office:value-type="float" office:value="0.00593933766539715" calcext:value-type="float">
            <text:p>0.0059393377</text:p>
          </table:table-cell>
          <table:table-cell table:formula="of:=AVERAGE([.D91]; [.D95]; [.D119]; [.D123])" office:value-type="float" office:value="150304.5" calcext:value-type="float">
            <text:p>150304.5</text:p>
          </table:table-cell>
          <table:table-cell table:formula="of:=AVERAGE([.E91]; [.E95]; [.E119]; [.E123])" office:value-type="float" office:value="253" calcext:value-type="float">
            <text:p>253</text:p>
          </table:table-cell>
          <table:table-cell table:formula="of:=AVERAGE([.F91]; [.F95]; [.F119]; [.F123])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_75</text:p>
          </table:table-cell>
          <table:table-cell office:value-type="float" office:value="13" calcext:value-type="float">
            <text:p>13</text:p>
          </table:table-cell>
          <table:table-cell office:value-type="float" office:value="0.00941195758531539" calcext:value-type="float">
            <text:p>0.0094119576</text:p>
          </table:table-cell>
          <table:table-cell office:value-type="float" office:value="164785" calcext:value-type="float">
            <text:p>164785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AVERAGE([.B92]; [.B96]; [.B120]; [.B124])" office:value-type="float" office:value="10.5" calcext:value-type="float">
            <text:p>10.5</text:p>
          </table:table-cell>
          <table:table-cell table:formula="of:=AVERAGE([.C92]; [.C96]; [.C120]; [.C124])" office:value-type="float" office:value="0.0056625934266036" calcext:value-type="float">
            <text:p>0.0056625934</text:p>
          </table:table-cell>
          <table:table-cell table:formula="of:=AVERAGE([.D92]; [.D96]; [.D120]; [.D124])" office:value-type="float" office:value="0" calcext:value-type="float">
            <text:p>0</text:p>
          </table:table-cell>
          <table:table-cell table:formula="of:=AVERAGE([.E92]; [.E96]; [.E120]; [.E124])" office:value-type="float" office:value="3274.5" calcext:value-type="float">
            <text:p>3274.5</text:p>
          </table:table-cell>
          <table:table-cell table:formula="of:=AVERAGE([.F92]; [.F96]; [.F120]; [.F124])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735594809411334" calcext:value-type="float">
            <text:p>0.0073559481</text:p>
          </table:table-cell>
          <table:table-cell office:value-type="float" office:value="155723" calcext:value-type="float">
            <text:p>155723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0" office:value-type="string" calcext:value-type="string" table:number-columns-spanned="1" table:number-rows-spanned="4">
            <text:p>LFU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AVERAGE([.B97]; [.B121]; [.B125]; [.B129])" office:value-type="float" office:value="10.5" calcext:value-type="float">
            <text:p>10.5</text:p>
          </table:table-cell>
          <table:table-cell table:formula="of:=AVERAGE([.C97]; [.C121]; [.C125]; [.C129])" office:value-type="float" office:value="0.00833292383717311" calcext:value-type="float">
            <text:p>0.0083329238</text:p>
          </table:table-cell>
          <table:table-cell table:formula="of:=AVERAGE([.D97]; [.D121]; [.D125]; [.D129])" office:value-type="float" office:value="151949.75" calcext:value-type="float">
            <text:p>151949.75</text:p>
          </table:table-cell>
          <table:table-cell table:formula="of:=AVERAGE([.E97]; [.E121]; [.E125]; [.E129])" office:value-type="float" office:value="1125.25" calcext:value-type="float">
            <text:p>1125.25</text:p>
          </table:table-cell>
          <table:table-cell table:formula="of:=AVERAGE([.F97]; [.F121]; [.F125]; [.F129])" office:value-type="float" office:value="30.75" calcext:value-type="float">
            <text:p>3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_25</text:p>
          </table:table-cell>
          <table:table-cell office:value-type="float" office:value="9" calcext:value-type="float">
            <text:p>9</text:p>
          </table:table-cell>
          <table:table-cell office:value-type="float" office:value="0.00607083037083329" calcext:value-type="float">
            <text:p>0.0060708304</text:p>
          </table:table-cell>
          <table:table-cell office:value-type="float" office:value="147453" calcext:value-type="float">
            <text:p>14745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AVERAGE([.B98]; [.B122]; [.B126]; [.B130])" office:value-type="float" office:value="8.75" calcext:value-type="float">
            <text:p>8.75</text:p>
          </table:table-cell>
          <table:table-cell table:formula="of:=AVERAGE([.C98]; [.C122]; [.C126]; [.C130])" office:value-type="float" office:value="0.00722863000421289" calcext:value-type="float">
            <text:p>0.00722863</text:p>
          </table:table-cell>
          <table:table-cell table:formula="of:=AVERAGE([.D98]; [.D122]; [.D126]; [.D130])" office:value-type="float" office:value="155720.5" calcext:value-type="float">
            <text:p>155720.5</text:p>
          </table:table-cell>
          <table:table-cell table:formula="of:=AVERAGE([.E98]; [.E122]; [.E126]; [.E130])" office:value-type="float" office:value="548" calcext:value-type="float">
            <text:p>548</text:p>
          </table:table-cell>
          <table:table-cell table:formula="of:=AVERAGE([.F98]; [.F122]; [.F126]; [.F130])" office:value-type="float" office:value="28.75" calcext:value-type="float">
            <text:p>2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0_100_100</text:p>
          </table:table-cell>
          <table:table-cell office:value-type="float" office:value="11" calcext:value-type="float">
            <text:p>11</text:p>
          </table:table-cell>
          <table:table-cell office:value-type="float" office:value="0.00677304692514761" calcext:value-type="float">
            <text:p>0.006773046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AVERAGE([.B99]; [.B123]; [.B127]; [.B131])" office:value-type="float" office:value="9" calcext:value-type="float">
            <text:p>9</text:p>
          </table:table-cell>
          <table:table-cell table:formula="of:=AVERAGE([.C99]; [.C123]; [.C127]; [.C131])" office:value-type="float" office:value="0.00597768436306504" calcext:value-type="float">
            <text:p>0.0059776844</text:p>
          </table:table-cell>
          <table:table-cell table:formula="of:=AVERAGE([.D99]; [.D123]; [.D127]; [.D131])" office:value-type="float" office:value="147461.25" calcext:value-type="float">
            <text:p>147461.25</text:p>
          </table:table-cell>
          <table:table-cell table:formula="of:=AVERAGE([.E99]; [.E123]; [.E127]; [.E131])" office:value-type="float" office:value="162.25" calcext:value-type="float">
            <text:p>162.25</text:p>
          </table:table-cell>
          <table:table-cell table:formula="of:=AVERAGE([.F99]; [.F123]; [.F127]; [.F131])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_75</text:p>
          </table:table-cell>
          <table:table-cell office:value-type="float" office:value="8" calcext:value-type="float">
            <text:p>8</text:p>
          </table:table-cell>
          <table:table-cell office:value-type="float" office:value="0.00799768074699492" calcext:value-type="float">
            <text:p>0.0079976807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2" calcext:value-type="float">
            <text:p>22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AVERAGE([.B100]; [.B124]; [.B128]; [.B132])" office:value-type="float" office:value="11" calcext:value-type="float">
            <text:p>11</text:p>
          </table:table-cell>
          <table:table-cell table:formula="of:=AVERAGE([.C100]; [.C124]; [.C128]; [.C132])" office:value-type="float" office:value="0.00602521229712573" calcext:value-type="float">
            <text:p>0.0060252123</text:p>
          </table:table-cell>
          <table:table-cell table:formula="of:=AVERAGE([.D100]; [.D124]; [.D128]; [.D132])" office:value-type="float" office:value="0" calcext:value-type="float">
            <text:p>0</text:p>
          </table:table-cell>
          <table:table-cell table:formula="of:=AVERAGE([.E100]; [.E124]; [.E128]; [.E132])" office:value-type="float" office:value="2181.25" calcext:value-type="float">
            <text:p>2181.25</text:p>
          </table:table-cell>
          <table:table-cell table:formula="of:=AVERAGE([.F100]; [.F124]; [.F128]; [.F132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_50</text:p>
          </table:table-cell>
          <table:table-cell office:value-type="float" office:value="8" calcext:value-type="float">
            <text:p>8</text:p>
          </table:table-cell>
          <table:table-cell office:value-type="float" office:value="0.00715171453596277" calcext:value-type="float">
            <text:p>0.00715171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sdFEFOmem_bench_10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58516429525477" calcext:value-type="float">
            <text:p>0.00585164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FEFO</text:p>
          </table:table-cell>
          <table:table-cell table:style-name="Default" table:formula="of:=AVERAGE([.J122:.J125])" office:value-type="float" office:value="11.5833333333333" calcext:value-type="float">
            <text:p>11.5833333333</text:p>
          </table:table-cell>
          <table:table-cell table:formula="of:=AVERAGE([.K122:.K125])" office:value-type="float" office:value="0.00674540142753274" calcext:value-type="float">
            <text:p>0.0067454014</text:p>
          </table:table-cell>
          <table:table-cell table:formula="of:=AVERAGE([.L122:.L125])" office:value-type="float" office:value="0" calcext:value-type="float">
            <text:p>0</text:p>
          </table:table-cell>
          <table:table-cell table:formula="of:=AVERAGE([.M122:.M125])" office:value-type="float" office:value="1080.25" calcext:value-type="float">
            <text:p>1080.25</text:p>
          </table:table-cell>
          <table:table-cell table:formula="of:=AVERAGE([.N122:.N125])" office:value-type="float" office:value="36.4166666666667" calcext:value-type="float">
            <text:p>36.41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0_100_100</text:p>
          </table:table-cell>
          <table:table-cell office:value-type="float" office:value="9" calcext:value-type="float">
            <text:p>9</text:p>
          </table:table-cell>
          <table:table-cell office:value-type="float" office:value="0.00582237682534378" calcext:value-type="float">
            <text:p>0.0058223768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9"/>
          <table:table-cell table:style-name="Default" office:value-type="string" calcext:value-type="string">
            <text:p>LRU</text:p>
          </table:table-cell>
          <table:table-cell table:style-name="Default" table:formula="of:=AVERAGE([.J126:.J129])" office:value-type="float" office:value="9.5" calcext:value-type="float">
            <text:p>9.5</text:p>
          </table:table-cell>
          <table:table-cell table:formula="of:=AVERAGE([.K126:.K129])" office:value-type="float" office:value="0.00617880014358379" calcext:value-type="float">
            <text:p>0.0061788001</text:p>
          </table:table-cell>
          <table:table-cell table:formula="of:=AVERAGE([.L126:.L129])" office:value-type="float" office:value="113897.375" calcext:value-type="float">
            <text:p>113897.375</text:p>
          </table:table-cell>
          <table:table-cell table:formula="of:=AVERAGE([.M126:.M129])" office:value-type="float" office:value="1556.9375" calcext:value-type="float">
            <text:p>1556.9375</text:p>
          </table:table-cell>
          <table:table-cell table:formula="of:=AVERAGE([.N126:.N129])" office:value-type="float" office:value="40.8125" calcext:value-type="float">
            <text:p>40.8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_75</text:p>
          </table:table-cell>
          <table:table-cell office:value-type="float" office:value="9" calcext:value-type="float">
            <text:p>9</text:p>
          </table:table-cell>
          <table:table-cell office:value-type="float" office:value="0.00844846991194277" calcext:value-type="float">
            <text:p>0.008448469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9"/>
          <table:table-cell table:style-name="Default" office:value-type="string" calcext:value-type="string">
            <text:p>LFU</text:p>
          </table:table-cell>
          <table:table-cell table:style-name="Default" table:formula="of:=AVERAGE([.J130:.J133])" office:value-type="float" office:value="9.8125" calcext:value-type="float">
            <text:p>9.8125</text:p>
          </table:table-cell>
          <table:table-cell table:formula="of:=AVERAGE([.K130:.K133])" office:value-type="float" office:value="0.00689111262539419" calcext:value-type="float">
            <text:p>0.0068911126</text:p>
          </table:table-cell>
          <table:table-cell table:formula="of:=AVERAGE([.L130:.L133])" office:value-type="float" office:value="113782.875" calcext:value-type="float">
            <text:p>113782.875</text:p>
          </table:table-cell>
          <table:table-cell table:formula="of:=AVERAGE([.M130:.M133])" office:value-type="float" office:value="1004.1875" calcext:value-type="float">
            <text:p>1004.1875</text:p>
          </table:table-cell>
          <table:table-cell table:formula="of:=AVERAGE([.N130:.N133])" office:value-type="float" office:value="32.125" calcext:value-type="float">
            <text:p>32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_50</text:p>
          </table:table-cell>
          <table:table-cell office:value-type="float" office:value="9" calcext:value-type="float">
            <text:p>9</text:p>
          </table:table-cell>
          <table:table-cell office:value-type="float" office:value="0.00726858793944345" calcext:value-type="float">
            <text:p>0.007268587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 table:style-name="Default" office:value-type="string" calcext:value-type="string">
            <text:p>FEFO/LRU</text:p>
          </table:table-cell>
          <table:table-cell table:style-name="Default" table:formula="of:=[.J135]/[.J136]" office:value-type="float" office:value="1.21929824561404" calcext:value-type="float">
            <text:p>1.2192982456</text:p>
          </table:table-cell>
          <table:table-cell table:formula="of:=[.K135]/[.K136]" office:value-type="float" office:value="1.09170085951677" calcext:value-type="float">
            <text:p>1.0917008595</text:p>
          </table:table-cell>
          <table:table-cell table:formula="of:=[.L135]/[.L136]" office:value-type="float" office:value="0" calcext:value-type="float">
            <text:p>0</text:p>
          </table:table-cell>
          <table:table-cell table:formula="of:=[.M135]/[.M136]" office:value-type="float" office:value="0.693830034924331" calcext:value-type="float">
            <text:p>0.6938300349</text:p>
          </table:table-cell>
          <table:table-cell table:formula="of:=[.N135]/[.N136]" office:value-type="float" office:value="0.892291985706993" calcext:value-type="float">
            <text:p>0.89229198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_25</text:p>
          </table:table-cell>
          <table:table-cell office:value-type="float" office:value="10" calcext:value-type="float">
            <text:p>10</text:p>
          </table:table-cell>
          <table:table-cell office:value-type="float" office:value="0.00579313289098964" calcext:value-type="float">
            <text:p>0.005793132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9"/>
          <table:table-cell table:style-name="Default" office:value-type="string" calcext:value-type="string">
            <text:p>FEFO/LFU</text:p>
          </table:table-cell>
          <table:table-cell table:style-name="Default" table:formula="of:=[.J135]/[.J137]" office:value-type="float" office:value="1.18046709129512" calcext:value-type="float">
            <text:p>1.1804670913</text:p>
          </table:table-cell>
          <table:table-cell table:formula="of:=[.K135]/[.K137]" office:value-type="float" office:value="0.978855200055141" calcext:value-type="float">
            <text:p>0.9788552001</text:p>
          </table:table-cell>
          <table:table-cell table:formula="of:=[.L135]/[.L137]" office:value-type="float" office:value="0" calcext:value-type="float">
            <text:p>0</text:p>
          </table:table-cell>
          <table:table-cell table:formula="of:=[.M135]/[.M137]" office:value-type="float" office:value="1.07574531648721" calcext:value-type="float">
            <text:p>1.0757453165</text:p>
          </table:table-cell>
          <table:table-cell table:formula="of:=[.N135]/[.N137]" office:value-type="float" office:value="1.13359273670558" calcext:value-type="float">
            <text:p>1.1335927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0_100_100</text:p>
          </table:table-cell>
          <table:table-cell office:value-type="float" office:value="11" calcext:value-type="float">
            <text:p>11</text:p>
          </table:table-cell>
          <table:table-cell office:value-type="float" office:value="0.00541300449795384" calcext:value-type="float">
            <text:p>0.0054130045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9"/>
          <table:table-cell table:style-name="Default" office:value-type="string" calcext:value-type="string">
            <text:p>LFU/LRU</text:p>
          </table:table-cell>
          <table:table-cell table:style-name="Default" table:formula="of:=[.J137]/[.J136]" office:value-type="float" office:value="1.03289473684211" calcext:value-type="float">
            <text:p>1.0328947368</text:p>
          </table:table-cell>
          <table:table-cell table:formula="of:=[.K137]/[.K136]" office:value-type="float" office:value="1.1152833018155" calcext:value-type="float">
            <text:p>1.1152833018</text:p>
          </table:table-cell>
          <table:table-cell table:formula="of:=[.L137]/[.L136]" office:value-type="float" office:value="0.998994709052777" calcext:value-type="float">
            <text:p>0.9989947091</text:p>
          </table:table-cell>
          <table:table-cell table:formula="of:=[.M137]/[.M136]" office:value-type="float" office:value="0.644976114969291" calcext:value-type="float">
            <text:p>0.644976115</text:p>
          </table:table-cell>
          <table:table-cell table:formula="of:=[.N137]/[.N136]" office:value-type="float" office:value="0.787136294027565" calcext:value-type="float">
            <text:p>0.7871362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gFEFOdisk_bench_100_100_75</text:p>
          </table:table-cell>
          <table:table-cell office:value-type="float" office:value="15" calcext:value-type="float">
            <text:p>15</text:p>
          </table:table-cell>
          <table:table-cell office:value-type="float" office:value="0.00815561965924978" calcext:value-type="float">
            <text:p>0.008155619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table:number-columns-spanned="12" table:number-rows-spanned="1"/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ce1" office:value-type="string" calcext:value-type="string">
            <text:p>agFEFOdisk_bench_100_100_50</text:p>
          </table:table-cell>
          <table:table-cell office:value-type="float" office:value="16" calcext:value-type="float">
            <text:p>16</text:p>
          </table:table-cell>
          <table:table-cell office:value-type="float" office:value="0.00874543820908861" calcext:value-type="float">
            <text:p>0.008745438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0_25</text:p>
          </table:table-cell>
          <table:table-cell office:value-type="float" office:value="14" calcext:value-type="float">
            <text:p>14</text:p>
          </table:table-cell>
          <table:table-cell office:value-type="float" office:value="0.0073661989383189" calcext:value-type="float">
            <text:p>0.0073661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  <table:table-row table:style-name="ro1">
          <table:table-cell table:style-name="ce1" office:value-type="string" calcext:value-type="string">
            <text:p>agFEFOdisk_bench_100_100_100</text:p>
          </table:table-cell>
          <table:table-cell office:value-type="float" office:value="17" calcext:value-type="float">
            <text:p>17</text:p>
          </table:table-cell>
          <table:table-cell office:value-type="float" office:value="0.00468946308856699" calcext:value-type="float">
            <text:p>0.00468946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"/>
          <table:table-cell table:number-columns-repeated="11"/>
          <table:table-cell table:style-name="Default"/>
        </table:table-row>
      </table:table>
      <table:table table:name="10 &amp; 100" table:style-name="ta2">
        <office:forms form:automatic-focus="false" form:apply-design-mode="false"/>
        <table:table-column table:style-name="co6" table:default-cell-style-name="ce1"/>
        <table:table-column table:style-name="co3" table:default-cell-style-name="ce1"/>
        <table:table-column table:style-name="co3" table:default-cell-style-name="ce2"/>
        <table:table-column table:style-name="co3" table:number-columns-repeated="4" table:default-cell-style-name="ce1"/>
        <table:table-column table:style-name="co3" table:default-cell-style-name="ce6"/>
        <table:table-column table:style-name="co7" table:default-cell-style-name="ce14"/>
        <table:table-column table:style-name="co3" table:number-columns-repeated="2" table:default-cell-style-name="ce1"/>
        <table:table-column table:style-name="co3" table:number-columns-repeated="9" table:default-cell-style-name="Default"/>
        <table:table-column table:style-name="co3" table:default-cell-style-name="ce22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table:style-name="ce1"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/>
          <table:table-cell table:style-name="ce13" table:number-columns-repeated="5"/>
          <table:table-cell table:style-name="ce21"/>
        </table:table-row>
        <table:table-row table:style-name="ro1">
          <table:table-cell office:value-type="string" calcext:value-type="string">
            <text:p>sdLRUmem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468034888657843" calcext:value-type="float">
            <text:p>4.68E-05</text:p>
          </table:table-cell>
          <table:table-cell office:value-type="float" office:value="1022" calcext:value-type="float">
            <text:p>1022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" office:value-type="string" calcext:value-type="string" table:number-columns-spanned="1" table:number-rows-spanned="4">
            <text:p>AG</text:p>
          </table:table-cell>
          <table:table-cell office:value-type="percentage" office:value="0.75" calcext:value-type="percentage">
            <text:p>75.00%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0.0000468029971240254" calcext:value-type="float">
            <text:p>4.68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735473561627147" calcext:value-type="float">
            <text:p>7.35E-05</text:p>
          </table:table-cell>
          <table:table-cell office:value-type="float" office:value="1733" calcext:value-type="float">
            <text:p>1733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0000200586380853361" calcext:value-type="float">
            <text:p>2.01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_2</text:p>
          </table:table-cell>
          <table:table-cell office:value-type="float" office:value="6" calcext:value-type="float">
            <text:p>6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3248" calcext:value-type="float">
            <text:p>324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.0000735483396462324" calcext:value-type="float">
            <text:p>7.35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_10</text:p>
          </table:table-cell>
          <table:table-cell office:value-type="float" office:value="4" calcext:value-type="float">
            <text:p>4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0000334310634755602" calcext:value-type="float">
            <text:p>3.3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468034888657843" calcext:value-type="float">
            <text:p>4.68E-05</text:p>
          </table:table-cell>
          <table:table-cell office:value-type="float" office:value="1488" calcext:value-type="float">
            <text:p>1488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" office:value-type="string" calcext:value-type="string" table:number-columns-spanned="1" table:number-rows-spanned="4">
            <text:p>ST</text:p>
          </table:table-cell>
          <table:table-cell office:value-type="percentage" office:value="0.75" calcext:value-type="percentage">
            <text:p>75.00%</text:p>
          </table:table-cell>
          <table:table-cell table:formula="of:=([.B18]+[.B22])/2" office:value-type="float" office:value="5" calcext:value-type="float">
            <text:p>5</text:p>
          </table:table-cell>
          <table:table-cell table:formula="of:=([.C18]+[.C22])/2" office:value-type="float" office:value="0.0000267448507804481" calcext:value-type="float">
            <text:p>2.67448507804481E-005</text:p>
          </table:table-cell>
          <table:table-cell table:style-name="ce1" table:formula="of:=([.D18]+[.D22])/2" office:value-type="float" office:value="0" calcext:value-type="float">
            <text:p>0</text:p>
          </table:table-cell>
          <table:table-cell table:style-name="ce1" table:formula="of:=([.E18]+[.E22])/2" office:value-type="float" office:value="11" calcext:value-type="float">
            <text:p>11</text:p>
          </table:table-cell>
          <table:table-cell table:style-name="ce1" table:formula="of:=([.F18]+[.F22])/2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735473561627147" calcext:value-type="float">
            <text:p>7.35E-05</text:p>
          </table:table-cell>
          <table:table-cell office:value-type="float" office:value="2099" calcext:value-type="float">
            <text:p>209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/>
          <table:covered-table-cell table:style-name="ce5"/>
          <table:table-cell office:value-type="percentage" office:value="0.5" calcext:value-type="percentage">
            <text:p>50.00%</text:p>
          </table:table-cell>
          <table:table-cell table:formula="of:=([.B19]+[.B23])/2" office:value-type="float" office:value="5" calcext:value-type="float">
            <text:p>5</text:p>
          </table:table-cell>
          <table:table-cell table:formula="of:=([.C19]+[.C23])/2" office:value-type="float" office:value="0.0000534894556900168" calcext:value-type="float">
            <text:p>5.34894556900168E-005</text:p>
          </table:table-cell>
          <table:table-cell table:style-name="ce1" table:formula="of:=([.D19]+[.D23])/2" office:value-type="float" office:value="0" calcext:value-type="float">
            <text:p>0</text:p>
          </table:table-cell>
          <table:table-cell table:style-name="ce1" table:formula="of:=([.E19]+[.E23])/2" office:value-type="float" office:value="10.5" calcext:value-type="float">
            <text:p>10.5</text:p>
          </table:table-cell>
          <table:table-cell table:style-name="ce1" table:formula="of:=([.F19]+[.F23])/2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_2</text:p>
          </table:table-cell>
          <table:table-cell office:value-type="float" office:value="5" calcext:value-type="float">
            <text:p>5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2978" calcext:value-type="float">
            <text:p>297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covered-table-cell table:style-name="ce5"/>
          <table:table-cell office:value-type="percentage" office:value="0.25" calcext:value-type="percentage">
            <text:p>25.00%</text:p>
          </table:table-cell>
          <table:table-cell table:formula="of:=([.B20]+[.B24])/2" office:value-type="float" office:value="6.5" calcext:value-type="float">
            <text:p>6.5</text:p>
          </table:table-cell>
          <table:table-cell table:formula="of:=([.C20]+[.C24])/2" office:value-type="float" office:value="0.0000434603825182282" calcext:value-type="float">
            <text:p>4.34603825182282E-005</text:p>
          </table:table-cell>
          <table:table-cell table:style-name="ce1" table:formula="of:=([.D20]+[.D24])/2" office:value-type="float" office:value="0" calcext:value-type="float">
            <text:p>0</text:p>
          </table:table-cell>
          <table:table-cell table:style-name="ce1" table:formula="of:=([.E20]+[.E24])/2" office:value-type="float" office:value="10.5" calcext:value-type="float">
            <text:p>10.5</text:p>
          </table:table-cell>
          <table:table-cell table:style-name="ce1" table:formula="of:=([.F20]+[.F24])/2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_10</text:p>
          </table:table-cell>
          <table:table-cell office:value-type="float" office:value="5" calcext:value-type="float">
            <text:p>5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/>
          <table:covered-table-cell table:style-name="ce5"/>
          <table:table-cell office:value-type="percentage" office:value="1" calcext:value-type="percentage">
            <text:p>100.00%</text:p>
          </table:table-cell>
          <table:table-cell table:formula="of:=([.B21]+[.B25])/2" office:value-type="float" office:value="4" calcext:value-type="float">
            <text:p>4</text:p>
          </table:table-cell>
          <table:table-cell table:formula="of:=([.C21]+[.C25])/2" office:value-type="float" office:value="0.0000334310634755602" calcext:value-type="float">
            <text:p>3.34310634755602E-005</text:p>
          </table:table-cell>
          <table:table-cell table:style-name="ce1" table:formula="of:=([.D21]+[.D25])/2" office:value-type="float" office:value="0" calcext:value-type="float">
            <text:p>0</text:p>
          </table:table-cell>
          <table:table-cell table:style-name="ce1" table:formula="of:=([.E21]+[.E25])/2" office:value-type="float" office:value="12" calcext:value-type="float">
            <text:p>12</text:p>
          </table:table-cell>
          <table:table-cell table:style-name="ce1" table:formula="of:=([.F21]+[.F25])/2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93605502506292" calcext:value-type="float">
            <text:p>9.36E-05</text:p>
          </table:table-cell>
          <table:table-cell office:value-type="float" office:value="1929" calcext:value-type="float">
            <text:p>1929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dLFUmem_bench_1_10_5</text:p>
          </table:table-cell>
          <table:table-cell office:value-type="float" office:value="4" calcext:value-type="float">
            <text:p>4</text:p>
          </table:table-cell>
          <table:table-cell office:value-type="float" office:value="0.0000869197815529388" calcext:value-type="float">
            <text:p>8.69E-05</text:p>
          </table:table-cell>
          <table:table-cell office:value-type="float" office:value="3042" calcext:value-type="float">
            <text:p>304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dLFUmem_bench_1_10_2</text:p>
          </table:table-cell>
          <table:table-cell office:value-type="float" office:value="5" calcext:value-type="float">
            <text:p>5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3348" calcext:value-type="float">
            <text:p>334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AVE</text:p>
          </table:table-cell>
          <table:table-cell table:style-name="ce1" office:value-type="string" calcext:value-type="string">
            <text:p>AG</text:p>
          </table:table-cell>
          <table:table-cell table:formula="of:=AVERAGE([.J2:.J5])" office:value-type="float" office:value="20.25" calcext:value-type="float">
            <text:p>20.25</text:p>
          </table:table-cell>
          <table:table-cell table:style-name="ce19" table:formula="of:=AVERAGE([.K2:.K5])" office:value-type="float" office:value="0.0000434602595827885" calcext:value-type="float">
            <text:p>4.35E-005</text:p>
          </table:table-cell>
          <table:table-cell table:style-name="ce1" table:formula="of:=AVERAGE([.L2:.L5])" office:value-type="float" office:value="0" calcext:value-type="float">
            <text:p>0</text:p>
          </table:table-cell>
          <table:table-cell table:style-name="ce1" table:formula="of:=AVERAGE([.M2:.M5])" office:value-type="float" office:value="69.25" calcext:value-type="float">
            <text:p>69.25</text:p>
          </table:table-cell>
          <table:table-cell table:style-name="ce1" table:formula="of:=AVERAGE([.N2:.N5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_10</text:p>
          </table:table-cell>
          <table:table-cell office:value-type="float" office:value="4" calcext:value-type="float">
            <text:p>4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1" office:value-type="string" calcext:value-type="string">
            <text:p>ST</text:p>
          </table:table-cell>
          <table:table-cell table:formula="of:=AVERAGE([.J6:.J9])" office:value-type="float" office:value="5.125" calcext:value-type="float">
            <text:p>5.125</text:p>
          </table:table-cell>
          <table:table-cell table:formula="of:=AVERAGE([.K6:.K9])" office:value-type="float" office:value="0.0000392814381160633" calcext:value-type="float">
            <text:p>3.92814381160633E-005</text:p>
          </table:table-cell>
          <table:table-cell table:style-name="ce1" table:formula="of:=AVERAGE([.L6:.L9])" office:value-type="float" office:value="0" calcext:value-type="float">
            <text:p>0</text:p>
          </table:table-cell>
          <table:table-cell table:style-name="ce1" table:formula="of:=AVERAGE([.M6:.M9])" office:value-type="float" office:value="11" calcext:value-type="float">
            <text:p>11</text:p>
          </table:table-cell>
          <table:table-cell table:style-name="ce1" table:formula="of:=AVERAGE([.N6:.N9])" office:value-type="float" office:value="56.75" calcext:value-type="float">
            <text:p>56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_7</text:p>
          </table:table-cell>
          <table:table-cell office:value-type="float" office:value="4" calcext:value-type="float">
            <text:p>4</text:p>
          </table:table-cell>
          <table:table-cell office:value-type="float" office:value="0.000093605502506292" calcext:value-type="float">
            <text:p>9.36E-05</text:p>
          </table:table-cell>
          <table:table-cell office:value-type="float" office:value="2503" calcext:value-type="float">
            <text:p>2503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" office:value-type="string" calcext:value-type="string">
            <text:p>AG/ST</text:p>
          </table:table-cell>
          <table:table-cell table:formula="of:=[.J12]/[.J13]" office:value-type="float" office:value="3.95121951219512" calcext:value-type="float">
            <text:p>3.9512195122</text:p>
          </table:table-cell>
          <table:table-cell table:formula="of:=[.K12]/[.K13]" office:value-type="float" office:value="1.10638158038863" calcext:value-type="float">
            <text:p>1.1063815804</text:p>
          </table:table-cell>
          <table:table-cell table:style-name="ce1"/>
          <table:table-cell table:style-name="ce1" table:formula="of:=[.M12]/[.M13]" office:value-type="float" office:value="6.29545454545455" calcext:value-type="float">
            <text:p>6.2954545455</text:p>
          </table:table-cell>
          <table:table-cell table:style-name="ce1" table:formula="of:=[.N12]/[.N13]" office:value-type="float" office:value="0.387665198237885" calcext:value-type="float">
            <text:p>0.3876651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869197815529388" calcext:value-type="float">
            <text:p>8.69E-05</text:p>
          </table:table-cell>
          <table:table-cell office:value-type="float" office:value="3411" calcext:value-type="float">
            <text:p>34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should be &lt;= 50 for maximum f-measure, AG takes 4 times the time to query, and 6.3 times to evict, use less memory, and 1.1 times f-measure</text:p>
          </table:table-cell>
          <table:covered-table-cell table:style-name="ce15"/>
          <table:covered-table-cell table:number-columns-repeated="9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_10_2</text:p>
          </table:table-cell>
          <table:table-cell office:value-type="float" office:value="5" calcext:value-type="float">
            <text:p>5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3283" calcext:value-type="float">
            <text:p>328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LFUdisk_bench_1_10_10</text:p>
          </table:table-cell>
          <table:table-cell office:value-type="float" office:value="5" calcext:value-type="float">
            <text:p>5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table:number-columns-repeated="2"/>
          <table:table-cell table:number-columns-repeated="11"/>
          <table:table-cell table:style-name="Default"/>
        </table:table-row>
        <table:table-row table:style-name="ro1">
          <table:table-cell office:value-type="string" calcext:value-type="string">
            <text:p>sdFEFOmem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267448507804481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FEFOmem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601759142560083" calcext:value-type="float">
            <text:p>6.0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office:value-type="percentage" office:value="0.75" calcext:value-type="percentage">
            <text:p>75.00%</text:p>
          </table:table-cell>
          <table:table-cell table:formula="of:=([.B6]+[.B14]+[.B21]+[.B27])/4" office:value-type="float" office:value="6.5" calcext:value-type="float">
            <text:p>6.5</text:p>
          </table:table-cell>
          <table:table-cell table:formula="of:=([.C6]+[.C14]+[.C21]+[.C27])/4" office:value-type="float" office:value="0.0000551607629929155" calcext:value-type="float">
            <text:p>5.51607629929155E-005</text:p>
          </table:table-cell>
          <table:table-cell table:style-name="ce1" table:formula="of:=([.D6]+[.D14])/2" office:value-type="float" office:value="1995.5" calcext:value-type="float">
            <text:p>1995.5</text:p>
          </table:table-cell>
          <table:table-cell table:style-name="ce1" table:formula="of:=([.E6]+[.E14]+[.E21]+[.E27])/4" office:value-type="float" office:value="24" calcext:value-type="float">
            <text:p>24</text:p>
          </table:table-cell>
          <table:table-cell table:style-name="ce1" table:formula="of:=([.F6]+[.F14]+[.F21]+[.F27])/4" office:value-type="float" office:value="69.5" calcext:value-type="float">
            <text:p>6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_2</text:p>
          </table:table-cell>
          <table:table-cell office:value-type="float" office:value="8" calcext:value-type="float">
            <text:p>8</text:p>
          </table:table-cell>
          <table:table-cell office:value-type="float" office:value="0.000013372425390224" calcext:value-type="float">
            <text:p>1.3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formula="of:=([.B7]+[.B15]+[.B22]+[.B28])/4" office:value-type="float" office:value="7.25" calcext:value-type="float">
            <text:p>7.25</text:p>
          </table:table-cell>
          <table:table-cell table:formula="of:=([.C7]+[.C15]+[.C22]+[.C28])/4" office:value-type="float" office:value="0.0000518176566453594" calcext:value-type="float">
            <text:p>5.18176566453594E-005</text:p>
          </table:table-cell>
          <table:table-cell table:style-name="ce1" table:formula="of:=([.D7]+[.D15])/2" office:value-type="float" office:value="2755" calcext:value-type="float">
            <text:p>2755</text:p>
          </table:table-cell>
          <table:table-cell table:style-name="ce1" table:formula="of:=([.E7]+[.E15]+[.E22]+[.E28])/4" office:value-type="float" office:value="24.25" calcext:value-type="float">
            <text:p>24.25</text:p>
          </table:table-cell>
          <table:table-cell table:style-name="ce1" table:formula="of:=([.F7]+[.F15]+[.F22]+[.F28])/4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_10</text:p>
          </table:table-cell>
          <table:table-cell office:value-type="float" office:value="4" calcext:value-type="float">
            <text:p>4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formula="of:=([.B8]+[.B16]+[.B23]+[.B29])/4" office:value-type="float" office:value="13.25" calcext:value-type="float">
            <text:p>13.25</text:p>
          </table:table-cell>
          <table:table-cell table:formula="of:=([.C8]+[.C16]+[.C23]+[.C29])/4" office:value-type="float" office:value="0.0000668620040156806" calcext:value-type="float">
            <text:p>0.000066862</text:p>
          </table:table-cell>
          <table:table-cell table:style-name="ce1" table:formula="of:=([.D8]+[.D16])/2" office:value-type="float" office:value="3130.5" calcext:value-type="float">
            <text:p>3130.5</text:p>
          </table:table-cell>
          <table:table-cell table:style-name="ce1" table:formula="of:=([.E8]+[.E16]+[.E23]+[.E29])/4" office:value-type="float" office:value="27.75" calcext:value-type="float">
            <text:p>27.75</text:p>
          </table:table-cell>
          <table:table-cell table:style-name="ce1" table:formula="of:=([.F8]+[.F16]+[.F23]+[.F29])/4" office:value-type="float" office:value="47.75" calcext:value-type="float">
            <text:p>47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_7</text:p>
          </table:table-cell>
          <table:table-cell office:value-type="float" office:value="5" calcext:value-type="float">
            <text:p>5</text:p>
          </table:table-cell>
          <table:table-cell office:value-type="float" office:value="0.0000267448507804481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/>
          <table:covered-table-cell table:style-name="ce9"/>
          <table:table-cell office:value-type="percentage" office:value="1" calcext:value-type="percentage">
            <text:p>100.00%</text:p>
          </table:table-cell>
          <table:table-cell table:formula="of:=([.B9]+[.B17]+[.B24]+[.B30])/4" office:value-type="float" office:value="7.75" calcext:value-type="float">
            <text:p>7.75</text:p>
          </table:table-cell>
          <table:table-cell table:formula="of:=([.C9]+[.C17]+[.C24]+[.C30])/4" office:value-type="float" office:value="0.0000434603825182283" calcext:value-type="float">
            <text:p>4.34603825182283E-005</text:p>
          </table:table-cell>
          <table:table-cell table:style-name="ce1" table:formula="of:=([.D9]+[.D17])/2" office:value-type="float" office:value="0" calcext:value-type="float">
            <text:p>0</text:p>
          </table:table-cell>
          <table:table-cell table:style-name="ce1" table:formula="of:=([.E9]+[.E17]+[.E24]+[.E30])/4" office:value-type="float" office:value="31.75" calcext:value-type="float">
            <text:p>31.75</text:p>
          </table:table-cell>
          <table:table-cell table:style-name="ce1" table:formula="of:=([.F9]+[.F17]+[.F24]+[.F30])/4" office:value-type="float" office:value="60.75" calcext:value-type="float">
            <text:p>6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_5</text:p>
          </table:table-cell>
          <table:table-cell office:value-type="float" office:value="5" calcext:value-type="float">
            <text:p>5</text:p>
          </table:table-cell>
          <table:table-cell office:value-type="float" office:value="0.000046802997124025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0" office:value-type="string" calcext:value-type="string" table:number-columns-spanned="1" table:number-rows-spanned="4">
            <text:p>memory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([.B2]+[.B10]+[.B18])/3" office:value-type="float" office:value="5" calcext:value-type="float">
            <text:p>5</text:p>
          </table:table-cell>
          <table:table-cell table:style-name="Default" table:formula="of:=([.C2]+[.C10]+[.C18])/3" office:value-type="float" office:value="0.0000557179473841748" calcext:value-type="float">
            <text:p>5.57179473841748E-005</text:p>
          </table:table-cell>
          <table:table-cell table:formula="of:=([.D2]+[.D10])/2" office:value-type="float" office:value="1475.5" calcext:value-type="float">
            <text:p>1475.5</text:p>
          </table:table-cell>
          <table:table-cell table:formula="of:=([.E2]+[.E10]+[.E18])/3" office:value-type="float" office:value="9.33333333333333" calcext:value-type="float">
            <text:p>9.3333333333</text:p>
          </table:table-cell>
          <table:table-cell table:formula="of:=([.F2]+[.F10]+[.F18])/3" office:value-type="float" office:value="65.3333333333333" calcext:value-type="float">
            <text:p>65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_2</text:p>
          </table:table-cell>
          <table:table-cell office:value-type="float" office:value="5" calcext:value-type="float">
            <text:p>5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([.B3]+[.B11]+[.B19])/3" office:value-type="float" office:value="4.66666666666667" calcext:value-type="float">
            <text:p>4.6666666667</text:p>
          </table:table-cell>
          <table:table-cell table:style-name="Default" table:formula="of:=([.C3]+[.C11]+[.C19])/3" office:value-type="float" office:value="0.0000735476839905539" calcext:value-type="float">
            <text:p>7.35476839905539E-005</text:p>
          </table:table-cell>
          <table:table-cell table:formula="of:=([.D3]+[.D11])/2" office:value-type="float" office:value="2387.5" calcext:value-type="float">
            <text:p>2387.5</text:p>
          </table:table-cell>
          <table:table-cell table:formula="of:=([.E3]+[.E11]+[.E19])/3" office:value-type="float" office:value="9.33333333333333" calcext:value-type="float">
            <text:p>9.3333333333</text:p>
          </table:table-cell>
          <table:table-cell table:formula="of:=([.F3]+[.F11]+[.F19])/3" office:value-type="float" office:value="72.3333333333333" calcext:value-type="float">
            <text:p>72.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_10</text:p>
          </table:table-cell>
          <table:table-cell office:value-type="float" office:value="4" calcext:value-type="float">
            <text:p>4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([.B4]+[.B12]+[.B20])/3" office:value-type="float" office:value="6.33333333333333" calcext:value-type="float">
            <text:p>6.3333333333</text:p>
          </table:table-cell>
          <table:table-cell table:style-name="Default" table:formula="of:=([.C4]+[.C12]+[.C20])/3" office:value-type="float" office:value="0.0000534897015608963" calcext:value-type="float">
            <text:p>5.34897015608963E-005</text:p>
          </table:table-cell>
          <table:table-cell table:formula="of:=([.D4]+[.D12])/2" office:value-type="float" office:value="3298" calcext:value-type="float">
            <text:p>3298</text:p>
          </table:table-cell>
          <table:table-cell table:formula="of:=([.E4]+[.E12]+[.E20])/3" office:value-type="float" office:value="9.33333333333333" calcext:value-type="float">
            <text:p>9.3333333333</text:p>
          </table:table-cell>
          <table:table-cell table:formula="of:=([.F4]+[.F12]+[.F20])/3" office:value-type="float" office:value="50.3333333333333" calcext:value-type="float">
            <text:p>50.3333333333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([.B5]+[.B13]+[.B21])/3" office:value-type="float" office:value="4" calcext:value-type="float">
            <text:p>4</text:p>
          </table:table-cell>
          <table:table-cell table:style-name="Default" table:formula="of:=([.C5]+[.C13]+[.C21])/3" office:value-type="float" office:value="0.0000334310634755602" calcext:value-type="float">
            <text:p>3.34310634755602E-005</text:p>
          </table:table-cell>
          <table:table-cell table:formula="of:=([.D5]+[.D13])/2" office:value-type="float" office:value="0" calcext:value-type="float">
            <text:p>0</text:p>
          </table:table-cell>
          <table:table-cell table:formula="of:=([.E5]+[.E13]+[.E21])/3" office:value-type="float" office:value="10" calcext:value-type="float">
            <text:p>10</text:p>
          </table:table-cell>
          <table:table-cell table:formula="of:=([.F5]+[.F13]+[.F21])/3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_10_7</text:p>
          </table:table-cell>
          <table:table-cell office:value-type="float" office:value="13" calcext:value-type="float">
            <text:p>13</text:p>
          </table:table-cell>
          <table:table-cell office:value-type="float" office:value="0.0000468029971240254" calcext:value-type="float">
            <text:p>4.68E-0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agFEFOdisk_bench_1_10_5</text:p>
          </table:table-cell>
          <table:table-cell office:value-type="float" office:value="14" calcext:value-type="float">
            <text:p>14</text:p>
          </table:table-cell>
          <table:table-cell office:value-type="float" office:value="0.0000200586380853361" calcext:value-type="float">
            <text:p>2.01E-0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9"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agFEFOdisk_bench_1_10_2</text:p>
          </table:table-cell>
          <table:table-cell office:value-type="float" office:value="38" calcext:value-type="float">
            <text:p>38</text:p>
          </table:table-cell>
          <table:table-cell office:value-type="float" office:value="0.0000735483396462324" calcext:value-type="float">
            <text:p>7.35E-0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disk</text:p>
          </table:table-cell>
          <table:table-cell table:style-name="Default" table:formula="of:=AVERAGE([.J19:.J22])" office:value-type="float" office:value="8.6875" calcext:value-type="float">
            <text:p>8.6875</text:p>
          </table:table-cell>
          <table:table-cell table:style-name="Default" table:formula="of:=AVERAGE([.K19:.K22])" office:value-type="float" office:value="0.000054325201543046" calcext:value-type="float">
            <text:p>5.4325201543046E-005</text:p>
          </table:table-cell>
          <table:table-cell table:formula="of:=AVERAGE([.L19:.L22])" office:value-type="float" office:value="1970.25" calcext:value-type="float">
            <text:p>1970.25</text:p>
          </table:table-cell>
          <table:table-cell table:formula="of:=AVERAGE([.M19:.M22])" office:value-type="float" office:value="26.9375" calcext:value-type="float">
            <text:p>26.9375</text:p>
          </table:table-cell>
          <table:table-cell table:formula="of:=AVERAGE([.N19:.N22])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_10_10</text:p>
          </table:table-cell>
          <table:table-cell office:value-type="float" office:value="16" calcext:value-type="float">
            <text:p>16</text:p>
          </table:table-cell>
          <table:table-cell office:value-type="float" office:value="0.0000334310634755602" calcext:value-type="float">
            <text:p>3.34E-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9"/>
          <table:table-cell table:style-name="Default" office:value-type="string" calcext:value-type="string">
            <text:p>memory</text:p>
          </table:table-cell>
          <table:table-cell table:style-name="Default" table:formula="of:=AVERAGE([.J23:.J26])" office:value-type="float" office:value="5" calcext:value-type="float">
            <text:p>5</text:p>
          </table:table-cell>
          <table:table-cell table:style-name="Default" table:formula="of:=AVERAGE([.K23:.K26])" office:value-type="float" office:value="0.0000540465991027963" calcext:value-type="float">
            <text:p>5.40465991027963E-005</text:p>
          </table:table-cell>
          <table:table-cell table:formula="of:=AVERAGE([.L23:.L26])" office:value-type="float" office:value="1790.25" calcext:value-type="float">
            <text:p>1790.25</text:p>
          </table:table-cell>
          <table:table-cell table:formula="of:=AVERAGE([.M23:.M26])" office:value-type="float" office:value="9.5" calcext:value-type="float">
            <text:p>9.5</text:p>
          </table:table-cell>
          <table:table-cell table:formula="of:=AVERAGE([.N23:.N26])" office:value-type="float" office:value="56.25" calcext:value-type="float">
            <text:p>56.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disk/memory</text:p>
          </table:table-cell>
          <table:table-cell table:style-name="Default" table:formula="of:=[.J29]/[.J30]" office:value-type="float" office:value="1.7375" calcext:value-type="float">
            <text:p>1.7375</text:p>
          </table:table-cell>
          <table:table-cell table:style-name="Default" table:formula="of:=[.K29]/[.K30]" office:value-type="float" office:value="1.00515485608483" calcext:value-type="float">
            <text:p>1.0051548561</text:p>
          </table:table-cell>
          <table:table-cell table:formula="of:=[.L29]/[.L30]" office:value-type="float" office:value="1.10054461667365" calcext:value-type="float">
            <text:p>1.1005446167</text:p>
          </table:table-cell>
          <table:table-cell table:formula="of:=[.M29]/[.M30]" office:value-type="float" office:value="2.83552631578947" calcext:value-type="float">
            <text:p>2.8355263158</text:p>
          </table:table-cell>
          <table:table-cell table:formula="of:=[.N29]/[.N30]" office:value-type="float" office:value="1.01333333333333" calcext:value-type="float">
            <text:p>1.0133333333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ion amount between 50% and 75% gives the best F-measure, disk 1.7 times query time, equal f-measure, less explanation, 2.8 times eviction, equal memory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Default" table:number-columns-repeated="11"/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7"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FEFO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([.B18]+[.B22]+[.B27])/3" office:value-type="float" office:value="7.66666666666667" calcext:value-type="float">
            <text:p>7.6666666667</text:p>
          </table:table-cell>
          <table:table-cell table:style-name="Default" table:formula="of:=([.C18]+[.C22]+[.C27])/3" office:value-type="float" office:value="0.0000334308995616405" calcext:value-type="float">
            <text:p>3.34308995616405E-005</text:p>
          </table:table-cell>
          <table:table-cell table:formula="of:=([.D18]+[.D22]+[.D27])/3" office:value-type="float" office:value="0" calcext:value-type="float">
            <text:p>0</text:p>
          </table:table-cell>
          <table:table-cell table:formula="of:=([.E18]+[.E22]+[.E27])/3" office:value-type="float" office:value="26.6666666666667" calcext:value-type="float">
            <text:p>26.6666666667</text:p>
          </table:table-cell>
          <table:table-cell table:formula="of:=([.F18]+[.F22]+[.F27])/3" office:value-type="float" office:value="54.6666666666667" calcext:value-type="float">
            <text:p>54.6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([.B19]+[.B23]+[.B28])/3" office:value-type="float" office:value="8" calcext:value-type="float">
            <text:p>8</text:p>
          </table:table-cell>
          <table:table-cell table:style-name="Default" table:formula="of:=([.C19]+[.C23]+[.C28])/3" office:value-type="float" office:value="0.0000423458498217899" calcext:value-type="float">
            <text:p>4.23458498217899E-005</text:p>
          </table:table-cell>
          <table:table-cell table:formula="of:=([.D19]+[.D23]+[.D28])/3" office:value-type="float" office:value="0" calcext:value-type="float">
            <text:p>0</text:p>
          </table:table-cell>
          <table:table-cell table:formula="of:=([.E19]+[.E23]+[.E28])/3" office:value-type="float" office:value="26.3333333333333" calcext:value-type="float">
            <text:p>26.3333333333</text:p>
          </table:table-cell>
          <table:table-cell table:formula="of:=([.F19]+[.F23]+[.F28])/3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([.B20]+[.B24]+[.B29])/3" office:value-type="float" office:value="17" calcext:value-type="float">
            <text:p>17</text:p>
          </table:table-cell>
          <table:table-cell table:style-name="Default" table:formula="of:=([.C20]+[.C24]+[.C29])/3" office:value-type="float" office:value="0.0000534897015608963" calcext:value-type="float">
            <text:p>5.34897015608963E-005</text:p>
          </table:table-cell>
          <table:table-cell table:formula="of:=([.D20]+[.D24]+[.D29])/3" office:value-type="float" office:value="0" calcext:value-type="float">
            <text:p>0</text:p>
          </table:table-cell>
          <table:table-cell table:formula="of:=([.E20]+[.E24]+[.E29])/3" office:value-type="float" office:value="31.6666666666667" calcext:value-type="float">
            <text:p>31.6666666667</text:p>
          </table:table-cell>
          <table:table-cell table:formula="of:=([.F20]+[.F24]+[.F29])/3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([.B21]+[.B25]+[.B30])/3" office:value-type="float" office:value="8" calcext:value-type="float">
            <text:p>8</text:p>
          </table:table-cell>
          <table:table-cell table:style-name="Default" table:formula="of:=([.C21]+[.C25]+[.C30])/3" office:value-type="float" office:value="0.0000334310634755602" calcext:value-type="float">
            <text:p>3.34310634755602E-005</text:p>
          </table:table-cell>
          <table:table-cell table:formula="of:=([.D21]+[.D25]+[.D30])/3" office:value-type="float" office:value="0" calcext:value-type="float">
            <text:p>0</text:p>
          </table:table-cell>
          <table:table-cell table:formula="of:=([.E21]+[.E25]+[.E30])/3" office:value-type="float" office:value="37" calcext:value-type="float">
            <text:p>37</text:p>
          </table:table-cell>
          <table:table-cell table:formula="of:=([.F21]+[.F25]+[.F30])/3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LRU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([.B2]+[.B6])/2" office:value-type="float" office:value="5" calcext:value-type="float">
            <text:p>5</text:p>
          </table:table-cell>
          <table:table-cell table:style-name="Default" table:formula="of:=([.C2]+[.C6])/2" office:value-type="float" office:value="0.0000468034888657843" calcext:value-type="float">
            <text:p>4.68034888657843E-005</text:p>
          </table:table-cell>
          <table:table-cell table:formula="of:=([.D2]+[.D6])/2" office:value-type="float" office:value="1255" calcext:value-type="float">
            <text:p>1255</text:p>
          </table:table-cell>
          <table:table-cell table:formula="of:=([.E2]+[.E6])/2" office:value-type="float" office:value="11.5" calcext:value-type="float">
            <text:p>11.5</text:p>
          </table:table-cell>
          <table:table-cell table:formula="of:=([.F2]+[.F6])/2"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([.B3]+[.B7])/2" office:value-type="float" office:value="5" calcext:value-type="float">
            <text:p>5</text:p>
          </table:table-cell>
          <table:table-cell table:style-name="Default" table:formula="of:=([.C3]+[.C7])/2" office:value-type="float" office:value="0.0000735473561627147" calcext:value-type="float">
            <text:p>7.35473561627147E-005</text:p>
          </table:table-cell>
          <table:table-cell table:formula="of:=([.D3]+[.D7])/2" office:value-type="float" office:value="1916" calcext:value-type="float">
            <text:p>1916</text:p>
          </table:table-cell>
          <table:table-cell table:formula="of:=([.E3]+[.E7])/2" office:value-type="float" office:value="11" calcext:value-type="float">
            <text:p>11</text:p>
          </table:table-cell>
          <table:table-cell table:formula="of:=([.F3]+[.F7])/2" office:value-type="float" office:value="57.5" calcext:value-type="float">
            <text:p>57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([.B4]+[.B8])/2" office:value-type="float" office:value="5.5" calcext:value-type="float">
            <text:p>5.5</text:p>
          </table:table-cell>
          <table:table-cell table:style-name="Default" table:formula="of:=([.C4]+[.C8])/2" office:value-type="float" office:value="0.0000735483396462324" calcext:value-type="float">
            <text:p>7.35483396462324E-005</text:p>
          </table:table-cell>
          <table:table-cell table:formula="of:=([.D4]+[.D8])/2" office:value-type="float" office:value="3113" calcext:value-type="float">
            <text:p>3113</text:p>
          </table:table-cell>
          <table:table-cell table:formula="of:=([.E4]+[.E8])/2" office:value-type="float" office:value="11.5" calcext:value-type="float">
            <text:p>11.5</text:p>
          </table:table-cell>
          <table:table-cell table:formula="of:=([.F4]+[.F8])/2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([.B5]+[.B9])/2" office:value-type="float" office:value="4.5" calcext:value-type="float">
            <text:p>4.5</text:p>
          </table:table-cell>
          <table:table-cell table:style-name="Default" table:formula="of:=([.C5]+[.C9])/2" office:value-type="float" office:value="0.0000334310634755602" calcext:value-type="float">
            <text:p>3.34310634755602E-005</text:p>
          </table:table-cell>
          <table:table-cell table:formula="of:=([.D5]+[.D9])/2" office:value-type="float" office:value="0" calcext:value-type="float">
            <text:p>0</text:p>
          </table:table-cell>
          <table:table-cell table:formula="of:=([.E5]+[.E9])/2" office:value-type="float" office:value="12" calcext:value-type="float">
            <text:p>12</text:p>
          </table:table-cell>
          <table:table-cell table:formula="of:=([.F5]+[.F9])/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0" office:value-type="string" calcext:value-type="string" table:number-columns-spanned="1" table:number-rows-spanned="4">
            <text:p>LFU</text:p>
          </table:table-cell>
          <table:table-cell office:value-type="percentage" office:value="0.75" calcext:value-type="percentage">
            <text:p>75.00%</text:p>
          </table:table-cell>
          <table:table-cell table:style-name="Default" table:formula="of:=([.B10]+[.B14])/2" office:value-type="float" office:value="4.5" calcext:value-type="float">
            <text:p>4.5</text:p>
          </table:table-cell>
          <table:table-cell table:style-name="Default" table:formula="of:=([.C10]+[.C14])/2" office:value-type="float" office:value="0.000093605502506292" calcext:value-type="float">
            <text:p>9.3605502506292E-005</text:p>
          </table:table-cell>
          <table:table-cell table:formula="of:=([.D10]+[.D14])/2" office:value-type="float" office:value="2216" calcext:value-type="float">
            <text:p>2216</text:p>
          </table:table-cell>
          <table:table-cell table:formula="of:=([.E10]+[.E14])/2" office:value-type="float" office:value="12" calcext:value-type="float">
            <text:p>12</text:p>
          </table:table-cell>
          <table:table-cell table:formula="of:=([.F10]+[.F14])/2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5" calcext:value-type="percentage">
            <text:p>50.00%</text:p>
          </table:table-cell>
          <table:table-cell table:style-name="Default" table:formula="of:=([.B11]+[.B15])/2" office:value-type="float" office:value="4.5" calcext:value-type="float">
            <text:p>4.5</text:p>
          </table:table-cell>
          <table:table-cell table:style-name="Default" table:formula="of:=([.C11]+[.C15])/2" office:value-type="float" office:value="0.0000869197815529388" calcext:value-type="float">
            <text:p>8.69197815529388E-005</text:p>
          </table:table-cell>
          <table:table-cell table:formula="of:=([.D11]+[.D15])/2" office:value-type="float" office:value="3226.5" calcext:value-type="float">
            <text:p>3226.5</text:p>
          </table:table-cell>
          <table:table-cell table:formula="of:=([.E11]+[.E15])/2" office:value-type="float" office:value="11.5" calcext:value-type="float">
            <text:p>11.5</text:p>
          </table:table-cell>
          <table:table-cell table:formula="of:=([.F11]+[.F15])/2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0.25" calcext:value-type="percentage">
            <text:p>25.00%</text:p>
          </table:table-cell>
          <table:table-cell table:style-name="Default" table:formula="of:=([.B12]+[.B16])/2" office:value-type="float" office:value="5" calcext:value-type="float">
            <text:p>5</text:p>
          </table:table-cell>
          <table:table-cell table:style-name="Default" table:formula="of:=([.C12]+[.C16])/2" office:value-type="float" office:value="0.0000735483396462324" calcext:value-type="float">
            <text:p>7.35483396462324E-005</text:p>
          </table:table-cell>
          <table:table-cell table:formula="of:=([.D12]+[.D16])/2" office:value-type="float" office:value="3315.5" calcext:value-type="float">
            <text:p>3315.5</text:p>
          </table:table-cell>
          <table:table-cell table:formula="of:=([.E12]+[.E16])/2" office:value-type="float" office:value="10.5" calcext:value-type="float">
            <text:p>10.5</text:p>
          </table:table-cell>
          <table:table-cell table:formula="of:=([.F12]+[.F16])/2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covered-table-cell table:style-name="ce9"/>
          <table:table-cell office:value-type="percentage" office:value="1" calcext:value-type="percentage">
            <text:p>100.00%</text:p>
          </table:table-cell>
          <table:table-cell table:style-name="Default" table:formula="of:=([.B13]+[.B17])/2" office:value-type="float" office:value="4.5" calcext:value-type="float">
            <text:p>4.5</text:p>
          </table:table-cell>
          <table:table-cell table:style-name="Default" table:formula="of:=([.C13]+[.C17])/2" office:value-type="float" office:value="0.0000334310634755602" calcext:value-type="float">
            <text:p>3.34310634755602E-005</text:p>
          </table:table-cell>
          <table:table-cell table:formula="of:=([.D13]+[.D17])/2" office:value-type="float" office:value="0" calcext:value-type="float">
            <text:p>0</text:p>
          </table:table-cell>
          <table:table-cell table:formula="of:=([.E13]+[.E17])/2" office:value-type="float" office:value="12" calcext:value-type="float">
            <text:p>12</text:p>
          </table:table-cell>
          <table:table-cell table:formula="of:=([.F13]+[.F17])/2" office:value-type="float" office:value="73.5" calcext:value-type="float">
            <text:p>73.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table:number-columns-repeated="7"/>
          <table:table-cell table:style-name="ce9" office:value-type="string" calcext:value-type="string">
            <text:p>AVE</text:p>
          </table:table-cell>
          <table:table-cell table:style-name="Default" office:value-type="string" calcext:value-type="string">
            <text:p>FEFO</text:p>
          </table:table-cell>
          <table:table-cell table:style-name="Default" table:formula="of:=AVERAGE([.J35:.J38])" office:value-type="float" office:value="10.1666666666667" calcext:value-type="float">
            <text:p>10.1666666667</text:p>
          </table:table-cell>
          <table:table-cell table:style-name="Default" table:formula="of:=AVERAGE([.K35:.K38])" office:value-type="float" office:value="0.0000406743786049717" calcext:value-type="float">
            <text:p>4.06743786049717E-005</text:p>
          </table:table-cell>
          <table:table-cell table:formula="of:=AVERAGE([.L35:.L38])" office:value-type="float" office:value="0" calcext:value-type="float">
            <text:p>0</text:p>
          </table:table-cell>
          <table:table-cell table:formula="of:=AVERAGE([.M35:.M38])" office:value-type="float" office:value="30.4166666666667" calcext:value-type="float">
            <text:p>30.4166666667</text:p>
          </table:table-cell>
          <table:table-cell table:formula="of:=AVERAGE([.N35:.N38])" office:value-type="float" office:value="45.1666666666667" calcext:value-type="float">
            <text:p>45.1666666667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LRU</text:p>
          </table:table-cell>
          <table:table-cell table:style-name="Default" table:formula="of:=AVERAGE([.J39:.J42])" office:value-type="float" office:value="5" calcext:value-type="float">
            <text:p>5</text:p>
          </table:table-cell>
          <table:table-cell table:style-name="Default" table:formula="of:=AVERAGE([.K39:.K42])" office:value-type="float" office:value="0.0000568325620375729" calcext:value-type="float">
            <text:p>5.68325620375729E-005</text:p>
          </table:table-cell>
          <table:table-cell table:formula="of:=AVERAGE([.L39:.L42])" office:value-type="float" office:value="1571" calcext:value-type="float">
            <text:p>1571</text:p>
          </table:table-cell>
          <table:table-cell table:formula="of:=AVERAGE([.M39:.M42])" office:value-type="float" office:value="11.5" calcext:value-type="float">
            <text:p>11.5</text:p>
          </table:table-cell>
          <table:table-cell table:formula="of:=AVERAGE([.N39:.N42])" office:value-type="float" office:value="61.375" calcext:value-type="float">
            <text:p>61.37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LFU</text:p>
          </table:table-cell>
          <table:table-cell table:style-name="Default" table:formula="of:=AVERAGE([.J43:.J46])" office:value-type="float" office:value="4.625" calcext:value-type="float">
            <text:p>4.625</text:p>
          </table:table-cell>
          <table:table-cell table:style-name="Default" table:formula="of:=AVERAGE([.K43:.K46])" office:value-type="float" office:value="0.0000718761717952559" calcext:value-type="float">
            <text:p>7.18761717952559E-005</text:p>
          </table:table-cell>
          <table:table-cell table:formula="of:=AVERAGE([.L43:.L46])" office:value-type="float" office:value="2189.5" calcext:value-type="float">
            <text:p>2189.5</text:p>
          </table:table-cell>
          <table:table-cell table:formula="of:=AVERAGE([.M43:.M46])" office:value-type="float" office:value="11.5" calcext:value-type="float">
            <text:p>11.5</text:p>
          </table:table-cell>
          <table:table-cell table:formula="of:=AVERAGE([.N43:.N46])" office:value-type="float" office:value="74.75" calcext:value-type="float">
            <text:p>74.7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FEFO/LRU</text:p>
          </table:table-cell>
          <table:table-cell table:style-name="Default" table:formula="of:=[.J48]/[.J49]" office:value-type="float" office:value="2.03333333333333" calcext:value-type="float">
            <text:p>2.0333333333</text:p>
          </table:table-cell>
          <table:table-cell table:style-name="Default" table:formula="of:=[.K48]/[.K49]" office:value-type="float" office:value="0.715687928657541" calcext:value-type="float">
            <text:p>0.7156879287</text:p>
          </table:table-cell>
          <table:table-cell table:formula="of:=[.L48]/[.L49]" office:value-type="float" office:value="0" calcext:value-type="float">
            <text:p>0</text:p>
          </table:table-cell>
          <table:table-cell table:formula="of:=[.M48]/[.M49]" office:value-type="float" office:value="2.64492753623188" calcext:value-type="float">
            <text:p>2.6449275362</text:p>
          </table:table-cell>
          <table:table-cell table:formula="of:=[.N48]/[.N49]" office:value-type="float" office:value="0.73591310251188" calcext:value-type="float">
            <text:p>0.7359131025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FEFO/LFU</text:p>
          </table:table-cell>
          <table:table-cell table:style-name="Default" table:formula="of:=[.J48]/[.J50]" office:value-type="float" office:value="2.1981981981982" calcext:value-type="float">
            <text:p>2.1981981982</text:p>
          </table:table-cell>
          <table:table-cell table:style-name="Default" table:formula="of:=[.K48]/[.K50]" office:value-type="float" office:value="0.565895172058349" calcext:value-type="float">
            <text:p>0.5658951721</text:p>
          </table:table-cell>
          <table:table-cell table:formula="of:=[.L48]/[.L50]" office:value-type="float" office:value="0" calcext:value-type="float">
            <text:p>0</text:p>
          </table:table-cell>
          <table:table-cell table:formula="of:=[.M48]/[.M50]" office:value-type="float" office:value="2.64492753623188" calcext:value-type="float">
            <text:p>2.6449275362</text:p>
          </table:table-cell>
          <table:table-cell table:formula="of:=[.N48]/[.N50]" office:value-type="float" office:value="0.604236343366778" calcext:value-type="float">
            <text:p>0.6042363434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9"/>
          <table:table-cell table:style-name="Default" office:value-type="string" calcext:value-type="string">
            <text:p>LFU/LRU</text:p>
          </table:table-cell>
          <table:table-cell table:style-name="Default" table:formula="of:=[.J50]/[.J49]" office:value-type="float" office:value="0.925" calcext:value-type="float">
            <text:p>0.925</text:p>
          </table:table-cell>
          <table:table-cell table:style-name="Default" table:formula="of:=[.K50]/[.K49]" office:value-type="float" office:value="1.26470053818333" calcext:value-type="float">
            <text:p>1.2647005382</text:p>
          </table:table-cell>
          <table:table-cell table:formula="of:=[.L50]/[.L49]" office:value-type="float" office:value="1.39369828134946" calcext:value-type="float">
            <text:p>1.3936982813</text:p>
          </table:table-cell>
          <table:table-cell table:formula="of:=[.M50]/[.M49]" office:value-type="float" office:value="1" calcext:value-type="float">
            <text:p>1</text:p>
          </table:table-cell>
          <table:table-cell table:formula="of:=[.N50]/[.N49]" office:value-type="float" office:value="1.21792260692464" calcext:value-type="float">
            <text:p>1.2179226069</text:p>
          </table:table-cell>
          <table:table-cell table:number-columns-repeated="7"/>
        </table:table-row>
        <table:table-row table:style-name="ro1">
          <table:table-cell table:style-name="Default" table:number-columns-repeated="7"/>
          <table:table-cell table:style-name="ce11"/>
          <table:table-cell table:style-name="ce16" office:value-type="string" calcext:value-type="string">
            <text:p>conclusion</text:p>
          </table:table-cell>
          <table:table-cell table:style-name="ce18" office:value-type="string" calcext:value-type="string" table:number-columns-spanned="12" table:number-rows-spanned="1">
            <text:p>Evict less for FEFO gives best f-measure, evict more for LRU and LFU gives best f-measure. FEFO takes 2 times query, LFU &gt;LRU&gt;FEFO on fmeasure, LFU 1.3 times explain, takes more memory</text:p>
          </table:table-cell>
          <table:covered-table-cell table:number-columns-repeated="10" table:style-name="ce16"/>
          <table:covered-table-cell table:style-name="ce23"/>
        </table:table-row>
        <table:table-row table:style-name="ro1" table:number-rows-repeated="2">
          <table:table-cell table:style-name="Default" table:number-columns-repeated="7"/>
          <table:table-cell table:style-name="ce20" table:number-columns-repeated="2"/>
          <table:table-cell table:style-name="ce26"/>
          <table:table-cell table:style-name="ce20" table:number-columns-repeated="1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parql</text:p>
          </table:table-cell>
          <table:table-cell table:style-name="ce1" office:value-type="string" calcext:value-type="string">
            <text:p>fmeasure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vict</text:p>
          </table:table-cell>
          <table:table-cell office:value-type="string" calcext:value-type="string">
            <text:p>memory</text:p>
          </table:table-cell>
          <table:table-cell table:style-name="Default"/>
          <table:table-cell table:style-name="ce12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RUmem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381052664091835" calcext:value-type="float">
            <text:p>3.81E-04</text:p>
          </table:table-cell>
          <table:table-cell office:value-type="float" office:value="9914" calcext:value-type="float">
            <text:p>99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style-name="ce8" office:value-type="string" calcext:value-type="string" table:number-columns-spanned="1" table:number-rows-spanned="4">
            <text:p>AG</text:p>
          </table:table-cell>
          <table:table-cell office:value-type="percentage" office:value="0.75" calcext:value-type="percentage">
            <text:p>75.00%</text:p>
          </table:table-cell>
          <table:table-cell table:formula="of:=([.B82]+[.B111])/2" office:value-type="float" office:value="11" calcext:value-type="float">
            <text:p>11</text:p>
          </table:table-cell>
          <table:table-cell table:formula="of:=([.C82]+[.C111])/2" office:value-type="float" office:value="0.000304182113515877" calcext:value-type="float">
            <text:p>0.0003041821</text:p>
          </table:table-cell>
          <table:table-cell table:style-name="ce1" table:formula="of:=([.D82]+[.D111])/2" office:value-type="float" office:value="0" calcext:value-type="float">
            <text:p>0</text:p>
          </table:table-cell>
          <table:table-cell table:style-name="ce1" table:formula="of:=([.E82]+[.E111])/2" office:value-type="float" office:value="83.5" calcext:value-type="float">
            <text:p>83.5</text:p>
          </table:table-cell>
          <table:table-cell table:style-name="ce1" table:formula="of:=([.F82]+[.F111])/2" office:value-type="float" office:value="39.5" calcext:value-type="float">
            <text:p>3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01103436153105" calcext:value-type="float">
            <text:p>4.01E-04</text:p>
          </table:table-cell>
          <table:table-cell office:value-type="float" office:value="9680" calcext:value-type="float">
            <text:p>968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Default"/>
          <table:covered-table-cell/>
          <table:table-cell office:value-type="percentage" office:value="0.5" calcext:value-type="percentage">
            <text:p>50.00%</text:p>
          </table:table-cell>
          <table:table-cell table:formula="of:=([.B83]+[.B112])/2" office:value-type="float" office:value="12" calcext:value-type="float">
            <text:p>12</text:p>
          </table:table-cell>
          <table:table-cell table:formula="of:=([.C83]+[.C112])/2" office:value-type="float" office:value="0.000357657802823175" calcext:value-type="float">
            <text:p>0.0003576578</text:p>
          </table:table-cell>
          <table:table-cell table:style-name="ce1" table:formula="of:=([.D83]+[.D112])/2" office:value-type="float" office:value="0" calcext:value-type="float">
            <text:p>0</text:p>
          </table:table-cell>
          <table:table-cell table:style-name="ce1" table:formula="of:=([.E83]+[.E112])/2" office:value-type="float" office:value="58.5" calcext:value-type="float">
            <text:p>58.5</text:p>
          </table:table-cell>
          <table:table-cell table:style-name="ce1" table:formula="of:=([.F83]+[.F112])/2" office:value-type="float" office:value="66.5" calcext:value-type="float">
            <text:p>6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_2</text:p>
          </table:table-cell>
          <table:table-cell office:value-type="float" office:value="5" calcext:value-type="float">
            <text:p>5</text:p>
          </table:table-cell>
          <table:table-cell office:value-type="float" office:value="0.000427839928896593" calcext:value-type="float">
            <text:p>4.28E-04</text:p>
          </table:table-cell>
          <table:table-cell office:value-type="float" office:value="10578" calcext:value-type="float">
            <text:p>1057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Default"/>
          <table:covered-table-cell/>
          <table:table-cell office:value-type="percentage" office:value="0.25" calcext:value-type="percentage">
            <text:p>25.00%</text:p>
          </table:table-cell>
          <table:table-cell table:formula="of:=([.B84]+[.B113])/2" office:value-type="float" office:value="11" calcext:value-type="float">
            <text:p>11</text:p>
          </table:table-cell>
          <table:table-cell table:formula="of:=([.C84]+[.C113])/2" office:value-type="float" office:value="0.000294157464908046" calcext:value-type="float">
            <text:p>0.0002941575</text:p>
          </table:table-cell>
          <table:table-cell table:style-name="ce1" table:formula="of:=([.D84]+[.D113])/2" office:value-type="float" office:value="0" calcext:value-type="float">
            <text:p>0</text:p>
          </table:table-cell>
          <table:table-cell table:style-name="ce1" table:formula="of:=([.E84]+[.E113])/2" office:value-type="float" office:value="64.5" calcext:value-type="float">
            <text:p>64.5</text:p>
          </table:table-cell>
          <table:table-cell table:style-name="ce1" table:formula="of:=([.F84]+[.F113])/2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0_10_10</text:p>
          </table:table-cell>
          <table:table-cell office:value-type="float" office:value="4" calcext:value-type="float">
            <text:p>4</text:p>
          </table:table-cell>
          <table:table-cell office:value-type="float" office:value="0.000227306647040984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Default"/>
          <table:covered-table-cell/>
          <table:table-cell office:value-type="percentage" office:value="1" calcext:value-type="percentage">
            <text:p>100.00%</text:p>
          </table:table-cell>
          <table:table-cell table:formula="of:=([.B85]+[.B114])/2" office:value-type="float" office:value="12.5" calcext:value-type="float">
            <text:p>12.5</text:p>
          </table:table-cell>
          <table:table-cell table:formula="of:=([.C85]+[.C114])/2" office:value-type="float" office:value="0.000233988926235995" calcext:value-type="float">
            <text:p>0.0002339889</text:p>
          </table:table-cell>
          <table:table-cell table:style-name="ce1" table:formula="of:=([.D85]+[.D114])/2" office:value-type="float" office:value="0" calcext:value-type="float">
            <text:p>0</text:p>
          </table:table-cell>
          <table:table-cell table:style-name="ce1" table:formula="of:=([.E85]+[.E114])/2" office:value-type="float" office:value="87" calcext:value-type="float">
            <text:p>87</text:p>
          </table:table-cell>
          <table:table-cell table:style-name="ce1" table:formula="of:=([.F85]+[.F114])/2" office:value-type="float" office:value="59.5" calcext:value-type="float">
            <text:p>5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434523683479507" calcext:value-type="float">
            <text:p>4.35E-04</text:p>
          </table:table-cell>
          <table:table-cell office:value-type="float" office:value="8692" calcext:value-type="float">
            <text:p>869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style-name="ce8" office:value-type="string" calcext:value-type="string" table:number-columns-spanned="1" table:number-rows-spanned="4">
            <text:p>ST</text:p>
          </table:table-cell>
          <table:table-cell office:value-type="percentage" office:value="0.75" calcext:value-type="percentage">
            <text:p>75.00%</text:p>
          </table:table-cell>
          <table:table-cell table:formula="of:=([.B74]+[.B78]+[.B103]+[.B107])/4" office:value-type="float" office:value="5" calcext:value-type="float">
            <text:p>5</text:p>
          </table:table-cell>
          <table:table-cell table:formula="of:=([.C74]+[.C78]+[.C103]+[.C107])/4" office:value-type="float" office:value="0.000295825822668876" calcext:value-type="float">
            <text:p>0.0002958258</text:p>
          </table:table-cell>
          <table:table-cell table:style-name="ce1" table:formula="of:=([.D74]+[.D78]+[.D103]+[.D107])/4" office:value-type="float" office:value="0" calcext:value-type="float">
            <text:p>0</text:p>
          </table:table-cell>
          <table:table-cell table:style-name="ce1" table:formula="of:=([.E74]+[.E78]+[.E103]+[.E107])/4" office:value-type="float" office:value="23.25" calcext:value-type="float">
            <text:p>23.25</text:p>
          </table:table-cell>
          <table:table-cell table:style-name="ce1" table:formula="of:=([.F74]+[.F78]+[.F103]+[.F107])/4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21155682897286" calcext:value-type="float">
            <text:p>4.21E-04</text:p>
          </table:table-cell>
          <table:table-cell office:value-type="float" office:value="10345" calcext:value-type="float">
            <text:p>1034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Default"/>
          <table:covered-table-cell/>
          <table:table-cell office:value-type="percentage" office:value="0.5" calcext:value-type="percentage">
            <text:p>50.00%</text:p>
          </table:table-cell>
          <table:table-cell table:formula="of:=([.B75]+[.B79]+[.B104]+[.B108])/4" office:value-type="float" office:value="5" calcext:value-type="float">
            <text:p>5</text:p>
          </table:table-cell>
          <table:table-cell table:formula="of:=([.C75]+[.C79]+[.C104]+[.C108])/4" office:value-type="float" office:value="0.000374368418011192" calcext:value-type="float">
            <text:p>0.0003743684</text:p>
          </table:table-cell>
          <table:table-cell table:style-name="ce1" table:formula="of:=([.D75]+[.D79]+[.D104]+[.D108])/4" office:value-type="float" office:value="0" calcext:value-type="float">
            <text:p>0</text:p>
          </table:table-cell>
          <table:table-cell table:style-name="ce1" table:formula="of:=([.E75]+[.E79]+[.E104]+[.E108])/4" office:value-type="float" office:value="17.5" calcext:value-type="float">
            <text:p>17.5</text:p>
          </table:table-cell>
          <table:table-cell table:style-name="ce1" table:formula="of:=([.F75]+[.F79]+[.F104]+[.F108])/4" office:value-type="float" office:value="43.5" calcext:value-type="float">
            <text:p>4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_2</text:p>
          </table:table-cell>
          <table:table-cell office:value-type="float" office:value="7" calcext:value-type="float">
            <text:p>7</text:p>
          </table:table-cell>
          <table:table-cell office:value-type="float" office:value="0.000494673051110751" calcext:value-type="float">
            <text:p>4.95E-04</text:p>
          </table:table-cell>
          <table:table-cell office:value-type="float" office:value="9232" calcext:value-type="float">
            <text:p>923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Default"/>
          <table:covered-table-cell/>
          <table:table-cell office:value-type="percentage" office:value="0.25" calcext:value-type="percentage">
            <text:p>25.00%</text:p>
          </table:table-cell>
          <table:table-cell table:formula="of:=([.B76]+[.B80]+[.B105]+[.B109])/4" office:value-type="float" office:value="5.5" calcext:value-type="float">
            <text:p>5.5</text:p>
          </table:table-cell>
          <table:table-cell table:formula="of:=([.C76]+[.C80]+[.C105]+[.C109])/4" office:value-type="float" office:value="0.000325906527866969" calcext:value-type="float">
            <text:p>0.0003259065</text:p>
          </table:table-cell>
          <table:table-cell table:style-name="ce1" table:formula="of:=([.D76]+[.D80]+[.D105]+[.D109])/4" office:value-type="float" office:value="0" calcext:value-type="float">
            <text:p>0</text:p>
          </table:table-cell>
          <table:table-cell table:style-name="ce1" table:formula="of:=([.E76]+[.E80]+[.E105]+[.E109])/4" office:value-type="float" office:value="12.5" calcext:value-type="float">
            <text:p>12.5</text:p>
          </table:table-cell>
          <table:table-cell table:style-name="ce1" table:formula="of:=([.F76]+[.F80]+[.F105]+[.F109])/4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0_10_10</text:p>
          </table:table-cell>
          <table:table-cell office:value-type="float" office:value="4" calcext:value-type="float">
            <text:p>4</text:p>
          </table:table-cell>
          <table:table-cell office:value-type="float" office:value="0.000200564254860838" calcext:value-type="float">
            <text:p>2.01E-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style-name="Default"/>
          <table:covered-table-cell/>
          <table:table-cell office:value-type="percentage" office:value="1" calcext:value-type="percentage">
            <text:p>100.00%</text:p>
          </table:table-cell>
          <table:table-cell table:formula="of:=([.B77]+[.B81]+[.B106]+[.B110])/4" office:value-type="float" office:value="4.5" calcext:value-type="float">
            <text:p>4.5</text:p>
          </table:table-cell>
          <table:table-cell table:formula="of:=([.C77]+[.C81]+[.C106]+[.C110])/4" office:value-type="float" office:value="0.000225632143877712" calcext:value-type="float">
            <text:p>0.0002256321</text:p>
          </table:table-cell>
          <table:table-cell table:style-name="ce1" table:formula="of:=([.D77]+[.D81]+[.D106]+[.D110])/4" office:value-type="float" office:value="0" calcext:value-type="float">
            <text:p>0</text:p>
          </table:table-cell>
          <table:table-cell table:style-name="ce1" table:formula="of:=([.E77]+[.E81]+[.E106]+[.E110])/4" office:value-type="float" office:value="30" calcext:value-type="float">
            <text:p>30</text:p>
          </table:table-cell>
          <table:table-cell table:style-name="ce1" table:formula="of:=([.F77]+[.F81]+[.F106]+[.F110])/4" office:value-type="float" office:value="28.5" calcext:value-type="float">
            <text:p>28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381053155616657" calcext:value-type="float">
            <text:p>3.81E-04</text:p>
          </table:table-cell>
          <table:table-cell office:value-type="float" office:value="10493" calcext:value-type="float">
            <text:p>1049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  <table:table-cell table:style-name="ce1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dLFUmem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34524174950115" calcext:value-type="float">
            <text:p>4.35E-04</text:p>
          </table:table-cell>
          <table:table-cell office:value-type="float" office:value="10134" calcext:value-type="float">
            <text:p>101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AVE</text:p>
          </table:table-cell>
          <table:table-cell table:style-name="ce1" office:value-type="string" calcext:value-type="string">
            <text:p>AG</text:p>
          </table:table-cell>
          <table:table-cell table:formula="of:=AVERAGE([.J58:.J61])" office:value-type="float" office:value="11.625" calcext:value-type="float">
            <text:p>11.625</text:p>
          </table:table-cell>
          <table:table-cell table:formula="of:=AVERAGE([.K58:.K61])" office:value-type="float" office:value="0.000297496576870773" calcext:value-type="float">
            <text:p>0.0002974966</text:p>
          </table:table-cell>
          <table:table-cell table:style-name="ce1" table:formula="of:=AVERAGE([.L58:.L61])" office:value-type="float" office:value="0" calcext:value-type="float">
            <text:p>0</text:p>
          </table:table-cell>
          <table:table-cell table:style-name="ce1" table:formula="of:=AVERAGE([.M58:.M61])" office:value-type="float" office:value="73.375" calcext:value-type="float">
            <text:p>73.375</text:p>
          </table:table-cell>
          <table:table-cell table:style-name="ce1" table:formula="of:=AVERAGE([.N58:.N61])" office:value-type="float" office:value="58.375" calcext:value-type="float">
            <text:p>58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_2</text:p>
          </table:table-cell>
          <table:table-cell office:value-type="float" office:value="7" calcext:value-type="float">
            <text:p>7</text:p>
          </table:table-cell>
          <table:table-cell office:value-type="float" office:value="0.000514723823226243" calcext:value-type="float">
            <text:p>5.15E-04</text:p>
          </table:table-cell>
          <table:table-cell office:value-type="float" office:value="10082" calcext:value-type="float">
            <text:p>1008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/>
          <table:table-cell table:style-name="ce1" office:value-type="string" calcext:value-type="string">
            <text:p>ST</text:p>
          </table:table-cell>
          <table:table-cell table:formula="of:=AVERAGE([.J62:.J65])" office:value-type="float" office:value="5" calcext:value-type="float">
            <text:p>5</text:p>
          </table:table-cell>
          <table:table-cell table:formula="of:=AVERAGE([.K62:.K65])" office:value-type="float" office:value="0.000305433228106187" calcext:value-type="float">
            <text:p>0.0003054332</text:p>
          </table:table-cell>
          <table:table-cell table:style-name="ce1" table:formula="of:=AVERAGE([.L62:.L65])" office:value-type="float" office:value="0" calcext:value-type="float">
            <text:p>0</text:p>
          </table:table-cell>
          <table:table-cell table:style-name="ce1" table:formula="of:=AVERAGE([.M62:.M65])" office:value-type="float" office:value="20.8125" calcext:value-type="float">
            <text:p>20.8125</text:p>
          </table:table-cell>
          <table:table-cell table:style-name="ce1" table:formula="of:=AVERAGE([.N62:.N65])" office:value-type="float" office:value="42.8125" calcext:value-type="float">
            <text:p>42.8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0_10_10</text:p>
          </table:table-cell>
          <table:table-cell office:value-type="float" office:value="5" calcext:value-type="float">
            <text:p>5</text:p>
          </table:table-cell>
          <table:table-cell office:value-type="float" office:value="0.000200561796748624" calcext:value-type="float">
            <text:p>2.01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/>
          <table:table-cell table:style-name="ce1" office:value-type="string" calcext:value-type="string">
            <text:p>AG/ST</text:p>
          </table:table-cell>
          <table:table-cell table:formula="of:=[.J67]/[.J68]" office:value-type="float" office:value="2.325" calcext:value-type="float">
            <text:p>2.325</text:p>
          </table:table-cell>
          <table:table-cell table:formula="of:=[.K67]/[.K68]" office:value-type="float" office:value="0.974015102139919" calcext:value-type="float">
            <text:p>0.974015102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67]/[.M68]" office:value-type="float" office:value="3.52552552552553" calcext:value-type="float">
            <text:p>3.5255255255</text:p>
          </table:table-cell>
          <table:table-cell table:style-name="ce1" table:formula="of:=[.N67]/[.N68]" office:value-type="float" office:value="1.36350364963504" calcext:value-type="float">
            <text:p>1.3635036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467937541416915" calcext:value-type="float">
            <text:p>4.68E-04</text:p>
          </table:table-cell>
          <table:table-cell office:value-type="float" office:value="12367" calcext:value-type="float">
            <text:p>1236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=50% gives the best fmeasure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office:value-type="string" calcext:value-type="string">
            <text:p>sdLFUdisk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87990770939668" calcext:value-type="float">
            <text:p>4.88E-04</text:p>
          </table:table-cell>
          <table:table-cell office:value-type="float" office:value="11505" calcext:value-type="float">
            <text:p>1150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table:number-columns-repeated="2"/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FUdisk_bench_10_10_2</text:p>
          </table:table-cell>
          <table:table-cell office:value-type="float" office:value="5" calcext:value-type="float">
            <text:p>5</text:p>
          </table:table-cell>
          <table:table-cell office:value-type="float" office:value="0.000394418698520539" calcext:value-type="float">
            <text:p>3.94E-04</text:p>
          </table:table-cell>
          <table:table-cell office:value-type="float" office:value="8303" calcext:value-type="float">
            <text:p>83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FUdisk_bench_10_10_10</text:p>
          </table:table-cell>
          <table:table-cell office:value-type="float" office:value="4" calcext:value-type="float">
            <text:p>4</text:p>
          </table:table-cell>
          <table:table-cell office:value-type="float" office:value="0.00018719182952486" calcext:value-type="float">
            <text:p>1.87E-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8" office:value-type="string" calcext:value-type="string" table:number-columns-spanned="1" table:number-rows-spanned="4">
            <text:p>disk</text:p>
          </table:table-cell>
          <table:table-cell office:value-type="percentage" office:value="0.75" calcext:value-type="percentage">
            <text:p>75.00%</text:p>
          </table:table-cell>
          <table:table-cell table:formula="of:=AVERAGE([.B62]+[.B70]+[.B78]+[.B82]+[.B91]+[.B99]+[.B107]+[.B111])/8" office:value-type="float" office:value="6.5" calcext:value-type="float">
            <text:p>6.5</text:p>
          </table:table-cell>
          <table:table-cell table:formula="of:=AVERAGE([.C62]+[.C70]+[.C78]+[.C82]+[.C91]+[.C99]+[.C107]+[.C111])/8" office:value-type="float" office:value="0.000366843971498241" calcext:value-type="float">
            <text:p>0.000366844</text:p>
          </table:table-cell>
          <table:table-cell table:style-name="ce1" table:formula="of:=AVERAGE([.D62]+[.D70]+[.D78]+[.D82]+[.D91]+[.D99]+[.D107]+[.D111])/8" office:value-type="float" office:value="4940.625" calcext:value-type="float">
            <text:p>4940.625</text:p>
          </table:table-cell>
          <table:table-cell table:style-name="ce1" table:formula="of:=AVERAGE([.E62]+[.E70]+[.E78]+[.E82]+[.E91]+[.E99]+[.E107]+[.E111])/8" office:value-type="float" office:value="39.625" calcext:value-type="float">
            <text:p>39.625</text:p>
          </table:table-cell>
          <table:table-cell table:style-name="ce1" table:formula="of:=AVERAGE([.F62]+[.F70]+[.F78]+[.F82]+[.F91]+[.F99]+[.F107]+[.F111])/8" office:value-type="float" office:value="31.625" calcext:value-type="float">
            <text:p>31.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320896415546767" calcext:value-type="float">
            <text:p>3.2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63]+[.B71]+[.B79]+[.B83]+[.B92]+[.B100]+[.B108]+[.B112])/8" office:value-type="float" office:value="6.875" calcext:value-type="float">
            <text:p>6.875</text:p>
          </table:table-cell>
          <table:table-cell table:formula="of:=AVERAGE([.C63]+[.C71]+[.C79]+[.C83]+[.C92]+[.C100]+[.C108]+[.C112])/8" office:value-type="float" office:value="0.000458741789870922" calcext:value-type="float">
            <text:p>0.0004587418</text:p>
          </table:table-cell>
          <table:table-cell table:style-name="ce1" table:formula="of:=AVERAGE([.D63]+[.D71]+[.D79]+[.D83]+[.D92]+[.D100]+[.D108]+[.D112])/8" office:value-type="float" office:value="5819.5" calcext:value-type="float">
            <text:p>5819.5</text:p>
          </table:table-cell>
          <table:table-cell table:style-name="ce1" table:formula="of:=AVERAGE([.E63]+[.E71]+[.E79]+[.E83]+[.E92]+[.E100]+[.E108]+[.E112])/8" office:value-type="float" office:value="29.375" calcext:value-type="float">
            <text:p>29.375</text:p>
          </table:table-cell>
          <table:table-cell table:style-name="ce1" table:formula="of:=AVERAGE([.F63]+[.F71]+[.F79]+[.F83]+[.F92]+[.F100]+[.F108]+[.F112])/8" office:value-type="float" office:value="44.5" calcext:value-type="float">
            <text:p>4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421154208485455" calcext:value-type="float">
            <text:p>4.21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64]+[.B72]+[.B80]+[.B84]+[.B93]+[.B101]+[.B109]+[.B113])/8" office:value-type="float" office:value="7" calcext:value-type="float">
            <text:p>7</text:p>
          </table:table-cell>
          <table:table-cell table:formula="of:=AVERAGE([.C64]+[.C72]+[.C80]+[.C84]+[.C93]+[.C101]+[.C109]+[.C113])/8" office:value-type="float" office:value="0.000432842362876158" calcext:value-type="float">
            <text:p>0.0004328424</text:p>
          </table:table-cell>
          <table:table-cell table:style-name="ce1" table:formula="of:=AVERAGE([.D64]+[.D72]+[.D80]+[.D84]+[.D93]+[.D101]+[.D109]+[.D113])/8" office:value-type="float" office:value="5357.5" calcext:value-type="float">
            <text:p>5357.5</text:p>
          </table:table-cell>
          <table:table-cell table:style-name="ce1" table:formula="of:=AVERAGE([.E64]+[.E72]+[.E80]+[.E84]+[.E93]+[.E101]+[.E109]+[.E113])/8" office:value-type="float" office:value="26.75" calcext:value-type="float">
            <text:p>26.75</text:p>
          </table:table-cell>
          <table:table-cell table:style-name="ce1" table:formula="of:=AVERAGE([.F64]+[.F72]+[.F80]+[.F84]+[.F93]+[.F101]+[.F109]+[.F113])/8" office:value-type="float" office:value="54.875" calcext:value-type="float">
            <text:p>54.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_2</text:p>
          </table:table-cell>
          <table:table-cell office:value-type="float" office:value="5" calcext:value-type="float">
            <text:p>5</text:p>
          </table:table-cell>
          <table:table-cell office:value-type="float" office:value="0.000254048547425141" calcext:value-type="float">
            <text:p>2.54E-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65]+[.B73]+[.B81]+[.B85]+[.B94]+[.B102]+[.B110]+[.B114])/8" office:value-type="float" office:value="6.625" calcext:value-type="float">
            <text:p>6.625</text:p>
          </table:table-cell>
          <table:table-cell table:formula="of:=AVERAGE([.C65]+[.C73]+[.C81]+[.C85]+[.C94]+[.C102]+[.C110]+[.C114])/8" office:value-type="float" office:value="0.00022061816040638" calcext:value-type="float">
            <text:p>0.0002206182</text:p>
          </table:table-cell>
          <table:table-cell table:style-name="ce1" table:formula="of:=AVERAGE([.D65]+[.D73]+[.D81]+[.D85]+[.D94]+[.D102]+[.D110]+[.D114])/8" office:value-type="float" office:value="0" calcext:value-type="float">
            <text:p>0</text:p>
          </table:table-cell>
          <table:table-cell table:style-name="ce1" table:formula="of:=AVERAGE([.E65]+[.E73]+[.E81]+[.E85]+[.E94]+[.E102]+[.E110]+[.E114])/8" office:value-type="float" office:value="44" calcext:value-type="float">
            <text:p>44</text:p>
          </table:table-cell>
          <table:table-cell table:style-name="ce1" table:formula="of:=AVERAGE([.F65]+[.F73]+[.F81]+[.F85]+[.F94]+[.F102]+[.F110]+[.F114])/8" office:value-type="float" office:value="36.5" calcext:value-type="float">
            <text:p>3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0_10_10</text:p>
          </table:table-cell>
          <table:table-cell office:value-type="float" office:value="4" calcext:value-type="float">
            <text:p>4</text:p>
          </table:table-cell>
          <table:table-cell office:value-type="float" office:value="0.000227304680507878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8" office:value-type="string" calcext:value-type="string" table:number-columns-spanned="1" table:number-rows-spanned="4">
            <text:p>memory</text:p>
          </table:table-cell>
          <table:table-cell office:value-type="percentage" office:value="0.75" calcext:value-type="percentage">
            <text:p>75.00%</text:p>
          </table:table-cell>
          <table:table-cell table:formula="of:=AVERAGE([.B58]+[.B66]+[.B74]+[.B87]+[.B95]+[.B103])/6" office:value-type="float" office:value="5" calcext:value-type="float">
            <text:p>5</text:p>
          </table:table-cell>
          <table:table-cell table:formula="of:=AVERAGE([.C58]+[.C66]+[.C74]+[.C87]+[.C95]+[.C103])/6" office:value-type="float" office:value="0.000376594370042933" calcext:value-type="float">
            <text:p>0.0003765944</text:p>
          </table:table-cell>
          <table:table-cell table:style-name="ce1" table:formula="of:=AVERAGE([.D58]+[.D66]+[.D74]+[.D87]+[.D95]+[.D103])/6" office:value-type="float" office:value="6530" calcext:value-type="float">
            <text:p>6530</text:p>
          </table:table-cell>
          <table:table-cell table:style-name="ce1" table:formula="of:=AVERAGE([.E58]+[.E66]+[.E74]+[.E87]+[.E95]+[.E103])/6" office:value-type="float" office:value="22.3333333333333" calcext:value-type="float">
            <text:p>22.3333333333</text:p>
          </table:table-cell>
          <table:table-cell table:style-name="ce1" table:formula="of:=AVERAGE([.F58]+[.F66]+[.F74]+[.F87]+[.F95]+[.F103])/6" office:value-type="float" office:value="31.8333333333333" calcext:value-type="float">
            <text:p>31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_7</text:p>
          </table:table-cell>
          <table:table-cell office:value-type="float" office:value="5" calcext:value-type="float">
            <text:p>5</text:p>
          </table:table-cell>
          <table:table-cell office:value-type="float" office:value="0.000233992367885869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59]+[.B67]+[.B75]+[.B88]+[.B96]+[.B104])/6" office:value-type="float" office:value="5" calcext:value-type="float">
            <text:p>5</text:p>
          </table:table-cell>
          <table:table-cell table:formula="of:=AVERAGE([.C59]+[.C67]+[.C75]+[.C88]+[.C96]+[.C104])/6" office:value-type="float" office:value="0.000483521093404368" calcext:value-type="float">
            <text:p>0.0004835211</text:p>
          </table:table-cell>
          <table:table-cell table:style-name="ce1" table:formula="of:=AVERAGE([.D59]+[.D67]+[.D75]+[.D88]+[.D96]+[.D104])/6" office:value-type="float" office:value="7549.83333333333" calcext:value-type="float">
            <text:p>7549.8333333333</text:p>
          </table:table-cell>
          <table:table-cell table:style-name="ce1" table:formula="of:=AVERAGE([.E59]+[.E67]+[.E75]+[.E88]+[.E96]+[.E104])/6" office:value-type="float" office:value="16.5" calcext:value-type="float">
            <text:p>16.5</text:p>
          </table:table-cell>
          <table:table-cell table:style-name="ce1" table:formula="of:=AVERAGE([.F59]+[.F67]+[.F75]+[.F88]+[.F96]+[.F104])/6" office:value-type="float" office:value="44.6666666666667" calcext:value-type="float">
            <text:p>44.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_5</text:p>
          </table:table-cell>
          <table:table-cell office:value-type="float" office:value="5" calcext:value-type="float">
            <text:p>5</text:p>
          </table:table-cell>
          <table:table-cell office:value-type="float" office:value="0.000394422630719131" calcext:value-type="float">
            <text:p>3.94E-0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60]+[.B68]+[.B76]+[.B89]+[.B97]+[.B105])/6" office:value-type="float" office:value="5.33333333333333" calcext:value-type="float">
            <text:p>5.3333333333</text:p>
          </table:table-cell>
          <table:table-cell table:formula="of:=AVERAGE([.C60]+[.C68]+[.C76]+[.C89]+[.C97]+[.C105])/6" office:value-type="float" office:value="0.000454560039584363" calcext:value-type="float">
            <text:p>0.00045456</text:p>
          </table:table-cell>
          <table:table-cell table:style-name="ce1" table:formula="of:=AVERAGE([.D60]+[.D68]+[.D76]+[.D89]+[.D97]+[.D105])/6" office:value-type="float" office:value="7729.83333333333" calcext:value-type="float">
            <text:p>7729.8333333333</text:p>
          </table:table-cell>
          <table:table-cell table:style-name="ce1" table:formula="of:=AVERAGE([.E60]+[.E68]+[.E76]+[.E89]+[.E97]+[.E105])/6" office:value-type="float" office:value="10.8333333333333" calcext:value-type="float">
            <text:p>10.8333333333</text:p>
          </table:table-cell>
          <table:table-cell table:style-name="ce1" table:formula="of:=AVERAGE([.F60]+[.F68]+[.F76]+[.F89]+[.F97]+[.F105])/6" office:value-type="float" office:value="59.8333333333333" calcext:value-type="float">
            <text:p>59.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_2</text:p>
          </table:table-cell>
          <table:table-cell office:value-type="float" office:value="6" calcext:value-type="float">
            <text:p>6</text:p>
          </table:table-cell>
          <table:table-cell office:value-type="float" office:value="0.000320897398650633" calcext:value-type="float">
            <text:p>3.21E-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61]+[.B69]+[.B77]+[.B90]+[.B98]+[.B106])/6" office:value-type="float" office:value="4.33333333333333" calcext:value-type="float">
            <text:p>4.3333333333</text:p>
          </table:table-cell>
          <table:table-cell table:formula="of:=AVERAGE([.C61]+[.C69]+[.C77]+[.C90]+[.C98]+[.C106])/6" office:value-type="float" office:value="0.000221732836595275" calcext:value-type="float">
            <text:p>0.0002217328</text:p>
          </table:table-cell>
          <table:table-cell table:style-name="ce1" table:formula="of:=AVERAGE([.D61]+[.D69]+[.D77]+[.D90]+[.D98]+[.D106])/6" office:value-type="float" office:value="0" calcext:value-type="float">
            <text:p>0</text:p>
          </table:table-cell>
          <table:table-cell table:style-name="ce1" table:formula="of:=AVERAGE([.E61]+[.E69]+[.E77]+[.E90]+[.E98]+[.E106])/6" office:value-type="float" office:value="31" calcext:value-type="float">
            <text:p>31</text:p>
          </table:table-cell>
          <table:table-cell table:style-name="ce1" table:formula="of:=AVERAGE([.F61]+[.F69]+[.F77]+[.F90]+[.F98]+[.F106])/6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0_10_10</text:p>
          </table:table-cell>
          <table:table-cell office:value-type="float" office:value="5" calcext:value-type="float">
            <text:p>5</text:p>
          </table:table-cell>
          <table:table-cell office:value-type="float" office:value="0.000233987451607307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1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gFEFOdisk_bench_10_10_7</text:p>
          </table:table-cell>
          <table:table-cell office:value-type="float" office:value="10" calcext:value-type="float">
            <text:p>10</text:p>
          </table:table-cell>
          <table:table-cell office:value-type="float" office:value="0.00033426343291667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VE</text:p>
          </table:table-cell>
          <table:table-cell table:style-name="ce1" office:value-type="string" calcext:value-type="string">
            <text:p>disk</text:p>
          </table:table-cell>
          <table:table-cell table:formula="of:=AVERAGE([.J73:.J76])" office:value-type="float" office:value="6.75" calcext:value-type="float">
            <text:p>6.75</text:p>
          </table:table-cell>
          <table:table-cell table:formula="of:=AVERAGE([.K73:.K76])" office:value-type="float" office:value="0.000369761571162925" calcext:value-type="float">
            <text:p>0.0003697616</text:p>
          </table:table-cell>
          <table:table-cell table:style-name="ce1" table:formula="of:=AVERAGE([.L73:.L76])" office:value-type="float" office:value="4029.40625" calcext:value-type="float">
            <text:p>4029.40625</text:p>
          </table:table-cell>
          <table:table-cell table:style-name="ce1" table:formula="of:=AVERAGE([.M73:.M76])" office:value-type="float" office:value="34.9375" calcext:value-type="float">
            <text:p>34.9375</text:p>
          </table:table-cell>
          <table:table-cell table:style-name="ce1" table:formula="of:=AVERAGE([.N73:.N76])" office:value-type="float" office:value="41.875" calcext:value-type="float">
            <text:p>41.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_10_5</text:p>
          </table:table-cell>
          <table:table-cell office:value-type="float" office:value="13" calcext:value-type="float">
            <text:p>13</text:p>
          </table:table-cell>
          <table:table-cell office:value-type="float" office:value="0.000414472419839193" calcext:value-type="float">
            <text:p>4.14E-0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1" office:value-type="string" calcext:value-type="string">
            <text:p>mem</text:p>
          </table:table-cell>
          <table:table-cell table:formula="of:=AVERAGE([.J77:.J80])" office:value-type="float" office:value="4.91666666666667" calcext:value-type="float">
            <text:p>4.9166666667</text:p>
          </table:table-cell>
          <table:table-cell table:formula="of:=AVERAGE([.K77:.K80])" office:value-type="float" office:value="0.000384102084906735" calcext:value-type="float">
            <text:p>0.0003841021</text:p>
          </table:table-cell>
          <table:table-cell table:style-name="ce1" table:formula="of:=AVERAGE([.L77:.L80])" office:value-type="float" office:value="5452.41666666667" calcext:value-type="float">
            <text:p>5452.4166666667</text:p>
          </table:table-cell>
          <table:table-cell table:style-name="ce1" table:formula="of:=AVERAGE([.M77:.M80])" office:value-type="float" office:value="20.1666666666667" calcext:value-type="float">
            <text:p>20.1666666667</text:p>
          </table:table-cell>
          <table:table-cell table:style-name="ce1" table:formula="of:=AVERAGE([.N77:.N80])" office:value-type="float" office:value="41.0833333333333" calcext:value-type="float">
            <text:p>41.08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_10_2</text:p>
          </table:table-cell>
          <table:table-cell office:value-type="float" office:value="11" calcext:value-type="float">
            <text:p>11</text:p>
          </table:table-cell>
          <table:table-cell office:value-type="float" office:value="0.000254048547479371" calcext:value-type="float">
            <text:p>2.54E-0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" office:value-type="string" calcext:value-type="string">
            <text:p>disk/mem</text:p>
          </table:table-cell>
          <table:table-cell table:formula="of:=[.J82]/[.J83]" office:value-type="float" office:value="1.3728813559322" calcext:value-type="float">
            <text:p>1.3728813559</text:p>
          </table:table-cell>
          <table:table-cell table:formula="of:=[.K82]/[.K83]" office:value-type="float" office:value="0.962664837533251" calcext:value-type="float">
            <text:p>0.9626648375</text:p>
          </table:table-cell>
          <table:table-cell table:style-name="ce1" table:formula="of:=[.L82]/[.L83]" office:value-type="float" office:value="0.739012899478824" calcext:value-type="float">
            <text:p>0.7390128995</text:p>
          </table:table-cell>
          <table:table-cell table:style-name="ce1" table:formula="of:=[.M82]/[.M83]" office:value-type="float" office:value="1.73243801652893" calcext:value-type="float">
            <text:p>1.7324380165</text:p>
          </table:table-cell>
          <table:table-cell table:style-name="ce1" table:formula="of:=[.N82]/[.N83]" office:value-type="float" office:value="1.01926977687627" calcext:value-type="float">
            <text:p>1.0192697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EFOdisk_bench_10_10_10</text:p>
          </table:table-cell>
          <table:table-cell office:value-type="float" office:value="15" calcext:value-type="float">
            <text:p>15</text:p>
          </table:table-cell>
          <table:table-cell office:value-type="float" office:value="0.000233988926235995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= 50% gives the best f-measure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LRUmem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427838454538977" calcext:value-type="float">
            <text:p>4.28E-04</text:p>
          </table:table-cell>
          <table:table-cell office:value-type="float" office:value="9452" calcext:value-type="float">
            <text:p>945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3"/>
          <table:table-cell table:style-name="ce13" office:value-type="string" calcext:value-type="string">
            <text:p>series</text:p>
          </table:table-cell>
          <table:table-cell table:style-name="ce13" office:value-type="string" calcext:value-type="string">
            <text:p>sparql</text:p>
          </table:table-cell>
          <table:table-cell table:style-name="ce13" office:value-type="string" calcext:value-type="string">
            <text:p>fmeasure</text:p>
          </table:table-cell>
          <table:table-cell table:style-name="ce13" office:value-type="string" calcext:value-type="string">
            <text:p>explain</text:p>
          </table:table-cell>
          <table:table-cell table:style-name="ce13" office:value-type="string" calcext:value-type="string">
            <text:p>evict</text:p>
          </table:table-cell>
          <table:table-cell table:style-name="ce13" office:value-type="string" calcext:value-type="string">
            <text:p>memory</text:p>
          </table:table-cell>
          <table:table-cell table:style-name="ce20" table:number-columns-repeated="6"/>
          <table:table-cell table:style-name="ce21"/>
        </table:table-row>
        <table:table-row table:style-name="ro1">
          <table:table-cell office:value-type="string" calcext:value-type="string">
            <text:p>sdLRUmem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661727603237718" calcext:value-type="float">
            <text:p>6.62E-04</text:p>
          </table:table-cell>
          <table:table-cell office:value-type="float" office:value="12296" calcext:value-type="float">
            <text:p>1229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8" office:value-type="string" calcext:value-type="string" table:number-columns-spanned="1" table:number-rows-spanned="4">
            <text:p>FEFO</text:p>
          </table:table-cell>
          <table:table-cell office:value-type="percentage" office:value="0.75" calcext:value-type="percentage">
            <text:p>75.00%</text:p>
          </table:table-cell>
          <table:table-cell table:formula="of:=AVERAGE([.B74]+[.B78]+[.B82]+[.B103]+[.B107]+[.B111])/8" office:value-type="float" office:value="5.25" calcext:value-type="float">
            <text:p>5.25</text:p>
          </table:table-cell>
          <table:table-cell table:formula="of:=AVERAGE([.C74]+[.C78]+[.C82]+[.C103]+[.C107]+[.C111])/8" office:value-type="float" office:value="0.000223958439713407" calcext:value-type="float">
            <text:p>0.0002239584</text:p>
          </table:table-cell>
          <table:table-cell table:style-name="ce1" table:formula="of:=AVERAGE([.D74]+[.D78]+[.D82]+[.D103]+[.D107]+[.D111])/8" office:value-type="float" office:value="0" calcext:value-type="float">
            <text:p>0</text:p>
          </table:table-cell>
          <table:table-cell table:style-name="ce1" table:formula="of:=AVERAGE([.E74]+[.E78]+[.E82]+[.E103]+[.E107]+[.E111])/8" office:value-type="float" office:value="32.5" calcext:value-type="float">
            <text:p>32.5</text:p>
          </table:table-cell>
          <table:table-cell table:style-name="ce1" table:formula="of:=AVERAGE([.F74]+[.F78]+[.F82]+[.F103]+[.F107]+[.F111])/8" office:value-type="float" office:value="25.5" calcext:value-type="float">
            <text:p>2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601592483918356" calcext:value-type="float">
            <text:p>6.02E-04</text:p>
          </table:table-cell>
          <table:table-cell office:value-type="float" office:value="12986" calcext:value-type="float">
            <text:p>12986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75]+[.B79]+[.B83]+[.B104]+[.B108]+[.B112])/8" office:value-type="float" office:value="5.5" calcext:value-type="float">
            <text:p>5.5</text:p>
          </table:table-cell>
          <table:table-cell table:formula="of:=AVERAGE([.C75]+[.C79]+[.C83]+[.C104]+[.C108]+[.C112])/8" office:value-type="float" office:value="0.00027659865971139" calcext:value-type="float">
            <text:p>0.0002765987</text:p>
          </table:table-cell>
          <table:table-cell table:style-name="ce1" table:formula="of:=AVERAGE([.D75]+[.D79]+[.D83]+[.D104]+[.D108]+[.D112])/8" office:value-type="float" office:value="0" calcext:value-type="float">
            <text:p>0</text:p>
          </table:table-cell>
          <table:table-cell table:style-name="ce1" table:formula="of:=AVERAGE([.E75]+[.E79]+[.E83]+[.E104]+[.E108]+[.E112])/8" office:value-type="float" office:value="23.375" calcext:value-type="float">
            <text:p>23.375</text:p>
          </table:table-cell>
          <table:table-cell table:style-name="ce1" table:formula="of:=AVERAGE([.F75]+[.F79]+[.F83]+[.F104]+[.F108]+[.F112])/8" office:value-type="float" office:value="38.375" calcext:value-type="float">
            <text:p>38.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mem_bench_1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023398794302366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76]+[.B80]+[.B84]+[.B105]+[.B109]+[.B113])/8" office:value-type="float" office:value="5.5" calcext:value-type="float">
            <text:p>5.5</text:p>
          </table:table-cell>
          <table:table-cell table:formula="of:=AVERAGE([.C76]+[.C80]+[.C84]+[.C105]+[.C109]+[.C113])/8" office:value-type="float" office:value="0.000236492630160496" calcext:value-type="float">
            <text:p>0.0002364926</text:p>
          </table:table-cell>
          <table:table-cell table:style-name="ce1" table:formula="of:=AVERAGE([.D76]+[.D80]+[.D84]+[.D105]+[.D109]+[.D113])/8" office:value-type="float" office:value="0" calcext:value-type="float">
            <text:p>0</text:p>
          </table:table-cell>
          <table:table-cell table:style-name="ce1" table:formula="of:=AVERAGE([.E76]+[.E80]+[.E84]+[.E105]+[.E109]+[.E113])/8" office:value-type="float" office:value="22.375" calcext:value-type="float">
            <text:p>22.375</text:p>
          </table:table-cell>
          <table:table-cell table:style-name="ce1" table:formula="of:=AVERAGE([.F76]+[.F80]+[.F84]+[.F105]+[.F109]+[.F113])/8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421152733910981" calcext:value-type="float">
            <text:p>4.21E-04</text:p>
          </table:table-cell>
          <table:table-cell office:value-type="float" office:value="8926" calcext:value-type="float">
            <text:p>892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77]+[.B81]+[.B85]+[.B106]+[.B110]+[.B114])/8" office:value-type="float" office:value="5.375" calcext:value-type="float">
            <text:p>5.375</text:p>
          </table:table-cell>
          <table:table-cell table:formula="of:=AVERAGE([.C77]+[.C81]+[.C85]+[.C106]+[.C110]+[.C114])/8" office:value-type="float" office:value="0.000171313303497855" calcext:value-type="float">
            <text:p>0.0001713133</text:p>
          </table:table-cell>
          <table:table-cell table:style-name="ce1" table:formula="of:=AVERAGE([.D77]+[.D81]+[.D85]+[.D106]+[.D110]+[.D114])/8" office:value-type="float" office:value="0" calcext:value-type="float">
            <text:p>0</text:p>
          </table:table-cell>
          <table:table-cell table:style-name="ce1" table:formula="of:=AVERAGE([.E77]+[.E81]+[.E85]+[.E106]+[.E110]+[.E114])/8" office:value-type="float" office:value="36.75" calcext:value-type="float">
            <text:p>36.75</text:p>
          </table:table-cell>
          <table:table-cell table:style-name="ce1" table:formula="of:=AVERAGE([.F77]+[.F81]+[.F85]+[.F106]+[.F110]+[.F114])/8" office:value-type="float" office:value="29.125" calcext:value-type="float">
            <text:p>29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_50</text:p>
          </table:table-cell>
          <table:table-cell office:value-type="float" office:value="6" calcext:value-type="float">
            <text:p>6</text:p>
          </table:table-cell>
          <table:table-cell office:value-type="float" office:value="0.000534769189598694" calcext:value-type="float">
            <text:p>5.35E-04</text:p>
          </table:table-cell>
          <table:table-cell office:value-type="float" office:value="11159" calcext:value-type="float">
            <text:p>1115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8" office:value-type="string" calcext:value-type="string" table:number-columns-spanned="1" table:number-rows-spanned="4">
            <text:p>LRU</text:p>
          </table:table-cell>
          <table:table-cell office:value-type="percentage" office:value="0.75" calcext:value-type="percentage">
            <text:p>75.00%</text:p>
          </table:table-cell>
          <table:table-cell table:formula="of:=AVERAGE([.B58]+[.B62]+[.B87]+[.B91])/4" office:value-type="float" office:value="5" calcext:value-type="float">
            <text:p>5</text:p>
          </table:table-cell>
          <table:table-cell table:formula="of:=AVERAGE([.C58]+[.C62]+[.C87]+[.C91])/4" office:value-type="float" office:value="0.000416141884005325" calcext:value-type="float">
            <text:p>0.0004161419</text:p>
          </table:table-cell>
          <table:table-cell table:style-name="ce1" table:formula="of:=AVERAGE([.D58]+[.D62]+[.D87]+[.D91])/4" office:value-type="float" office:value="9246" calcext:value-type="float">
            <text:p>9246</text:p>
          </table:table-cell>
          <table:table-cell table:style-name="ce1" table:formula="of:=AVERAGE([.E58]+[.E62]+[.E87]+[.E91])/4" office:value-type="float" office:value="24.25" calcext:value-type="float">
            <text:p>24.25</text:p>
          </table:table-cell>
          <table:table-cell table:style-name="ce1" table:formula="of:=AVERAGE([.F58]+[.F62]+[.F87]+[.F91])/4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581545643079892" calcext:value-type="float">
            <text:p>5.82E-04</text:p>
          </table:table-cell>
          <table:table-cell office:value-type="float" office:value="12283" calcext:value-type="float">
            <text:p>1228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59]+[.B63]+[.B88]+[.B92])/4" office:value-type="float" office:value="5.25" calcext:value-type="float">
            <text:p>5.25</text:p>
          </table:table-cell>
          <table:table-cell table:formula="of:=AVERAGE([.C59]+[.C63]+[.C88]+[.C92])/4" office:value-type="float" office:value="0.000504688977971701" calcext:value-type="float">
            <text:p>0.000504689</text:p>
          </table:table-cell>
          <table:table-cell table:style-name="ce1" table:formula="of:=AVERAGE([.D59]+[.D63]+[.D88]+[.D92])/4" office:value-type="float" office:value="10870" calcext:value-type="float">
            <text:p>10870</text:p>
          </table:table-cell>
          <table:table-cell table:style-name="ce1" table:formula="of:=AVERAGE([.E59]+[.E63]+[.E88]+[.E92])/4" office:value-type="float" office:value="18.25" calcext:value-type="float">
            <text:p>18.25</text:p>
          </table:table-cell>
          <table:table-cell table:style-name="ce1" table:formula="of:=AVERAGE([.F59]+[.F63]+[.F88]+[.F92])/4" office:value-type="float" office:value="40.5" calcext:value-type="float">
            <text:p>4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RUdisk_bench_1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022730271375782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  <table:covered-table-cell/>
          <table:table-cell office:value-type="percentage" office:value="0.25" calcext:value-type="percentage">
            <text:p>25.00%</text:p>
          </table:table-cell>
          <table:table-cell table:formula="of:=AVERAGE([.B60]+[.B64]+[.B89]+[.B93])/4" office:value-type="float" office:value="5.5" calcext:value-type="float">
            <text:p>5.5</text:p>
          </table:table-cell>
          <table:table-cell table:formula="of:=AVERAGE([.C60]+[.C64]+[.C89]+[.C93])/4" office:value-type="float" office:value="0.000526412776751398" calcext:value-type="float">
            <text:p>0.0005264128</text:p>
          </table:table-cell>
          <table:table-cell table:style-name="ce1" table:formula="of:=AVERAGE([.D60]+[.D64]+[.D89]+[.D93])/4" office:value-type="float" office:value="11269.75" calcext:value-type="float">
            <text:p>11269.75</text:p>
          </table:table-cell>
          <table:table-cell table:style-name="ce1" table:formula="of:=AVERAGE([.E60]+[.E64]+[.E89]+[.E93])/4" office:value-type="float" office:value="12.5" calcext:value-type="float">
            <text:p>12.5</text:p>
          </table:table-cell>
          <table:table-cell table:style-name="ce1" table:formula="of:=AVERAGE([.F60]+[.F64]+[.F89]+[.F93])/4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45457199829616" calcext:value-type="float">
            <text:p>4.55E-04</text:p>
          </table:table-cell>
          <table:table-cell office:value-type="float" office:value="9321" calcext:value-type="float">
            <text:p>93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61]+[.B65]+[.B90]+[.B94])/4" office:value-type="float" office:value="4.5" calcext:value-type="float">
            <text:p>4.5</text:p>
          </table:table-cell>
          <table:table-cell table:formula="of:=AVERAGE([.C61]+[.C65]+[.C90]+[.C94])/4" office:value-type="float" office:value="0.000222290389670825" calcext:value-type="float">
            <text:p>0.0002222904</text:p>
          </table:table-cell>
          <table:table-cell table:style-name="ce1" table:formula="of:=AVERAGE([.D61]+[.D65]+[.D90]+[.D94])/4" office:value-type="float" office:value="0" calcext:value-type="float">
            <text:p>0</text:p>
          </table:table-cell>
          <table:table-cell table:style-name="ce1" table:formula="of:=AVERAGE([.E61]+[.E65]+[.E90]+[.E94])/4" office:value-type="float" office:value="30.5" calcext:value-type="float">
            <text:p>30.5</text:p>
          </table:table-cell>
          <table:table-cell table:style-name="ce1" table:formula="of:=AVERAGE([.F61]+[.F65]+[.F90]+[.F94])/4" office:value-type="float" office:value="29.25" calcext:value-type="float">
            <text:p>29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688458197954629" calcext:value-type="float">
            <text:p>6.88E-04</text:p>
          </table:table-cell>
          <table:table-cell office:value-type="float" office:value="13189" calcext:value-type="float">
            <text:p>1318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8" office:value-type="string" calcext:value-type="string" table:number-columns-spanned="1" table:number-rows-spanned="4">
            <text:p>LFU</text:p>
          </table:table-cell>
          <table:table-cell office:value-type="percentage" office:value="0.75" calcext:value-type="percentage">
            <text:p>75.00%</text:p>
          </table:table-cell>
          <table:table-cell table:formula="of:=AVERAGE([.B66]+[.B70]+[.B95]+[.B99])/4" office:value-type="float" office:value="5" calcext:value-type="float">
            <text:p>5</text:p>
          </table:table-cell>
          <table:table-cell table:formula="of:=AVERAGE([.C66]+[.C70]+[.C95]+[.C99])/4" office:value-type="float" office:value="0.000434520734628743" calcext:value-type="float">
            <text:p>0.0004345207</text:p>
          </table:table-cell>
          <table:table-cell table:style-name="ce1" table:formula="of:=AVERAGE([.D66]+[.D70]+[.D95]+[.D99])/4" office:value-type="float" office:value="10430.25" calcext:value-type="float">
            <text:p>10430.25</text:p>
          </table:table-cell>
          <table:table-cell table:style-name="ce1" table:formula="of:=AVERAGE([.E66]+[.E70]+[.E95]+[.E99])/4" office:value-type="float" office:value="23.5" calcext:value-type="float">
            <text:p>23.5</text:p>
          </table:table-cell>
          <table:table-cell table:style-name="ce1" table:formula="of:=AVERAGE([.F66]+[.F70]+[.F95]+[.F99])/4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641682235239548" calcext:value-type="float">
            <text:p>6.42E-04</text:p>
          </table:table-cell>
          <table:table-cell office:value-type="float" office:value="12733" calcext:value-type="float">
            <text:p>12733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/>
          <table:covered-table-cell/>
          <table:table-cell office:value-type="percentage" office:value="0.5" calcext:value-type="percentage">
            <text:p>50.00%</text:p>
          </table:table-cell>
          <table:table-cell table:formula="of:=AVERAGE([.B67]+[.B71]+[.B96]+[.B100])/4" office:value-type="float" office:value="5" calcext:value-type="float">
            <text:p>5</text:p>
          </table:table-cell>
          <table:table-cell table:formula="of:=AVERAGE([.C67]+[.C71]+[.C96]+[.C100])/4" office:value-type="float" office:value="0.000584878922453914" calcext:value-type="float">
            <text:p>0.0005848789</text:p>
          </table:table-cell>
          <table:table-cell table:style-name="ce1" table:formula="of:=AVERAGE([.D67]+[.D71]+[.D96]+[.D100])/4" office:value-type="float" office:value="12093.75" calcext:value-type="float">
            <text:p>12093.75</text:p>
          </table:table-cell>
          <table:table-cell table:style-name="ce1" table:formula="of:=AVERAGE([.E67]+[.E71]+[.E96]+[.E100])/4" office:value-type="float" office:value="18.5" calcext:value-type="float">
            <text:p>18.5</text:p>
          </table:table-cell>
          <table:table-cell table:style-name="ce1" table:formula="of:=AVERAGE([.F67]+[.F71]+[.F96]+[.F100])/4" office:value-type="float" office:value="38.75" calcext:value-type="float">
            <text:p>3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mem_bench_1_100_100</text:p>
          </table:table-cell>
          <table:table-cell office:value-type="float" office:value="4" calcext:value-type="float">
            <text:p>4</text:p>
          </table:table-cell>
          <table:table-cell office:value-type="float" office:value="0.000213932746859413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style-name="Default"/>
          <table:covered-table-cell/>
          <table:table-cell office:value-type="percentage" office:value="0.25" calcext:value-type="percentage">
            <text:p>25.00%</text:p>
          </table:table-cell>
          <table:table-cell table:formula="of:=AVERAGE([.B68]+[.B72]+[.B97]+[.B101])/4" office:value-type="float" office:value="5.5" calcext:value-type="float">
            <text:p>5.5</text:p>
          </table:table-cell>
          <table:table-cell table:formula="of:=AVERAGE([.C68]+[.C72]+[.C97]+[.C101])/4" office:value-type="float" office:value="0.00054812674805647" calcext:value-type="float">
            <text:p>0.0005481267</text:p>
          </table:table-cell>
          <table:table-cell table:style-name="ce1" table:formula="of:=AVERAGE([.D68]+[.D72]+[.D97]+[.D101])/4" office:value-type="float" office:value="11040" calcext:value-type="float">
            <text:p>11040</text:p>
          </table:table-cell>
          <table:table-cell table:style-name="ce1" table:formula="of:=AVERAGE([.E68]+[.E72]+[.E97]+[.E101])/4" office:value-type="float" office:value="12.5" calcext:value-type="float">
            <text:p>12.5</text:p>
          </table:table-cell>
          <table:table-cell table:style-name="ce1" table:formula="of:=AVERAGE([.F68]+[.F72]+[.F97]+[.F101])/4" office:value-type="float" office:value="49.5" calcext:value-type="float">
            <text:p>49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434520243185238" calcext:value-type="float">
            <text:p>4.35E-04</text:p>
          </table:table-cell>
          <table:table-cell office:value-type="float" office:value="9540" calcext:value-type="float">
            <text:p>95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covered-table-cell/>
          <table:table-cell office:value-type="percentage" office:value="1" calcext:value-type="percentage">
            <text:p>100.00%</text:p>
          </table:table-cell>
          <table:table-cell table:formula="of:=AVERAGE([.B69]+[.B73]+[.B98]+[.B102])/4" office:value-type="float" office:value="4.5" calcext:value-type="float">
            <text:p>4.5</text:p>
          </table:table-cell>
          <table:table-cell table:formula="of:=AVERAGE([.C69]+[.C73]+[.C98]+[.C102])/4" office:value-type="float" office:value="0.000208918579039139" calcext:value-type="float">
            <text:p>0.0002089186</text:p>
          </table:table-cell>
          <table:table-cell table:style-name="ce1" table:formula="of:=AVERAGE([.D69]+[.D73]+[.D98]+[.D102])/4" office:value-type="float" office:value="0" calcext:value-type="float">
            <text:p>0</text:p>
          </table:table-cell>
          <table:table-cell table:style-name="ce1" table:formula="of:=AVERAGE([.E69]+[.E73]+[.E98]+[.E102])/4" office:value-type="float" office:value="30.5" calcext:value-type="float">
            <text:p>30.5</text:p>
          </table:table-cell>
          <table:table-cell table:style-name="ce1" table:formula="of:=AVERAGE([.F69]+[.F73]+[.F98]+[.F102])/4" office:value-type="float" office:value="27.5" calcext:value-type="float">
            <text:p>2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728542545971243" calcext:value-type="float">
            <text:p>7.29E-04</text:p>
          </table:table-cell>
          <table:table-cell office:value-type="float" office:value="13547" calcext:value-type="float">
            <text:p>1354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dLFUdisk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641682235239548" calcext:value-type="float">
            <text:p>6.42E-04</text:p>
          </table:table-cell>
          <table:table-cell office:value-type="float" office:value="13042" calcext:value-type="float">
            <text:p>1304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VE</text:p>
          </table:table-cell>
          <table:table-cell table:style-name="ce1" office:value-type="string" calcext:value-type="string">
            <text:p>FEFO</text:p>
          </table:table-cell>
          <table:table-cell table:formula="of:=AVERAGE([.J88:.J91])" office:value-type="float" office:value="5.40625" calcext:value-type="float">
            <text:p>5.40625</text:p>
          </table:table-cell>
          <table:table-cell table:formula="of:=AVERAGE([.K88:.K91])" office:value-type="float" office:value="0.000227090758270787" calcext:value-type="float">
            <text:p>0.0002270908</text:p>
          </table:table-cell>
          <table:table-cell table:style-name="ce1" table:formula="of:=AVERAGE([.L88:.L91])" office:value-type="float" office:value="0" calcext:value-type="float">
            <text:p>0</text:p>
          </table:table-cell>
          <table:table-cell table:style-name="ce1" table:formula="of:=AVERAGE([.M88:.M91])" office:value-type="float" office:value="28.75" calcext:value-type="float">
            <text:p>28.75</text:p>
          </table:table-cell>
          <table:table-cell table:style-name="ce1" table:formula="of:=AVERAGE([.N88:.N91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LFUdisk_bench_1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023398794302366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" office:value-type="string" calcext:value-type="string">
            <text:p>LRU</text:p>
          </table:table-cell>
          <table:table-cell table:formula="of:=AVERAGE([.J92:.J95])" office:value-type="float" office:value="5.0625" calcext:value-type="float">
            <text:p>5.0625</text:p>
          </table:table-cell>
          <table:table-cell table:formula="of:=AVERAGE([.K92:.K95])" office:value-type="float" office:value="0.000417383507099812" calcext:value-type="float">
            <text:p>0.0004173835</text:p>
          </table:table-cell>
          <table:table-cell table:style-name="ce1" table:formula="of:=AVERAGE([.L92:.L95])" office:value-type="float" office:value="7846.4375" calcext:value-type="float">
            <text:p>7846.4375</text:p>
          </table:table-cell>
          <table:table-cell table:style-name="ce1" table:formula="of:=AVERAGE([.M92:.M95])" office:value-type="float" office:value="21.375" calcext:value-type="float">
            <text:p>21.375</text:p>
          </table:table-cell>
          <table:table-cell table:style-name="ce1" table:formula="of:=AVERAGE([.N92:.N95])" office:value-type="float" office:value="37.1875" calcext:value-type="float">
            <text:p>37.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294153532167204" calcext:value-type="float">
            <text:p>2.94E-0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" office:value-type="string" calcext:value-type="string">
            <text:p>LFU</text:p>
          </table:table-cell>
          <table:table-cell table:formula="of:=AVERAGE([.J96:.J99])" office:value-type="float" office:value="5" calcext:value-type="float">
            <text:p>5</text:p>
          </table:table-cell>
          <table:table-cell table:formula="of:=AVERAGE([.K96:.K99])" office:value-type="float" office:value="0.000444111246044566" calcext:value-type="float">
            <text:p>0.0004441112</text:p>
          </table:table-cell>
          <table:table-cell table:style-name="ce1" table:formula="of:=AVERAGE([.L96:.L99])" office:value-type="float" office:value="8391" calcext:value-type="float">
            <text:p>8391</text:p>
          </table:table-cell>
          <table:table-cell table:style-name="ce1" table:formula="of:=AVERAGE([.M96:.M99])" office:value-type="float" office:value="21.25" calcext:value-type="float">
            <text:p>21.25</text:p>
          </table:table-cell>
          <table:table-cell table:style-name="ce1" table:formula="of:=AVERAGE([.N96:.N99])" office:value-type="float" office:value="36.1875" calcext:value-type="float">
            <text:p>36.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294158939645183" calcext:value-type="float">
            <text:p>2.94E-0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1" office:value-type="string" calcext:value-type="string">
            <text:p>FEFO/LRU</text:p>
          </table:table-cell>
          <table:table-cell table:formula="of:=[.J101]/[.J102]" office:value-type="float" office:value="1.0679012345679" calcext:value-type="float">
            <text:p>1.0679012346</text:p>
          </table:table-cell>
          <table:table-cell table:formula="of:=[.K101]/[.K102]" office:value-type="float" office:value="0.544081772297919" calcext:value-type="float">
            <text:p>0.5440817723</text:p>
          </table:table-cell>
          <table:table-cell table:style-name="ce1" table:formula="of:=[.L101]/[.L102]" office:value-type="float" office:value="0" calcext:value-type="float">
            <text:p>0</text:p>
          </table:table-cell>
          <table:table-cell table:style-name="ce1" table:formula="of:=[.M101]/[.M102]" office:value-type="float" office:value="1.34502923976608" calcext:value-type="float">
            <text:p>1.3450292398</text:p>
          </table:table-cell>
          <table:table-cell table:style-name="ce1" table:formula="of:=[.N101]/[.N102]" office:value-type="float" office:value="0.968067226890756" calcext:value-type="float">
            <text:p>0.9680672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_25</text:p>
          </table:table-cell>
          <table:table-cell office:value-type="float" office:value="5" calcext:value-type="float">
            <text:p>5</text:p>
          </table:table-cell>
          <table:table-cell office:value-type="float" office:value="0.000287473218800298" calcext:value-type="float">
            <text:p>2.87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" office:value-type="string" calcext:value-type="string">
            <text:p>FEFO/LFU</text:p>
          </table:table-cell>
          <table:table-cell table:formula="of:=[.J101]/[.J103]" office:value-type="float" office:value="1.08125" calcext:value-type="float">
            <text:p>1.08125</text:p>
          </table:table-cell>
          <table:table-cell table:formula="of:=[.K101]/[.K103]" office:value-type="float" office:value="0.511337554032574" calcext:value-type="float">
            <text:p>0.511337554</text:p>
          </table:table-cell>
          <table:table-cell table:style-name="ce1" table:formula="of:=[.L101]/[.L103]" office:value-type="float" office:value="0" calcext:value-type="float">
            <text:p>0</text:p>
          </table:table-cell>
          <table:table-cell table:style-name="ce1" table:formula="of:=[.M101]/[.M103]" office:value-type="float" office:value="1.35294117647059" calcext:value-type="float">
            <text:p>1.3529411765</text:p>
          </table:table-cell>
          <table:table-cell table:style-name="ce1" table:formula="of:=[.N101]/[.N103]" office:value-type="float" office:value="0.994818652849741" calcext:value-type="float">
            <text:p>0.9948186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mem_bench_1_100_100</text:p>
          </table:table-cell>
          <table:table-cell office:value-type="float" office:value="4" calcext:value-type="float">
            <text:p>4</text:p>
          </table:table-cell>
          <table:table-cell office:value-type="float" office:value="0.000227303205391094" calcext:value-type="float">
            <text:p>2.27E-0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" office:value-type="string" calcext:value-type="string">
            <text:p>LFU/LRU</text:p>
          </table:table-cell>
          <table:table-cell table:formula="of:=[.J103]/[.J102]" office:value-type="float" office:value="0.987654320987654" calcext:value-type="float">
            <text:p>0.987654321</text:p>
          </table:table-cell>
          <table:table-cell table:formula="of:=[.K103]/[.K102]" office:value-type="float" office:value="1.06403640414656" calcext:value-type="float">
            <text:p>1.0640364041</text:p>
          </table:table-cell>
          <table:table-cell table:style-name="ce1" table:formula="of:=[.L103]/[.L102]" office:value-type="float" office:value="1.06940251547279" calcext:value-type="float">
            <text:p>1.0694025155</text:p>
          </table:table-cell>
          <table:table-cell table:style-name="ce1" table:formula="of:=[.M103]/[.M102]" office:value-type="float" office:value="0.994152046783626" calcext:value-type="float">
            <text:p>0.9941520468</text:p>
          </table:table-cell>
          <table:table-cell table:style-name="ce1" table:formula="of:=[.N103]/[.N102]" office:value-type="float" office:value="0.973109243697479" calcext:value-type="float">
            <text:p>0.9731092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FEFOdisk_bench_1_100_75</text:p>
          </table:table-cell>
          <table:table-cell office:value-type="float" office:value="5" calcext:value-type="float">
            <text:p>5</text:p>
          </table:table-cell>
          <table:table-cell office:value-type="float" office:value="0.000334260975075664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7"/>
          <table:table-cell table:style-name="ce15" office:value-type="string" calcext:value-type="string">
            <text:p>conclusion</text:p>
          </table:table-cell>
          <table:table-cell table:style-name="ce17" office:value-type="string" calcext:value-type="string" table:number-columns-spanned="12" table:number-rows-spanned="1">
            <text:p>eviction amount = 50% gets best f-measure, LFU gives best f-measure, </text:p>
          </table:table-cell>
          <table:covered-table-cell table:number-columns-repeated="10" table:style-name="ce16"/>
          <table:covered-table-cell table:style-name="ce23"/>
        </table:table-row>
        <table:table-row table:style-name="ro1">
          <table:table-cell office:value-type="string" calcext:value-type="string">
            <text:p>sdFEFOdisk_bench_1_100_50</text:p>
          </table:table-cell>
          <table:table-cell office:value-type="float" office:value="5" calcext:value-type="float">
            <text:p>5</text:p>
          </table:table-cell>
          <table:table-cell office:value-type="float" office:value="0.000387737893195001" calcext:value-type="float">
            <text:p>3.88E-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number-columns-repeated="2"/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disk_bench_1_100_25</text:p>
          </table:table-cell>
          <table:table-cell office:value-type="float" office:value="6" calcext:value-type="float">
            <text:p>6</text:p>
          </table:table-cell>
          <table:table-cell office:value-type="float" office:value="0.000441206946591806" calcext:value-type="float">
            <text:p>4.41E-0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table:number-columns-repeated="2"/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sdFEFOdisk_bench_1_100_100</text:p>
          </table:table-cell>
          <table:table-cell office:value-type="float" office:value="5" calcext:value-type="float">
            <text:p>5</text:p>
          </table:table-cell>
          <table:table-cell office:value-type="float" office:value="0.000213933238004567" calcext:value-type="float">
            <text:p>2.14E-0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table:number-columns-repeated="2"/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agFEFOdisk_bench_1_100_75</text:p>
          </table:table-cell>
          <table:table-cell office:value-type="float" office:value="12" calcext:value-type="float">
            <text:p>12</text:p>
          </table:table-cell>
          <table:table-cell office:value-type="float" office:value="0.000274100794115083" calcext:value-type="float">
            <text:p>2.74E-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number-columns-repeated="2"/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agFEFOdisk_bench_1_100_50</text:p>
          </table:table-cell>
          <table:table-cell office:value-type="float" office:value="11" calcext:value-type="float">
            <text:p>11</text:p>
          </table:table-cell>
          <table:table-cell office:value-type="float" office:value="0.000300843185807157" calcext:value-type="float">
            <text:p>3.01E-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number-columns-repeated="2"/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agFEFOdisk_bench_1_100_25</text:p>
          </table:table-cell>
          <table:table-cell office:value-type="float" office:value="11" calcext:value-type="float">
            <text:p>11</text:p>
          </table:table-cell>
          <table:table-cell office:value-type="float" office:value="0.000334266382336721" calcext:value-type="float">
            <text:p>3.34E-0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number-columns-repeated="2"/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office:value-type="string" calcext:value-type="string">
            <text:p>agFEFOdisk_bench_1_100_100</text:p>
          </table:table-cell>
          <table:table-cell office:value-type="float" office:value="10" calcext:value-type="float">
            <text:p>10</text:p>
          </table:table-cell>
          <table:table-cell office:value-type="float" office:value="0.000233988926235995" calcext:value-type="float">
            <text:p>2.34E-0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number-columns-repeated="2"/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 table:number-rows-repeated="11">
          <table:table-cell table:style-name="Default" table:number-columns-repeated="6"/>
          <table:table-cell/>
          <table:table-cell table:style-name="Default" table:number-columns-repeated="4"/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 table:number-columns-repeated="9"/>
          <table:table-cell table:style-name="Default"/>
        </table:table-row>
      </table:table>
      <table:named-expressions/>
      <table:database-ranges>
        <table:database-range table:name="__Anonymous_Sheet_DB__0" table:target-range-address="'temp.csv'.A1:'temp.csv'.F25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9:42:55.889590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mp.csv" style:display-name="PageStyle_temp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9:51:31.420382168</dc:date>
    <meta:editing-duration>P2DT1H53M</meta:editing-duration>
    <meta:editing-cycles>26</meta:editing-cycles>
    <meta:generator>LibreOffice/4.2.8.2$Linux_X86_64 LibreOffice_project/420m0$Build-2</meta:generator>
    <meta:document-statistic meta:table-count="4" meta:cell-count="6959" meta:object-count="0"/>
  </office:meta>
</office:document-meta>
</file>